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e1f05"/>
    </style:style>
    <style:style style:name="P2" style:family="paragraph" style:parent-style-name="Standard">
      <style:text-properties officeooo:paragraph-rsid="000e1f05"/>
    </style:style>
    <style:style style:name="P3" style:family="paragraph" style:parent-style-name="Standard" style:list-style-name="L2">
      <style:text-properties officeooo:paragraph-rsid="000e1f05"/>
    </style:style>
    <style:style style:name="P4" style:family="paragraph" style:parent-style-name="Standard">
      <style:text-properties officeooo:rsid="000e1f05" officeooo:paragraph-rsid="000e1f05"/>
    </style:style>
    <style:style style:name="P5" style:family="paragraph" style:parent-style-name="Standard" style:list-style-name="L3">
      <style:text-properties officeooo:paragraph-rsid="000e1f05"/>
    </style:style>
    <style:style style:name="P6" style:family="paragraph" style:parent-style-name="Standard" style:list-style-name="L4">
      <style:text-properties officeooo:paragraph-rsid="000e1f05"/>
    </style:style>
    <style:style style:name="P7" style:family="paragraph" style:parent-style-name="Standard" style:list-style-name="L5">
      <style:text-properties officeooo:paragraph-rsid="000e1f05"/>
    </style:style>
    <style:style style:name="P8" style:family="paragraph" style:parent-style-name="Standard" style:list-style-name="L6">
      <style:text-properties officeooo:paragraph-rsid="000e1f05"/>
    </style:style>
    <style:style style:name="P9" style:family="paragraph" style:parent-style-name="Standard" style:list-style-name="L7">
      <style:text-properties officeooo:paragraph-rsid="000e1f05"/>
    </style:style>
    <style:style style:name="P10" style:family="paragraph" style:parent-style-name="Standard" style:list-style-name="L8">
      <style:text-properties officeooo:paragraph-rsid="000e1f05"/>
    </style:style>
    <style:style style:name="P11" style:family="paragraph" style:parent-style-name="Standard" style:list-style-name="L9">
      <style:text-properties officeooo:paragraph-rsid="000e1f05"/>
    </style:style>
    <style:style style:name="P12" style:family="paragraph" style:parent-style-name="Standard" style:list-style-name="L10">
      <style:text-properties officeooo:paragraph-rsid="000e1f05"/>
    </style:style>
    <style:style style:name="P13" style:family="paragraph" style:parent-style-name="Standard" style:list-style-name="L11">
      <style:text-properties officeooo:paragraph-rsid="000e1f05"/>
    </style:style>
    <style:style style:name="P14" style:family="paragraph" style:parent-style-name="Standard" style:list-style-name="L12">
      <style:text-properties officeooo:paragraph-rsid="000e1f05"/>
    </style:style>
    <style:style style:name="P15" style:family="paragraph" style:parent-style-name="Standard" style:list-style-name="L13">
      <style:text-properties officeooo:paragraph-rsid="000e1f05"/>
    </style:style>
    <style:style style:name="P16" style:family="paragraph" style:parent-style-name="Standard" style:list-style-name="L14">
      <style:text-properties officeooo:paragraph-rsid="000efa0c"/>
    </style:style>
    <style:style style:name="P17" style:family="paragraph" style:parent-style-name="Standard">
      <style:text-properties officeooo:paragraph-rsid="000efa0c"/>
    </style:style>
    <style:style style:name="P18" style:family="paragraph" style:parent-style-name="Standard" style:list-style-name="L15">
      <style:text-properties officeooo:paragraph-rsid="000efa0c"/>
    </style:style>
    <style:style style:name="P19" style:family="paragraph" style:parent-style-name="Standard" style:list-style-name="L16">
      <style:text-properties officeooo:paragraph-rsid="000efa0c"/>
    </style:style>
    <style:style style:name="P20" style:family="paragraph" style:parent-style-name="Standard" style:list-style-name="L17">
      <style:text-properties officeooo:paragraph-rsid="000efa0c"/>
    </style:style>
    <style:style style:name="P21" style:family="paragraph" style:parent-style-name="Standard" style:list-style-name="L18">
      <style:text-properties officeooo:paragraph-rsid="000efa0c"/>
    </style:style>
    <style:style style:name="P22" style:family="paragraph" style:parent-style-name="Standard" style:list-style-name="L19">
      <style:text-properties officeooo:paragraph-rsid="000efa0c"/>
    </style:style>
    <style:style style:name="P23" style:family="paragraph" style:parent-style-name="Standard" style:list-style-name="L20">
      <style:text-properties officeooo:paragraph-rsid="000efa0c"/>
    </style:style>
    <style:style style:name="P24" style:family="paragraph" style:parent-style-name="Standard" style:list-style-name="L21">
      <style:text-properties officeooo:paragraph-rsid="000efa0c"/>
    </style:style>
    <style:style style:name="P25" style:family="paragraph" style:parent-style-name="Standard" style:list-style-name="L22">
      <style:text-properties officeooo:paragraph-rsid="000efa0c"/>
    </style:style>
    <style:style style:name="P26" style:family="paragraph" style:parent-style-name="Standard" style:list-style-name="L23">
      <style:text-properties officeooo:paragraph-rsid="000efa0c"/>
    </style:style>
    <style:style style:name="P27" style:family="paragraph" style:parent-style-name="Standard" style:list-style-name="L24">
      <style:text-properties officeooo:paragraph-rsid="000efa0c"/>
    </style:style>
    <style:style style:name="P28" style:family="paragraph" style:parent-style-name="Standard" style:list-style-name="L25">
      <style:text-properties officeooo:paragraph-rsid="000efa0c"/>
    </style:style>
    <style:style style:name="P29" style:family="paragraph" style:parent-style-name="Standard" style:list-style-name="L26">
      <style:text-properties officeooo:paragraph-rsid="000efa0c"/>
    </style:style>
    <style:style style:name="P30" style:family="paragraph" style:parent-style-name="Standard" style:list-style-name="L27">
      <style:text-properties officeooo:paragraph-rsid="000efa0c"/>
    </style:style>
    <style:style style:name="P31" style:family="paragraph" style:parent-style-name="Standard" style:list-style-name="L28">
      <style:text-properties officeooo:paragraph-rsid="000efa0c"/>
    </style:style>
    <style:style style:name="P32" style:family="paragraph" style:parent-style-name="Standard" style:list-style-name="L29">
      <style:text-properties officeooo:paragraph-rsid="000efa0c"/>
    </style:style>
    <style:style style:name="P33" style:family="paragraph" style:parent-style-name="Standard" style:list-style-name="L30">
      <style:text-properties officeooo:paragraph-rsid="000efa0c"/>
    </style:style>
    <style:style style:name="P34" style:family="paragraph" style:parent-style-name="Standard" style:list-style-name="L31">
      <style:text-properties officeooo:paragraph-rsid="000efa0c"/>
    </style:style>
    <style:style style:name="P35" style:family="paragraph" style:parent-style-name="Standard" style:list-style-name="L32">
      <style:text-properties officeooo:paragraph-rsid="000efa0c"/>
    </style:style>
    <style:style style:name="P36" style:family="paragraph" style:parent-style-name="Standard" style:list-style-name="L33">
      <style:text-properties officeooo:paragraph-rsid="000efa0c"/>
    </style:style>
    <style:style style:name="P37" style:family="paragraph" style:parent-style-name="Standard" style:list-style-name="L34">
      <style:text-properties officeooo:paragraph-rsid="000efa0c"/>
    </style:style>
    <style:style style:name="P38" style:family="paragraph" style:parent-style-name="Standard" style:list-style-name="L35">
      <style:text-properties officeooo:paragraph-rsid="000efa0c"/>
    </style:style>
    <style:style style:name="P39" style:family="paragraph" style:parent-style-name="Standard" style:list-style-name="L36">
      <style:text-properties officeooo:paragraph-rsid="000efa0c"/>
    </style:style>
    <style:style style:name="P40" style:family="paragraph" style:parent-style-name="Standard" style:list-style-name="L37">
      <style:text-properties officeooo:paragraph-rsid="000efa0c"/>
    </style:style>
    <style:style style:name="P41" style:family="paragraph" style:parent-style-name="Standard" style:list-style-name="L38">
      <style:text-properties officeooo:paragraph-rsid="000efa0c"/>
    </style:style>
    <style:style style:name="P42" style:family="paragraph" style:parent-style-name="Standard" style:list-style-name="L39">
      <style:text-properties officeooo:paragraph-rsid="000efa0c"/>
    </style:style>
    <style:style style:name="P43" style:family="paragraph" style:parent-style-name="Standard" style:list-style-name="L40">
      <style:text-properties officeooo:paragraph-rsid="000efa0c"/>
    </style:style>
    <style:style style:name="P44" style:family="paragraph" style:parent-style-name="Standard" style:list-style-name="L41">
      <style:text-properties officeooo:paragraph-rsid="000efa0c"/>
    </style:style>
    <style:style style:name="P45" style:family="paragraph" style:parent-style-name="Standard" style:list-style-name="L42">
      <style:text-properties officeooo:paragraph-rsid="000efa0c"/>
    </style:style>
    <style:style style:name="P46" style:family="paragraph" style:parent-style-name="Standard" style:list-style-name="L43">
      <style:text-properties officeooo:paragraph-rsid="000efa0c"/>
    </style:style>
    <style:style style:name="P47" style:family="paragraph" style:parent-style-name="Standard" style:list-style-name="L44">
      <style:text-properties officeooo:paragraph-rsid="000efa0c"/>
    </style:style>
    <style:style style:name="P48" style:family="paragraph" style:parent-style-name="Standard" style:list-style-name="L45">
      <style:text-properties officeooo:paragraph-rsid="000efa0c"/>
    </style:style>
    <style:style style:name="P49" style:family="paragraph" style:parent-style-name="Standard" style:list-style-name="L46">
      <style:text-properties officeooo:paragraph-rsid="000efa0c"/>
    </style:style>
    <style:style style:name="P50" style:family="paragraph" style:parent-style-name="Standard" style:list-style-name="L47">
      <style:text-properties officeooo:paragraph-rsid="000efa0c"/>
    </style:style>
    <style:style style:name="P51" style:family="paragraph" style:parent-style-name="Standard" style:list-style-name="L48">
      <style:text-properties officeooo:paragraph-rsid="000efa0c"/>
    </style:style>
    <style:style style:name="P52" style:family="paragraph" style:parent-style-name="Standard" style:list-style-name="L49">
      <style:text-properties officeooo:paragraph-rsid="000efa0c"/>
    </style:style>
    <style:style style:name="P53" style:family="paragraph" style:parent-style-name="Standard" style:list-style-name="L50">
      <style:text-properties officeooo:paragraph-rsid="001967e3"/>
    </style:style>
    <style:style style:name="P54" style:family="paragraph" style:parent-style-name="Standard">
      <style:text-properties officeooo:paragraph-rsid="001967e3"/>
    </style:style>
    <style:style style:name="P55" style:family="paragraph" style:parent-style-name="Standard" style:list-style-name="L51">
      <style:text-properties officeooo:paragraph-rsid="000efa0c"/>
    </style:style>
    <style:style style:name="P56" style:family="paragraph" style:parent-style-name="Standard" style:list-style-name="L52">
      <style:text-properties officeooo:paragraph-rsid="000efa0c"/>
    </style:style>
    <style:style style:name="P57" style:family="paragraph" style:parent-style-name="Standard" style:list-style-name="L53">
      <style:text-properties officeooo:paragraph-rsid="000efa0c"/>
    </style:style>
    <style:style style:name="P58" style:family="paragraph" style:parent-style-name="Standard" style:list-style-name="L54">
      <style:text-properties officeooo:paragraph-rsid="000efa0c"/>
    </style:style>
    <style:style style:name="P59" style:family="paragraph" style:parent-style-name="Standard" style:list-style-name="L55">
      <style:text-properties officeooo:paragraph-rsid="000efa0c"/>
    </style:style>
    <style:style style:name="P60" style:family="paragraph" style:parent-style-name="Standard" style:list-style-name="L56">
      <style:text-properties officeooo:paragraph-rsid="000efa0c"/>
    </style:style>
    <style:style style:name="P61" style:family="paragraph" style:parent-style-name="Standard" style:list-style-name="L57">
      <style:text-properties officeooo:paragraph-rsid="000efa0c"/>
    </style:style>
    <style:style style:name="P62" style:family="paragraph" style:parent-style-name="Standard" style:list-style-name="L58">
      <style:text-properties officeooo:paragraph-rsid="000efa0c"/>
    </style:style>
    <style:style style:name="P63" style:family="paragraph" style:parent-style-name="Standard" style:list-style-name="L59">
      <style:text-properties officeooo:paragraph-rsid="000efa0c"/>
    </style:style>
    <style:style style:name="P64" style:family="paragraph" style:parent-style-name="Standard" style:list-style-name="L60">
      <style:text-properties officeooo:paragraph-rsid="000efa0c"/>
    </style:style>
    <style:style style:name="P65" style:family="paragraph" style:parent-style-name="Standard" style:list-style-name="L61">
      <style:text-properties officeooo:paragraph-rsid="000efa0c"/>
    </style:style>
    <style:style style:name="P66" style:family="paragraph" style:parent-style-name="Standard" style:list-style-name="L62">
      <style:text-properties officeooo:paragraph-rsid="000efa0c"/>
    </style:style>
    <style:style style:name="P67" style:family="paragraph" style:parent-style-name="Standard" style:list-style-name="L63">
      <style:text-properties officeooo:paragraph-rsid="000efa0c"/>
    </style:style>
    <style:style style:name="P68" style:family="paragraph" style:parent-style-name="Standard" style:list-style-name="L64">
      <style:text-properties officeooo:paragraph-rsid="000efa0c"/>
    </style:style>
    <style:style style:name="P69" style:family="paragraph" style:parent-style-name="Standard" style:list-style-name="L65">
      <style:text-properties officeooo:paragraph-rsid="000efa0c"/>
    </style:style>
    <style:style style:name="P70" style:family="paragraph" style:parent-style-name="Standard" style:list-style-name="L66">
      <style:text-properties officeooo:paragraph-rsid="00106303"/>
    </style:style>
    <style:style style:name="P71" style:family="paragraph" style:parent-style-name="Standard">
      <style:text-properties officeooo:paragraph-rsid="00106303"/>
    </style:style>
    <style:style style:name="P72" style:family="paragraph" style:parent-style-name="Standard" style:list-style-name="L67">
      <style:text-properties officeooo:paragraph-rsid="00106303"/>
    </style:style>
    <style:style style:name="P73" style:family="paragraph" style:parent-style-name="Standard" style:list-style-name="L68">
      <style:text-properties officeooo:paragraph-rsid="00106303"/>
    </style:style>
    <style:style style:name="P74" style:family="paragraph" style:parent-style-name="Standard" style:list-style-name="L69">
      <style:text-properties officeooo:paragraph-rsid="00106303"/>
    </style:style>
    <style:style style:name="P75" style:family="paragraph" style:parent-style-name="Standard" style:list-style-name="L70">
      <style:text-properties officeooo:paragraph-rsid="00106303"/>
    </style:style>
    <style:style style:name="P76" style:family="paragraph" style:parent-style-name="Standard" style:list-style-name="L71">
      <style:text-properties officeooo:paragraph-rsid="00106303"/>
    </style:style>
    <style:style style:name="P77" style:family="paragraph" style:parent-style-name="Standard" style:list-style-name="L72">
      <style:text-properties officeooo:paragraph-rsid="00106303"/>
    </style:style>
    <style:style style:name="P78" style:family="paragraph" style:parent-style-name="Standard" style:list-style-name="L73">
      <style:text-properties officeooo:paragraph-rsid="00106303"/>
    </style:style>
    <style:style style:name="P79" style:family="paragraph" style:parent-style-name="Standard" style:list-style-name="L74">
      <style:text-properties officeooo:paragraph-rsid="00106303"/>
    </style:style>
    <style:style style:name="P80" style:family="paragraph" style:parent-style-name="Standard" style:list-style-name="L75">
      <style:text-properties officeooo:paragraph-rsid="00106303"/>
    </style:style>
    <style:style style:name="P81" style:family="paragraph" style:parent-style-name="Standard" style:list-style-name="L76">
      <style:text-properties officeooo:paragraph-rsid="00106303"/>
    </style:style>
    <style:style style:name="P82" style:family="paragraph" style:parent-style-name="Standard" style:list-style-name="L77">
      <style:text-properties officeooo:paragraph-rsid="00106303"/>
    </style:style>
    <style:style style:name="P83" style:family="paragraph" style:parent-style-name="Standard" style:list-style-name="L78">
      <style:text-properties officeooo:paragraph-rsid="00106303"/>
    </style:style>
    <style:style style:name="P84" style:family="paragraph" style:parent-style-name="Standard" style:list-style-name="L79">
      <style:text-properties officeooo:paragraph-rsid="00106303"/>
    </style:style>
    <style:style style:name="P85" style:family="paragraph" style:parent-style-name="Standard" style:list-style-name="L80">
      <style:text-properties officeooo:paragraph-rsid="00106303"/>
    </style:style>
    <style:style style:name="P86" style:family="paragraph" style:parent-style-name="Standard" style:list-style-name="L81">
      <style:text-properties officeooo:paragraph-rsid="00106303"/>
    </style:style>
    <style:style style:name="P87" style:family="paragraph" style:parent-style-name="Standard" style:list-style-name="L82">
      <style:text-properties officeooo:paragraph-rsid="00106303"/>
    </style:style>
    <style:style style:name="P88" style:family="paragraph" style:parent-style-name="Standard" style:list-style-name="L83">
      <style:text-properties officeooo:paragraph-rsid="00106303"/>
    </style:style>
    <style:style style:name="P89" style:family="paragraph" style:parent-style-name="Standard" style:list-style-name="L84">
      <style:text-properties officeooo:paragraph-rsid="00106303"/>
    </style:style>
    <style:style style:name="P90" style:family="paragraph" style:parent-style-name="Standard" style:list-style-name="L85">
      <style:text-properties officeooo:paragraph-rsid="00106303"/>
    </style:style>
    <style:style style:name="P91" style:family="paragraph" style:parent-style-name="Standard" style:list-style-name="L86">
      <style:text-properties officeooo:paragraph-rsid="00106303"/>
    </style:style>
    <style:style style:name="P92" style:family="paragraph" style:parent-style-name="Standard" style:list-style-name="L87">
      <style:text-properties officeooo:paragraph-rsid="00106303"/>
    </style:style>
    <style:style style:name="P93" style:family="paragraph" style:parent-style-name="Standard" style:list-style-name="L88">
      <style:text-properties officeooo:paragraph-rsid="00106303"/>
    </style:style>
    <style:style style:name="P94" style:family="paragraph" style:parent-style-name="Standard" style:list-style-name="L89">
      <style:text-properties officeooo:paragraph-rsid="00106303"/>
    </style:style>
    <style:style style:name="P95" style:family="paragraph" style:parent-style-name="Standard" style:list-style-name="L90">
      <style:text-properties officeooo:paragraph-rsid="00106303"/>
    </style:style>
    <style:style style:name="P96" style:family="paragraph" style:parent-style-name="Standard" style:list-style-name="L91">
      <style:text-properties officeooo:paragraph-rsid="00106303"/>
    </style:style>
    <style:style style:name="P97" style:family="paragraph" style:parent-style-name="Standard" style:list-style-name="L92">
      <style:text-properties officeooo:paragraph-rsid="00106303"/>
    </style:style>
    <style:style style:name="P98" style:family="paragraph" style:parent-style-name="Standard" style:list-style-name="L93">
      <style:text-properties officeooo:paragraph-rsid="00106303"/>
    </style:style>
    <style:style style:name="P99" style:family="paragraph" style:parent-style-name="Standard" style:list-style-name="L94">
      <style:text-properties officeooo:paragraph-rsid="00106303"/>
    </style:style>
    <style:style style:name="P100" style:family="paragraph" style:parent-style-name="Standard" style:list-style-name="L95">
      <style:text-properties officeooo:paragraph-rsid="00106303"/>
    </style:style>
    <style:style style:name="P101" style:family="paragraph" style:parent-style-name="Standard" style:list-style-name="L96">
      <style:text-properties officeooo:paragraph-rsid="00106303"/>
    </style:style>
    <style:style style:name="P102" style:family="paragraph" style:parent-style-name="Standard" style:list-style-name="L97">
      <style:text-properties officeooo:paragraph-rsid="00106303"/>
    </style:style>
    <style:style style:name="P103" style:family="paragraph" style:parent-style-name="Standard">
      <style:text-properties officeooo:paragraph-rsid="00109452"/>
    </style:style>
    <style:style style:name="P104" style:family="paragraph" style:parent-style-name="Standard" style:list-style-name="L98">
      <style:text-properties officeooo:paragraph-rsid="00109452"/>
    </style:style>
    <style:style style:name="P105" style:family="paragraph" style:parent-style-name="Standard" style:list-style-name="L99">
      <style:text-properties officeooo:paragraph-rsid="00109452"/>
    </style:style>
    <style:style style:name="P106" style:family="paragraph" style:parent-style-name="Standard" style:list-style-name="L100">
      <style:text-properties officeooo:paragraph-rsid="00109452"/>
    </style:style>
    <style:style style:name="P107" style:family="paragraph" style:parent-style-name="Standard" style:list-style-name="L101">
      <style:text-properties officeooo:paragraph-rsid="00109452"/>
    </style:style>
    <style:style style:name="P108" style:family="paragraph" style:parent-style-name="Standard" style:list-style-name="L102">
      <style:text-properties officeooo:paragraph-rsid="00109452"/>
    </style:style>
    <style:style style:name="P109" style:family="paragraph" style:parent-style-name="Standard" style:list-style-name="L103">
      <style:text-properties officeooo:paragraph-rsid="00109452"/>
    </style:style>
    <style:style style:name="P110" style:family="paragraph" style:parent-style-name="Standard" style:list-style-name="L104">
      <style:text-properties officeooo:paragraph-rsid="00109452"/>
    </style:style>
    <style:style style:name="P111" style:family="paragraph" style:parent-style-name="Standard" style:list-style-name="L105">
      <style:text-properties officeooo:paragraph-rsid="00109452"/>
    </style:style>
    <style:style style:name="P112" style:family="paragraph" style:parent-style-name="Standard" style:list-style-name="L106">
      <style:text-properties officeooo:paragraph-rsid="00109452"/>
    </style:style>
    <style:style style:name="P113" style:family="paragraph" style:parent-style-name="Standard" style:list-style-name="L107">
      <style:text-properties officeooo:paragraph-rsid="00109452"/>
    </style:style>
    <style:style style:name="P114" style:family="paragraph" style:parent-style-name="Standard" style:list-style-name="L108">
      <style:text-properties officeooo:paragraph-rsid="00109452"/>
    </style:style>
    <style:style style:name="P115" style:family="paragraph" style:parent-style-name="Standard" style:list-style-name="L109">
      <style:text-properties officeooo:paragraph-rsid="00109452"/>
    </style:style>
    <style:style style:name="P116" style:family="paragraph" style:parent-style-name="Standard" style:list-style-name="L110">
      <style:text-properties officeooo:paragraph-rsid="00109452"/>
    </style:style>
    <style:style style:name="P117" style:family="paragraph" style:parent-style-name="Standard" style:list-style-name="L111">
      <style:text-properties officeooo:paragraph-rsid="00109452"/>
    </style:style>
    <style:style style:name="P118" style:family="paragraph" style:parent-style-name="Standard" style:list-style-name="L112">
      <style:text-properties officeooo:paragraph-rsid="00109452"/>
    </style:style>
    <style:style style:name="P119" style:family="paragraph" style:parent-style-name="Standard" style:list-style-name="L113">
      <style:text-properties officeooo:paragraph-rsid="00109452"/>
    </style:style>
    <style:style style:name="P120" style:family="paragraph" style:parent-style-name="Standard" style:list-style-name="L114">
      <style:text-properties officeooo:paragraph-rsid="00109452"/>
    </style:style>
    <style:style style:name="P121" style:family="paragraph" style:parent-style-name="Standard" style:list-style-name="L115">
      <style:text-properties officeooo:paragraph-rsid="00109452"/>
    </style:style>
    <style:style style:name="P122" style:family="paragraph" style:parent-style-name="Standard" style:list-style-name="L116">
      <style:text-properties officeooo:paragraph-rsid="00109452"/>
    </style:style>
    <style:style style:name="P123" style:family="paragraph" style:parent-style-name="Standard" style:list-style-name="L117">
      <style:text-properties officeooo:paragraph-rsid="00109452"/>
    </style:style>
    <style:style style:name="P124" style:family="paragraph" style:parent-style-name="Standard" style:list-style-name="L118">
      <style:text-properties officeooo:paragraph-rsid="00109452"/>
    </style:style>
    <style:style style:name="P125" style:family="paragraph" style:parent-style-name="Standard" style:list-style-name="L119">
      <style:text-properties officeooo:paragraph-rsid="00109452"/>
    </style:style>
    <style:style style:name="P126" style:family="paragraph" style:parent-style-name="Standard" style:list-style-name="L120">
      <style:text-properties officeooo:paragraph-rsid="00109452"/>
    </style:style>
    <style:style style:name="P127" style:family="paragraph" style:parent-style-name="Standard" style:list-style-name="L121">
      <style:text-properties officeooo:paragraph-rsid="00109452"/>
    </style:style>
    <style:style style:name="P128" style:family="paragraph" style:parent-style-name="Standard" style:list-style-name="L122">
      <style:text-properties officeooo:paragraph-rsid="00109452"/>
    </style:style>
    <style:style style:name="P129" style:family="paragraph" style:parent-style-name="Standard" style:list-style-name="L123">
      <style:text-properties officeooo:paragraph-rsid="00109452"/>
    </style:style>
    <style:style style:name="P130" style:family="paragraph" style:parent-style-name="Standard" style:list-style-name="L124">
      <style:text-properties officeooo:paragraph-rsid="00109452"/>
    </style:style>
    <style:style style:name="P131" style:family="paragraph" style:parent-style-name="Standard" style:list-style-name="L125">
      <style:text-properties officeooo:paragraph-rsid="00109452"/>
    </style:style>
    <style:style style:name="P132" style:family="paragraph" style:parent-style-name="Standard" style:list-style-name="L126">
      <style:text-properties officeooo:paragraph-rsid="00109452"/>
    </style:style>
    <style:style style:name="P133" style:family="paragraph" style:parent-style-name="Standard" style:list-style-name="L127">
      <style:text-properties officeooo:paragraph-rsid="00109452"/>
    </style:style>
    <style:style style:name="P134" style:family="paragraph" style:parent-style-name="Standard" style:list-style-name="L128">
      <style:text-properties officeooo:paragraph-rsid="00109452"/>
    </style:style>
    <style:style style:name="P135" style:family="paragraph" style:parent-style-name="Standard" style:list-style-name="L129">
      <style:text-properties officeooo:paragraph-rsid="00109452"/>
    </style:style>
    <style:style style:name="P136" style:family="paragraph" style:parent-style-name="Standard" style:list-style-name="L130">
      <style:text-properties officeooo:paragraph-rsid="00109452"/>
    </style:style>
    <style:style style:name="P137" style:family="paragraph" style:parent-style-name="Standard" style:list-style-name="L131">
      <style:text-properties officeooo:paragraph-rsid="00109452"/>
    </style:style>
    <style:style style:name="P138" style:family="paragraph" style:parent-style-name="Standard" style:list-style-name="L132">
      <style:text-properties officeooo:paragraph-rsid="00109452"/>
    </style:style>
    <style:style style:name="P139" style:family="paragraph" style:parent-style-name="Standard" style:list-style-name="L133">
      <style:text-properties officeooo:paragraph-rsid="00109452"/>
    </style:style>
    <style:style style:name="P140" style:family="paragraph" style:parent-style-name="Standard" style:list-style-name="L134">
      <style:text-properties officeooo:paragraph-rsid="00109452"/>
    </style:style>
    <style:style style:name="P141" style:family="paragraph" style:parent-style-name="Standard" style:list-style-name="L135">
      <style:text-properties officeooo:paragraph-rsid="00109452"/>
    </style:style>
    <style:style style:name="P142" style:family="paragraph" style:parent-style-name="Standard" style:list-style-name="L136">
      <style:text-properties officeooo:paragraph-rsid="00109452"/>
    </style:style>
    <style:style style:name="P143" style:family="paragraph" style:parent-style-name="Standard" style:list-style-name="L137">
      <style:text-properties officeooo:paragraph-rsid="00126999"/>
    </style:style>
    <style:style style:name="P144" style:family="paragraph" style:parent-style-name="Standard">
      <style:text-properties officeooo:paragraph-rsid="00126999"/>
    </style:style>
    <style:style style:name="P145" style:family="paragraph" style:parent-style-name="Standard" style:list-style-name="L138">
      <style:text-properties officeooo:paragraph-rsid="00126999"/>
    </style:style>
    <style:style style:name="P146" style:family="paragraph" style:parent-style-name="Standard" style:list-style-name="L139">
      <style:text-properties officeooo:paragraph-rsid="00126999"/>
    </style:style>
    <style:style style:name="P147" style:family="paragraph" style:parent-style-name="Standard" style:list-style-name="L140">
      <style:text-properties officeooo:paragraph-rsid="00126999"/>
    </style:style>
    <style:style style:name="P148" style:family="paragraph" style:parent-style-name="Standard" style:list-style-name="L141">
      <style:text-properties officeooo:paragraph-rsid="00126999"/>
    </style:style>
    <style:style style:name="P149" style:family="paragraph" style:parent-style-name="Standard" style:list-style-name="L142">
      <style:text-properties officeooo:paragraph-rsid="00126999"/>
    </style:style>
    <style:style style:name="P150" style:family="paragraph" style:parent-style-name="Standard" style:list-style-name="L143">
      <style:text-properties officeooo:paragraph-rsid="00126999"/>
    </style:style>
    <style:style style:name="P151" style:family="paragraph" style:parent-style-name="Standard" style:list-style-name="L144">
      <style:text-properties officeooo:paragraph-rsid="00126999"/>
    </style:style>
    <style:style style:name="P152" style:family="paragraph" style:parent-style-name="Standard" style:list-style-name="L145">
      <style:text-properties officeooo:paragraph-rsid="00126999"/>
    </style:style>
    <style:style style:name="P153" style:family="paragraph" style:parent-style-name="Standard" style:list-style-name="L146">
      <style:text-properties officeooo:paragraph-rsid="00126999"/>
    </style:style>
    <style:style style:name="P154" style:family="paragraph" style:parent-style-name="Standard" style:list-style-name="L147">
      <style:text-properties officeooo:paragraph-rsid="00126999"/>
    </style:style>
    <style:style style:name="P155" style:family="paragraph" style:parent-style-name="Standard" style:list-style-name="L148">
      <style:text-properties officeooo:paragraph-rsid="00126999"/>
    </style:style>
    <style:style style:name="P156" style:family="paragraph" style:parent-style-name="Standard" style:list-style-name="L149">
      <style:text-properties officeooo:paragraph-rsid="00126999"/>
    </style:style>
    <style:style style:name="P157" style:family="paragraph" style:parent-style-name="Standard" style:list-style-name="L150">
      <style:text-properties officeooo:paragraph-rsid="00126999"/>
    </style:style>
    <style:style style:name="P158" style:family="paragraph" style:parent-style-name="Standard" style:list-style-name="L151">
      <style:text-properties officeooo:paragraph-rsid="00126999"/>
    </style:style>
    <style:style style:name="P159" style:family="paragraph" style:parent-style-name="Standard" style:list-style-name="L152">
      <style:text-properties officeooo:paragraph-rsid="00126999"/>
    </style:style>
    <style:style style:name="P160" style:family="paragraph" style:parent-style-name="Standard" style:list-style-name="L153">
      <style:text-properties officeooo:paragraph-rsid="00126999"/>
    </style:style>
    <style:style style:name="P161" style:family="paragraph" style:parent-style-name="Standard" style:list-style-name="L154">
      <style:text-properties officeooo:paragraph-rsid="00126999"/>
    </style:style>
    <style:style style:name="P162" style:family="paragraph" style:parent-style-name="Standard" style:list-style-name="L155">
      <style:text-properties officeooo:paragraph-rsid="00126999"/>
    </style:style>
    <style:style style:name="P163" style:family="paragraph" style:parent-style-name="Standard" style:list-style-name="L156">
      <style:text-properties officeooo:paragraph-rsid="00126999"/>
    </style:style>
    <style:style style:name="P164" style:family="paragraph" style:parent-style-name="Standard" style:list-style-name="L157">
      <style:text-properties officeooo:paragraph-rsid="00126999"/>
    </style:style>
    <style:style style:name="P165" style:family="paragraph" style:parent-style-name="Standard" style:list-style-name="L158">
      <style:text-properties officeooo:paragraph-rsid="00126999"/>
    </style:style>
    <style:style style:name="P166" style:family="paragraph" style:parent-style-name="Standard" style:list-style-name="L159">
      <style:text-properties officeooo:paragraph-rsid="00126999"/>
    </style:style>
    <style:style style:name="P167" style:family="paragraph" style:parent-style-name="Standard" style:list-style-name="L160">
      <style:text-properties officeooo:paragraph-rsid="00126999"/>
    </style:style>
    <style:style style:name="P168" style:family="paragraph" style:parent-style-name="Standard" style:list-style-name="L161">
      <style:text-properties officeooo:paragraph-rsid="00126999"/>
    </style:style>
    <style:style style:name="P169" style:family="paragraph" style:parent-style-name="Standard" style:list-style-name="L162">
      <style:text-properties officeooo:paragraph-rsid="00126999"/>
    </style:style>
    <style:style style:name="P170" style:family="paragraph" style:parent-style-name="Standard" style:list-style-name="L163">
      <style:text-properties officeooo:paragraph-rsid="00126999"/>
    </style:style>
    <style:style style:name="P171" style:family="paragraph" style:parent-style-name="Standard" style:list-style-name="L164">
      <style:text-properties officeooo:paragraph-rsid="00126999"/>
    </style:style>
    <style:style style:name="P172" style:family="paragraph" style:parent-style-name="Standard" style:list-style-name="L165">
      <style:text-properties officeooo:paragraph-rsid="00126999"/>
    </style:style>
    <style:style style:name="P173" style:family="paragraph" style:parent-style-name="Standard" style:list-style-name="L166">
      <style:text-properties officeooo:paragraph-rsid="00126999"/>
    </style:style>
    <style:style style:name="P174" style:family="paragraph" style:parent-style-name="Standard" style:list-style-name="L167">
      <style:text-properties officeooo:paragraph-rsid="00126999"/>
    </style:style>
    <style:style style:name="P175" style:family="paragraph" style:parent-style-name="Standard" style:list-style-name="L168">
      <style:text-properties officeooo:paragraph-rsid="00126999"/>
    </style:style>
    <style:style style:name="P176" style:family="paragraph" style:parent-style-name="Standard" style:list-style-name="L169">
      <style:text-properties officeooo:paragraph-rsid="00126999"/>
    </style:style>
    <style:style style:name="P177" style:family="paragraph" style:parent-style-name="Standard" style:list-style-name="L170">
      <style:text-properties officeooo:paragraph-rsid="00126999"/>
    </style:style>
    <style:style style:name="P178" style:family="paragraph" style:parent-style-name="Standard" style:list-style-name="L171">
      <style:text-properties officeooo:paragraph-rsid="00126999"/>
    </style:style>
    <style:style style:name="P179" style:family="paragraph" style:parent-style-name="Standard" style:list-style-name="L172">
      <style:text-properties officeooo:paragraph-rsid="00126999"/>
    </style:style>
    <style:style style:name="P180" style:family="paragraph" style:parent-style-name="Standard" style:list-style-name="L173">
      <style:text-properties officeooo:paragraph-rsid="00126999"/>
    </style:style>
    <style:style style:name="P181" style:family="paragraph" style:parent-style-name="Standard" style:list-style-name="L174">
      <style:text-properties officeooo:paragraph-rsid="00126999"/>
    </style:style>
    <style:style style:name="P182" style:family="paragraph" style:parent-style-name="Standard" style:list-style-name="L175">
      <style:text-properties officeooo:paragraph-rsid="00126999"/>
    </style:style>
    <style:style style:name="P183" style:family="paragraph" style:parent-style-name="Standard" style:list-style-name="L176">
      <style:text-properties officeooo:paragraph-rsid="0012db53"/>
    </style:style>
    <style:style style:name="P184" style:family="paragraph" style:parent-style-name="Standard">
      <style:text-properties officeooo:paragraph-rsid="0012db53"/>
    </style:style>
    <style:style style:name="P185" style:family="paragraph" style:parent-style-name="Standard" style:list-style-name="L177">
      <style:text-properties officeooo:paragraph-rsid="0012db53"/>
    </style:style>
    <style:style style:name="P186" style:family="paragraph" style:parent-style-name="Standard" style:list-style-name="L178">
      <style:text-properties officeooo:paragraph-rsid="0012db53"/>
    </style:style>
    <style:style style:name="P187" style:family="paragraph" style:parent-style-name="Standard" style:list-style-name="L179">
      <style:text-properties officeooo:paragraph-rsid="0012db53"/>
    </style:style>
    <style:style style:name="P188" style:family="paragraph" style:parent-style-name="Standard" style:list-style-name="L180">
      <style:text-properties officeooo:paragraph-rsid="0012db53"/>
    </style:style>
    <style:style style:name="P189" style:family="paragraph" style:parent-style-name="Standard" style:list-style-name="L181">
      <style:text-properties officeooo:paragraph-rsid="0012db53"/>
    </style:style>
    <style:style style:name="P190" style:family="paragraph" style:parent-style-name="Standard" style:list-style-name="L182">
      <style:text-properties officeooo:paragraph-rsid="0012db53"/>
    </style:style>
    <style:style style:name="P191" style:family="paragraph" style:parent-style-name="Standard" style:list-style-name="L183">
      <style:text-properties officeooo:paragraph-rsid="0012db53"/>
    </style:style>
    <style:style style:name="P192" style:family="paragraph" style:parent-style-name="Standard" style:list-style-name="L184">
      <style:text-properties officeooo:paragraph-rsid="0012db53"/>
    </style:style>
    <style:style style:name="P193" style:family="paragraph" style:parent-style-name="Standard">
      <style:text-properties officeooo:rsid="0012db53" officeooo:paragraph-rsid="0012db53"/>
    </style:style>
    <style:style style:name="P194" style:family="paragraph" style:parent-style-name="Standard" style:list-style-name="L185">
      <style:text-properties officeooo:paragraph-rsid="0012db53"/>
    </style:style>
    <style:style style:name="P195" style:family="paragraph" style:parent-style-name="Standard" style:list-style-name="L186">
      <style:text-properties officeooo:paragraph-rsid="0012db53"/>
    </style:style>
    <style:style style:name="P196" style:family="paragraph" style:parent-style-name="Standard" style:list-style-name="L187">
      <style:text-properties officeooo:rsid="0012db53" officeooo:paragraph-rsid="0012db53"/>
    </style:style>
    <style:style style:name="P197" style:family="paragraph" style:parent-style-name="Standard" style:list-style-name="L187">
      <style:text-properties officeooo:paragraph-rsid="0012db53"/>
    </style:style>
    <style:style style:name="P198" style:family="paragraph" style:parent-style-name="Standard" style:list-style-name="L188">
      <style:text-properties officeooo:paragraph-rsid="0012db53"/>
    </style:style>
    <style:style style:name="P199" style:family="paragraph" style:parent-style-name="Standard" style:list-style-name="L189">
      <style:text-properties officeooo:paragraph-rsid="0012db53"/>
    </style:style>
    <style:style style:name="P200" style:family="paragraph" style:parent-style-name="Standard" style:list-style-name="L190">
      <style:text-properties officeooo:paragraph-rsid="0012db53"/>
    </style:style>
    <style:style style:name="P201" style:family="paragraph" style:parent-style-name="Standard" style:list-style-name="L191">
      <style:text-properties officeooo:paragraph-rsid="0012db53"/>
    </style:style>
    <style:style style:name="P202" style:family="paragraph" style:parent-style-name="Standard" style:list-style-name="L192">
      <style:text-properties officeooo:paragraph-rsid="0012db53"/>
    </style:style>
    <style:style style:name="P203" style:family="paragraph" style:parent-style-name="Standard" style:list-style-name="L193">
      <style:text-properties officeooo:paragraph-rsid="0012db53"/>
    </style:style>
    <style:style style:name="P204" style:family="paragraph" style:parent-style-name="Standard" style:list-style-name="L194">
      <style:text-properties officeooo:paragraph-rsid="0012db53"/>
    </style:style>
    <style:style style:name="P205" style:family="paragraph" style:parent-style-name="Standard" style:list-style-name="L195">
      <style:text-properties officeooo:paragraph-rsid="0012db53"/>
    </style:style>
    <style:style style:name="P206" style:family="paragraph" style:parent-style-name="Standard" style:list-style-name="L196">
      <style:text-properties officeooo:paragraph-rsid="0012db53"/>
    </style:style>
    <style:style style:name="P207" style:family="paragraph" style:parent-style-name="Standard" style:list-style-name="L197">
      <style:text-properties officeooo:paragraph-rsid="0012db53"/>
    </style:style>
    <style:style style:name="P208" style:family="paragraph" style:parent-style-name="Standard" style:list-style-name="L198">
      <style:text-properties officeooo:paragraph-rsid="0012db53"/>
    </style:style>
    <style:style style:name="P209" style:family="paragraph" style:parent-style-name="Standard" style:list-style-name="L199">
      <style:text-properties officeooo:paragraph-rsid="0012db53"/>
    </style:style>
    <style:style style:name="P210" style:family="paragraph" style:parent-style-name="Standard" style:list-style-name="L200">
      <style:text-properties officeooo:paragraph-rsid="0012db53"/>
    </style:style>
    <style:style style:name="P211" style:family="paragraph" style:parent-style-name="Standard" style:list-style-name="L201">
      <style:text-properties officeooo:paragraph-rsid="0012db53"/>
    </style:style>
    <style:style style:name="P212" style:family="paragraph" style:parent-style-name="Standard" style:list-style-name="L202">
      <style:text-properties officeooo:paragraph-rsid="0012db53"/>
    </style:style>
    <style:style style:name="P213" style:family="paragraph" style:parent-style-name="Standard" style:list-style-name="L203">
      <style:text-properties officeooo:paragraph-rsid="0012db53"/>
    </style:style>
    <style:style style:name="P214" style:family="paragraph" style:parent-style-name="Standard" style:list-style-name="L204">
      <style:text-properties officeooo:paragraph-rsid="0012db53"/>
    </style:style>
    <style:style style:name="P215" style:family="paragraph" style:parent-style-name="Standard" style:list-style-name="L205">
      <style:text-properties officeooo:paragraph-rsid="0012db53"/>
    </style:style>
    <style:style style:name="P216" style:family="paragraph" style:parent-style-name="Standard" style:list-style-name="L206">
      <style:text-properties officeooo:paragraph-rsid="0012db53"/>
    </style:style>
    <style:style style:name="P217" style:family="paragraph" style:parent-style-name="Standard" style:list-style-name="L207">
      <style:text-properties officeooo:paragraph-rsid="0012db53"/>
    </style:style>
    <style:style style:name="P218" style:family="paragraph" style:parent-style-name="Standard" style:list-style-name="L208">
      <style:text-properties officeooo:paragraph-rsid="0012db53"/>
    </style:style>
    <style:style style:name="P219" style:family="paragraph" style:parent-style-name="Standard" style:list-style-name="L209">
      <style:text-properties officeooo:paragraph-rsid="0012db53"/>
    </style:style>
    <style:style style:name="P220" style:family="paragraph" style:parent-style-name="Standard" style:list-style-name="L210">
      <style:text-properties officeooo:paragraph-rsid="0012db53"/>
    </style:style>
    <style:style style:name="P221" style:family="paragraph" style:parent-style-name="Standard" style:list-style-name="L211">
      <style:text-properties officeooo:paragraph-rsid="0012db53"/>
    </style:style>
    <style:style style:name="P222" style:family="paragraph" style:parent-style-name="Standard" style:list-style-name="L212">
      <style:text-properties officeooo:paragraph-rsid="0012db53"/>
    </style:style>
    <style:style style:name="P223" style:family="paragraph" style:parent-style-name="Standard" style:list-style-name="L213">
      <style:text-properties officeooo:paragraph-rsid="0012db53"/>
    </style:style>
    <style:style style:name="P224" style:family="paragraph" style:parent-style-name="Standard" style:list-style-name="L214">
      <style:text-properties officeooo:paragraph-rsid="0012db53"/>
    </style:style>
    <style:style style:name="P225" style:family="paragraph" style:parent-style-name="Standard" style:list-style-name="L215">
      <style:text-properties officeooo:paragraph-rsid="0012db53"/>
    </style:style>
    <style:style style:name="P226" style:family="paragraph" style:parent-style-name="Standard" style:list-style-name="L216">
      <style:text-properties officeooo:paragraph-rsid="0012db53"/>
    </style:style>
    <style:style style:name="P227" style:family="paragraph" style:parent-style-name="Standard" style:list-style-name="L217">
      <style:text-properties officeooo:paragraph-rsid="0012db53"/>
    </style:style>
    <style:style style:name="P228" style:family="paragraph" style:parent-style-name="Standard" style:list-style-name="L218">
      <style:text-properties officeooo:paragraph-rsid="0012db53"/>
    </style:style>
    <style:style style:name="P229" style:family="paragraph" style:parent-style-name="Standard" style:list-style-name="L219">
      <style:text-properties officeooo:paragraph-rsid="0012db53"/>
    </style:style>
    <style:style style:name="P230" style:family="paragraph" style:parent-style-name="Standard" style:list-style-name="L220">
      <style:text-properties officeooo:paragraph-rsid="0012db53"/>
    </style:style>
    <style:style style:name="P231" style:family="paragraph" style:parent-style-name="Standard" style:list-style-name="L221">
      <style:text-properties officeooo:paragraph-rsid="0012db53"/>
    </style:style>
    <style:style style:name="P232" style:family="paragraph" style:parent-style-name="Standard" style:list-style-name="L222">
      <style:text-properties officeooo:paragraph-rsid="0012db53"/>
    </style:style>
    <style:style style:name="P233" style:family="paragraph" style:parent-style-name="Standard" style:list-style-name="L223">
      <style:text-properties officeooo:paragraph-rsid="0012db53"/>
    </style:style>
    <style:style style:name="P234" style:family="paragraph" style:parent-style-name="Standard" style:list-style-name="L224">
      <style:text-properties officeooo:paragraph-rsid="0012db53"/>
    </style:style>
    <style:style style:name="P235" style:family="paragraph" style:parent-style-name="Standard" style:list-style-name="L225">
      <style:text-properties officeooo:paragraph-rsid="0012db53"/>
    </style:style>
    <style:style style:name="P236" style:family="paragraph" style:parent-style-name="Standard" style:list-style-name="L226">
      <style:text-properties officeooo:paragraph-rsid="0012db53"/>
    </style:style>
    <style:style style:name="P237" style:family="paragraph" style:parent-style-name="Standard" style:list-style-name="L227">
      <style:text-properties officeooo:paragraph-rsid="0012db53"/>
    </style:style>
    <style:style style:name="P238" style:family="paragraph" style:parent-style-name="Standard" style:list-style-name="L228">
      <style:text-properties officeooo:paragraph-rsid="0012db53"/>
    </style:style>
    <style:style style:name="P239" style:family="paragraph" style:parent-style-name="Standard" style:list-style-name="L229">
      <style:text-properties officeooo:paragraph-rsid="0012db53"/>
    </style:style>
    <style:style style:name="P240" style:family="paragraph" style:parent-style-name="Standard" style:list-style-name="L230">
      <style:text-properties officeooo:paragraph-rsid="0012db53"/>
    </style:style>
    <style:style style:name="P241" style:family="paragraph" style:parent-style-name="Standard" style:list-style-name="L231">
      <style:text-properties officeooo:paragraph-rsid="0012db53"/>
    </style:style>
    <style:style style:name="P242" style:family="paragraph" style:parent-style-name="Standard" style:list-style-name="L232">
      <style:text-properties officeooo:paragraph-rsid="0012db53"/>
    </style:style>
    <style:style style:name="P243" style:family="paragraph" style:parent-style-name="Standard" style:list-style-name="L233">
      <style:text-properties officeooo:paragraph-rsid="0012db53"/>
    </style:style>
    <style:style style:name="P244" style:family="paragraph" style:parent-style-name="Standard" style:list-style-name="L234">
      <style:text-properties officeooo:paragraph-rsid="0012db53"/>
    </style:style>
    <style:style style:name="P245" style:family="paragraph" style:parent-style-name="Standard" style:list-style-name="L235">
      <style:text-properties officeooo:paragraph-rsid="0012db53"/>
    </style:style>
    <style:style style:name="P246" style:family="paragraph" style:parent-style-name="Standard" style:list-style-name="L236">
      <style:text-properties officeooo:paragraph-rsid="0012db53"/>
    </style:style>
    <style:style style:name="P247" style:family="paragraph" style:parent-style-name="Standard" style:list-style-name="L237">
      <style:text-properties officeooo:paragraph-rsid="0012db53"/>
    </style:style>
    <style:style style:name="P248" style:family="paragraph" style:parent-style-name="Standard" style:list-style-name="L238">
      <style:text-properties officeooo:paragraph-rsid="0012db53"/>
    </style:style>
    <style:style style:name="P249" style:family="paragraph" style:parent-style-name="Standard" style:list-style-name="L239">
      <style:text-properties officeooo:paragraph-rsid="0012db53"/>
    </style:style>
    <style:style style:name="P250" style:family="paragraph" style:parent-style-name="Standard" style:list-style-name="L240">
      <style:text-properties officeooo:paragraph-rsid="0012db53"/>
    </style:style>
    <style:style style:name="P251" style:family="paragraph" style:parent-style-name="Standard" style:list-style-name="L241">
      <style:text-properties officeooo:paragraph-rsid="0012db53"/>
    </style:style>
    <style:style style:name="P252" style:family="paragraph" style:parent-style-name="Standard" style:list-style-name="L242">
      <style:text-properties officeooo:paragraph-rsid="0012db53"/>
    </style:style>
    <style:style style:name="P253" style:family="paragraph" style:parent-style-name="Standard" style:list-style-name="L243">
      <style:text-properties officeooo:paragraph-rsid="0012db53"/>
    </style:style>
    <style:style style:name="P254" style:family="paragraph" style:parent-style-name="Standard" style:list-style-name="L244">
      <style:text-properties officeooo:paragraph-rsid="0012db53"/>
    </style:style>
    <style:style style:name="P255" style:family="paragraph" style:parent-style-name="Standard" style:list-style-name="L245">
      <style:text-properties officeooo:paragraph-rsid="0012db53"/>
    </style:style>
    <style:style style:name="P256" style:family="paragraph" style:parent-style-name="Standard" style:list-style-name="L246">
      <style:text-properties officeooo:paragraph-rsid="0012db53"/>
    </style:style>
    <style:style style:name="P257" style:family="paragraph" style:parent-style-name="Standard" style:list-style-name="L247">
      <style:text-properties officeooo:paragraph-rsid="0012db53"/>
    </style:style>
    <style:style style:name="P258" style:family="paragraph" style:parent-style-name="Standard" style:list-style-name="L248">
      <style:text-properties officeooo:paragraph-rsid="0012db53"/>
    </style:style>
    <style:style style:name="P259" style:family="paragraph" style:parent-style-name="Standard" style:list-style-name="L249">
      <style:text-properties officeooo:paragraph-rsid="0012db53"/>
    </style:style>
    <style:style style:name="P260" style:family="paragraph" style:parent-style-name="Standard" style:list-style-name="L250">
      <style:text-properties officeooo:paragraph-rsid="0012db53"/>
    </style:style>
    <style:style style:name="P261" style:family="paragraph" style:parent-style-name="Standard" style:list-style-name="L251">
      <style:text-properties officeooo:paragraph-rsid="0012db53"/>
    </style:style>
    <style:style style:name="P262" style:family="paragraph" style:parent-style-name="Standard" style:list-style-name="L252">
      <style:text-properties officeooo:paragraph-rsid="0012db53"/>
    </style:style>
    <style:style style:name="P263" style:family="paragraph" style:parent-style-name="Standard" style:list-style-name="L253">
      <style:text-properties officeooo:paragraph-rsid="0012db53"/>
    </style:style>
    <style:style style:name="P264" style:family="paragraph" style:parent-style-name="Standard" style:list-style-name="L254">
      <style:text-properties officeooo:paragraph-rsid="0012db53"/>
    </style:style>
    <style:style style:name="P265" style:family="paragraph" style:parent-style-name="Standard" style:list-style-name="L255">
      <style:text-properties officeooo:paragraph-rsid="0012db53"/>
    </style:style>
    <style:style style:name="P266" style:family="paragraph" style:parent-style-name="Standard" style:list-style-name="L256">
      <style:text-properties officeooo:paragraph-rsid="0012db53"/>
    </style:style>
    <style:style style:name="P267" style:family="paragraph" style:parent-style-name="Standard" style:list-style-name="L257">
      <style:text-properties officeooo:paragraph-rsid="0012db53"/>
    </style:style>
    <style:style style:name="P268" style:family="paragraph" style:parent-style-name="Standard" style:list-style-name="L258">
      <style:text-properties officeooo:paragraph-rsid="0012db53"/>
    </style:style>
    <style:style style:name="P269" style:family="paragraph" style:parent-style-name="Standard" style:list-style-name="L259">
      <style:text-properties officeooo:paragraph-rsid="0012db53"/>
    </style:style>
    <style:style style:name="P270" style:family="paragraph" style:parent-style-name="Standard" style:list-style-name="L260">
      <style:text-properties officeooo:paragraph-rsid="0012db53"/>
    </style:style>
    <style:style style:name="P271" style:family="paragraph" style:parent-style-name="Standard" style:list-style-name="L261">
      <style:text-properties officeooo:paragraph-rsid="0012db53"/>
    </style:style>
    <style:style style:name="P272" style:family="paragraph" style:parent-style-name="Standard" style:list-style-name="L262">
      <style:text-properties officeooo:paragraph-rsid="0012db53"/>
    </style:style>
    <style:style style:name="P273" style:family="paragraph" style:parent-style-name="Standard" style:list-style-name="L263">
      <style:text-properties officeooo:paragraph-rsid="0012db53"/>
    </style:style>
    <style:style style:name="P274" style:family="paragraph" style:parent-style-name="Standard" style:list-style-name="L264">
      <style:text-properties officeooo:paragraph-rsid="0012db53"/>
    </style:style>
    <style:style style:name="P275" style:family="paragraph" style:parent-style-name="Standard" style:list-style-name="L265">
      <style:text-properties officeooo:paragraph-rsid="0012db53"/>
    </style:style>
    <style:style style:name="P276" style:family="paragraph" style:parent-style-name="Standard" style:list-style-name="L266">
      <style:text-properties officeooo:paragraph-rsid="0012db53"/>
    </style:style>
    <style:style style:name="P277" style:family="paragraph" style:parent-style-name="Standard" style:list-style-name="L267">
      <style:text-properties officeooo:paragraph-rsid="0012db53"/>
    </style:style>
    <style:style style:name="P278" style:family="paragraph" style:parent-style-name="Standard" style:list-style-name="L268">
      <style:text-properties officeooo:paragraph-rsid="0012db53"/>
    </style:style>
    <style:style style:name="P279" style:family="paragraph" style:parent-style-name="Standard" style:list-style-name="L269">
      <style:text-properties officeooo:paragraph-rsid="0012db53"/>
    </style:style>
    <style:style style:name="P280" style:family="paragraph" style:parent-style-name="Standard" style:list-style-name="L270">
      <style:text-properties officeooo:paragraph-rsid="0012db53"/>
    </style:style>
    <style:style style:name="P281" style:family="paragraph" style:parent-style-name="Standard" style:list-style-name="L270">
      <style:text-properties officeooo:rsid="0012db53" officeooo:paragraph-rsid="0012db53"/>
    </style:style>
    <style:style style:name="P282" style:family="paragraph" style:parent-style-name="Standard" style:list-style-name="L271">
      <style:text-properties officeooo:paragraph-rsid="0012db53"/>
    </style:style>
    <style:style style:name="P283" style:family="paragraph" style:parent-style-name="Standard" style:list-style-name="L272">
      <style:text-properties officeooo:paragraph-rsid="0012db53"/>
    </style:style>
    <style:style style:name="P284" style:family="paragraph" style:parent-style-name="Standard" style:list-style-name="L273">
      <style:text-properties officeooo:paragraph-rsid="0012db53"/>
    </style:style>
    <style:style style:name="P285" style:family="paragraph" style:parent-style-name="Standard" style:list-style-name="L274">
      <style:text-properties officeooo:paragraph-rsid="0012db53"/>
    </style:style>
    <style:style style:name="P286" style:family="paragraph" style:parent-style-name="Standard" style:list-style-name="L275">
      <style:text-properties officeooo:paragraph-rsid="0012db53"/>
    </style:style>
    <style:style style:name="P287" style:family="paragraph" style:parent-style-name="Standard" style:list-style-name="L276">
      <style:text-properties officeooo:paragraph-rsid="0012db53"/>
    </style:style>
    <style:style style:name="P288" style:family="paragraph" style:parent-style-name="Standard" style:list-style-name="L277">
      <style:text-properties officeooo:paragraph-rsid="0012db53"/>
    </style:style>
    <style:style style:name="P289" style:family="paragraph" style:parent-style-name="Standard" style:list-style-name="L278">
      <style:text-properties officeooo:paragraph-rsid="0012db53"/>
    </style:style>
    <style:style style:name="P290" style:family="paragraph" style:parent-style-name="Standard" style:list-style-name="L279">
      <style:text-properties officeooo:paragraph-rsid="0012db53"/>
    </style:style>
    <style:style style:name="P291" style:family="paragraph" style:parent-style-name="Standard" style:list-style-name="L280">
      <style:text-properties officeooo:paragraph-rsid="0012db53"/>
    </style:style>
    <style:style style:name="P292" style:family="paragraph" style:parent-style-name="Standard" style:list-style-name="L281">
      <style:text-properties officeooo:paragraph-rsid="0012db53"/>
    </style:style>
    <style:style style:name="P293" style:family="paragraph" style:parent-style-name="Standard" style:list-style-name="L282">
      <style:text-properties officeooo:paragraph-rsid="0012db53"/>
    </style:style>
    <style:style style:name="P294" style:family="paragraph" style:parent-style-name="Standard" style:list-style-name="L283">
      <style:text-properties officeooo:paragraph-rsid="0012db53"/>
    </style:style>
    <style:style style:name="P295" style:family="paragraph" style:parent-style-name="Standard" style:list-style-name="L284">
      <style:text-properties officeooo:paragraph-rsid="0012db53"/>
    </style:style>
    <style:style style:name="P296" style:family="paragraph" style:parent-style-name="Standard" style:list-style-name="L285">
      <style:text-properties officeooo:paragraph-rsid="0012db53"/>
    </style:style>
    <style:style style:name="P297" style:family="paragraph" style:parent-style-name="Standard" style:list-style-name="L286">
      <style:text-properties officeooo:paragraph-rsid="0012db53"/>
    </style:style>
    <style:style style:name="P298" style:family="paragraph" style:parent-style-name="Standard" style:list-style-name="L287">
      <style:text-properties officeooo:paragraph-rsid="0012db53"/>
    </style:style>
    <style:style style:name="P299" style:family="paragraph" style:parent-style-name="Standard" style:list-style-name="L288">
      <style:text-properties officeooo:paragraph-rsid="0012db53"/>
    </style:style>
    <style:style style:name="P300" style:family="paragraph" style:parent-style-name="Standard" style:list-style-name="L289">
      <style:text-properties officeooo:paragraph-rsid="0012db53"/>
    </style:style>
    <style:style style:name="P301" style:family="paragraph" style:parent-style-name="Standard" style:list-style-name="L290">
      <style:text-properties officeooo:paragraph-rsid="0012db53"/>
    </style:style>
    <style:style style:name="P302" style:family="paragraph" style:parent-style-name="Standard" style:list-style-name="L291">
      <style:text-properties officeooo:paragraph-rsid="0012db53"/>
    </style:style>
    <style:style style:name="P303" style:family="paragraph" style:parent-style-name="Standard" style:list-style-name="L292">
      <style:text-properties officeooo:paragraph-rsid="0012db53"/>
    </style:style>
    <style:style style:name="P304" style:family="paragraph" style:parent-style-name="Standard" style:list-style-name="L293">
      <style:text-properties officeooo:paragraph-rsid="0012db53"/>
    </style:style>
    <style:style style:name="P305" style:family="paragraph" style:parent-style-name="Standard" style:list-style-name="L294">
      <style:text-properties officeooo:paragraph-rsid="0012db53"/>
    </style:style>
    <style:style style:name="P306" style:family="paragraph" style:parent-style-name="Standard" style:list-style-name="L295">
      <style:text-properties officeooo:paragraph-rsid="0012db53"/>
    </style:style>
    <style:style style:name="P307" style:family="paragraph" style:parent-style-name="Standard" style:list-style-name="L296">
      <style:text-properties officeooo:paragraph-rsid="0012db53"/>
    </style:style>
    <style:style style:name="P308" style:family="paragraph" style:parent-style-name="Standard" style:list-style-name="L297">
      <style:text-properties officeooo:paragraph-rsid="0012db53"/>
    </style:style>
    <style:style style:name="P309" style:family="paragraph" style:parent-style-name="Standard" style:list-style-name="L298">
      <style:text-properties officeooo:paragraph-rsid="0012db53"/>
    </style:style>
    <style:style style:name="P310" style:family="paragraph" style:parent-style-name="Standard" style:list-style-name="L299">
      <style:text-properties officeooo:paragraph-rsid="0012db53"/>
    </style:style>
    <style:style style:name="P311" style:family="paragraph" style:parent-style-name="Standard" style:list-style-name="L300">
      <style:text-properties officeooo:paragraph-rsid="0012db53"/>
    </style:style>
    <style:style style:name="P312" style:family="paragraph" style:parent-style-name="Standard" style:list-style-name="L301">
      <style:text-properties officeooo:paragraph-rsid="0012db53"/>
    </style:style>
    <style:style style:name="P313" style:family="paragraph" style:parent-style-name="Standard" style:list-style-name="L302">
      <style:text-properties officeooo:paragraph-rsid="0012db53"/>
    </style:style>
    <style:style style:name="P314" style:family="paragraph" style:parent-style-name="Standard" style:list-style-name="L303">
      <style:text-properties officeooo:paragraph-rsid="0012db53"/>
    </style:style>
    <style:style style:name="P315" style:family="paragraph" style:parent-style-name="Standard" style:list-style-name="L304">
      <style:text-properties officeooo:paragraph-rsid="0012db53"/>
    </style:style>
    <style:style style:name="P316" style:family="paragraph" style:parent-style-name="Standard" style:list-style-name="L305">
      <style:text-properties officeooo:paragraph-rsid="0012db53"/>
    </style:style>
    <style:style style:name="P317" style:family="paragraph" style:parent-style-name="Standard" style:list-style-name="L306">
      <style:text-properties officeooo:paragraph-rsid="0012db53"/>
    </style:style>
    <style:style style:name="P318" style:family="paragraph" style:parent-style-name="Standard" style:list-style-name="L307">
      <style:text-properties officeooo:paragraph-rsid="0012db53"/>
    </style:style>
    <style:style style:name="P319" style:family="paragraph" style:parent-style-name="Standard" style:list-style-name="L308">
      <style:text-properties officeooo:paragraph-rsid="0012db53"/>
    </style:style>
    <style:style style:name="P320" style:family="paragraph" style:parent-style-name="Standard" style:list-style-name="L309">
      <style:text-properties officeooo:paragraph-rsid="0012db53"/>
    </style:style>
    <style:style style:name="P321" style:family="paragraph" style:parent-style-name="Standard" style:list-style-name="L310">
      <style:text-properties officeooo:paragraph-rsid="0012db53"/>
    </style:style>
    <style:style style:name="P322" style:family="paragraph" style:parent-style-name="Standard" style:list-style-name="L311">
      <style:text-properties officeooo:paragraph-rsid="0012db53"/>
    </style:style>
    <style:style style:name="P323" style:family="paragraph" style:parent-style-name="Standard" style:list-style-name="L312">
      <style:text-properties officeooo:paragraph-rsid="0012db53"/>
    </style:style>
    <style:style style:name="P324" style:family="paragraph" style:parent-style-name="Standard" style:list-style-name="L313">
      <style:text-properties officeooo:paragraph-rsid="0012db53"/>
    </style:style>
    <style:style style:name="P325" style:family="paragraph" style:parent-style-name="Standard" style:list-style-name="L314">
      <style:text-properties officeooo:paragraph-rsid="0012db53"/>
    </style:style>
    <style:style style:name="P326" style:family="paragraph" style:parent-style-name="Standard" style:list-style-name="L315">
      <style:text-properties officeooo:paragraph-rsid="0012db53"/>
    </style:style>
    <style:style style:name="P327" style:family="paragraph" style:parent-style-name="Standard" style:list-style-name="L316">
      <style:text-properties officeooo:paragraph-rsid="0012db53"/>
    </style:style>
    <style:style style:name="P328" style:family="paragraph" style:parent-style-name="Standard" style:list-style-name="L317">
      <style:text-properties officeooo:paragraph-rsid="0012db53"/>
    </style:style>
    <style:style style:name="P329" style:family="paragraph" style:parent-style-name="Standard" style:list-style-name="L318">
      <style:text-properties officeooo:paragraph-rsid="0012db53"/>
    </style:style>
    <style:style style:name="P330" style:family="paragraph" style:parent-style-name="Standard" style:list-style-name="L319">
      <style:text-properties officeooo:paragraph-rsid="0012db53"/>
    </style:style>
    <style:style style:name="P331" style:family="paragraph" style:parent-style-name="Standard" style:list-style-name="L320">
      <style:text-properties officeooo:paragraph-rsid="0012db53"/>
    </style:style>
    <style:style style:name="P332" style:family="paragraph" style:parent-style-name="Standard" style:list-style-name="L321">
      <style:text-properties officeooo:paragraph-rsid="0012db53"/>
    </style:style>
    <style:style style:name="P333" style:family="paragraph" style:parent-style-name="Standard" style:list-style-name="L322">
      <style:text-properties officeooo:paragraph-rsid="0012db53"/>
    </style:style>
    <style:style style:name="P334" style:family="paragraph" style:parent-style-name="Standard" style:list-style-name="L323">
      <style:text-properties officeooo:paragraph-rsid="0012db53"/>
    </style:style>
    <style:style style:name="P335" style:family="paragraph" style:parent-style-name="Standard" style:list-style-name="L324">
      <style:text-properties officeooo:paragraph-rsid="0012db53"/>
    </style:style>
    <style:style style:name="P336" style:family="paragraph" style:parent-style-name="Standard">
      <style:text-properties officeooo:rsid="0012db53" officeooo:paragraph-rsid="0015b109"/>
    </style:style>
    <style:style style:name="P337" style:family="paragraph" style:parent-style-name="Standard" style:list-style-name="L325">
      <style:text-properties officeooo:paragraph-rsid="0015b109"/>
    </style:style>
    <style:style style:name="P338" style:family="paragraph" style:parent-style-name="Standard" style:list-style-name="L326">
      <style:text-properties officeooo:paragraph-rsid="0012db53"/>
    </style:style>
    <style:style style:name="P339" style:family="paragraph" style:parent-style-name="Standard" style:list-style-name="L327">
      <style:text-properties officeooo:paragraph-rsid="0015b109"/>
    </style:style>
    <style:style style:name="P340" style:family="paragraph" style:parent-style-name="Standard" style:list-style-name="L328">
      <style:text-properties officeooo:paragraph-rsid="0012db53"/>
    </style:style>
    <style:style style:name="P341" style:family="paragraph" style:parent-style-name="Standard" style:list-style-name="L329">
      <style:text-properties officeooo:paragraph-rsid="0012db53"/>
    </style:style>
    <style:style style:name="P342" style:family="paragraph" style:parent-style-name="Standard" style:list-style-name="L330">
      <style:text-properties officeooo:paragraph-rsid="0012db53"/>
    </style:style>
    <style:style style:name="P343" style:family="paragraph" style:parent-style-name="Standard" style:list-style-name="L331">
      <style:text-properties officeooo:paragraph-rsid="0012db53"/>
    </style:style>
    <style:style style:name="P344" style:family="paragraph" style:parent-style-name="Standard" style:list-style-name="L332">
      <style:text-properties officeooo:paragraph-rsid="0012db53"/>
    </style:style>
    <style:style style:name="P345" style:family="paragraph" style:parent-style-name="Standard" style:list-style-name="L333">
      <style:text-properties officeooo:paragraph-rsid="0012db53"/>
    </style:style>
    <style:style style:name="P346" style:family="paragraph" style:parent-style-name="Standard" style:list-style-name="L334">
      <style:text-properties officeooo:paragraph-rsid="0012db53"/>
    </style:style>
    <style:style style:name="P347" style:family="paragraph" style:parent-style-name="Standard" style:list-style-name="L335">
      <style:text-properties officeooo:paragraph-rsid="0012db53"/>
    </style:style>
    <style:style style:name="P348" style:family="paragraph" style:parent-style-name="Standard" style:list-style-name="L336">
      <style:text-properties officeooo:paragraph-rsid="0012db53"/>
    </style:style>
    <style:style style:name="P349" style:family="paragraph" style:parent-style-name="Standard" style:list-style-name="L337">
      <style:text-properties officeooo:paragraph-rsid="0012db53"/>
    </style:style>
    <style:style style:name="P350" style:family="paragraph" style:parent-style-name="Standard" style:list-style-name="L338">
      <style:text-properties officeooo:paragraph-rsid="0012db53"/>
    </style:style>
    <style:style style:name="P351" style:family="paragraph" style:parent-style-name="Standard" style:list-style-name="L339">
      <style:text-properties officeooo:paragraph-rsid="0012db53"/>
    </style:style>
    <style:style style:name="P352" style:family="paragraph" style:parent-style-name="Standard" style:list-style-name="L340">
      <style:text-properties officeooo:paragraph-rsid="0012db53"/>
    </style:style>
    <style:style style:name="P353" style:family="paragraph" style:parent-style-name="Standard" style:list-style-name="L341">
      <style:text-properties officeooo:paragraph-rsid="0012db53"/>
    </style:style>
    <style:style style:name="P354" style:family="paragraph" style:parent-style-name="Standard" style:list-style-name="L342">
      <style:text-properties officeooo:paragraph-rsid="0012db53"/>
    </style:style>
    <style:style style:name="P355" style:family="paragraph" style:parent-style-name="Standard" style:list-style-name="L343">
      <style:text-properties officeooo:paragraph-rsid="0012db53"/>
    </style:style>
    <style:style style:name="P356" style:family="paragraph" style:parent-style-name="Standard" style:list-style-name="L344">
      <style:text-properties officeooo:paragraph-rsid="0012db53"/>
    </style:style>
    <style:style style:name="P357" style:family="paragraph" style:parent-style-name="Standard" style:list-style-name="L345">
      <style:text-properties officeooo:paragraph-rsid="0012db53"/>
    </style:style>
    <style:style style:name="P358" style:family="paragraph" style:parent-style-name="Standard" style:list-style-name="L346">
      <style:text-properties officeooo:paragraph-rsid="0012db53"/>
    </style:style>
    <style:style style:name="P359" style:family="paragraph" style:parent-style-name="Standard" style:list-style-name="L347">
      <style:text-properties officeooo:paragraph-rsid="0012db53"/>
    </style:style>
    <style:style style:name="P360" style:family="paragraph" style:parent-style-name="Standard" style:list-style-name="L348">
      <style:text-properties officeooo:paragraph-rsid="0012db53"/>
    </style:style>
    <style:style style:name="P361" style:family="paragraph" style:parent-style-name="Standard" style:list-style-name="L349">
      <style:text-properties officeooo:paragraph-rsid="0012db53"/>
    </style:style>
    <style:style style:name="P362" style:family="paragraph" style:parent-style-name="Standard" style:list-style-name="L350">
      <style:text-properties officeooo:paragraph-rsid="0012db53"/>
    </style:style>
    <style:style style:name="P363" style:family="paragraph" style:parent-style-name="Standard" style:list-style-name="L351">
      <style:text-properties officeooo:paragraph-rsid="0012db53"/>
    </style:style>
    <style:style style:name="P364" style:family="paragraph" style:parent-style-name="Standard" style:list-style-name="L352">
      <style:text-properties officeooo:paragraph-rsid="0012db53"/>
    </style:style>
    <style:style style:name="P365" style:family="paragraph" style:parent-style-name="Standard" style:list-style-name="L353">
      <style:text-properties officeooo:paragraph-rsid="0012db53"/>
    </style:style>
    <style:style style:name="P366" style:family="paragraph" style:parent-style-name="Standard" style:list-style-name="L354">
      <style:text-properties officeooo:paragraph-rsid="0012db53"/>
    </style:style>
    <style:style style:name="P367" style:family="paragraph" style:parent-style-name="Standard" style:list-style-name="L355">
      <style:text-properties officeooo:paragraph-rsid="0012db53"/>
    </style:style>
    <style:style style:name="P368" style:family="paragraph" style:parent-style-name="Standard" style:list-style-name="L356">
      <style:text-properties officeooo:paragraph-rsid="0012db53"/>
    </style:style>
    <style:style style:name="P369" style:family="paragraph" style:parent-style-name="Standard" style:list-style-name="L357">
      <style:text-properties officeooo:paragraph-rsid="0012db53"/>
    </style:style>
    <style:style style:name="P370" style:family="paragraph" style:parent-style-name="Standard" style:list-style-name="L358">
      <style:text-properties officeooo:paragraph-rsid="0012db53"/>
    </style:style>
    <style:style style:name="P371" style:family="paragraph" style:parent-style-name="Standard" style:list-style-name="L359">
      <style:text-properties officeooo:paragraph-rsid="0012db53"/>
    </style:style>
    <style:style style:name="P372" style:family="paragraph" style:parent-style-name="Standard" style:list-style-name="L360">
      <style:text-properties officeooo:paragraph-rsid="0012db53"/>
    </style:style>
    <style:style style:name="P373" style:family="paragraph" style:parent-style-name="Standard" style:list-style-name="L361">
      <style:text-properties officeooo:paragraph-rsid="0012db53"/>
    </style:style>
    <style:style style:name="P374" style:family="paragraph" style:parent-style-name="Standard" style:list-style-name="L362">
      <style:text-properties officeooo:paragraph-rsid="0012db53"/>
    </style:style>
    <style:style style:name="P375" style:family="paragraph" style:parent-style-name="Standard" style:list-style-name="L363">
      <style:text-properties officeooo:paragraph-rsid="0012db53"/>
    </style:style>
    <style:style style:name="P376" style:family="paragraph" style:parent-style-name="Standard" style:list-style-name="L364">
      <style:text-properties officeooo:paragraph-rsid="0012db53"/>
    </style:style>
    <style:style style:name="P377" style:family="paragraph" style:parent-style-name="Standard" style:list-style-name="L365">
      <style:text-properties officeooo:paragraph-rsid="0012db53"/>
    </style:style>
    <style:style style:name="P378" style:family="paragraph" style:parent-style-name="Standard" style:list-style-name="L366">
      <style:text-properties officeooo:paragraph-rsid="0012db53"/>
    </style:style>
    <style:style style:name="P379" style:family="paragraph" style:parent-style-name="Standard" style:list-style-name="L367">
      <style:text-properties officeooo:paragraph-rsid="0012db53"/>
    </style:style>
    <style:style style:name="P380" style:family="paragraph" style:parent-style-name="Standard" style:list-style-name="L368">
      <style:text-properties officeooo:paragraph-rsid="0012db53"/>
    </style:style>
    <style:style style:name="P381" style:family="paragraph" style:parent-style-name="Standard" style:list-style-name="L369">
      <style:text-properties officeooo:paragraph-rsid="0012db53"/>
    </style:style>
    <style:style style:name="P382" style:family="paragraph" style:parent-style-name="Standard" style:list-style-name="L370">
      <style:text-properties officeooo:paragraph-rsid="0012db53"/>
    </style:style>
    <style:style style:name="P383" style:family="paragraph" style:parent-style-name="Standard" style:list-style-name="L371">
      <style:text-properties officeooo:paragraph-rsid="0012db53"/>
    </style:style>
    <style:style style:name="P384" style:family="paragraph" style:parent-style-name="Standard" style:list-style-name="L372">
      <style:text-properties officeooo:paragraph-rsid="0012db53"/>
    </style:style>
    <style:style style:name="P385" style:family="paragraph" style:parent-style-name="Standard" style:list-style-name="L373">
      <style:text-properties officeooo:paragraph-rsid="0012db53"/>
    </style:style>
    <style:style style:name="P386" style:family="paragraph" style:parent-style-name="Standard" style:list-style-name="L374">
      <style:text-properties officeooo:paragraph-rsid="0012db53"/>
    </style:style>
    <style:style style:name="P387" style:family="paragraph" style:parent-style-name="Standard" style:list-style-name="L375">
      <style:text-properties officeooo:paragraph-rsid="0012db53"/>
    </style:style>
    <style:style style:name="P388" style:family="paragraph" style:parent-style-name="Standard" style:list-style-name="L376">
      <style:text-properties officeooo:paragraph-rsid="0012db53"/>
    </style:style>
    <style:style style:name="P389" style:family="paragraph" style:parent-style-name="Standard" style:list-style-name="L377">
      <style:text-properties officeooo:paragraph-rsid="0012db53"/>
    </style:style>
    <style:style style:name="P390" style:family="paragraph" style:parent-style-name="Standard" style:list-style-name="L378">
      <style:text-properties officeooo:paragraph-rsid="0012db53"/>
    </style:style>
    <style:style style:name="P391" style:family="paragraph" style:parent-style-name="Standard" style:list-style-name="L379">
      <style:text-properties officeooo:paragraph-rsid="0012db53"/>
    </style:style>
    <style:style style:name="P392" style:family="paragraph" style:parent-style-name="Standard" style:list-style-name="L380">
      <style:text-properties officeooo:paragraph-rsid="0012db53"/>
    </style:style>
    <style:style style:name="P393" style:family="paragraph" style:parent-style-name="Standard" style:list-style-name="L381">
      <style:text-properties officeooo:paragraph-rsid="0012db53"/>
    </style:style>
    <style:style style:name="P394" style:family="paragraph" style:parent-style-name="Standard" style:list-style-name="L382">
      <style:text-properties officeooo:paragraph-rsid="0012db53"/>
    </style:style>
    <style:style style:name="P395" style:family="paragraph" style:parent-style-name="Standard" style:list-style-name="L383">
      <style:text-properties officeooo:paragraph-rsid="0012db53"/>
    </style:style>
    <style:style style:name="P396" style:family="paragraph" style:parent-style-name="Standard" style:list-style-name="L384">
      <style:text-properties officeooo:paragraph-rsid="0012db53"/>
    </style:style>
    <style:style style:name="P397" style:family="paragraph" style:parent-style-name="Standard">
      <style:text-properties officeooo:rsid="0012db53" officeooo:paragraph-rsid="0015bf6b"/>
    </style:style>
    <style:style style:name="P398" style:family="paragraph" style:parent-style-name="Standard" style:list-style-name="L385">
      <style:text-properties officeooo:paragraph-rsid="0015bf6b"/>
    </style:style>
    <style:style style:name="P399" style:family="paragraph" style:parent-style-name="Standard" style:list-style-name="L386">
      <style:text-properties officeooo:paragraph-rsid="0012db53"/>
    </style:style>
    <style:style style:name="P400" style:family="paragraph" style:parent-style-name="Standard" style:list-style-name="L387">
      <style:text-properties officeooo:paragraph-rsid="0012db53"/>
    </style:style>
    <style:style style:name="P401" style:family="paragraph" style:parent-style-name="Standard" style:list-style-name="L388">
      <style:text-properties officeooo:paragraph-rsid="0012db53"/>
    </style:style>
    <style:style style:name="P402" style:family="paragraph" style:parent-style-name="Standard" style:list-style-name="L389">
      <style:text-properties officeooo:paragraph-rsid="0012db53"/>
    </style:style>
    <style:style style:name="P403" style:family="paragraph" style:parent-style-name="Standard" style:list-style-name="L390">
      <style:text-properties officeooo:paragraph-rsid="0012db53"/>
    </style:style>
    <style:style style:name="P404" style:family="paragraph" style:parent-style-name="Standard" style:list-style-name="L391">
      <style:text-properties officeooo:paragraph-rsid="0012db53"/>
    </style:style>
    <style:style style:name="P405" style:family="paragraph" style:parent-style-name="Standard" style:list-style-name="L392">
      <style:text-properties officeooo:paragraph-rsid="0012db53"/>
    </style:style>
    <style:style style:name="P406" style:family="paragraph" style:parent-style-name="Standard" style:list-style-name="L393">
      <style:text-properties officeooo:paragraph-rsid="0012db53"/>
    </style:style>
    <style:style style:name="P407" style:family="paragraph" style:parent-style-name="Standard" style:list-style-name="L394">
      <style:text-properties officeooo:paragraph-rsid="0012db53"/>
    </style:style>
    <style:style style:name="P408" style:family="paragraph" style:parent-style-name="Standard" style:list-style-name="L395">
      <style:text-properties officeooo:paragraph-rsid="0012db53"/>
    </style:style>
    <style:style style:name="P409" style:family="paragraph" style:parent-style-name="Standard" style:list-style-name="L396">
      <style:text-properties officeooo:paragraph-rsid="0012db53"/>
    </style:style>
    <style:style style:name="P410" style:family="paragraph" style:parent-style-name="Standard" style:list-style-name="L397">
      <style:text-properties officeooo:paragraph-rsid="0012db53"/>
    </style:style>
    <style:style style:name="T1" style:family="text">
      <style:text-properties officeooo:rsid="000e1f05"/>
    </style:style>
    <style:style style:name="T2" style:family="text">
      <style:text-properties officeooo:rsid="001967e3"/>
    </style:style>
    <style:style style:name="T3" style:family="text">
      <style:text-properties officeooo:rsid="00109452"/>
    </style:style>
    <style:style style:name="T4" style:family="text">
      <style:text-properties officeooo:rsid="00126999"/>
    </style:style>
    <style:style style:name="T5" style:family="text">
      <style:text-properties officeooo:rsid="0012db53"/>
    </style:style>
    <style:style style:name="T6" style:family="text">
      <style:text-properties officeooo:rsid="0015b1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1</text:span></text:p>
        </text:list-item>
      </text:list>
      <text:p text:style-name="P2">Você sobe os degraus rangentes até a porta da frente<text:line-break/>e para para recuperar o fôlego. Mesmo tendo<text:line-break/>corrido todo o caminho desde o carro, você está<text:line-break/>completamente encharcado; seus pés estão particularmente molhados.<text:line-break/><text:line-break/>A julgar pela quantidade de poças em que você pisou<text:line-break/>no escuro, a entrada da garagem precisa de uma pequena fortuna em reparos. Mas sob a varanda, você está protegido<text:line-break/>da tempestade e sacode a chuva das roupas<text:line-break/>antes de se virar para a porta.<text:line-break/><text:line-break/>A chuva ainda cai forte, mas um silêncio sinistro<text:line-break/>paira no ar. Nenhuma luz está acesa no andar de baixo. Você<text:line-break/>desce da varanda para verificar a janela do andar de cima<text:line-break/>que chamou sua atenção mais cedo. Nada. Nenhuma<text:line-break/>luz. O lugar todo parece deserto. Mas<text:line-break/>então você se lembra da hora - cinco minutos para<text:line-break/>a meia-noite. Todos na casa provavelmente já foram<text:line-break/>dormir. Uma coruja pia ao longe e um arrepio<text:line-break/>percorre sua espinha. A situação é um pouco assustadora.<text:line-break/>Aqui está você, no meio do nada, em uma casa velha, estranha e decadente, prestes a acordar quem quer que more lá dentro, à meia-noite. Certamente, eles não ficarão nada contentes. Mas você não tem escolha se quiser cumprir seu compromisso amanhã — precisa alcançar um telefone para pedir ajuda. Você se aproxima da porta da frente.<text:line-break/><text:line-break/>Do lado esquerdo da casa, um brilho fraco chama sua atenção. Uma luz foi acesa!<text:line-break/>Você respira aliviado; pelo menos alguém está acordado. Você considera suas opções: há um batedor elaborado no meio da porta e uma campainha pendurada à direita. Você baterá na porta com o batedor (vá para 357), puxará a campainha (vá para 275) ou dará a volta na casa para investigar a luz (vá para 289)?</text:p>
      <text:p text:style-name="Standard"/>
      <text:list text:style-name="L2">
        <text:list-item>
          <text:p text:style-name="P3"><text:span text:style-name="T1">2</text:span></text:p>
        </text:list-item>
      </text:list>
      <text:p text:style-name="P4">Agora você pode prosseguir virando à direita e<text:line-break/>tentando a porta da sala de Shaitan (vire para 200), ou<text:line-break/>virando à esquerda e seguindo a passagem, que<text:line-break/>segue à direita, passando por duas salas com os nomes Asmodeus e<text:line-break/>Eblis, e então retorna ao patamar (vire para 272).</text:p>
      <text:p text:style-name="P4"/>
      <text:list text:style-name="L3">
        <text:list-item>
          <text:p text:style-name="P5"><text:span text:style-name="T1">3</text:span></text:p>
        </text:list-item>
      </text:list>
      <text:p text:style-name="P4">Você pega a caixa e caminha até o espelho. Você coloca<text:line-break/>sua mão novamente e a retira. Parece<text:line-break/>seguro o suficiente. Você atravessa... bem na hora<text:line-break/>que você está, pois, ao desaparecer no espelho,<text:line-break/>você ouve a porta se abrir atrás de você. Você se encontra em<text:line-break/>uma pequena sala atrás do espelho. Você decide abrir<text:line-break/>a caixa de couro. Dentro dela há uma Chave Dourada, que você<text:line-break/>guarda no bolso. Agora vá para a página 160.</text:p>
      <text:p text:style-name="P4"/>
      <text:list text:style-name="L4">
        <text:list-item>
          <text:p text:style-name="P6"><text:span text:style-name="T1">4</text:span></text:p>
        </text:list-item>
      </text:list>
      <text:p text:style-name="P4">“Ah, um visitante ocasional, hein? Bem, o que você acha da nossa Os homens do torturador apertamE mostraremos ao nosso amigo o quão<text:line-break/><text:soft-page-break/>hospitaleiros somos", continua o torturador. "Que tipo de acomodação você gostaria, amigo?<text:line-break/>Você quer passar o resto da sua vida agachado ou em pé?"<text:line-break/>A risada maligna do torturador<text:line-break/>ecoa pela sala. Qual será a sua resposta?<text:line-break/>Você escolherá a jaula alta (vá para a página 396) ou a<text:line-break/>jaula de caixa (vá para a página 201)?</text:p>
      <text:p text:style-name="P4"/>
      <text:list text:style-name="L5">
        <text:list-item>
          <text:p text:style-name="P7"><text:span text:style-name="T1">6</text:span></text:p>
        </text:list-item>
      </text:list>
      <text:p text:style-name="P4">A porta se abre lentamente e você se encosta na parede. O homem que entra é baixo e atarracado, e parece estar curvado. Ele não está armado. Ele olha para dentro do cômodo e coça a cabeça. Evidentemente, ele ouviu algo e está perplexo por não encontrar nada no cômodo. Você dará um passo à frente e se anunciará (vá para a página 367) ou permanecerá escondido e esperará que ele vá embora (vá para a página 25)?</text:p>
      <text:p text:style-name="P4"/>
      <text:p text:style-name="P4"/>
      <text:list text:style-name="L6">
        <text:list-item>
          <text:p text:style-name="P8"><text:span text:style-name="T1">7</text:span></text:p>
        </text:list-item>
      </text:list>
      <text:p text:style-name="P2"><text:span text:style-name="T1">A campainha não abre um painel escondido, nem revela qualquer outra forma de fuga. Ao tocá-la, um sino começa a tocar por toda a casa! Você esconde o rosto nas mãos. Em poucos instantes, você será capturado pelo maligno Conde de Drumer, seus adoradores do diabo e servos. E desta vez você não escapará…</text:span></text:p>
      <text:p text:style-name="P2"/>
      <text:list text:style-name="L7">
        <text:list-item>
          <text:p text:style-name="P9">8</text:p>
        </text:list-item>
      </text:list>
      <text:p text:style-name="P2">Você se senta em uma cadeira maciça e esculpida e olha</text:p>
      <text:p text:style-name="P2">ao redor. O salão de recepção certamente não é o que você</text:p>
      <text:p text:style-name="P2">esperaria ver do lado de fora. Ele é elegantemente</text:p>
      <text:p text:style-name="P2">decorado com tapeçarias ricas e belos painéis de carvalho.</text:p>
      <text:p text:style-name="P2">Vários retratos enfeitam as paredes. Uma</text:p>
      <text:p text:style-name="P2">mesa robusta do século XVI está encostada em uma das paredes.</text:p>
      <text:p text:style-name="P2">Você esperará a chegada do seu anfitrião (vá para</text:p>
      <text:p text:style-name="P2">277), estudará as pinturas (vá para 304) ou procurará um</text:p>
      <text:p text:style-name="P2">telefone (vá para 238)?</text:p>
      <text:p text:style-name="P2"/>
      <text:list text:style-name="L8">
        <text:list-item>
          <text:p text:style-name="P10">9</text:p>
        </text:list-item>
      </text:list>
      <text:p text:style-name="P2">Resolva sua batalha com os Espíritos do Fogo. Eles</text:p>
      <text:p text:style-name="P2">atacam você um de cada vez:</text:p>
      <text:p text:style-name="P2">Primeiro Espírito do Fogo Habilidade 7 Vigor 4</text:p>
      <text:p text:style-name="P2">Segundo Espírito do Fogo = Habilidade 7 Vigor 3</text:p>
      <text:p text:style-name="P2">Cada vez que eles o ferem, você corre o risco adicional</text:p>
      <text:p text:style-name="P2">de suas chamas o tocarem. Você pode</text:p>
      <text:p text:style-name="P2">deduzir 3 pontos de Vigor em vez dos 2 normais, ou</text:p>
      <text:p text:style-name="P2">testar sua Sorte após cada ferimento. Um resultado de sorte</text:p>
      <text:p text:style-name="P2">significa que você consegue apagar a chama antes que ela</text:p>
      <text:p text:style-name="P2">o queime (sem dano de RESISTÊNCIA). Um resultado de azar</text:p>
      <text:p text:style-name="P2">significa que você perde 4 pontos de RESISTÊNCIA em vez de 3. Se</text:p>
      <text:p text:style-name="P2">você quiser escapar durante a batalha, vá para 218 —</text:p>
      <text:p text:style-name="P2">mas os Sprites darão um último golpe quando você sair. Se</text:p>
      <text:p text:style-name="P2">você ficar e lutar contra eles, vá para 375 se vencer.</text:p>
      <text:p text:style-name="P2"/>
      <text:list text:style-name="L9">
        <text:list-item>
          <text:p text:style-name="P11">10</text:p>
        </text:list-item>
      </text:list>
      <text:p text:style-name="P2">A Chave Dourada encaixa na fechadura e gira. A porta</text:p>
      <text:p text:style-name="P2">se abre para dar acesso a outra pequena sala. A poeira</text:p>
      <text:p text:style-name="P2">e as teias de aranha sugerem que esta sala é muito raramente</text:p>
      <text:p text:style-name="P2"><text:soft-page-break/>usada, e certamente parece bastante desinteressante. Mas</text:p>
      <text:p text:style-name="P2">na poeira espessa no chão, você nota uma pegada,</text:p>
      <text:p text:style-name="P2">depois outra. Alguém esteve aqui</text:p>
      <text:p text:style-name="P2">recentemente! As pegadas levam em direção à parede da direita,</text:p>
      <text:p text:style-name="P2">contornando a porta. Atrás de uma pedra solta na</text:p>
      <text:p text:style-name="P2">parede, você encontra o que esse visitante veio</text:p>
      <text:p text:style-name="P2">esconder — uma grande chave de ferro fundido. Você a pega e</text:p>
      <text:p text:style-name="P2">a examina. É pesado e de fabricação bastante rudimentar, e</text:p>
      <text:p text:style-name="P2">tem o número 27 gravado nele. Você o coloca no seu</text:p>
      <text:p text:style-name="P2">bolso. Nada mais de interessante parece estar na</text:p>
      <text:p text:style-name="P2">sala, mas você pode adicionar 2 pontos de Lucx por esta descoberta.</text:p>
      <text:p text:style-name="P2">Agora você deve sair da câmara. Vá para 204.</text:p>
      <text:p text:style-name="P2"/>
      <text:list text:style-name="L10">
        <text:list-item>
          <text:p text:style-name="P12">11</text:p>
        </text:list-item>
      </text:list>
      <text:p text:style-name="P2">Ao puxar a porta, seus ouvidos captam o som de</text:p>
      <text:p text:style-name="P2">outra porta se abrindo. Alguém está vindo! Você</text:p>
      <text:p text:style-name="P2">agarra a maçaneta e entra rapidamente na sala, fechando a</text:p>
      <text:p text:style-name="P2">porta silenciosamente atrás de você. Você espera na escuridão.</text:p>
      <text:p text:style-name="P2">A porta que você ouviu se fecha e tudo fica em silêncio. Há</text:p>
      <text:p text:style-name="P2">alguém espreitando por perto? Vá para 385.</text:p>
      <text:p text:style-name="P2"/>
      <text:list text:style-name="L11">
        <text:list-item>
          <text:p text:style-name="P13">12</text:p>
        </text:list-item>
      </text:list>
      <text:p text:style-name="P2">Você vasculha a caixa, mas não há nada</text:p>
      <text:p text:style-name="P2">mais escondido dentro dela. Todas as paredes parecem sólidas, exceto a do lado</text:p>
      <text:p text:style-name="P2">esquerdo, adjacente à entrada secreta.</text:p>
      <text:p text:style-name="P2">Você tateia ao redor e localiza outra porta secreta, mas não consegue sentir a trava. Talvez a mesma</text:p>
      <text:p text:style-name="P2">senha a abra. Você tenta, e a porta começa a</text:p>
      <text:p text:style-name="P2">se abrir lentamente, revelando outra sala. Você encara</text:p>
      <text:p text:style-name="P2">este outro cômodo; é quase uma réplica exata</text:p>
      <text:p text:style-name="P2">do cômodo em que você está! Está completamente</text:p>
      <text:p text:style-name="P2">vazio, exceto por uma mesa com uma caixa em cima.</text:p>
      <text:p text:style-name="P2"/>
      <text:p text:style-name="P2">Fascinante! Deseja entrar neste outro</text:p>
      <text:p text:style-name="P2">cômodo (vá para a página 133) ou sair e retornar pela</text:p>
      <text:p text:style-name="P2">porta original para subir as escadas (vá para a página 293)?</text:p>
      <text:p text:style-name="P2"/>
      <text:list text:style-name="L12">
        <text:list-item>
          <text:p text:style-name="P14">13</text:p>
        </text:list-item>
      </text:list>
      <text:p text:style-name="P2">Você entra no cômodo e fecha a porta atrás de</text:p>
      <text:p text:style-name="P2">você. O cômodo está vazio e você solta um suspiro de</text:p>
      <text:p text:style-name="P2">alívio, encostando-se na porta para recuperar o</text:p>
      <text:p text:style-name="P2">respirar. Você descansará no cômodo (vá para a página 372) ou tentará</text:p>
      <text:p text:style-name="P2">a janela como forma de escapar (vá para a página 107)?</text:p>
      <text:p text:style-name="P2"/>
      <text:list text:style-name="L13">
        <text:list-item>
          <text:p text:style-name="P15">14</text:p>
        </text:list-item>
      </text:list>
      <text:p text:style-name="P2">O cheiro vindo de dentro do cômodo te desequilibra</text:p>
      <text:p text:style-name="P2">e te paralisa. O</text:p>
      <text:p text:style-name="P2">cômodo em si é sem graça, com paredes e chão de pedra nus</text:p>
      <text:p text:style-name="P2">mas espalhados pelo chão estão os corpos decapitados de</text:p>
      <text:p text:style-name="P2">cinco cabras. Em pé sobre as cabras, alimentando-se</text:p>
      <text:p text:style-name="P2">delas vorazmente, estão três enormes Dogue Alemães! Ao entrar na sala, eles se viram para você,</text:p>
      <text:p text:style-name="P2">furiosos por terem sua refeição interrompida. Suas</text:p>
      <text:p text:style-name="P2">bocas se curvam para trás e eles rosnam. O cachorro mais próximo</text:p>
      <text:p text:style-name="P2"><text:soft-page-break/>salta em sua direção e você deve lutar contra ele:</text:p>
      <text:p text:style-name="P2">DOGUE ALEMÃO HABILIDADE 7 RESISTÊNCIA 5</text:p>
      <text:p text:style-name="P2">Se você derrotar o cachorro, vá para 94.</text:p>
      <text:p text:style-name="P2"/>
      <text:list text:style-name="L14">
        <text:list-item>
          <text:p text:style-name="P16">15</text:p>
        </text:list-item>
      </text:list>
      <text:p text:style-name="P17">Você puxa a maçaneta, mas a porta está trancada. Se você<text:line-break/>tiver uma chave, vá para a 212. Se você não tiver uma chave,<text:line-break/>vá para a 47.</text:p>
      <text:p text:style-name="P17"/>
      <text:list text:style-name="L15">
        <text:list-item>
          <text:p text:style-name="P18">16</text:p>
        </text:list-item>
      </text:list>
      <text:p text:style-name="P17">‘Um amigo do Mestre?’ rosna o torturador. ‘Eu nunca o vi antes. E conheço todos os amigos do Mestre.’ Você lhe diz que é novo nesta casa,<text:line-break/>e é por isso que está vagando por aí, perdido. O<text:line-break/>torturador não se convence com sua história, mas não pode<text:line-break/>arriscar-se a ferir um dos amigos do Mestre. ‘Vou lhe dizer<text:line-break/>o que farei’, anuncia ele. ‘Não acredito em você. Mas<text:line-break/>vou lhe dar uma chance. Se você conseguir me convencer de que<text:line-break/>você é um dos amigos do Mestre, eu o deixarei ir.<text:line-break/><text:line-break/>Mas primeiro você terá que passar por um pequeno teste. Amarrem nosso amigo<text:line-break/>aqui, rapazes! Os assistentes do torturador levam você<text:line-break/>para o meio da sala e o amarram na roda.<text:line-break/><text:line-break/>Vá para 381.</text:p>
      <text:p text:style-name="P17"/>
      <text:list text:style-name="L16">
        <text:list-item>
          <text:p text:style-name="P19">17</text:p>
        </text:list-item>
      </text:list>
      <text:p text:style-name="P17">Os dois homens arrancam a caixa de você. Um deles<text:line-break/>saca uma adaga! Ele rosna e avança contra você com ela.<text:line-break/>Embora você pule para o lado, você deve adicionar<text:line-break/>2 pontos de MEDO pelo susto. O outro homem agarra o pulso do<text:line-break/>amigo. ‘Não perca seu tempo. Esconda a<text:line-break/>caixa para o Mestre e eu cuidarei do nosso visitante!’<text:line-break/>O homem com a adaga grunhe em concordância e<text:line-break/>recua em direção à porta. Enquanto ele sai da sala, o<text:line-break/>outro avança. Resolva sua luta com ele:<text:line-break/>O SERVO DO MESTRE 8 RESISTÊNCIA 9<text:line-break/>Se você o derrotar, poderá sair da sala (vá para<text:line-break/>131).</text:p>
      <text:p text:style-name="P17"/>
      <text:list text:style-name="L17">
        <text:list-item>
          <text:p text:style-name="P20">18</text:p>
        </text:list-item>
      </text:list>
      <text:p text:style-name="P17">Ele lhe conta que há todo tipo de segredos nos<text:line-break/>porões. ‘...E alguns deles eu simplesmente não poderia lhe contar.<text:line-break/>Seria mais do que a minha vida valeria. Pois o<text:line-break/>Mestre me puniria. E eu não gostaria disso.’<text:line-break/>Nem preciso dizer que isso só aumenta sua curiosidade.<text:line-break/>Mas ele não se deixa pressionar sobre o assunto. Se<text:line-break/>você tiver uma arma, pode sacá-la e<text:line-break/>ameaçar o Corcunda (vá para 191). Se tiver<text:line-break/>algum conhaque, pode oferecer-lhe uma bebida (vá para 93).<text:line-break/><text:line-break/>Se não tiver nenhuma das duas, vá para 347.</text:p>
      <text:p text:style-name="P17"/>
      <text:list text:style-name="L18">
        <text:list-item>
          <text:p text:style-name="P21"><text:soft-page-break/>19</text:p>
        </text:list-item>
      </text:list>
      <text:p text:style-name="P17">Você vasculha o quarto, enquanto a velha<text:line-break/>o ameaça de sua cama. Você reconhece algumas das<text:line-break/>plantas, pois a maioria delas são plantas domésticas comuns.<text:line-break/><text:line-break/>A voz da mulher fica frenética enquanto você<text:line-break/>examina um jardim de ervas perto da janela. Uma<text:line-break/>ideia lhe ocorre e você se vira para ela, ameaçando<text:line-break/>destruir suas plantas a menos que ela lhe dê<text:line-break/>as informações que você precisa. Ela grita ao<text:line-break/>pensar em você prejudicando suas plantas e concorda.<text:line-break/><text:line-break/>O que você perguntará a ela:<text:line-break/>Como encontrar o homem de cinza? Vá para 388<text:line-break/>Sobre os cômodos secretos da<text:line-break/>casa? Vá para 321<text:line-break/>Quais são as ‘festividades’ desta noite?<text:line-break/>Vá para 283</text:p>
      <text:p text:style-name="P17"/>
      <text:list text:style-name="L19">
        <text:list-item>
          <text:p text:style-name="P22">20</text:p>
        </text:list-item>
      </text:list>
      <text:p text:style-name="P17">Enquanto seus escravos caem mortos no chão, o Vampiro<text:line-break/>se levanta, pronto para acabar com você. Você rapidamente<text:line-break/>mostra seu alho e ele se mantém firme. Mas<text:line-break/>o que você pode fazer agora? Você pode tentar a outra<text:line-break/>porta (vá para 270) ou voltar para a porta de entrada<text:line-break/>(vá para 90).</text:p>
      <text:p text:style-name="P17"/>
      <text:p text:style-name="P17"/>
      <text:list text:style-name="L20">
        <text:list-item>
          <text:p text:style-name="P23">21</text:p>
        </text:list-item>
      </text:list>
      <text:p text:style-name="P17">Você caminha pelo corredor. Você quer tentar<text:line-break/>a porta à esquerda (vá para 259) ou a porta à<text:line-break/>direita (vá para 118)? 22<text:line-break/>‘Mentiras!’, ele rosna, em resposta à sua explicação.<text:line-break/><text:line-break/>‘Você é igual a todos os outros nesta casa. Eu preciso<text:line-break/>destruir todos vocês!’ Gritando este aviso, ele salta<text:line-break/>em sua direção. Veja a página 271.</text:p>
      <text:p text:style-name="P17"/>
      <text:p text:style-name="P17"/>
      <text:list text:style-name="L21">
        <text:list-item>
          <text:p text:style-name="P24">23</text:p>
        </text:list-item>
      </text:list>
      <text:p text:style-name="P17">A cama é quente e confortável e você logo adormece<text:line-break/>no sono. Pensamentos estranhos e perturbadores passam<text:line-break/>pela sua mente e você acorda repentinamente em um<text:line-break/>suor frio. Um ruído o perturbou e você percebe que foi o som da porta fechando.<text:line-break/>Você olha ao redor do quarto e nota um copo contendo<text:line-break/>um líquido transparente ao lado da sua cama. Alguém trouxe<text:line-break/>uma bebida para você antes de dormir! Você pula da cama e<text:line-break/>tenta abrir a porta, mas está trancada. Você deseja engolir<text:line-break/>a bebida que lhe foi trazida (vá para a página 45)<text:line-break/>ou tentará arrombar a porta (vá para a página 128)?</text:p>
      <text:p text:style-name="P17"/>
      <text:p text:style-name="P17"/>
      <text:list text:style-name="L22">
        <text:list-item>
          <text:p text:style-name="P25"><text:soft-page-break/>24</text:p>
        </text:list-item>
      </text:list>
      <text:p text:style-name="P17">A porta se abre e você se encontra em uma pequena</text:p>
      <text:p text:style-name="P17">sala. Há outra porta que sai da sala.</text:p>
      <text:p text:style-name="P17"/>
      <text:p text:style-name="P17">Mas à sua frente, uma visão estranha chama</text:p>
      <text:p text:style-name="P17">sua atenção. Uma névoa brilhante parece estar</text:p>
      <text:p text:style-name="P17">pendurada na parede, quase como uma cortina de água cintilante.</text:p>
      <text:p text:style-name="P17">Você se aproxima para investigar e, cautelosamente,</text:p>
      <text:p text:style-name="P17">estende o dedo para tocá-la. Seu dedo atravessa</text:p>
      <text:p text:style-name="P17">a névoa! Reunindo coragem, você enfia</text:p>
      <text:p text:style-name="P17">a cabeça na névoa. Do outro lado, você</text:p>
      <text:p text:style-name="P17">percebe o que aconteceu. Sua cabeça emergiu</text:p>
      <text:p text:style-name="P17">através de um grande espelho em uma sala de recepção. Na</text:p>
      <text:p text:style-name="P17">parede oposta, há um enorme mural de uma paisagem campestre e,</text:p>
      <text:p text:style-name="P17">no meio da sala, estão uma mesa e</text:p>
      <text:p text:style-name="P17">seis cadeiras. O som de vozes do lado de fora da porta</text:p>
      <text:p text:style-name="P17">o assusta e você recua o olhar. Você vai</text:p>
      <text:p text:style-name="P17">esperar até que o caminho esteja livre e atravessar o</text:p>
      <text:p text:style-name="P17">espelho (vá para 349), tentar a outra porta nesta pequena</text:p>
      <text:p text:style-name="P17">sala atrás do espelho (vá para 294) ou vai</text:p>
      <text:p text:style-name="P17">voltar para as escadas e descer</text:p>
      <text:p text:style-name="P17">(vá para 216)?</text:p>
      <text:p text:style-name="P17"/>
      <text:list text:style-name="L23">
        <text:list-item>
          <text:p text:style-name="P26">25</text:p>
        </text:list-item>
      </text:list>
      <text:p text:style-name="P17">O homenzinho olha mais uma vez para dentro da sala,</text:p>
      <text:p text:style-name="P17">dá de ombros e sai, fechando a porta</text:p>
      <text:p text:style-name="P17">atrás de si. Você está sozinho novamente. Depois de esperar</text:p>
      <text:p text:style-name="P17">alguns minutos, você decide sair da sala. Vá para</text:p>
      <text:p text:style-name="P17">116.</text:p>
      <text:p text:style-name="P17">26</text:p>
      <text:p text:style-name="P17">Há outra porta alguns metros acima no</text:p>
      <text:p text:style-name="P17">patamar à esquerda. Esta é a porta para a sala de Mefisto.</text:p>
      <text:p text:style-name="P17">Se desejar entrar, vá para 298. Caso contrário,</text:p>
      <text:p text:style-name="P17">você pode passar por ela e seguir em direção a duas portas no</text:p>
      <text:p text:style-name="P17">canto do patamar (vá para 287).</text:p>
      <text:p text:style-name="P17"/>
      <text:list text:style-name="L24">
        <text:list-item>
          <text:p text:style-name="P27">27</text:p>
        </text:list-item>
      </text:list>
      <text:p text:style-name="P17">Você abre as cortinas e olha para fora. A</text:p>
      <text:p text:style-name="P17">luz na sala dificulta a visão, então você fecha</text:p>
      <text:p text:style-name="P17">as cortinas atrás de si. Com o rosto pressionado</text:p>
      <text:p text:style-name="P17">contra as grades, você olha pela janela.</text:p>
      <text:p text:style-name="P17"/>
      <text:p text:style-name="P17">Um trovão ressoa à distância e a</text:p>
      <text:p text:style-name="P17">chuva ainda cai forte, dificultando a visão</text:p>
      <text:p text:style-name="P17">de qualquer coisa. Um relâmpago corta o céu</text:p>
      <text:p text:style-name="P17">e ilumina uma cena que faz você gritar</text:p>
      <text:p text:style-name="P17">bem alto! Do lado de fora da sua janela, encharcado e</text:p>
      <text:p text:style-name="P17">balançando ao vento, está um rosto horripilante! Uma figura morta há muito tempo,</text:p>
      <text:p text:style-name="P17">enforcada, encara você com</text:p>
      <text:p text:style-name="P17">olhos sem vida. Você dá um passo para trás e fecha as cortinas</text:p>
      <text:p text:style-name="P17">para esconder a visão horrenda. O rosto é familiar.</text:p>
      <text:p text:style-name="P17"/>
      <text:p text:style-name="P17"><text:soft-page-break/>O velho da aldeia! Você deve adicionar 3 pontos de MEDO.</text:p>
      <text:p text:style-name="P17">O que você fará agora? Vai se jogar na</text:p>
      <text:p text:style-name="P17">cama e dormir a noite toda (vá para a página 231) ou correr</text:p>
      <text:p text:style-name="P17">para o patamar (vá para a página 121)?</text:p>
      <text:p text:style-name="P17"/>
      <text:list text:style-name="L25">
        <text:list-item>
          <text:p text:style-name="P28">28</text:p>
        </text:list-item>
      </text:list>
      <text:p text:style-name="P17">O Orelha de Drumer é o último sobrevivente de sua família.</text:p>
      <text:p text:style-name="P17">Sua propriedade se estende por quilômetros ao redor da casa. Em certa época, a propriedade era próspera, com muitos arrendatários cultivando suas terras e proporcionando uma renda saudável para sua família. Mas as coisas começaram a mudar. Sua irmã morreu aos trinta e dois anos em circunstâncias misteriosas. Ela foi encontrada morta em uma clareira na floresta com marcas estranhas no pescoço. A notícia se espalhou rapidamente e os camponeses ignorantes começaram a murmurar sobre bruxaria e magia negra. Aos olhos deles, a casa estava amaldiçoada.</text:p>
      <text:p text:style-name="P17"/>
      <text:p text:style-name="P17">Pura superstição, é claro, mas gradualmente os agricultores se mudaram para novos pastos, evitando a propriedade.</text:p>
      <text:p text:style-name="P17"/>
      <text:p text:style-name="P17">Você já terminou sua refeição. Franklin retorna para lhe oferecer frutas, queijo, café e conhaque.</text:p>
      <text:p text:style-name="P17"/>
      <text:p text:style-name="P17">Você aceitará:</text:p>
      <text:p text:style-name="P17">Frutas, café e conhaque? Vire para 224</text:p>
      <text:p text:style-name="P17">Queijo, café e conhaque? Vire para 74</text:p>
      <text:p text:style-name="P17">Apenas queijo e café? Vá para 319</text:p>
      <text:p text:style-name="P17"/>
      <text:list text:style-name="L26">
        <text:list-item>
          <text:p text:style-name="P29">29</text:p>
        </text:list-item>
      </text:list>
      <text:p text:style-name="P17">Enquanto o Ghout cai no chão, ele se choca contra um</text:p>
      <text:p text:style-name="P17">prateleira de panelas pendurada na parede. As panelas caem</text:p>
      <text:p text:style-name="P17">no chão; o barulho é ensurdecedor! Você foi</text:p>
      <text:p text:style-name="P17">ouvido? Vá para 254 para descobrir.</text:p>
      <text:p text:style-name="P17"/>
      <text:list text:style-name="L27">
        <text:list-item>
          <text:p text:style-name="P30">30</text:p>
        </text:list-item>
      </text:list>
      <text:p text:style-name="P17">Resolva sua batalha com o Conde de Drumer. Se você</text:p>
      <text:p text:style-name="P17">estiver usando a faca Kris, adicione 3 pontos à sua HABILIDADE</text:p>
      <text:p text:style-name="P17">durante a luta:</text:p>
      <text:p text:style-name="P17">O CONDE DE DRUMER HABILIDADE 9 RESISTÊNCIA 10</text:p>
      <text:p text:style-name="P17">Se você vencer, vá para 288.</text:p>
      <text:p text:style-name="P17"/>
      <text:list text:style-name="L28">
        <text:list-item>
          <text:p text:style-name="P31">31</text:p>
        </text:list-item>
      </text:list>
      <text:p text:style-name="P17">Enquanto você corre para a porta, você escorrega em uma poça de</text:p>
      <text:p text:style-name="P17">sangue de cabra e desliza para o chão. Os cães</text:p>
      <text:p text:style-name="P17">aproveitam a chance e pulam em cima de você. Vá para</text:p>
      <text:p text:style-name="P17">78 e lute contra os cães. Mas como você está em</text:p>
      <text:p text:style-name="P17">desvantagem, por ter caído, você deve deduzir</text:p>
      <text:p text:style-name="P17">2 da sua Força de Ataque durante as primeiras quatro Rodadas de Ataque.</text:p>
      <text:p text:style-name="P17"/>
      <text:list text:style-name="L29">
        <text:list-item>
          <text:p text:style-name="P32">32</text:p>
        </text:list-item>
      </text:list>
      <text:p text:style-name="P17">Você saca sua arma e avança. O homem</text:p>
      <text:p text:style-name="P17">recua ao vê-la, mas você se aproxima.</text:p>
      <text:p text:style-name="P17">Enquanto se prepara para atacar, um sorriso malicioso se espalha</text:p>
      <text:p text:style-name="P17">pelo rosto dele. Vá para 326.</text:p>
      <text:p text:style-name="P17"/>
      <text:p text:style-name="P17"/>
      <text:list text:style-name="L30">
        <text:list-item>
          <text:p text:style-name="P33"><text:soft-page-break/>33</text:p>
        </text:list-item>
      </text:list>
      <text:p text:style-name="P17">Um pouco mais adiante na varanda, você</text:p>
      <text:p text:style-name="P17">chega a uma porta com o nome Azazel escrito na placa.</text:p>
      <text:p text:style-name="P17">Se desejar tentar esta porta, vá para 358. Se</text:p>
      <text:p text:style-name="P17">preferir continuar, virando à esquerda e</text:p>
      <text:p text:style-name="P17">seguindo o patamar, vá para 229.</text:p>
      <text:p text:style-name="P17"/>
      <text:list text:style-name="L31">
        <text:list-item>
          <text:p text:style-name="P34">34</text:p>
        </text:list-item>
      </text:list>
      <text:p text:style-name="P17">Quão boas são suas habilidades de persuasão? Jogue dois dados e compare o total com sua pontuação de HABILIDADE.</text:p>
      <text:p text:style-name="P17">Se você rolar um número igual ou menor que sua pontuação de HABILIDADE, vá para 177. Se você rolar um número maior</text:p>
      <text:p text:style-name="P17">que sua pontuação de HABILIDADE, vá para 22.</text:p>
      <text:p text:style-name="P17"/>
      <text:list text:style-name="L32">
        <text:list-item>
          <text:p text:style-name="P35">35</text:p>
        </text:list-item>
      </text:list>
      <text:p text:style-name="P17">Seus olhos brilham quando a tampa se abre. A caixa é</text:p>
      <text:p text:style-name="P17">forrada com veludo vermelho e, bem no meio, há uma</text:p>
      <text:p text:style-name="P17">adaga com cabo de pérola. Sua lâmina prateada é ondulada, mas</text:p>
      <text:p text:style-name="P17">é finamente polida e afiada como uma navalha. Uma inscrição na</text:p>
      <text:p text:style-name="P17">tampa de madeira diz:</text:p>
      <text:p text:style-name="P17">A Faca Kris</text:p>
      <text:p text:style-name="P17">Uma lâmina forjada para a glorificação e o prazer dos</text:p>
      <text:p text:style-name="P17">Demônios do Fogo do Inferno — nossos verdadeiros Mestres. Para ser usada somente por</text:p>
      <text:p text:style-name="P17">Iniciados. Nunca deve ser empunhada na presença dos</text:p>
      <text:p text:style-name="P17">Mestres.</text:p>
      <text:p text:style-name="P17"/>
      <text:p text:style-name="P17">Uma sensação de reverência te invade ao pegar a faca.</text:p>
      <text:p text:style-name="P17">Você a vira delicadamente em suas mãos e então</text:p>
      <text:p text:style-name="P17">a coloca no bolso. Por esta descoberta, você pode adicionar 3</text:p>
      <text:p text:style-name="P17">pontos de SORTE. Agora você deve decidir o que fazer a seguir.</text:p>
      <text:p text:style-name="P17"/>
      <text:p text:style-name="P17">Você sairá pelo mesmo caminho por onde entrou e subirá as</text:p>
      <text:p text:style-name="P17">escadas para o térreo (vá para a página 293) ou</text:p>
      <text:p text:style-name="P17">revirará a sala minuciosamente primeiro (vá para a página 12)?</text:p>
      <text:p text:style-name="P17"/>
      <text:list text:style-name="L33">
        <text:list-item>
          <text:p text:style-name="P36">36</text:p>
        </text:list-item>
      </text:list>
      <text:p text:style-name="P17">Você pode agora sair da loja de alimentos. Você tentará a</text:p>
      <text:p text:style-name="P17">porta oposta (vá para a página 305) ou refará seus passos</text:p>
      <text:p text:style-name="P17">pelo corredor (vá para a página 366)?</text:p>
      <text:p text:style-name="P17"/>
      <text:list text:style-name="L34">
        <text:list-item>
          <text:p text:style-name="P37">37</text:p>
        </text:list-item>
      </text:list>
      <text:p text:style-name="P17">Você estuda o retrato do ‘Duque de Brewster:</text:p>
      <text:p text:style-name="P17">1763-1828’. Um sujeito bastante elegante, você pensa</text:p>
      <text:p text:style-name="P17">enquanto o observa. Mas de repente você dá um pulo para trás!</text:p>
      <text:p text:style-name="P17">Você juraria que viu seus olhos se moverem! Um momento</text:p>
      <text:p text:style-name="P17">depois, suas suspeitas são confirmadas. Seus olhos estão</text:p>
      <text:p text:style-name="P17">definitivamente se movendo, direcionando sua atenção para</text:p>
      <text:p text:style-name="P17">uma das portas no corredor. O que está acontecendo?</text:p>
      <text:p text:style-name="P17"/>
      <text:p text:style-name="P17">Seu carro quebra e de repente você está em uma</text:p>
      <text:p text:style-name="P17">casa abandonada elegantemente decorada, com retratos que se movem!</text:p>
      <text:p text:style-name="P17">Você se sentará na cadeira e esperará</text:p>
      <text:p text:style-name="P17"><text:soft-page-break/>seu anfitrião retornar (vá para a página 277) ou tentará a maçaneta da</text:p>
      <text:p text:style-name="P17">porta para a qual o retrato está olhando (vá para a página 391)?</text:p>
      <text:p text:style-name="P17">Você pode, se quiser, olhar outra pintura</text:p>
      <text:p text:style-name="P17">indo para a página 250.</text:p>
      <text:p text:style-name="P17"/>
      <text:list text:style-name="L35">
        <text:list-item>
          <text:p text:style-name="P38">38</text:p>
        </text:list-item>
      </text:list>
      <text:p text:style-name="P17">A primeira letra que Orville lhe dá é D. Você deve começar</text:p>
      <text:p text:style-name="P17">a escrever imediatamente, ou terá que deduzir 1</text:p>
      <text:p text:style-name="P17">ponto da sua pontuação de RESISTÊNCIA enquanto Dirk aperta o</text:p>
      <text:p text:style-name="P17">prateleiro. Quando estiver pronto, vá para a página 352.</text:p>
      <text:p text:style-name="P17"/>
      <text:list text:style-name="L36">
        <text:list-item>
          <text:p text:style-name="P39">39</text:p>
        </text:list-item>
      </text:list>
      <text:p text:style-name="P17">Com um esforço sobre-humano, você vence o</text:p>
      <text:p text:style-name="P17">poder hipnótico do olho e fecha o livro com força.</text:p>
      <text:p text:style-name="P17">Colocando-o de volta na prateleira, você esfrega os olhos.</text:p>
      <text:p text:style-name="P17"/>
      <text:p text:style-name="P17">Embora um pouco atordoado, você está a salvo. Mas decide</text:p>
      <text:p text:style-name="P17">sair desta sala sem demora. Vá para a página 54.</text:p>
      <text:p text:style-name="P17"/>
      <text:list text:style-name="L37">
        <text:list-item>
          <text:p text:style-name="P40">40</text:p>
        </text:list-item>
      </text:list>
      <text:p text:style-name="P17">A caixa chacoalha quando você a toca. Há algo</text:p>
      <text:p text:style-name="P17">sólido dentro dela. Você destranca a trava e abre a</text:p>
      <text:p text:style-name="P17">tampa. Dentro, você encontra uma pequena chave. Você tenta a chave na</text:p>
      <text:p text:style-name="P17">porta e ela encaixa! A chave gira e destranca a</text:p>
      <text:p text:style-name="P17">porta, permitindo que você saia da sala. Você se encontra</text:p>
      <text:p text:style-name="P17">no canto do patamar e há uma</text:p>
      <text:p text:style-name="P17">porta sem identificação à sua esquerda. Se desejar passar por ela, vire para a página 86. Em frente, você pode ver</text:p>
      <text:p text:style-name="P17">a escadaria principal que desce. Se desejar</text:p>
      <text:p text:style-name="P17">ir por esse caminho, vire para a página 193.</text:p>
      <text:p text:style-name="P17"/>
      <text:list text:style-name="L38">
        <text:list-item>
          <text:p text:style-name="P41">41</text:p>
        </text:list-item>
      </text:list>
      <text:p text:style-name="P17">Começando no fundo, você examina os armários.</text:p>
      <text:p text:style-name="P17"/>
      <text:p text:style-name="P17">Você abre a primeira porta e encontra um guarda-roupa</text:p>
      <text:p text:style-name="P17">com vestidos e blusas pendurados dentro. Você abre</text:p>
      <text:p text:style-name="P17">a segunda porta — e dá um pulo para trás assustado!</text:p>
      <text:p text:style-name="P17">Pois lá dentro, parcialmente vestidos com roupas esfarrapadas, estão</text:p>
      <text:p text:style-name="P17">dois ESQUELETOS. Tendo-os perturbado ao</text:p>
      <text:p text:style-name="P17">abrir a porta, eles estão ganhando vida diante</text:p>
      <text:p text:style-name="P17">dos seus olhos e avançando para atacar! Você deve adicionar 2</text:p>
      <text:p text:style-name="P17">pontos de MEDO pelo susto e então lutar contra eles, um</text:p>
      <text:p text:style-name="P17">de cada vez:</text:p>
      <text:p text:style-name="P17">Primeiro ESQUELETO HABILIDADE 6 RESISTÊNCIA 6</text:p>
      <text:p text:style-name="P17">Segundo ESQUELETO HABILIDADE 7 RESISTÊNCIA 6</text:p>
      <text:p text:style-name="P17">Se você derrotar os Esqueletos, você pode olhar</text:p>
      <text:p text:style-name="P17">ao redor da sala (vá para 338) ou sair (vá para 243).</text:p>
      <text:p text:style-name="P17"/>
      <text:list text:style-name="L39">
        <text:list-item>
          <text:p text:style-name="P42">42</text:p>
        </text:list-item>
      </text:list>
      <text:p text:style-name="P17">O corredor se estreita perto da escada e se alarga novamente</text:p>
      <text:p text:style-name="P17">mais adiante. Você pode virar à esquerda aqui (vá para 316), ou</text:p>
      <text:p text:style-name="P17">seguir o corredor para a direita e tentar a</text:p>
      <text:p text:style-name="P17"><text:soft-page-break/>primeira porta à direita (vá para 217).</text:p>
      <text:p text:style-name="P17"/>
      <text:list text:style-name="L40">
        <text:list-item>
          <text:p text:style-name="P43">43</text:p>
        </text:list-item>
      </text:list>
      <text:p text:style-name="P17">Começando no final, você examina os armários.</text:p>
      <text:p text:style-name="P17"/>
      <text:p text:style-name="P17">Você abre a primeira porta e descobre que é um guarda-roupa</text:p>
      <text:p text:style-name="P17">com vestidos e blusas pendurados dentro. Você abre</text:p>
      <text:p text:style-name="P17">a segunda porta — e dá um pulo para trás de susto!</text:p>
      <text:p text:style-name="P17">Pois lá dentro, parcialmente vestidos com roupas esfarrapadas, estão</text:p>
      <text:p text:style-name="P17">dois ESQUELETOS. Tendo-os perturbado</text:p>
      <text:p text:style-name="P17">abrindo a porta, eles estão ganhando vida diante</text:p>
      <text:p text:style-name="P17">dos seus olhos e avançando para atacar! Você deve adicionar 2</text:p>
      <text:p text:style-name="P17">pontos de MEDO pelo choque e agora deve lutar</text:p>
      <text:p text:style-name="P17">contra eles, um de cada vez:</text:p>
      <text:p text:style-name="P17">Primeiro ESQUELETO HABILIDADE 6 RESISTÊNCIA 6</text:p>
      <text:p text:style-name="P17">Segundo ESQUELETO HABILIDADE 7 RESISTÊNCIA 6</text:p>
      <text:p text:style-name="P17">Se você derrotar os Esqueletos, poderá olhar dentro</text:p>
      <text:p text:style-name="P17">dos armários antes de sair. Vá para a página 368.</text:p>
      <text:p text:style-name="P17"/>
      <text:list text:style-name="L41">
        <text:list-item>
          <text:p text:style-name="P44">44</text:p>
        </text:list-item>
      </text:list>
      <text:p text:style-name="P17">A porta não está trancada. Você a abre cautelosamente e</text:p>
      <text:p text:style-name="P17">enfia a cabeça para dentro. Você encontrou um depósito de alimentos</text:p>
      <text:p text:style-name="P17">de algum tipo; a sala está repleta de prateleiras com</text:p>
      <text:p text:style-name="P17">vários alimentos. Pão, carnes secas,</text:p>
      <text:p text:style-name="P17">queijo, frutas, peixe seco, vinho (tinto e branco) e</text:p>
      <text:p text:style-name="P17">bolos estão todos cuidadosamente empilhados nas prateleiras. Se você</text:p>
      <text:p text:style-name="P17">precisar restaurar um pouco da sua RESISTÊNCIA, pode</text:p>
      <text:p text:style-name="P17">escolher qualquer um deles para comer. Anote qual você escolher,</text:p>
      <text:p text:style-name="P17">depois vá para 227. Se preferir não arriscar tomar</text:p>
      <text:p text:style-name="P17">nenhum deles, vá para 36.</text:p>
      <text:p text:style-name="P17"/>
      <text:list text:style-name="L42">
        <text:list-item>
          <text:p text:style-name="P45">45</text:p>
        </text:list-item>
      </text:list>
      <text:p text:style-name="P17">O líquido tem um gosto levemente adocicado, como água com</text:p>
      <text:p text:style-name="P17">uma colher de açúcar dissolvida. Mas sua boca</text:p>
      <text:p text:style-name="P17">está seca por causa do sono e você o bebe. Você</text:p>
      <text:p text:style-name="P17">se deita, pensando em seu visitante. Você decide que</text:p>
      <text:p text:style-name="P17">provavelmente era Franklins, o mordomo. Foi gentil da parte</text:p>
      <text:p text:style-name="P17">dele trazer uma bebida, mas por que ele trancou a</text:p>
      <text:p text:style-name="P17">porta? Novamente, você começa a se sentir cansado e se encolhe</text:p>
      <text:p text:style-name="P17">na cama. Sua cabeça começa a girar e o quarto</text:p>
      <text:p text:style-name="P17">roda. Tarde demais, você percebe que foi</text:p>
      <text:p text:style-name="P17">drogado! Embora você tente ao máximo lutar contra</text:p>
      <text:p text:style-name="P17">a sensação, é inútil. A consciência se esvai...</text:p>
      <text:p text:style-name="P17"/>
      <text:p text:style-name="P17">Vá para 173.</text:p>
      <text:p text:style-name="P17"/>
      <text:list text:style-name="L43">
        <text:list-item>
          <text:p text:style-name="P46">46</text:p>
        </text:list-item>
      </text:list>
      <text:p text:style-name="P17">Você tem alho com você? Se sim, vá para 361. Se</text:p>
      <text:p text:style-name="P17">você tiver um anel de ouro com bordas de rubis, vá para 135.</text:p>
      <text:p text:style-name="P17">Se você tiver ambos, pode escolher usar</text:p>
      <text:p text:style-name="P17">qualquer um deles. Se não tiver nenhum, escolha outra arma</text:p>
      <text:p text:style-name="P17">e vá para 32.</text:p>
      <text:list text:style-name="L44">
        <text:list-item>
          <text:p text:style-name="P47"><text:soft-page-break/>47</text:p>
        </text:list-item>
      </text:list>
      <text:p text:style-name="P17">Para onde você gostaria de ir agora? A sala de Shaitan</text:p>
      <text:p text:style-name="P17">no final do corredor (vá para 200), a sala de Mammon</text:p>
      <text:p text:style-name="P17">em frente (vá para 123), ou você prefere</text:p>
      <text:p text:style-name="P17">voltar pelo corredor e seguir o</text:p>
      <text:p text:style-name="P17">patamar (vá para 272)?</text:p>
      <text:p text:style-name="P17"/>
      <text:list text:style-name="L45">
        <text:list-item>
          <text:p text:style-name="P48">48</text:p>
        </text:list-item>
      </text:list>
      <text:p text:style-name="P17">Você entra na pequena sala. Olhando ao redor para</text:p>
      <text:p text:style-name="P17">certificar-se de que está seguro, você caminha até a mesa.</text:p>
      <text:p text:style-name="P17">O resto da sala está vazio, exceto pela mesa e</text:p>
      <text:p text:style-name="P17">a caixa que repousa sobre ela. Será esta a que você</text:p>
      <text:p text:style-name="P17">está procurando? É uma bela caixa retangular</text:p>
      <text:p text:style-name="P17">feita de madeira com fechos de latão. Parece um</text:p>
      <text:p text:style-name="P17">estojo para um par de pistolas de duelo. Você destrava o</text:p>
      <text:p text:style-name="P17">fecho e abre a tampa. Vá para 35.</text:p>
      <text:p text:style-name="P17"/>
      <text:list text:style-name="L46">
        <text:list-item>
          <text:p text:style-name="P49">49</text:p>
        </text:list-item>
      </text:list>
      <text:p text:style-name="P17">Você tem três portas para escolher aqui. Você irá</text:p>
      <text:p text:style-name="P17">passar pela porta no final do corredor (vá para 195), tentar a porta à esquerda (vá para 307) ou tentar a</text:p>
      <text:p text:style-name="P17">porta à direita (vá para 217)?</text:p>
      <text:p text:style-name="P17"/>
      <text:list text:style-name="L47">
        <text:list-item>
          <text:p text:style-name="P50">50</text:p>
        </text:list-item>
      </text:list>
      <text:p text:style-name="P17">Sua mão tateante toca um pedaço de madeira. Você</text:p>
      <text:p text:style-name="P17">sente e descobre que é um pedaço de galho do tamanho de um</text:p>
      <text:p text:style-name="P17">taco de beisebol. Se você usar isso em uma luta, contará como uma ARMA (adicione 3 pontos de habilidade). Agora você</text:p>
      <text:p text:style-name="P17">deve retornar ao assunto do seu visitante. Você irá</text:p>
      <text:p text:style-name="P17">atacar assim que a porta se abrir (vá para 183) ou irá</text:p>
      <text:p text:style-name="P17">manter o galho escondido e esperar para ver o que</text:p>
      <text:p text:style-name="P17">entra pela porta (vá para 263)?</text:p>
      <text:p text:style-name="P17"/>
      <text:list text:style-name="L48">
        <text:list-item>
          <text:p text:style-name="P51">51</text:p>
        </text:list-item>
      </text:list>
      <text:p text:style-name="P17">Se você deseja procurar por passagens secretas, vá para 276.</text:p>
      <text:p text:style-name="P17">Caso contrário, retorne à última referência e escolha</text:p>
      <text:p text:style-name="P17">novamente.</text:p>
      <text:p text:style-name="P17"/>
      <text:list text:style-name="L49">
        <text:list-item>
          <text:p text:style-name="P52">52</text:p>
        </text:list-item>
      </text:list>
      <text:p text:style-name="P17">O Demônio do Inferno avança e ataca você</text:p>
      <text:p text:style-name="P17">com suas garras, agarrando seu braço com tanta força</text:p>
      <text:p text:style-name="P17">que o quebra. Você grita e agarra seu braço ferido</text:p>
      <text:p text:style-name="P17">agora inútil na batalha. Mas sua agonia</text:p>
      <text:p text:style-name="P17">será de curta duração. Pois nada que você faça derrotará</text:p>
      <text:p text:style-name="P17">esta criatura sobrenatural. A batalha — e sua vida —</text:p>
      <text:p text:style-name="P17">em breve chegará ao fim...</text:p>
      <text:p text:style-name="P17">Você tenta se esquivar, mas a cadeira é muito rápida para</text:p>
      <text:p text:style-name="P17">você. Ela atinge sua canela, fazendo você uivar</text:p>
      <text:p text:style-name="P17">de dor. Perca 2 pontos de RESISTÊNCIA e adicione também 1 ponto de MEDO</text:p>
      <text:p text:style-name="P17">pela experiência perturbadora. É melhor</text:p>
      <text:p text:style-name="P17">sair da sala antes que o POLTERGEIST o machuque</text:p>
      <text:p text:style-name="P17">mais gravemente! Vá para 2.</text:p>
      <text:list text:style-name="L50">
        <text:list-item>
          <text:p text:style-name="P53"><text:soft-page-break/><text:span text:style-name="T2">53</text:span></text:p>
        </text:list-item>
      </text:list>
      <text:p text:style-name="P54">Você tenta se esquivar, mas a cadeira é muito rápida. Ela atinge sua canela, fazendo você gritar de dor. Perca 2 pontos de resistência e ganhe 1 ponto de medo pela experiência perturbadora. É melhor sair da sala antes que o poltergeist o machuque mais seriamente! Vire para 2</text:p>
      <text:list text:style-name="L51">
        <text:list-header>
          <text:p text:style-name="P55"/>
        </text:list-header>
        <text:list-item>
          <text:p text:style-name="P55">54</text:p>
        </text:list-item>
      </text:list>
      <text:p text:style-name="P17">Há duas portas que saem do escritório.</text:p>
      <text:p text:style-name="P17">Você entrou pela sala de estar? Se sim, você pode</text:p>
      <text:p text:style-name="P17">sair pela outra porta (vá para 247). Se você</text:p>
      <text:p text:style-name="P17">entrou pelo corredor, agora pode sair</text:p>
      <text:p text:style-name="P17">pela outra porta, virando para a página 353.</text:p>
      <text:p text:style-name="P17"/>
      <text:list text:style-name="L52">
        <text:list-item>
          <text:p text:style-name="P56">55</text:p>
        </text:list-item>
      </text:list>
      <text:p text:style-name="P17">‘Hoje à noite?’, ela pergunta com a voz rouca. ‘Vamos ver. Ah, sim, haverá uma</text:p>
      <text:p text:style-name="P17">cerimônia hoje à noite. O irmão Samuelson — não, acho que</text:p>
      <text:p text:style-name="P17">é Isaacson — receberá a bênção do Mestre.</text:p>
      <text:p text:style-name="P17"/>
      <text:p text:style-name="P17">Se eu fosse você, ficaria bem longe da</text:p>
      <text:p text:style-name="P17">cerimônia. Eles não gostam de espectadores.’ Ela</text:p>
      <text:p text:style-name="P17">tosse um pouco e seus olhos se fecham, como se o esforço de</text:p>
      <text:p text:style-name="P17">falar fosse demais para ela. Você considera as palavras dela</text:p>
      <text:p text:style-name="P17">e a deixa em paz, indo em direção à porta.</text:p>
      <text:p text:style-name="P17"/>
      <text:p text:style-name="P17">Vire para a página 159.</text:p>
      <text:p text:style-name="P17"/>
      <text:list text:style-name="L53">
        <text:list-item>
          <text:p text:style-name="P57">56</text:p>
        </text:list-item>
      </text:list>
      <text:p text:style-name="P17">Quando a luta começa, você pode ver que ele não está curvado</text:p>
      <text:p text:style-name="P17">ao meio — ele é um CORCUNDA! Agora resolva</text:p>
      <text:p text:style-name="P17">sua batalha com ele:</text:p>
      <text:p text:style-name="P17">HABILIDADE DE CORCUNDA 7 RESISTÊNCIA 7</text:p>
      <text:p text:style-name="P17">Após três Rodadas de Ataque, vá para 72.</text:p>
      <text:p text:style-name="P17"/>
      <text:list text:style-name="L54">
        <text:list-item>
          <text:p text:style-name="P58">57</text:p>
        </text:list-item>
      </text:list>
      <text:p text:style-name="P17">"Vamos, vamos, Orville. Vamos ter outra." Orville</text:p>
      <text:p text:style-name="P17">pensa novamente e desta vez diz "Tá bom!" Escreva sua</text:p>
      <text:p text:style-name="P17">resposta rapidamente ou deduza outro ponto de resistência.</text:p>
      <text:p text:style-name="P17"/>
      <text:p text:style-name="P17">Vá para 333.</text:p>
      <text:p text:style-name="P17"/>
      <text:list text:style-name="L55">
        <text:list-item>
          <text:p text:style-name="P59">58</text:p>
        </text:list-item>
      </text:list>
      <text:p text:style-name="P17">O corredor se alarga. Você atravessa para outro</text:p>
      <text:p text:style-name="P17">corredor e continua na direção em que estava</text:p>
      <text:p text:style-name="P17">indo até chegar a duas portas, uma em frente à outra.</text:p>
      <text:p text:style-name="P17">Você tentará a porta à direita (vá para 118)</text:p>
      <text:p text:style-name="P17">ou a porta à esquerda (vá para 323)?</text:p>
      <text:p text:style-name="P17"/>
      <text:list text:style-name="L56">
        <text:list-item>
          <text:p text:style-name="P60">59</text:p>
        </text:list-item>
      </text:list>
      <text:p text:style-name="P17">A porta está trancada! Parece que seus anfitriões certamente</text:p>
      <text:p text:style-name="P17">não querem que você fique rondando a casa. Você</text:p>
      <text:p text:style-name="P17">quer tentar arrombar a porta (vá para 79) ou</text:p>
      <text:p text:style-name="P17">entrar na cama (vá para 23)? Se preferir, você pode</text:p>
      <text:p text:style-name="P17">fingir que vai para a cama, apagar a luz e esperar para</text:p>
      <text:p text:style-name="P17"><text:soft-page-break/>ver o que acontece (vá para 63).</text:p>
      <text:p text:style-name="P17"/>
      <text:list text:style-name="L57">
        <text:list-item>
          <text:p text:style-name="P61">60</text:p>
        </text:list-item>
      </text:list>
      <text:p text:style-name="P17">Parece não haver outra saída do corredor.</text:p>
      <text:p text:style-name="P17"/>
      <text:p text:style-name="P17">Até mesmo o painel por onde você entrou agora</text:p>
      <text:p text:style-name="P17">está fechado. Há uma campainha na parede e, na esperança</text:p>
      <text:p text:style-name="P17">de que ela revele alguma saída, você a aperta. Vire</text:p>
      <text:p text:style-name="P17">para a página 7.</text:p>
      <text:p text:style-name="P17"/>
      <text:list text:style-name="L58">
        <text:list-item>
          <text:p text:style-name="P62">61</text:p>
        </text:list-item>
      </text:list>
      <text:p text:style-name="P17">Não há nada de incomum debaixo da escada, embora</text:p>
      <text:p text:style-name="P17">alguns tijolos da parede pareçam ter sido</text:p>
      <text:p text:style-name="P17">substituídos recentemente. Você pode olhar no</text:p>
      <text:p text:style-name="P17">canto dos morcegos (vire para a página 165), ao longo da parede dos fundos (vire</text:p>
      <text:p text:style-name="P17">para a página 356) ou subir as escadas até a porta acima (vire</text:p>
      <text:p text:style-name="P17">para a página 293).</text:p>
      <text:p text:style-name="P17"/>
      <text:list text:style-name="L59">
        <text:list-item>
          <text:p text:style-name="P63">62</text:p>
        </text:list-item>
      </text:list>
      <text:p text:style-name="P17">A coleção contém muitas primeiras edições inestimáveis</text:p>
      <text:p text:style-name="P17">e obras obscuras em línguas estranhas. O</text:p>
      <text:p text:style-name="P17">Conde de Drumer possui uma coleção perturbadoramente grande de</text:p>
      <text:p text:style-name="P17">livros sobre magia negra e muitos volumes sobre hipnotismo.</text:p>
      <text:p text:style-name="P17"/>
      <text:p text:style-name="P17">Você gostaria de examinar algum deles? Se sim,</text:p>
      <text:p text:style-name="P17">você escolherá um livro sobre Magia Negra (vire para a página 156)</text:p>
      <text:p text:style-name="P17">ou um livro sobre Hipnotismo (vire para a página 384)?</text:p>
      <text:p text:style-name="P17"/>
      <text:list text:style-name="L60">
        <text:list-item>
          <text:p text:style-name="P64">63</text:p>
        </text:list-item>
      </text:list>
      <text:p text:style-name="P17">Você espera na escuridão. Além da chuva</text:p>
      <text:p text:style-name="P17">que bate forte na janela, a casa está silenciosa.</text:p>
      <text:p text:style-name="P17"/>
      <text:p text:style-name="P17">Quanto tempo você terá que esperar até que alguém</text:p>
      <text:p text:style-name="P17">apareça? A noite toda? A ideia de ficar sentado na</text:p>
      <text:p text:style-name="P17">escuridão a noite toda te deixa um pouco inquieto e você</text:p>
      <text:p text:style-name="P17">deve adicionar 1 ponto de MEDO. Mas então você ouve um barulho de passos</text:p>
      <text:p text:style-name="P17">no corredor do lado de fora do seu quarto.</text:p>
      <text:p text:style-name="P17">Vá para a página 158.</text:p>
      <text:p text:style-name="P17"/>
      <text:list text:style-name="L61">
        <text:list-item>
          <text:p text:style-name="P65">64</text:p>
        </text:list-item>
      </text:list>
      <text:p text:style-name="P17">Os Espíritos do Fogo te seguem enquanto você recua em direção à</text:p>
      <text:p text:style-name="P17">janela. Fingindo estar apavorado, você se dirige para</text:p>
      <text:p text:style-name="P17">um dos suportes de vasos de plantas e tenta se esconder</text:p>
      <text:p text:style-name="P17">atrás dele. Mas quando os Espíritos estão perto o suficiente,</text:p>
      <text:p text:style-name="P17">você ataca! Agarrando o vaso grande em cima do</text:p>
      <text:p text:style-name="P17">suporte, você joga o conteúdo sobre as criaturinhas! A terra as cobre e apaga suas</text:p>
      <text:p text:style-name="P17">chamas; em um instante elas desaparecem.</text:p>
      <text:p text:style-name="P17">Vá agora para a página 375.</text:p>
      <text:p text:style-name="P17"/>
      <text:list text:style-name="L62">
        <text:list-item>
          <text:p text:style-name="P66">65</text:p>
        </text:list-item>
      </text:list>
      <text:p text:style-name="P17">‘O homem de cinza? Quem é ele? Você terá que me perdoar,</text:p>
      <text:p text:style-name="P17">estranho. Como você pode imaginar, faz algum tempo</text:p>
      <text:p text:style-name="P17"><text:soft-page-break/>que eu não ando pela casa. Eu nem sei mais quem está aqui. Exceto, é claro, o</text:p>
      <text:p text:style-name="P17">Conde e seu criado, Franklins. Mas um homem de</text:p>
      <text:p text:style-name="P17">cinza... Espere! Eu sei quem ele pode ser! Nos</text:p>
      <text:p text:style-name="P17">porões, um homem está sendo mantido prisioneiro em um quarto em frente</text:p>
      <text:p text:style-name="P17">ao depósito de alimentos. Poderia ser o homem de cinza? Eu</text:p>
      <text:p text:style-name="P17">pensei que ele vestisse branco. Talvez ele esteja um pouco mais sujo</text:p>
      <text:p text:style-name="P17">agora.’ Sua voz se apaga, como se a conversa fosse um esforço</text:p>
      <text:p text:style-name="P17">muito grande para ela. Você decide deixá-la e</text:p>
      <text:p text:style-name="P17">se dirige para a porta. Vá para a página 159.</text:p>
      <text:p text:style-name="P17"/>
      <text:list text:style-name="L63">
        <text:list-item>
          <text:p text:style-name="P67">66</text:p>
        </text:list-item>
      </text:list>
      <text:p text:style-name="P17">Você ergue seu pentagrama diante deles e ordena</text:p>
      <text:p text:style-name="P17">que se afastem para permitir sua passagem. Suspiros</text:p>
      <text:p text:style-name="P17">vêm da multidão ao verem o pentagrama. Mas</text:p>
      <text:p text:style-name="P17">seu poder é inegável. Eles observam impotentes</text:p>
      <text:p text:style-name="P17">enquanto você recua pelo outro corredor e</text:p>
      <text:p text:style-name="P17">abre a porta no final. Vá para a página 232.</text:p>
      <text:p text:style-name="P17"/>
      <text:list text:style-name="L64">
        <text:list-item>
          <text:p text:style-name="P68">67</text:p>
        </text:list-item>
      </text:list>
      <text:p text:style-name="P17">A adaga não lhe serve de nada nesta situação; mas</text:p>
      <text:p text:style-name="P17">e o frasco de líquido? Você segura o frasco e</text:p>
      <text:p text:style-name="P17">examina o conteúdo. O líquido preto e viscoso, em movimento, é espesso</text:p>
      <text:p text:style-name="P17">e oleoso. Padrões e reflexos de arco-íris enganam</text:p>
      <text:p text:style-name="P17">seus olhos. Você poderia jurar que estava</text:p>
      <text:p text:style-name="P17">olhando diretamente para um par de olhos escuros dentro do</text:p>
      <text:p text:style-name="P17">frasco! Mas você gira o líquido mais uma vez e a</text:p>
      <text:p text:style-name="P17">imagem desaparece. Você imagina que não tem nada</text:p>
      <text:p text:style-name="P17">a perder ao abrir o frasco, então remove</text:p>
      <text:p text:style-name="P17">a rolha. O que acontece a seguir é instantâneo!</text:p>
      <text:p text:style-name="P17"/>
      <text:p text:style-name="P17">Assim que a rolha sai do gargalo do frasco,</text:p>
      <text:p text:style-name="P17">o líquido se transforma em uma fumaça preta e densa, que</text:p>
      <text:p text:style-name="P17">sibila e preenche o cômodo. O cômodo fica escuro</text:p>
      <text:p text:style-name="P17">instantaneamente. Rapidamente, a fumaça é sugada de volta</text:p>
      <text:p text:style-name="P17">para o frasco e a rolha reaparece em sua posição.</text:p>
      <text:p text:style-name="P17"/>
      <text:p text:style-name="P17">Tudo está como antes, com uma exceção. Você não está mais</text:p>
      <text:p text:style-name="P17">no cômodo! Seu corpo foi sugado para dentro</text:p>
      <text:p text:style-name="P17">do frasco pelo NANKA ~ um tipo de Gênio Maligno —</text:p>
      <text:p text:style-name="P17">que vive dentro dele. Sua aventura termina aqui.</text:p>
      <text:p text:style-name="P17"/>
      <text:list text:style-name="L65">
        <text:list-item>
          <text:p text:style-name="P69">68</text:p>
        </text:list-item>
      </text:list>
      <text:p text:style-name="P17">O homem mais jovem se vira para o mais velho e, com raiva,</text:p>
      <text:p text:style-name="P17">diz: “Os ensinamentos do Mestre não são para os fracos de coração.</text:p>
      <text:p text:style-name="P17"/>
      <text:p text:style-name="P17">Você conhece o poder dele e as promessas que ele fez a todos nós.</text:p>
      <text:p text:style-name="P17">Talvez você não seja mais forte o suficiente para</text:p>
      <text:p text:style-name="P17">ficar conosco.” O homem mais velho se vira, em direção à</text:p>
      <text:p text:style-name="P17">janela. Ele está escondendo a expressão no rosto, que</text:p>
      <text:p text:style-name="P17">é de nervosismo e medo. Ele percebe que</text:p>
      <text:p text:style-name="P17">disse algo errado. “Não”, ele gagueja, “Vai ficar tudo bem.</text:p>
      <text:p text:style-name="P17">Foi só uma fraqueza momentânea. Vamos, vamos</text:p>
      <text:p text:style-name="P17"><text:soft-page-break/>continuar com os preparativos.” Juntos, os dois homens</text:p>
      <text:p text:style-name="P17">saem da cozinha, apagando as velas no caminho.</text:p>
      <text:p text:style-name="P17">Você se pergunta sobre o que eles estavam conversando.</text:p>
      <text:p text:style-name="P17"/>
      <text:p text:style-name="P17">Agora você deve escolher seu próximo passo. Você tentará</text:p>
      <text:p text:style-name="P17">a porta da cozinha para ver se consegue entrar sorrateiramente (vá para a página 306) ou voltará para a frente e</text:p>
      <text:p text:style-name="P17">baterá na porta (vá para a página 357)?</text:p>
      <text:p text:style-name="P17"/>
      <text:list text:style-name="L66">
        <text:list-item>
          <text:p text:style-name="P70">69</text:p>
        </text:list-item>
      </text:list>
      <text:p text:style-name="P71">Você entra e fecha a porta silenciosamente atrás de você. Um clique suave vem da fechadura. Ao dar um passo à frente, uma voz o cumprimenta. Você olha ao redor, mas não vê ninguém! A voz continua: “Então! Nosso visitante é curioso, hein? Ou está tentando sair da casa? Talvez nossa hospitalidade não seja do seu agrado. Talvez você queira ver mais algumas... digamos... diversões?” A voz sinistra o deixa nervoso. Adicione 1 ponto de MEDO. Você deseja ficar e conversar com a voz (vá para 291) ou fará uma saída apressada pela porta (vá para 120)?</text:p>
      <text:p text:style-name="P71"><text:line-break/><text:line-break/></text:p>
      <text:list text:style-name="L67">
        <text:list-item>
          <text:p text:style-name="P72">70</text:p>
        </text:list-item>
      </text:list>
      <text:p text:style-name="P71">Você caminha lentamente e estende a mão para pegar o lençol. Ele agora está suspenso no ar, bem acima da caixa que estava cobrindo. Você o segura na mão e o puxa para baixo.<text:line-break/>Ele estala, confirmando suas suspeitas. O lençol estava sendo puxado por um fio fino.<text:line-break/>Você respira aliviado (pode deduzir o ponto de<text:line-break/>MEDO que acabou de perder). Mas quem, ou o quê,<text:line-break/>estava puxando o lençol? Você decide não esperar para descobrir.<text:line-break/>Saia do quarto virando para a página 329.</text:p>
      <text:p text:style-name="P71"/>
      <text:list text:style-name="L68">
        <text:list-item>
          <text:p text:style-name="P73">71</text:p>
        </text:list-item>
      </text:list>
      <text:p text:style-name="P71">Você abre a porta e observa o quarto<text:line-break/>lá dentro. O chão está empoeirado e as paredes rochosas estão<text:line-break/>nuas. Uma mesa e uma cadeira de madeira rústica estão encostadas<text:line-break/>em uma parede. Sentado à mesa está um homem com aparência preocupada<text:line-break/>vestindo uma túnica branca. Uma máscara de cabeça de bode<text:line-break/>está sobre a mesa. ‘Olá’, diz ele, nervoso.<text:line-break/><text:line-break/>‘Salve o Mestre, estou pronto para me arrepender. Como está indo a<text:line-break/>cerimônia? Er, hum, já é minha vez?’<text:line-break/>Então ele se inclina para a frente e sussurra para você: ‘Não sou<text:line-break/>um pobre homem. Ajude-me a escapar desta casa e você será<text:line-break/>generosamente recompensado.’ O que você acha de tudo isso?<text:line-break/>Você contará a ele a verdade sobre si mesmo (vá para a página 214) ou permanecerá impassível e o deixará<text:line-break/>continuar (vá para a página 334)?</text:p>
      <text:p text:style-name="P71"/>
      <text:list text:style-name="L69">
        <text:list-item>
          <text:p text:style-name="P74">72</text:p>
        </text:list-item>
      </text:list>
      <text:p text:style-name="P71">Você já se deparou com este Corcunda antes? Se sim,<text:line-break/>vá para a página 138. Se não, vá para a página 164.</text:p>
      <text:p text:style-name="P71"/>
      <text:list text:style-name="L70">
        <text:list-item>
          <text:p text:style-name="P75">73</text:p>
        </text:list-item>
      </text:list>
      <text:p text:style-name="P71">Para entrar na sala, ela passa direto pela<text:line-break/>porta! Você, é claro, deve usar métodos mais tradicionais;<text:line-break/><text:soft-page-break/>gira a maçaneta e entra no<text:line-break/>quarto de Apollyon. É um quarto elegante. Cortinas finas<text:line-break/>que vão até o chão pendem ao longo de uma parede. Uma enorme<text:line-break/>cama com cobertas de renda está encostada em outra<text:line-break/>parede; e em frente, fica uma bela penteadeira<text:line-break/>com um enorme espelho. A mulher paira no centro<text:line-break/>do quarto e pede que você se sente na cama.<text:line-break/><text:line-break/>‘Sua vinda aqui não foi por acaso’, ela começa.<text:line-break/><text:line-break/>‘E eu devo avisá-lo dos terríveis perigos que você<text:line-break/>enfrentará aqui. Esta casa é governada pelo Mestre, um<text:line-break/>poderoso Sacerdote Negro da Noite, chamado Kelnor,<text:line-break/>Conde de Drumer. Eu diria que você será<text:line-break/>oferecido aos Demônios do Fogo do Inferno, se sobreviver até lá.<text:line-break/>Ontem eles aprisionaram uma garota, uma jovem e bonita<text:line-break/>enfermeira do distrito que por acaso ligou. Ela será<text:line-break/>oferecida esta noite. Não posso deixar essa maldade continuar!<text:line-break/><text:line-break/>Deve haver alguma maneira de pará-la! Se você<text:line-break/>encontrar a faca Kris, poderá derrotar Kelnor, pois<text:line-break/>essa arma é sua única fraqueza. Por favor, me ajude!<text:line-break/>Você provavelmente a encontrará em... Não! Rápido! Fomos<text:line-break/>descobertos. Posso ouvir os Cães. Vá! Saia deste<text:line-break/>quarto! Você se levanta. Ela estava certa! Você ouve<text:line-break/>latidos se aproximando rapidamente. Ela faz um gesto para você,<text:line-break/>apontando para a porta. Você corre até a porta e olha<text:line-break/>para fora. Nada. Os latidos ficam mais altos e você<text:line-break/>se vira para o Fantasma, que parece estar<text:line-break/>lutando com alguma coisa. Ela está envolvida em uma luta<text:line-break/>com dois enormes Dogue Alemães fantasmas que estão mordendo<text:line-break/>e arranhando-a. Você dá um passo à frente,<text:line-break/>mas é inútil. Você não pode ajudar, pois não consegue<text:line-break/>nem mesmo tocar nas feras. E sua ajuda teria sido<text:line-break/>muito bem-vinda, porque os cães são muito<text:line-break/>fortes para ela. Ela está enfraquecendo e, à medida que isso acontece,<text:line-break/>sua imagem desaparece. Momentos depois, ela desaparece<text:line-break/>completamente. Satisfeitos por terem cumprido sua missão,<text:line-break/>os dois Dogue Alemães também desaparecem. Você está sozinho.<text:line-break/><text:line-break/>Agora, o que você fará? Você quer ajudá-la como<text:line-break/>ela pediu (vá para a página 257), ou prefere simplesmente<text:line-break/>fugir da casa (vá para a página 346)?</text:p>
      <text:p text:style-name="P71"/>
      <text:p text:style-name="P71"/>
      <text:list text:style-name="L71">
        <text:list-item>
          <text:p text:style-name="P76">74</text:p>
        </text:list-item>
      </text:list>
      <text:p text:style-name="P71">Você termina sua refeição. O Conde se levanta,<text:line-break/>dizendo: ‘Nossa conversa foi muito agradável,<text:line-break/>mas agora você deve estar muito cansado. Franklins irá acompanhá-lo<text:line-break/>até seu quarto. Vamos nos retirar.’ Você se levanta. Ele tem<text:line-break/>razão, você está cansado e já passa da meia-noite. Você<text:line-break/>tropeça e se apoia na<text:line-break/><text:soft-page-break/>mesa para se firmar. Ufa! Você não tinha percebido que estava tão cansado.<text:line-break/><text:line-break/>Ou será que bebeu um pouco demais? Sua<text:line-break/>cabeça está girando; e a voz do seu anfitrião se torna<text:line-break/>parte de um ruído de fundo que está ficando<text:line-break/>cada vez mais alto em seus ouvidos. Eventualmente, você<text:line-break/>desaba no chão e perde a consciência...<text:line-break/><text:line-break/>Veja a página 173.</text:p>
      <text:p text:style-name="P71"/>
      <text:list text:style-name="L72">
        <text:list-item>
          <text:p text:style-name="P77">75</text:p>
        </text:list-item>
      </text:list>
      <text:p text:style-name="P71">“Escapar desta casa?” Ele ri. "Quem dera nós dois pudéssemos escapar deste lugar! Encontrarei meu próprio caminho, pois tenho uma missão a cumprir antes de partir. Você pode escolher sua própria rota de fuga, embora nenhuma seja segura. A porta da frente fica no pé da escada. Como você provavelmente entrou por ali, poderia tentar sair por ela; ou talvez pudesse pular da janela? Infelizmente, a maioria delas está trancada. Há uma passagem secreta pelo porão que leva para fora, mas as chances de encontrá-la são pequenas.De qualquer forma, agradeço por me libertar. Nos despediremos aqui. O homem espia<text:line-break/>pela porta para verificar a passagem e então<text:line-break/>sai da sala. Você pode sair atrás dele<text:line-break/>(vá para 378) ou caminhar até a mesa e as caixas para<text:line-break/>examiná-las (vá para 213).</text:p>
      <text:p text:style-name="P71"/>
      <text:p text:style-name="P71"/>
      <text:list text:style-name="L73">
        <text:list-item>
          <text:p text:style-name="P78">76</text:p>
        </text:list-item>
      </text:list>
      <text:p text:style-name="P71">Orville estava praticando sua próxima carta e a profere<text:line-break/>animadamente. É a escolha dele. Escreva imediatamente ou<text:line-break/>perca um ponto de RESISTÊNCIA, depois vá para 315.</text:p>
      <text:p text:style-name="P71"/>
      <text:p text:style-name="P71"><text:line-break/></text:p>
      <text:list text:style-name="L74">
        <text:list-item>
          <text:p text:style-name="P79">77</text:p>
        </text:list-item>
      </text:list>
      <text:p text:style-name="P71">Você tenta a maçaneta, mas ela não se move! Você está<text:line-break/>trancado na sala. Um arrepio de ansiedade percorre<text:line-break/>você. Adicione 1 ponto de MEDO. A menos que você encontre uma saída,<text:line-break/>você está preso. Talvez haja uma pista na<text:line-break/>caixa na lareira. Vá para q0.</text:p>
      <text:p text:style-name="P71"><text:line-break/></text:p>
      <text:list text:style-name="L75">
        <text:list-item>
          <text:p text:style-name="P80">78</text:p>
        </text:list-item>
      </text:list>
      <text:p text:style-name="P71">Resolva sua luta. Os cães atacam um de cada vez:<text:line-break/>Segundo DOGUE ALEMÃO HABILIDADE 6 RESISTÊNCIA 6<text:line-break/>Terceiro DOGUE ALEMÃO HABILIDADE 6 RESISTÊNCIA 5<text:line-break/>Se você derrotar ambos, vá para 383.</text:p>
      <text:p text:style-name="P71"/>
      <text:p text:style-name="P71"/>
      <text:list text:style-name="L76">
        <text:list-item>
          <text:p text:style-name="P81">79</text:p>
        </text:list-item>
      </text:list>
      <text:p text:style-name="P71">Role dois dados e compare o total com sua pontuação de HABILIDADE.<text:line-break/>Se for maior que sua pontuação de HABILIDADE (use sua pontuação inicial de HABILIDADE), vá para 106. Se for igual ou<text:line-break/>menor que sua pontuação de HABILIDADE, vá para 128.</text:p>
      <text:p text:style-name="P71"/>
      <text:list text:style-name="L77">
        <text:list-item>
          <text:p text:style-name="P82"><text:soft-page-break/>80</text:p>
        </text:list-item>
      </text:list>
      <text:p text:style-name="P71">Você olha ao redor da câmara. Outra passagem</text:p>
      <text:p text:style-name="P71">sai da câmara. Se escolher o momento</text:p>
      <text:p text:style-name="P71">com cuidado, poderá alcançá-la sem ser</text:p>
      <text:p text:style-name="P71">notado. Você se moverá silenciosamente ao longo da parede em direção a ela</text:p>
      <text:p text:style-name="P71">(vá para 187) ou observará os</text:p>
      <text:p text:style-name="P71">procedimentos (vá para 314)?</text:p>
      <text:p text:style-name="P71"/>
      <text:list text:style-name="L78">
        <text:list-item>
          <text:p text:style-name="P83">81</text:p>
        </text:list-item>
      </text:list>
      <text:p text:style-name="P71">Em uma gaveta embaixo do banco, você encontra alguns</text:p>
      <text:p text:style-name="P71">abridores de cartas ornamentados. Talvez sejam a coleção de alguém? Você está particularmente interessado porque</text:p>
      <text:p text:style-name="P71">eles são fortes e parecidos com adagas. Na verdade, poderiam</text:p>
      <text:p text:style-name="P71">facilmente se tornar armas perigosas. Você pode pegar um deles,</text:p>
      <text:p text:style-name="P71">se desejar, e como uma ARMA, ele permitirá que</text:p>
      <text:p text:style-name="P71">sua pontuação de HABILIDADE aumente para seu valor inicial se você</text:p>
      <text:p text:style-name="P71">usá-lo em uma luta. Agora vá para 385.</text:p>
      <text:p text:style-name="P71"/>
      <text:list text:style-name="L79">
        <text:list-item>
          <text:p text:style-name="P84">82</text:p>
        </text:list-item>
      </text:list>
      <text:p text:style-name="P71">Não há como você abrir a porta, pois</text:p>
      <text:p text:style-name="P71">ela só abrirá e fechará ao comando do</text:p>
      <text:p text:style-name="P71">Conde de Drumer. Agora você é prisioneiro dele e</text:p>
      <text:p text:style-name="P71">permanecerá preso pelo resto da vida dentro destas</text:p>
      <text:p text:style-name="P71">quatro paredes.</text:p>
      <text:p text:style-name="P71"/>
      <text:list text:style-name="L80">
        <text:list-item>
          <text:p text:style-name="P85">83</text:p>
        </text:list-item>
      </text:list>
      <text:p text:style-name="P71">Vários itens de louça, talheres e comida são guardados</text:p>
      <text:p text:style-name="P71">no depósito, incluindo uma faca de carne afiada,</text:p>
      <text:p text:style-name="P71">que você pode querer esconder sob o casaco para usar</text:p>
      <text:p text:style-name="P71">como ARMA no futuro. Esta faca afiada</text:p>
      <text:p text:style-name="P71">permitirá que você adicione 3 pontos de força em uma luta. Em uma</text:p>
      <text:p text:style-name="P71">prateleira, você encontra vários dentes de alho que você também pode</text:p>
      <text:p text:style-name="P71">pegar. Há também uma garrafa sem rótulo de líquido branco</text:p>
      <text:p text:style-name="P71">em outra prateleira. Se você quiser beber o</text:p>
      <text:p text:style-name="P71">líquido, vá para 362. Se preferir ignorar o</text:p>
      <text:p text:style-name="P71">líquido e tentar a porta nos fundos do depósito,</text:p>
      <text:p text:style-name="P71">vá para 255. Sua única outra alternativa é sair pela</text:p>
      <text:p text:style-name="P71">porta por onde você entrou e retornar ao patamar (vá para</text:p>
      <text:p text:style-name="P71">233).</text:p>
      <text:p text:style-name="P71"/>
      <text:list text:style-name="L81">
        <text:list-item>
          <text:p text:style-name="P86">84</text:p>
        </text:list-item>
      </text:list>
      <text:p text:style-name="P71">Não há nada de especial nesta comida. Vá para a página 36.</text:p>
      <text:p text:style-name="P71"/>
      <text:list text:style-name="L82">
        <text:list-item>
          <text:p text:style-name="P87">85</text:p>
        </text:list-item>
      </text:list>
      <text:p text:style-name="P71">A pequena escultura se move para revelar um botão embutido na</text:p>
      <text:p text:style-name="P71">lareira atrás dela. Você pondera se deve ou não</text:p>
      <text:p text:style-name="P71">pressionar o botão. Enquanto você está absorto em seus pensamentos,</text:p>
      <text:p text:style-name="P71">você não percebe o que está acontecendo com o fogo. Na</text:p>
      <text:p text:style-name="P71">grelha, o fogo voltou à vida! Fortes chamas</text:p>
      <text:p text:style-name="P71">estão lambendo a chaminé e um calor considerável está</text:p>
      <text:p text:style-name="P71">sendo emanado. Você sente o calor e dá um passo para trás.</text:p>
      <text:p text:style-name="P71">Ao fazer isso, duas pequenas figuras saltam do</text:p>
      <text:p text:style-name="P71"><text:soft-page-break/>fogo e se voltam para você. Esses ESPÍRITOS DO FOGO são pequenos —</text:p>
      <text:p text:style-name="P71">eles chegam até os seus joelhos — mas seus corpos flamejantes</text:p>
      <text:p text:style-name="P71">queimam com o vigor do fogo do qual</text:p>
      <text:p text:style-name="P71">surgiram. Eles pairam no ar logo acima do</text:p>
      <text:p text:style-name="P71">tapete; pois se tocarem em algo, isso explode em</text:p>
      <text:p text:style-name="P71">chamas. Você deseja lutar contra essas criaturas (vá para a página</text:p>
      <text:p text:style-name="P71">9) ou tentará outra abordagem (vá para a página 145)?</text:p>
      <text:p text:style-name="P71"/>
      <text:list text:style-name="L83">
        <text:list-item>
          <text:p text:style-name="P88">86</text:p>
        </text:list-item>
      </text:list>
      <text:p text:style-name="P71">A porta se abre para uma passagem estreita que</text:p>
      <text:p text:style-name="P71">termina em uma janela. Há uma porta a meio caminho do lado esquerdo, e uma placa na porta a identifica como a sala de Diabolus. Se desejar tentar esta porta, vá para 13. Se preferir investigar a janela, vá para 110. Se não estiver interessado em nenhuma das duas opções e preferir voltar pela porta e continuar pelo corredor, vá para 193.</text:p>
      <text:p text:style-name="P71"/>
      <text:list text:style-name="L84">
        <text:list-item>
          <text:p text:style-name="P89">87</text:p>
        </text:list-item>
      </text:list>
      <text:p text:style-name="P71">A porta se abre de repente! Dois homens de vestes brancas entram.</text:p>
      <text:p text:style-name="P71">Pelo menos, você presume que sejam homens, mas seus rostos estão escondidos atrás de máscaras feitas de cabeças de cabra.</text:p>
      <text:p text:style-name="P71">Eles carregam facas e avançam para atacar; um ataca você e o outro ataca seu companheiro.</text:p>
      <text:p text:style-name="P71">Resolva sua própria luta primeiro:</text:p>
      <text:p text:style-name="P71">HABILIDADE DE ADORADOR DO DIABO 8 RESISTÊNCIA 7</text:p>
      <text:p text:style-name="P71">Se você o derrotar, vá para 178.</text:p>
      <text:p text:style-name="P71"/>
      <text:list text:style-name="L85">
        <text:list-item>
          <text:p text:style-name="P90">88</text:p>
        </text:list-item>
      </text:list>
      <text:p text:style-name="P71">Ela pragueja. "Maldito seja você, estranho", ela sibila. 'Muito bem, então, responderei à sua pergunta.'</text:p>
      <text:p text:style-name="P71">Que pergunta você fez a ela?</text:p>
      <text:p text:style-name="P71"/>
      <text:p text:style-name="P71">Como encontrar o homem de cinza? Vá para a página 65.</text:p>
      <text:p text:style-name="P71">Sobre os cômodos secretos da casa? Vá para a página 295.</text:p>
      <text:p text:style-name="P71">Quais são as 'festividades' desta noite? Vá para a página 55.</text:p>
      <text:p text:style-name="P71"/>
      <text:list text:style-name="L86">
        <text:list-item>
          <text:p text:style-name="P91">89</text:p>
        </text:list-item>
      </text:list>
      <text:p text:style-name="P71">Você desce as escadas. Atravessando</text:p>
      <text:p text:style-name="P71">o final da escada, há uma passagem. Você vira à direita e</text:p>
      <text:p text:style-name="P71">segue-a até chegar a um beco sem saída com duas portas</text:p>
      <text:p text:style-name="P71">uma de frente para a outra, em lados opostos da parede. Você tentará</text:p>
      <text:p text:style-name="P71">a porta à esquerda (vá para a página 305), a porta à</text:p>
      <text:p text:style-name="P71">direita (vá para a página 44) ou dará meia-volta e</text:p>
      <text:p text:style-name="P71">retornará pelo caminho que veio (vá para a página 366)?</text:p>
      <text:p text:style-name="P71"/>
      <text:list text:style-name="L87">
        <text:list-item>
          <text:p text:style-name="P92">90</text:p>
        </text:list-item>
      </text:list>
      <text:p text:style-name="P71">Você atira o alho no vampiro e corre para a</text:p>
      <text:p text:style-name="P71">porta. Ele grita enquanto tenta se esquivar, mas isso</text:p>
      <text:p text:style-name="P71">pelo menos o manterá ocupado por mais alguns instantes. No entanto, sua sorte acabou. A porta está trancada! E o vampiro agora caminha em sua direção,</text:p>
      <text:p text:style-name="P71">seus olhos fixos nos seus. Você tem um anel de ouro</text:p>
      <text:p text:style-name="P71">com bordas de rubis? Se sim, vá para 135. Caso contrário,</text:p>
      <text:p text:style-name="P71">vá para 326.</text:p>
      <text:p text:style-name="P71"/>
      <text:list text:style-name="L88">
        <text:list-item>
          <text:p text:style-name="P93">91</text:p>
        </text:list-item>
      </text:list>
      <text:p text:style-name="P71"><text:soft-page-break/>Mais adiante no corredor, há outra porta à direita.</text:p>
      <text:p text:style-name="P71">Se desejar tentar esta porta, vá para 112. Se</text:p>
      <text:p text:style-name="P71">quiser passar por ela e continuar pelo corredor,</text:p>
      <text:p text:style-name="P71">vá para 393.</text:p>
      <text:p text:style-name="P71"/>
      <text:list text:style-name="L89">
        <text:list-item>
          <text:p text:style-name="P94">92</text:p>
        </text:list-item>
      </text:list>
      <text:p text:style-name="P71">A porta se abre para um patamar escuro. Uma escada</text:p>
      <text:p text:style-name="P71">chega a este patamar e continua descendo.</text:p>
      <text:p text:style-name="P71"/>
      <text:p text:style-name="P71">Você seguirá a escada (vá para 216)</text:p>
      <text:p text:style-name="P71">ou prefere fechar a porta e voltar</text:p>
      <text:p text:style-name="P71">através do espelho (vá para 349)?</text:p>
      <text:p text:style-name="P71"/>
      <text:list text:style-name="L90">
        <text:list-item>
          <text:p text:style-name="P95">93</text:p>
        </text:list-item>
      </text:list>
      <text:p text:style-name="P71">Seus olhos brilham ao ver o conhaque. Você</text:p>
      <text:p text:style-name="P71">coloca um pouco na tampa do frasco de bolso e o entrega a</text:p>
      <text:p text:style-name="P71">ele. Ele o engole e lambe os lábios. Depois de mais duas</text:p>
      <text:p text:style-name="P71">tampas, ele definitivamente está falando arrastado.</text:p>
      <text:p text:style-name="P71"/>
      <text:p text:style-name="P71">Você lhe diz que ouviu falar de passagens secretas</text:p>
      <text:p text:style-name="P71">no porão e que ficaria muito</text:p>
      <text:p text:style-name="P71">interessado em ser guiado por alguém tão</text:p>
      <text:p text:style-name="P71">conhecedor quanto ele. Seus elogios e o conhaque surtem o efeito desejado. Orgulhosamente, ele lhe conta tudo</text:p>
      <text:p text:style-name="P71">sobre suas adegas — muito mais do que deveria. “É claro que nem todos conseguem entrar nessas adegas”, ele</text:p>
      <text:p text:style-name="P71">se vangloria. “É preciso saber a senha para passar</text:p>
      <text:p text:style-name="P71">por algumas das portas secretas. E o Mestre</text:p>
      <text:p text:style-name="P71">fica mudando a senha para proteger seus segredos.</text:p>
      <text:p text:style-name="P71">Na verdade, ontem mesmo ele mudou a senha</text:p>
      <text:p text:style-name="P71">de Pravemi para... Ah, qual era mesmo? Está na</text:p>
      <text:p text:style-name="P71">ponta da minha língua. Ah, eu deveria me lembrar,</text:p>
      <text:p text:style-name="P71">porque é parecido com o nome da casa, só que misturado!</text:p>
      <text:p text:style-name="P71">Minha mente está confusa! Deve ser você e seu</text:p>
      <text:p text:style-name="P71">conhaque!” Ele dá um passo para trás, percebendo que já disse</text:p>
      <text:p text:style-name="P71">o suficiente. Você tenta perguntar mais, mas ele não</text:p>
      <text:p text:style-name="P71">fala. Em vez disso, ele se vira para a porta na</text:p>
      <text:p text:style-name="P71">parede à esquerda e o deixa, apontando para o</text:p>
      <text:p text:style-name="P71">corredor e murmurando algo sobre o andar de cima.</text:p>
      <text:p text:style-name="P71">Vire para 393 para seguir a passagem ou para 166 para</text:p>
      <text:p text:style-name="P71">olhar ao redor.</text:p>
      <text:p text:style-name="P71"/>
      <text:list text:style-name="L91">
        <text:list-item>
          <text:p text:style-name="P96">94</text:p>
        </text:list-item>
      </text:list>
      <text:p text:style-name="P71">Os outros dois Dogue Alemães rosnam e avançam em sua direção.</text:p>
      <text:p text:style-name="P71">Se você quiser lutar contra eles, vire para 78. Se</text:p>
      <text:p text:style-name="P71">você quiser escapar, você deve Testar sua Sorte. Se você</text:p>
      <text:p text:style-name="P71">tiver sorte, vire para 240. Se você não tiver sorte, vire para</text:p>
      <text:p text:style-name="P71">31.</text:p>
      <text:p text:style-name="P71"/>
      <text:list text:style-name="L92">
        <text:list-item>
          <text:p text:style-name="P97">95</text:p>
        </text:list-item>
      </text:list>
      <text:p text:style-name="P71">A porta se abre de par em par e o homem mais velho olha para fora</text:p>
      <text:p text:style-name="P71">para você antes de convidá-lo a entrar. Os dois homens ouvem enquanto</text:p>
      <text:p text:style-name="P71"><text:soft-page-break/>você lhes conta sobre seu acidente. ‘Bem, isso é um golpe de azar</text:p>
      <text:p text:style-name="P71">’, diz o homem mais velho, ‘mas eu diria que</text:p>
      <text:p text:style-name="P71">Franklins poderá ajudar. Vá buscá-lo,</text:p>
      <text:p text:style-name="P71">Irmão William.’ Ao ouvir seu nome, o</text:p>
      <text:p text:style-name="P71">homem mais jovem lança um olhar furioso para seu companheiro, mas mesmo assim</text:p>
      <text:p text:style-name="P71">sai da cozinha. Você pergunta ao seu anfitrião que tipo de lugar é este e se ele e o Irmão</text:p>
      <text:p text:style-name="P71">William são membros de algum grupo religioso. — Algo assim — responde ele. — Na verdade, você chegou em um momento inoportuno. Pois esta noite... — ele hesita, nervoso — esta noite é... Sua frase é interrompida pela chegada do Irmão William e de um homem alto, vestido com um terno preto de cauda longa. Você explica sua chegada a Franklins. — Não recebemos visitantes aqui — diz Franklins solenemente —, mas eu o apresentarei ao dono da casa, que decidirá se podemos ajudar. Siga-me. Ele o conduz pela cozinha, através de um corredor, até um salão de recepção e aponta para um assento. — Espere aqui enquanto eu aviso o Conde — ordena ele, e então desaparece por uma porta. Vire para a página 8.</text:p>
      <text:p text:style-name="P71"/>
      <text:list text:style-name="L93">
        <text:list-item>
          <text:p text:style-name="P98">96</text:p>
        </text:list-item>
      </text:list>
      <text:p text:style-name="P71">O Conde chama seu mordomo, que aparece imediatamente na sala. — Franklins, nosso convidado decidiu não comer. Nossa hospitalidade foi recusada.</text:p>
      <text:p text:style-name="P71">Lide com a situação! O mordomo acena com a cabeça e</text:p>
      <text:p text:style-name="P71">aperta um botão no encosto da sua cadeira. Fechos</text:p>
      <text:p text:style-name="P71">aparecem dos braços e se fecham em seus</text:p>
      <text:p text:style-name="P71">pulsos, prendendo você no lugar! Você se contorce para se libertar</text:p>
      <text:p text:style-name="P71">mas não consegue se soltar. Enquanto isso,</text:p>
      <text:p text:style-name="P71">o mordomo tirou um lenço do</text:p>
      <text:p text:style-name="P71">bolso e está despejando um líquido pungente nele</text:p>
      <text:p text:style-name="P71">de um frasco de vidro. Você não pode evitar enquanto ele segura</text:p>
      <text:p text:style-name="P71">o pano sobre sua boca. Clorofórmio! Você começa a</text:p>
      <text:p text:style-name="P71">perder a consciência... Vá para 173.</text:p>
      <text:p text:style-name="P71"/>
      <text:list text:style-name="L94">
        <text:list-item>
          <text:p text:style-name="P99">97</text:p>
        </text:list-item>
      </text:list>
      <text:p text:style-name="P71">Você tenta a maçaneta sem sucesso. A porta está</text:p>
      <text:p text:style-name="P71">firmemente trancada e você decide seguir pelo corredor</text:p>
      <text:p text:style-name="P71">em vez disso. Onde o corredor se alarga, você pode</text:p>
      <text:p text:style-name="P71">virar à esquerda (vá para 316) ou seguir o corredor até</text:p>
      <text:p text:style-name="P71">a direita e tentar a porta imediatamente à direita</text:p>
      <text:p text:style-name="P71">(vá para 217).</text:p>
      <text:p text:style-name="P71"/>
      <text:list text:style-name="L95">
        <text:list-item>
          <text:p text:style-name="P100">98</text:p>
        </text:list-item>
      </text:list>
      <text:p text:style-name="P71">Você abre a porta cautelosamente a princípio, mas tudo o que você vê</text:p>
      <text:p text:style-name="P71">é escuridão, então você a abre completamente.</text:p>
      <text:p text:style-name="P71">Aaaiieeeee! Você grita alto quando um corpo cai</text:p>
      <text:p text:style-name="P71">sobre você! O corpo é de um velho</text:p>
      <text:p text:style-name="P71">e, a julgar pela expressão em seu rosto, sua</text:p>
      <text:p text:style-name="P71">morte não foi nada agradável. Você deve adicionar 3 pontos de MEDO.</text:p>
      <text:p text:style-name="P71">Você entra em pânico e sai correndo pelo corredor.</text:p>
      <text:p text:style-name="P71"/>
      <text:p text:style-name="P71">Vire para 374.</text:p>
      <text:p text:style-name="P71"/>
      <text:list text:style-name="L96">
        <text:list-item>
          <text:p text:style-name="P101">99</text:p>
        </text:list-item>
      </text:list>
      <text:p text:style-name="P71">Quando a tampa se abre, seus olhos brilham. Dentro da</text:p>
      <text:p text:style-name="P71">caixa há uma adaga com cabo de pérola! Você se abaixa e</text:p>
      <text:p text:style-name="P71">pega a adaga, admirando seu trabalho. Mas</text:p>
      <text:p text:style-name="P71"><text:soft-page-break/>a adaga não era a única coisa na caixa. Embaixo dela,</text:p>
      <text:p text:style-name="P71">há um frasco contendo um líquido preto.</text:p>
      <text:p text:style-name="P71">Você pode levá-lo consigo, se quiser. Você</text:p>
      <text:p text:style-name="P71">guarda a adaga no bolso e se vira para</text:p>
      <text:p text:style-name="P71">a porta. Mas seu coração afunda quando a porta se fecha com força</text:p>
      <text:p text:style-name="P71">na sua frente! Você tenta abri-la, mas não há</text:p>
      <text:p text:style-name="P71">maçaneta. Você vai procurar na sala uma maneira de</text:p>
      <text:p text:style-name="P71">abrir a porta (vá para 82) ou vai ver</text:p>
      <text:p text:style-name="P71">se a adaga ou o frasco de líquido podem ajudar</text:p>
      <text:p text:style-name="P71">(vá para 67)?</text:p>
      <text:p text:style-name="P71"/>
      <text:list text:style-name="L97">
        <text:list-item>
          <text:p text:style-name="P102">100</text:p>
        </text:list-item>
      </text:list>
      <text:p text:style-name="P71">Você fecha o compartimento secreto e rapidamente</text:p>
      <text:p text:style-name="P103">para trás as cortinas. Momentos depois, a porta se abre<text:line-break/>e você ouve passos entrando na sala. Dois<text:line-break/>homens entram, no meio de uma discussão acalorada.<text:line-break/><text:line-break/>Embora você só consiga ouvir parte da conversa,<text:line-break/>eles estão falando sobre uma cerimônia que<text:line-break/>envolve um sacrifício humano! Você engole em seco e<text:line-break/>espera não se envolver nisso; mas<text:line-break/>adicione 1 ponto de MEDO por esse pensamento. Você permanece imóvel<text:line-break/>atrás das cortinas. De fato, os homens<text:line-break/>caminham até a mesa. Você ouve um clique fraco e uma<text:line-break/>gaveta se abre. Então os homens se viram e saem<text:line-break/>da sala. Quando é seguro, você sai do seu<text:line-break/>esconderijo e verifica o compartimento. Eles<text:line-break/>levaram a caixa de couro com eles. Você vai<text:line-break/>sair pela porta (vá para 131) ou pelo<text:line-break/>espelho (vá para 160)?</text:p>
      <text:p text:style-name="P103"/>
      <text:list text:style-name="L98">
        <text:list-item>
          <text:p text:style-name="P104">101</text:p>
        </text:list-item>
      </text:list>
      <text:p text:style-name="P103">No último instante, você se esquiva quando a cadeira<text:line-break/>passa por você em alta velocidade e se choca contra a parede atrás.<text:line-break/>Você escapou ileso, mas deve adicionar 1 ponto de MEDO.<text:line-break/><text:line-break/>É melhor sair da sala agora antes que o<text:line-break/>POLTERGEIST lá dentro lhe cause algum dano real!<text:line-break/><text:line-break/>Vire para 2.</text:p>
      <text:p text:style-name="P103"/>
      <text:list text:style-name="L99">
        <text:list-item>
          <text:p text:style-name="P105">102</text:p>
        </text:list-item>
      </text:list>
      <text:p text:style-name="P103">O corredor é estreito e apenas um brilho muito fraco ilumina o seu caminho. Depois de uma curta distância, você chega a uma escada que desce. Lentamente e com cautela, você desce as escadas. Após cerca de uma dúzia de degraus, você chega a outro patamar. As escadas continuam descendo no patamar e você pode segui-las (consulte a página 216) ou tentar uma porta na parede do patamar (consulte a página 24).</text:p>
      <text:p text:style-name="P103"/>
      <text:list text:style-name="L100">
        <text:list-item>
          <text:p text:style-name="P106">103</text:p>
        </text:list-item>
      </text:list>
      <text:p text:style-name="P103">Você abre a porta devagar e com cuidado. O cômodo em que você entra é um quarto que parece estar esperando alguém para entrar e ir para a cama! Os lençóis estão dobrados, o fogo na lareira está quente, mas quase apagado. Na mesa de cabeceira, uma vela está acesa e ao lado dela há uma <text:soft-page-break/>bandeja de prata com um lanche para a hora de dormir. Cortinas de veludo cobrem a janela e, ao longo da parede esquerda, há armários embutidos.</text:p>
      <text:p text:style-name="P103"/>
      <text:p text:style-name="P103">O ambiente geral é bastante aconchegante. Você entrará no quarto e investigará a mesa de cabeceira</text:p>
      <text:p text:style-name="P103">(vá para 163) ou os armários (vá para 41), ou está</text:p>
      <text:p text:style-name="P103">um pouco desconfiado da aparente tranquilidade deste</text:p>
      <text:p text:style-name="P103">quarto e prefere sair (vá para 243)?</text:p>
      <text:p text:style-name="P103"/>
      <text:list text:style-name="L101">
        <text:list-item>
          <text:p text:style-name="P107">104</text:p>
        </text:list-item>
      </text:list>
      <text:p text:style-name="P103">Você sente uma pontada de dor nas costas. Você estende a mão para</text:p>
      <text:p text:style-name="P103">segurar o ferimento e o sangue escorre pelos seus</text:p>
      <text:p text:style-name="P103">dedos! Mesmo que seu mestre esteja morto, Franklins</text:p>
      <text:p text:style-name="P103">continuará lutando! Você se vira para encarar o mordomo</text:p>
      <text:p text:style-name="P103">antes que ele possa atacar novamente com sua faca. Deduza 4</text:p>
      <text:p text:style-name="P103">pontos de ENERGIA e vá para 180.</text:p>
      <text:p text:style-name="P103"/>
      <text:list text:style-name="L102">
        <text:list-item>
          <text:p text:style-name="P108">105</text:p>
        </text:list-item>
      </text:list>
      <text:p text:style-name="P103">‘Derrotar o Mestre, hein?’, ele diz, observando você</text:p>
      <text:p text:style-name="P103">atentamente, ‘Meu Deus, nosso amigo certamente não pode</text:p>
      <text:p text:style-name="P103">se dizer que tenha ambições modestas! Você nunca derrotará</text:p>
      <text:p text:style-name="P103">o Mestre, pois ele tem apenas uma fraqueza. Ele</text:p>
      <text:p text:style-name="P103">só pode ser morto com a faca Kris, e ela está</text:p>
      <text:p text:style-name="P103">escondida em um quarto com uma entrada secreta. Eu sei apenas</text:p>
      <text:p text:style-name="P103">que o quarto fica no andar de baixo e que você precisará de uma</text:p>
      <text:p text:style-name="P103">senha para abri-lo. Mas eu não sei qual é a</text:p>
      <text:p text:style-name="P103">senha. A velha Mordana sabia a senha, mas</text:p>
      <text:p text:style-name="P103">ela morreu há algum tempo. Se você sabe o que é melhor para</text:p>
      <text:p text:style-name="P103">você, vá embora enquanto pode.’ Você pergunta a ele</text:p>
      <text:p text:style-name="P103">se vocês dois devem ir embora juntos, mas</text:p>
      <text:p text:style-name="P103">ele balança a cabeça negativamente. ‘Não posso sair daqui sem</text:p>
      <text:p text:style-name="P103">buscar minha vingança — ou morrer na tentativa. Eu</text:p>
      <text:p text:style-name="P103">preciso deixá-la agora.’ Ele verifica a passagem,</text:p>
      <text:p text:style-name="P103">e então sai rapidamente. Você o seguirá (vá para a página 378) ou</text:p>
      <text:p text:style-name="P103">verificará primeiro a mesa e as caixas (vá para a página</text:p>
      <text:p text:style-name="P103">213)?</text:p>
      <text:p text:style-name="P103"/>
      <text:list text:style-name="L103">
        <text:list-item>
          <text:p text:style-name="P109">106</text:p>
        </text:list-item>
      </text:list>
      <text:p text:style-name="P103">Você investe contra a porta com o ombro. A</text:p>
      <text:p text:style-name="P103">porta estremece, mas permanece firme e você fica</text:p>
      <text:p text:style-name="P103">com o ombro dolorido. Deduza 2 pontos de RESISTÊNCIA.</text:p>
      <text:p text:style-name="P103">Você percebe que a porta é feita de madeira maciça</text:p>
      <text:p text:style-name="P103">e é improvável que você consiga quebrá-la sem</text:p>
      <text:p text:style-name="P103">se machucar. Vá para a página 158.</text:p>
      <text:p text:style-name="P103"/>
      <text:list text:style-name="L104">
        <text:list-item>
          <text:p text:style-name="P110">107</text:p>
        </text:list-item>
      </text:list>
      <text:p text:style-name="P103">Você caminha até as cortinas e as abre lentamente.</text:p>
      <text:p text:style-name="P103"/>
      <text:p text:style-name="P103">Lá fora, a tempestade ainda ruge. Trovões ecoam</text:p>
      <text:p text:style-name="P103">pelo céu e a chuva bate forte na janela.</text:p>
      <text:p text:style-name="P103"/>
      <text:p text:style-name="P103">A janela está gradeada. Não há saída por aqui.</text:p>
      <text:p text:style-name="P103"/>
      <text:p text:style-name="P103"><text:soft-page-break/>Vá para a página 168.</text:p>
      <text:p text:style-name="P103"/>
      <text:list text:style-name="L105">
        <text:list-item>
          <text:p text:style-name="P111">108</text:p>
        </text:list-item>
      </text:list>
      <text:p text:style-name="P103">O corredor se alarga. À sua esquerda, há uma passagem</text:p>
      <text:p text:style-name="P103">com duas portas uma de frente para a outra. Para ir por aqui,</text:p>
      <text:p text:style-name="P103">vá para a página 21. Se não quiser ir por aqui,</text:p>
      <text:p text:style-name="P103">você pode caminhar alguns metros e virar à direita</text:p>
      <text:p text:style-name="P103">em uma passagem que passa por duas portas</text:p>
      <text:p text:style-name="P103">uma de frente para a outra e termina em outra porta. Para ir por aqui,</text:p>
      <text:p text:style-name="P103">vá para a página 49.</text:p>
      <text:p text:style-name="P103"/>
      <text:list text:style-name="L106">
        <text:list-item>
          <text:p text:style-name="P112">109</text:p>
        </text:list-item>
      </text:list>
      <text:p text:style-name="P103">Você consegue derrotar o demônio que agora está diante de</text:p>
      <text:p text:style-name="P103">você? Se não, ele certamente o matará. Mas você tem</text:p>
      <text:p text:style-name="P103">consigo a faca Kris, a única arma que</text:p>
      <text:p text:style-name="P103">ferirá a criatura. Você pode adicionar 6 pontos à sua</text:p>
      <text:p text:style-name="P103">pontuação de HABILIDADE ao usar esta arma. Agora resolva</text:p>
      <text:p text:style-name="P103">esta batalha:</text:p>
      <text:p text:style-name="P103">HABILIDADE DE DEMÔNIO INFERNAL 14 RESISTÊNCIA 12</text:p>
      <text:p text:style-name="P103">Se você vencer a luta, se transformará em gosma.</text:p>
      <text:p text:style-name="P103"/>
      <text:list text:style-name="L107">
        <text:list-item>
          <text:p text:style-name="P113">110</text:p>
        </text:list-item>
      </text:list>
      <text:p text:style-name="P103">As cortinas estão fechadas na janela e você</text:p>
      <text:p text:style-name="P103">se aproxima cautelosamente. Você toca delicadamente as dobras da</text:p>
      <text:p text:style-name="P103">cortina e fica aliviado ao não encontrar nada lá.</text:p>
      <text:p text:style-name="P103"/>
      <text:p text:style-name="P103">Embora pareçam seguras, você ainda está em alerta</text:p>
      <text:p text:style-name="P103">enquanto as abre. Ao fazer isso, um</text:p>
      <text:p text:style-name="P103">trovão ecoa lá fora e te faz pular.</text:p>
      <text:p text:style-name="P103"/>
      <text:p text:style-name="P103">Mas você está seguro; uma janela perfeitamente comum está</text:p>
      <text:p text:style-name="P103">descoberta. No entanto, as pesadas grades de ferro do lado de fora são um pouco preocupantes. Através da janela,</text:p>
      <text:p text:style-name="P103">você não vê nada além da chuva escorrendo pelo</text:p>
      <text:p text:style-name="P103">vidro. Mas curiosamente, a chuva está evitando uma área específica. Será que o vento está levando a chuva</text:p>
      <text:p text:style-name="P103">para longe deste canto? Você se abaixa para dar uma</text:p>
      <text:p text:style-name="P103">olhada mais de perto. Escrita na condensação que se formou no</text:p>
      <text:p text:style-name="P103">vidro está uma mensagem! Você lê três</text:p>
      <text:p text:style-name="P103">palavras: ‘Mordana em Abaddon’. Você repete esta mensagem</text:p>
      <text:p text:style-name="P103">para si mesmo e depois a apaga da janela,</text:p>
      <text:p text:style-name="P103">caso alguém mais a veja. Esta mensagem pode ser</text:p>
      <text:p text:style-name="P103">útil para você (e você perceberá quando for). Se,</text:p>
      <text:p text:style-name="P103">mais tarde na aventura, você quiser usar a mensagem,</text:p>
      <text:p text:style-name="P103">consulte a referência 88. Não consulte a 88 agora! Agora você</text:p>
      <text:p text:style-name="P103">deve voltar para o patamar e virar à esquerda. Consulte a</text:p>
      <text:p text:style-name="P103">página 193.</text:p>
      <text:p text:style-name="P103"/>
      <text:list text:style-name="L108">
        <text:list-item>
          <text:p text:style-name="P114">111</text:p>
        </text:list-item>
      </text:list>
      <text:p text:style-name="P103">Seu anfitrião está um pouco irritado com seu nervosismo.</text:p>
      <text:p text:style-name="P103"/>
      <text:p text:style-name="P103">‘Vamos, vamos’, diz ele, ‘não precisa ter medo.</text:p>
      <text:p text:style-name="P103"><text:soft-page-break/></text:p>
      <text:p text:style-name="P103">Seu pequeno acidente fez você perder a</text:p>
      <text:p text:style-name="P103">coragem? Beba seu conhaque. Você logo esquecerá seus</text:p>
      <text:p text:style-name="P103">medos.’ Enquanto você o observa, sua mente começa a pregar</text:p>
      <text:p text:style-name="P103">truques em você. Sua expressão é de genuína</text:p>
      <text:p text:style-name="P103">preocupação com o seu bem-estar, ou há um toque de algo</text:p>
      <text:p text:style-name="P103">secreto em seus olhos e sorriso? Você estremece,</text:p>
      <text:p text:style-name="P103">e seu medo da situação é evidente. Adicione 1 ponto de MEDO.</text:p>
      <text:p text:style-name="P103">Pouco tempo depois, Frankl<text:span text:style-name="T3">in <text:s/>a</text:span>parece. “Sua refeição está servida, senhor”, diz ele ao Conde. Vocês dois se levantam</text:p>
      <text:p text:style-name="P103">e vão para a sala de jantar. Vire para 309.</text:p>
      <text:p text:style-name="P103"/>
      <text:list text:style-name="L109">
        <text:list-item>
          <text:p text:style-name="P115">112</text:p>
        </text:list-item>
      </text:list>
      <text:p text:style-name="P103">A porta se abre de par em par. Você está prestes a entrar,</text:p>
      <text:p text:style-name="P103">mas hesita ao ver o que há lá dentro: você está</text:p>
      <text:p text:style-name="P103">entrando em uma sala de tortura subterrânea. Em um canto,</text:p>
      <text:p text:style-name="P103">está uma formidável donzela de ferro, com sua porta mortal</text:p>
      <text:p text:style-name="P103">entreaberta. Um cavalete de tortura está no centro da</text:p>
      <text:p text:style-name="P103">sala. Penduradas no teto, ao longo da parede esquerda,</text:p>
      <text:p text:style-name="P103">há duas gaiolas. Uma é grande o suficiente</text:p>
      <text:p text:style-name="P103">para um homem se agachar e a outra permite que um homem</text:p>
      <text:p text:style-name="P103">fique de pé, mas não se mova. Um arrepio percorre</text:p>
      <text:p text:style-name="P103">sua espinha. De repente, dois pares de mãos agarram seus</text:p>
      <text:p text:style-name="P103">pulsos e você é empurrado para dentro da sala!</text:p>
      <text:p text:style-name="P103">De trás da porta surge um homem de ombros largos</text:p>
      <text:p text:style-name="P103">e braços poderosos. Ele está vestido com um avental e calças de couro</text:p>
      <text:p text:style-name="P103">e usa um tapa-olho no olho esquerdo. — Então! — exclama ele. — E quem temos aqui,</text:p>
      <text:p text:style-name="P103">invadindo nossa casa? Vamos, fale.</text:p>
      <text:p text:style-name="P103">Você perdeu a língua? Qual será a sua resposta?</text:p>
      <text:p text:style-name="P103">Você dirá que está tentando encontrar uma saída</text:p>
      <text:p text:style-name="P103">e que ficará feliz em ir embora imediatamente (vá para a página 4)</text:p>
      <text:p text:style-name="P103">ou alegará ser um dos amigos do Mestre</text:p>
      <text:p text:style-name="P103">(vá para a página 16)?</text:p>
      <text:p text:style-name="P103"/>
      <text:list text:style-name="L110">
        <text:list-item>
          <text:p text:style-name="P116">113</text:p>
        </text:list-item>
      </text:list>
      <text:p text:style-name="P103">A sala em que você entra é uma sala de recepção. Uma mesa e</text:p>
      <text:p text:style-name="P103">seis cadeiras estão no centro da sala. Em uma das extremidades,</text:p>
      <text:p text:style-name="P103">há um enorme mural de uma paisagem campestre, talvez</text:p>
      <text:p text:style-name="P103">pintado da região, há muitos anos. Na parede oposta,</text:p>
      <text:p text:style-name="P103">estendendo-se do chão ao teto, há um</text:p>
      <text:p text:style-name="P103">espelho de corpo inteiro. Cortinas de veludo revestem a parede</text:p>
      <text:p text:style-name="P103">em frente à porta. Você caminha até lá para admirar a</text:p>
      <text:p text:style-name="P103">pintura e, em seguida, se vira para o espelho. Um choque o aguarda.</text:p>
      <text:p text:style-name="P103">Seus olhos se arregalam ao se virar para o</text:p>
      <text:p text:style-name="P103">espelho e encará-lo. Ele não reflete você!</text:p>
      <text:p text:style-name="P103"/>
      <text:p text:style-name="P103">Adicione 1 ponto de MEDO. Você se aproxima do espelho, mas</text:p>
      <text:p text:style-name="P103">ainda não há reflexo, embora você possa ver claramente a</text:p>
      <text:p text:style-name="P103">mesa e a parede atrás de você. Você caminha</text:p>
      <text:p text:style-name="P103">até ele e toca sua superfície. Sua mão atravessa</text:p>
      <text:p text:style-name="P103">o vidro! Retirando-a rapidamente, você</text:p>
      <text:p text:style-name="P103">avalia a situação. Você deseja sair deste quarto?</text:p>
      <text:p text:style-name="P103"><text:soft-page-break/>(vá para a página 131), atravessar o espelho (vá para a página 160) ou</text:p>
      <text:p text:style-name="P103">investigar o quarto mais a fundo (vá para a página 324)?</text:p>
      <text:p text:style-name="P103"/>
      <text:list text:style-name="L111">
        <text:list-item>
          <text:p text:style-name="P117">114</text:p>
        </text:list-item>
      </text:list>
      <text:p text:style-name="P103">Você deseja sair do quarto (vá para a página 77) ou</text:p>
      <text:p text:style-name="P103">investigar a caixa na lareira (vá para a página 40)?</text:p>
      <text:p text:style-name="P103"/>
      <text:list text:style-name="L112">
        <text:list-item>
          <text:p text:style-name="P118">115</text:p>
        </text:list-item>
      </text:list>
      <text:p text:style-name="P103">Sua boca se enche de água ao ver um pato assado sendo colocado à sua frente.</text:p>
      <text:p text:style-name="P103">O Conde está comendo o mesmo, e vocês dois conversam enquanto comem. Ele quer saber como você foi parar</text:p>
      <text:p text:style-name="P103">dirigindo por esta estrada no meio da noite,</text:p>
      <text:p text:style-name="P103">e você conta a ele sobre as indicações do velho. Você</text:p>
      <text:p text:style-name="P103">pergunta a ele sobre si mesmo e sua família. Vá para a página 28.</text:p>
      <text:p text:style-name="P103"/>
      <text:list text:style-name="L113">
        <text:list-item>
          <text:p text:style-name="P119">116</text:p>
        </text:list-item>
      </text:list>
      <text:p text:style-name="P103">Do lado de fora do quarto, a passagem continua,</text:p>
      <text:p text:style-name="P103">a porta de massa à esquerda. Se desejar continuar pelo corredor, vire para a página 91. Se desejar explorar a área, vire para a página 166.</text:p>
      <text:p text:style-name="P103"/>
      <text:list text:style-name="L114">
        <text:list-item>
          <text:p text:style-name="P120">117</text:p>
        </text:list-item>
      </text:list>
      <text:p text:style-name="P103">Você entra na sala e fecha a porta atrás de você. Um ruído estridente vindo de um canto faz você pular, mas quando você se aproxima, fica aliviado ao descobrir que o ruído vem de três ratos em uma gaiola. Você mantém os ouvidos atentos a sons de visitantes enquanto investiga o conteúdo da sala. Deseja olhar dentro das gavetas (vá para a página 81), examinar os líquidos nos frascos de vidro (vá para a página 341) ou olhar dentro dos armários (vá para a página 371)?</text:p>
      <text:p text:style-name="P103"/>
      <text:list text:style-name="L115">
        <text:list-item>
          <text:p text:style-name="P121">118</text:p>
        </text:list-item>
      </text:list>
      <text:p text:style-name="P103">A porta se abre e você entra na cozinha. O cômodo está vazio e impecavelmente arrumado, com todas as facas, panelas e frigideiras penduradas em fileiras organizadas ao longo das paredes. Uma pia dupla está instalada sob uma janela, ao lado de um grande fogão e geladeira. Uma grande mesa quadrada</text:p>
      <text:p text:style-name="P103">está no centro da sala. Há duas</text:p>
      <text:p text:style-name="P103">portas; uma leva para fora e a outra parece ser a porta de uma</text:p>
      <text:p text:style-name="P103">despensa. Um grande molho de chaves está em cima do</text:p>
      <text:p text:style-name="P103">fogão. Você quer:</text:p>
      <text:p text:style-name="P103">Tentar a porta dos fundos que leva para fora? Vá para a página 327</text:p>
      <text:p text:style-name="P103">Tentar a outra porta? Vá para a página 126</text:p>
      <text:p text:style-name="P103">Pegar o molho de chaves em cima do fogão? Vá para a página 148</text:p>
      <text:p text:style-name="P103"/>
      <text:list text:style-name="L116">
        <text:list-item>
          <text:p text:style-name="P122">119</text:p>
        </text:list-item>
      </text:list>
      <text:p text:style-name="P103">Você começará olhando os enfeites em uma</text:p>
      <text:p text:style-name="P103">prateleira de canto (vá para a página 192) ou examinará a</text:p>
      <text:p text:style-name="P103">lareira e a lareira (vá para a página 303)?</text:p>
      <text:p text:style-name="P103"/>
      <text:list text:style-name="L117">
        <text:list-item>
          <text:p text:style-name="P123">120</text:p>
        </text:list-item>
      </text:list>
      <text:p text:style-name="P103">Você pega a maçaneta e a gira. A porta está</text:p>
      <text:p text:style-name="P103">trancada! A voz ri da sua tentativa fútil de</text:p>
      <text:p text:style-name="P103">escapar. ‘Não, meu amigo’, ela ri, ‘você não pode</text:p>
      <text:p text:style-name="P103">escapar desta sala. A única fuga que você</text:p>
      <text:p text:style-name="P103">vai fazer agora é da própria vida! Adicione 1 ponto de MEDO</text:p>
      <text:p text:style-name="P103">e vá para 291.</text:p>
      <text:p text:style-name="P103"><text:soft-page-break/></text:p>
      <text:list text:style-name="L118">
        <text:list-item>
          <text:p text:style-name="P124">121</text:p>
        </text:list-item>
      </text:list>
      <text:p text:style-name="P103">Você abre a porta rapidamente e sai para o</text:p>
      <text:p text:style-name="P103">patamar. Felizmente, não há ninguém por perto. Virando à esquerda,</text:p>
      <text:p text:style-name="P103">você segue a passagem até chegar a uma</text:p>
      <text:p text:style-name="P103">parede com painéis de madeira, onde a passagem vira à esquerda.</text:p>
      <text:p text:style-name="P103"/>
      <text:p text:style-name="P103">Vá para 175.</text:p>
      <text:p text:style-name="P103"/>
      <text:list text:style-name="L119">
        <text:list-item>
          <text:p text:style-name="P125">122</text:p>
        </text:list-item>
      </text:list>
      <text:p text:style-name="P103">A passagem leva a uma grande câmara com</text:p>
      <text:p text:style-name="P103">paredes rochosas. Símbolos místicos estão pintados nas</text:p>
      <text:p text:style-name="P103">paredes e quatro cabeças de cabra, montadas em estacas,</text:p>
      <text:p text:style-name="P103">marcam a área central. No centro desta área há</text:p>
      <text:p text:style-name="P103">um altar coberto com um pano preto e uma figura encapuzada</text:p>
      <text:p text:style-name="P103">fica ao lado do altar. Esta figura usa uma túnica</text:p>
      <text:p text:style-name="P103">como as outras, mas sua cabeça de cabra é tingida de roxo.</text:p>
      <text:p text:style-name="P103"/>
      <text:p text:style-name="P103">Você presume que ele deve ser o líder deles. Você segue</text:p>
      <text:p text:style-name="P103">a congregação, que cerca o altar, e</text:p>
      <text:p text:style-name="P103">fica no fundo. Alguns minutos depois, outro</text:p>
      <text:p text:style-name="P103">som vem da passagem; Desta vez, você ouve</text:p>
      <text:p text:style-name="P103">os gritos de uma jovem. Dois dos personagens mascarados</text:p>
      <text:p text:style-name="P103">emergem do corredor puxando uma</text:p>
      <text:p text:style-name="P103">bela garota de cabelos loiros, que luta furiosamente</text:p>
      <text:p text:style-name="P103">para se libertar e grita a plenos pulmões. Ela</text:p>
      <text:p text:style-name="P103">é arrastada até o altar e amarrada nele. A</text:p>
      <text:p text:style-name="P103">congregação, liderada por seu líder, canta por um breve</text:p>
      <text:p text:style-name="P103">tempo, então o líder faz um gesto para que o Irmão Isaacson</text:p>
      <text:p text:style-name="P103">dê um passo à frente. Os dois trocam máscaras e</text:p>
      <text:p text:style-name="P103">o Irmão Isaacson se aproxima do altar. Sacando uma</text:p>
      <text:p text:style-name="P103">adaga afiada de sua batina, ele a ergue acima da</text:p>
      <text:p text:style-name="P103">mulher. Murmúrios de excitação percorrem a multidão.</text:p>
      <text:p text:style-name="P103"/>
      <text:p text:style-name="P103">Mas o que você fará? Você observará o que</text:p>
      <text:p text:style-name="P103">acontecerá (vá para a página 314), tentará encontrar uma saída</text:p>
      <text:p text:style-name="P103">(vá para a página 80) ou tentará resgatar a jovem</text:p>
      <text:p text:style-name="P103">mulher (vá para a página 328)?</text:p>
      <text:p text:style-name="P103"/>
      <text:list text:style-name="L120">
        <text:list-item>
          <text:p text:style-name="P126">123</text:p>
        </text:list-item>
      </text:list>
      <text:p text:style-name="P103">O quarto em que você entra parece bem habitado. É um</text:p>
      <text:p text:style-name="P103">quarto, e uma grande cama coberta com uma colcha amarela</text:p>
      <text:p text:style-name="P103">domina o ambiente. Roupas estão espalhadas</text:p>
      <text:p text:style-name="P103">pelo chão e uma torneira está aberta em uma pia</text:p>
      <text:p text:style-name="P103">no canto. As roupas sugerem que é um quarto feminino,</text:p>
      <text:p text:style-name="P103">mas não há ninguém por perto. Você vai chamar para</text:p>
      <text:p text:style-name="P103">se anunciar caso haja alguém no quarto</text:p>
      <text:p text:style-name="P103">(vá para a página 386), procurar ao redor para ver o que encontra</text:p>
      <text:p text:style-name="P103">(vá para a página 337) ou sair do quarto (vá para a página 2)?</text:p>
      <text:p text:style-name="P103"/>
      <text:list text:style-name="L121">
        <text:list-item>
          <text:p text:style-name="P127">124</text:p>
        </text:list-item>
      </text:list>
      <text:p text:style-name="P103">A cabeça desencarnada fala: ‘Prepare-se para a</text:p>
      <text:p text:style-name="P103"><text:soft-page-break/>morte, miserável mortal!’, ela se vangloria. ‘Pois o mal que</text:p>
      <text:p text:style-name="P103">está neste lugar é inescapável. A Casa do</text:p>
      <text:p text:style-name="P103">Tambor o atraiu aqui com um único propósito. Antes que</text:p>
      <text:p text:style-name="P103">a noite termine, você se juntará a mim e aos meus</text:p>
      <text:p text:style-name="P103">companheiros no submundo. Nosso destino será o seu. Você assombrará para sempre o lugar que</text:p>
      <text:p text:style-name="P103">causou sua morte!’ Com essas palavras, uma risada zombeteira</text:p>
      <text:p text:style-name="P103">enche a sala. A aparição se vira</text:p>
      <text:p text:style-name="P103">através da parede e, ao fazê-lo, a risada</text:p>
      <text:p text:style-name="P103">desaparece. Mas o susto lhe dará 2 pontos de MEDO.</text:p>
      <text:p text:style-name="P103"/>
      <text:p text:style-name="P103">Adicione-os ao seu total e saia da sala. Vá para</text:p>
      <text:p text:style-name="P103">382.</text:p>
      <text:p text:style-name="P103"/>
      <text:list text:style-name="L122">
        <text:list-item>
          <text:p text:style-name="P128">125</text:p>
        </text:list-item>
      </text:list>
      <text:p text:style-name="P103">Você entra em um quarto pouco iluminado e fecha a porta</text:p>
      <text:p text:style-name="P103">atrás de você. O quarto está vazio, exceto por uma</text:p>
      <text:p text:style-name="P103">penteadeira e uma cama grande, mas você pode ouvir</text:p>
      <text:p text:style-name="P103">música tocando. Deseja revistar o cômodo para</text:p>
      <text:p text:style-name="P103">garantir que seja seguro (vá para 239) ou sair imediatamente</text:p>
      <text:p text:style-name="P103">e voltar para o patamar (vá para 272)?</text:p>
      <text:p text:style-name="P103"/>
      <text:list text:style-name="L123">
        <text:list-item>
          <text:p text:style-name="P129">126</text:p>
        </text:list-item>
      </text:list>
      <text:p text:style-name="P103">Você alcança a maçaneta e abre a porta completamente. Mas</text:p>
      <text:p text:style-name="P103">a visão que se depara com você o faz recuar</text:p>
      <text:p text:style-name="P103">estarrecido! Dentro da despensa, imóvel, está uma</text:p>
      <text:p text:style-name="P103">figura horrenda com roupas esfarrapadas. Seu rosto e mãos</text:p>
      <text:p text:style-name="P103">estão em estado de semi-decomposição, e o odor da morte</text:p>
      <text:p text:style-name="P103">invade suas narinas. Sua intrusão a despertou. Seus</text:p>
      <text:p text:style-name="P103">olhos se abrem e um som sibilante sai de sua garganta.</text:p>
      <text:p text:style-name="P103"/>
      <text:p text:style-name="P103">Uma longa língua surge diante de você e a criatura</text:p>
      <text:p text:style-name="P103">dá um passo à frente. Adicione 2 pontos de MEDO. Você deve lutar</text:p>
      <text:p text:style-name="P103">contra este CARNIÇAL! Mas você pode pegar uma faca da</text:p>
      <text:p text:style-name="P103">parede para usar como ARMA (adicione 3 pontos de HABIL).</text:p>
      <text:p text:style-name="P103">HABILIDADE DO CARNIÇAL 8 RESISTÊNCIA 7</text:p>
      <text:p text:style-name="P103">Assim que ele lhe infligir o segundo ferimento, vire-se</text:p>
      <text:p text:style-name="P103">para 186. Se conseguir derrotá-lo, vire-se para 29.</text:p>
      <text:p text:style-name="P103"/>
      <text:list text:style-name="L124">
        <text:list-item>
          <text:p text:style-name="P130">127</text:p>
        </text:list-item>
      </text:list>
      <text:p text:style-name="P103">‘Vamos lá, então’, diz ele alegremente. ‘Vamos. Estou</text:p>
      <text:p text:style-name="P103">pronto.’ Você não tem certeza se deve entrar no jogo</text:p>
      <text:p text:style-name="P103">com ele ou não. Você pergunta se ele tem certeza de</text:p>
      <text:p text:style-name="P103">saber para onde está indo. ‘Ah, se sei, se sei’,</text:p>
      <text:p text:style-name="P103">ele ri, caminhando até você. ‘Mas com certeza absoluta</text:p>
      <text:p text:style-name="P103">não vou descer lá sem lutar!’ E com essas</text:p>
      <text:p text:style-name="P103">palavras, ele puxa uma faca de sua túnica e ataca</text:p>
      <text:p text:style-name="P103">você. Resolva esta batalha:</text:p>
      <text:p text:style-name="P103">HABILIDADE DO HOMEM DE BRANCO 7 RESISTÊNCIA Q</text:p>
      <text:p text:style-name="P103">Se desejar poupar a vida dele, você pode se virar para 359</text:p>
      <text:p text:style-name="P103">quando tiver reduzido a resistência dele a 2 pontos. Se</text:p>
      <text:p text:style-name="P103">você decidir acabar com ele, vá para 366.</text:p>
      <text:p text:style-name="P103"/>
      <text:list text:style-name="L125">
        <text:list-item>
          <text:p text:style-name="P131"><text:soft-page-break/>128</text:p>
        </text:list-item>
      </text:list>
      <text:p text:style-name="P103">Você corre um pouco e investe contra a porta. Ela</text:p>
      <text:p text:style-name="P103">treme e o barulho reverbera pela</text:p>
      <text:p text:style-name="P103">casa. Mas a fechadura resiste e você ricocheteia,</text:p>
      <text:p text:style-name="P103">segurando um braço dolorido. Deduza 2 pontos de vigor pela</text:p>
      <text:p text:style-name="P103">dor. Se quiser tentar investir novamente, vá para</text:p>
      <text:p text:style-name="P103">106. Se achar que a porta é muito resistente e</text:p>
      <text:p text:style-name="P103">é improvável que você consiga arrombá-la, vá para 158.</text:p>
      <text:p text:style-name="P103"/>
      <text:list text:style-name="L126">
        <text:list-item>
          <text:p text:style-name="P132">129</text:p>
        </text:list-item>
      </text:list>
      <text:p text:style-name="P103">Você caminha na ponta dos pés silenciosamente ao longo da parede em direção à outra</text:p>
      <text:p text:style-name="P103">passagem. Mantendo os olhos na cerimônia para</text:p>
      <text:p text:style-name="P103">garantir que não seja notado, você avança furtivamente até</text:p>
      <text:p text:style-name="P103">chegar à passagem e atravessá-la rapidamente. Você</text:p>
      <text:p text:style-name="P103">escapou! No final da passagem há uma porta</text:p>
      <text:p text:style-name="P103">destrancada. Você a abre. Vá para a página 232.</text:p>
      <text:p text:style-name="P103"/>
      <text:list text:style-name="L127">
        <text:list-item>
          <text:p text:style-name="P133">130</text:p>
        </text:list-item>
      </text:list>
      <text:p text:style-name="P103">Conte os pontos indicados para qualquer uma das seguintes</text:p>
      <text:p text:style-name="P103">escolhas:</text:p>
      <text:p text:style-name="P103">Kelnor 5 pontos</text:p>
      <text:p text:style-name="P103">Kris 3 pontos</text:p>
      <text:p text:style-name="P103">Você não pontua por nenhuma outra escolha. Agora vá para a página 297.</text:p>
      <text:p text:style-name="P103"/>
      <text:list text:style-name="L128">
        <text:list-item>
          <text:p text:style-name="P134">131</text:p>
        </text:list-item>
      </text:list>
      <text:p text:style-name="P103">Você sai da sala com cautela e olha ao redor no</text:p>
      <text:p text:style-name="P103">corredor. Não há ninguém à vista. Há uma porta</text:p>
      <text:p text:style-name="P103">à sua esquerda, que você pode tentar indo para a página 211.</text:p>
      <text:p text:style-name="P103">Caso contrário, você pode virar à direita e seguir o corredor</text:p>
      <text:p text:style-name="P103">ao redor (vá para a página 58).</text:p>
      <text:p text:style-name="P103"/>
      <text:list text:style-name="L129">
        <text:list-item>
          <text:p text:style-name="P135">132</text:p>
        </text:list-item>
      </text:list>
      <text:p text:style-name="P103">Você desce as escadas com cautela, olhando em</text:p>
      <text:p text:style-name="P103">todas as direções. Não há ninguém por perto. No corredor</text:p>
      <text:p text:style-name="P103">abaixo, você pode optar por tentar uma porta à</text:p>
      <text:p text:style-name="P103">esquerda (vá para a página 353) ou uma porta à direita (vá para a página 285) ou pode caminhar até a porta da frente e abri-la</text:p>
      <text:p text:style-name="P103">(vá para a página 222).</text:p>
      <text:p text:style-name="P103"/>
      <text:list text:style-name="L130">
        <text:list-item>
          <text:p text:style-name="P136">133</text:p>
        </text:list-item>
      </text:list>
      <text:p text:style-name="P103">Você entra na pequena sala, que está vazia, exceto por</text:p>
      <text:p text:style-name="P103">uma mesa. Olhando em volta para se certificar de que está</text:p>
      <text:p text:style-name="P103">seguro, você caminha até a mesa. A caixa que repousa</text:p>
      <text:p text:style-name="P103">sobre ela é uma bela caixa de madeira com fechos de latão.</text:p>
      <text:p text:style-name="P103"/>
      <text:p text:style-name="P103">Ela é longa e fina e parece que deveria conter</text:p>
      <text:p text:style-name="P103">um par de pistolas de duelo. Você destrava a trava e</text:p>
      <text:p text:style-name="P103">abre a tampa. Vá para a página 99.</text:p>
      <text:p text:style-name="P103"/>
      <text:p text:style-name="P103"/>
      <text:list text:style-name="L131">
        <text:list-item>
          <text:p text:style-name="P137">134</text:p>
        </text:list-item>
      </text:list>
      <text:p text:style-name="P103">Você se abaixa e segura a caixa pelas pontas.</text:p>
      <text:p text:style-name="P103"><text:soft-page-break/>Com um esforço, você a levanta no ar. A visão aos seus</text:p>
      <text:p text:style-name="P103">pés o horroriza e você deve adicionar 2 pontos de MEDO</text:p>
      <text:p text:style-name="P103">pelo susto! Da caixa virada cai o</text:p>
      <text:p text:style-name="P103">corpo inerte de um animal sem vida! A criatura é</text:p>
      <text:p text:style-name="P103">talvez uma ovelha bem tosquiada ou, mais provavelmente, uma cabra,</text:p>
      <text:p text:style-name="P103">mas é difícil identificá-la, pois foi decapitada.</text:p>
      <text:p text:style-name="P103"/>
      <text:p text:style-name="P103">Você se vira, lutando contra uma sensação de</text:p>
      <text:p text:style-name="P103">náusea e se dirige para a porta. Vá para a página 378.</text:p>
      <text:p text:style-name="P103"/>
      <text:list text:style-name="L132">
        <text:list-item>
          <text:p text:style-name="P138">135</text:p>
        </text:list-item>
      </text:list>
      <text:p text:style-name="P103">Você coloca o anel no dedo. Ao fazer isso, o</text:p>
      <text:p text:style-name="P103">homem começa a sorrir. “Bem”, diz ele, “isso certamente facilitará muito o meu trabalho! Venha aqui.” Você estremece ao perceber que fez a coisa errada! Seus dedos tentam desesperadamente</text:p>
      <text:p text:style-name="P103">alcançar o anel para tirá-lo, mas sua mente não permite. O anel colocou você diretamente sob o controle da vontade do seu anfitrião. Vá para a página 326.</text:p>
      <text:p text:style-name="P103"/>
      <text:list text:style-name="L133">
        <text:list-item>
          <text:p text:style-name="P139">136</text:p>
        </text:list-item>
      </text:list>
      <text:p text:style-name="P103">Você teve sorte ou azar? Se teve sorte,</text:p>
      <text:p text:style-name="P103">conseguiu escapar dos estilhaços de vidro sem</text:p>
      <text:p text:style-name="P103">se machucar. Se teve azar, o vidro cortou seu</text:p>
      <text:p text:style-name="P103">pulso - perca 2 pontos de RESISTÊNCIA. Vá agora para a página 317.</text:p>
      <text:p text:style-name="P103"/>
      <text:list text:style-name="L134">
        <text:list-item>
          <text:p text:style-name="P140">137</text:p>
        </text:list-item>
      </text:list>
      <text:p text:style-name="P103">Você caminha até uma grande janela que parece não estar completamente fechada. Mas há</text:p>
      <text:p text:style-name="P103">barras pesadas nela. Mesmo que você conseguisse abrir</text:p>
      <text:p text:style-name="P103">a janela, você jamais conseguiria passar</text:p>
      <text:p text:style-name="P103">pelas grades. A casa certamente está bem protegida</text:p>
      <text:p text:style-name="P103">contra intrusos! Você quer continuar</text:p>
      <text:p text:style-name="P103">dando a volta na casa para ver de onde vem a luz,</text:p>
      <text:p text:style-name="P103">(vá para 345) ou voltar para a porta da frente e</text:p>
      <text:p text:style-name="P103">puxar a corda (vá para 275) ou usar a aldrava</text:p>
      <text:p text:style-name="P103">(vá para 357)?</text:p>
      <text:p text:style-name="P103"/>
      <text:list text:style-name="L135">
        <text:list-item>
          <text:p text:style-name="P141">138</text:p>
        </text:list-item>
      </text:list>
      <text:p text:style-name="P103">Você reconhece o Corcunda; ele é o homem que</text:p>
      <text:p text:style-name="P103">lhe trouxe uma bebida lá em cima, mas você não tem certeza</text:p>
      <text:p text:style-name="P103">de que ele o reconheceu. Você quer parar</text:p>
      <text:p text:style-name="P103">de lutar e refrescar a memória dele (vá para 198) ou prefere</text:p>
      <text:p text:style-name="P103">simplesmente matá-lo (vá para 164)?</text:p>
      <text:p text:style-name="P103"/>
      <text:list text:style-name="L136">
        <text:list-item>
          <text:p text:style-name="P142">139</text:p>
        </text:list-item>
      </text:list>
      <text:p text:style-name="P103">Você se aproxima da cama e sacode a velha</text:p>
      <text:p text:style-name="P103">delicadamente, mas assim que toca sua pele ressecada,</text:p>
      <text:p text:style-name="P103">você recua horrorizado. Ela está gelada como pedra! Morta!</text:p>
      <text:p text:style-name="P103"/>
      <text:p text:style-name="P103">Adicione 2 pontos de MEDO pelo choque. Enquanto você está ao lado da cama, tremendo, um gemido baixo vem do corpo. As pálpebras se abrem e olhos brancos puros encaram o teto. Ela não tem pupilas! Você deseja esperar para ver o que acontecerá a seguir (vá para a página 246) ou baterá em retirada e retornará ao corredor (vá para a página 159)?</text:p>
      <text:p text:style-name="P103"/>
      <text:list text:style-name="L137">
        <text:list-item>
          <text:p text:style-name="P143">140</text:p>
        </text:list-item>
      </text:list>
      <text:p text:style-name="P144"><text:soft-page-break/>Você agarra a maçaneta e a gira. A porta está<text:line-break/>trancada e parece muito resistente para você arrombar.<text:line-break/>Você se virará em direção à porta no final do<text:line-break/>corredor (vá para 332) ou voltará pelo caminho que<text:line-break/>veio, passando pela sala de onde você<text:line-break/>apareceu originalmente (vá para 287)?</text:p>
      <text:p text:style-name="P144"><text:line-break/></text:p>
      <text:list text:style-name="L138">
        <text:list-item>
          <text:p text:style-name="P145">141</text:p>
        </text:list-item>
      </text:list>
      <text:p text:style-name="P144">Conte os pontos indicados para qualquer uma das seguintes<text:line-break/>escolhas:<text:line-break/>Shekou 5 pontos<text:line-break/>Shaitan 3 pontos<text:line-break/>Você não pontua para nenhuma outra escolha. Agora vá para<text:line-break/>280.</text:p>
      <text:p text:style-name="P144"/>
      <text:list text:style-name="L139">
        <text:list-item>
          <text:p text:style-name="P146">142</text:p>
        </text:list-item>
      </text:list>
      <text:p text:style-name="P144">Os passos ficam mais altos e então param. Você<text:line-break/>não consegue ver nada! Pelo som dos passos,<text:line-break/>quem quer que estivesse vindo deveria estar bem na sua frente!<text:line-break/>Você começa a suar e deve adicionar 1<text:line-break/>ponto de MEDO. Uma dor aperta seu peito e começa a<text:line-break/>crescer. É como se um inimigo invisível estivesse agarrando seu<text:line-break/>coração e apertando! Mas você ainda não consegue ver nada.<text:line-break/>Você luta contra a dor e o riso estrondoso<text:line-break/>ecoa em seus ouvidos. Algo está parado ali!<text:line-break/>Você luta para escapar. Lute contra este INIMIGO INVISÍVEL.<text:line-break/>Embora você não lhe faça mal, sua<text:line-break/>RESISTÊNCIA reflete o controle que ele tem sobre você;<text:line-break/>se você reduzir a RESISTÊNCIA dele a zero, você se libertará e poderá escapar correndo pelo<text:line-break/>corredor e virando à direita. Vire para 257 se você escapar:<text:line-break/>INIMIGO INVISÍVEL HABILIDADE 10 RESISTÊNCIA 4</text:p>
      <text:p text:style-name="P144"/>
      <text:p text:style-name="P144"/>
      <text:list text:style-name="L140">
        <text:list-item>
          <text:p text:style-name="P147">143</text:p>
        </text:list-item>
      </text:list>
      <text:p text:style-name="P144">Você caminha até a próxima cela. O som de passos<text:line-break/>do lado de fora da porta faz você se virar rapidamente. Quatro<text:line-break/>homens vestidos com túnicas brancas e usando cabeças de cabra<text:line-break/>aparecem na porta. 'Eu te disse!', diz um deles. 'Eu<text:line-break/>sabia que podia ouvir alguma coisa. Parece que alguém<text:line-break/>quer libertar nossos prisioneiros. Vamos lá, irmãos?<text:line-break/>Eles correm em sua direção e você deve resolver sua<text:line-break/>batalha com o líder deles, que ataca primeiro:<text:line-break/>HABILIDADE DE LÍDER 8 RESISTÊNCIA Q<text:line-break/>Se você vencer, vá para 301.</text:p>
      <text:p text:style-name="P144"/>
      <text:list text:style-name="L141">
        <text:list-item>
          <text:p text:style-name="P148">144</text:p>
        </text:list-item>
      </text:list>
      <text:p text:style-name="P144">“Quem é esse?” pergunta uma voz de trás da porta. A<text:line-break/>porta está destrancada, então você poderia entrar, mas talvez<text:line-break/>você não queira ser descoberto ainda. Você vai<text:line-break/>abrir a porta e arriscar com quem estiver na sala<text:line-break/>(vá para 71) ou vai murmurar algo como,<text:line-break/><text:soft-page-break/>“Desculpe, porta errada”, e tentar em outro lugar (vá<text:line-break/>para 278)?</text:p>
      <text:p text:style-name="P144"/>
      <text:p text:style-name="P144"/>
      <text:list text:style-name="L142">
        <text:list-item>
          <text:p text:style-name="P149">145</text:p>
        </text:list-item>
      </text:list>
      <text:p text:style-name="P144">Como você vai deter essas criaturas que avançam?<text:line-break/>Você vai pegar o decantador de conhaque (vá para 169) ou<text:line-break/>recuar lentamente em direção à janela (vá<text:line-break/>para 64)?</text:p>
      <text:p text:style-name="P144"/>
      <text:p text:style-name="P144"/>
      <text:list text:style-name="L143">
        <text:list-item>
          <text:p text:style-name="P150">146</text:p>
        </text:list-item>
      </text:list>
      <text:p text:style-name="P144">A rocha range e a poeira sobe quando a parede começa a<text:line-break/>se mover. Uma rachadura aparece na alvenaria e lentamente<text:line-break/>uma porta secreta se abre. Mas, para sua surpresa, a porta<text:line-break/>abre para um dos lados da área oca que você encontrou.<text:line-break/><text:line-break/>Talvez isso fosse apenas uma isca. Momentos depois, a<text:line-break/>porta se abre o suficiente para que você possa ver o interior.<text:line-break/><text:line-break/>Você pode ver uma pequena câmara com uma mesa no<text:line-break/>centro. Sobre a mesa há uma caixa. Se desejar entrar,<text:line-break/>vá para a página 133. [Se preferir sair, você pode subir<text:line-break/>as escadas e passar pela porta no topo (vá para a página<text:line-break/>293).</text:p>
      <text:p text:style-name="P144"/>
      <text:list text:style-name="L144">
        <text:list-item>
          <text:p text:style-name="P151">147</text:p>
        </text:list-item>
      </text:list>
      <text:p text:style-name="P144">Onde você vai se esconder? Vai se esgueirar atrás das<text:line-break/>cortinas (vá para a página 184) ou mergulhar rapidamente pelo<text:line-break/>espelho (vá para a página 3)?</text:p>
      <text:p text:style-name="P144"/>
      <text:list text:style-name="L145">
        <text:list-item>
          <text:p text:style-name="P152">148</text:p>
        </text:list-item>
      </text:list>
      <text:p text:style-name="P144">Você pega o molho de chaves e começa a folheá-las.<text:line-break/>Aaaarrgghhh! Você grita alto e<text:line-break/>deixa as chaves caírem no chão. Pois estão em brasa, e<text:line-break/>você queimou gravemente a mão! Você estava usando a mão que segurava a arma,<text:line-break/>e deve perder 3 pontos de ENERGIA e 2 pontos de<text:line-break/>HABILIDADE; mas, se quiser, pode testar sua<text:line-break/>Sorte. Um resultado de sorte significa que você não estava usando<text:line-break/>a mão que segurava a arma, afinal, e perde apenas 1 ponto de<text:line-break/>ENERGIA. O grito e o barulho das<text:line-break/>chaves caindo fizeram bastante barulho. Vá para 254.</text:p>
      <text:p text:style-name="P144"/>
      <text:list text:style-name="L146">
        <text:list-item>
          <text:p text:style-name="P153">149</text:p>
        </text:list-item>
      </text:list>
      <text:p text:style-name="P144">Você tira a rolha do frasco e cheira o líquido.<text:line-break/>É inodoro. Levando o gargalo aos lábios, você<text:line-break/>toma um gole e espera que algo aconteça — mas<text:line-break/>nada acontece. Você não sente nenhum efeito estranho. Vá para<text:line-break/>385.</text:p>
      <text:p text:style-name="P144"/>
      <text:list text:style-name="L147">
        <text:list-item>
          <text:p text:style-name="P154">150</text:p>
        </text:list-item>
      </text:list>
      <text:p text:style-name="P144"><text:soft-page-break/>Enquanto você tenta abrir as cortinas, estende a mão<text:line-break/>para se apoiar na cama. Mas, ao apoiar o peso na<text:line-break/>coluna da cama, a cama inteira se move para o lado e você<text:line-break/>cai no chão! Tudo isso é muito estranho —<text:line-break/>e um pouco assustador. Adicione 1 ponto de MEDO e sofra 1<text:line-break/>ponto de dano de RESISTÊNCIA. Um estrondo vindo do<text:line-break/>lado oposto da sala interrompe seus<text:line-break/>pensamentos. Deslizando pelo tapete em sua direção, e<text:line-break/>acelerando rapidamente, está uma das cadeiras. Teste sua<text:line-break/>Sorte. Se você tiver sorte, vá para 101. Se você não tiver sorte, vá para 53.</text:p>
      <text:p text:style-name="P144"/>
      <text:list text:style-name="L148">
        <text:list-item>
          <text:p text:style-name="P155">151</text:p>
        </text:list-item>
      </text:list>
      <text:p text:style-name="P144">Uma placa abaixo da pintura diz ‘Lady Margaret<text:line-break/>de Danvers: 1802-1834’. Você fica parado admirando sua<text:line-break/>beleza e se perguntando por que ela morreu tão jovem. Enquanto você<text:line-break/>está olhando para o rosto dela, você pisca de repente e olha<text:line-break/>novamente. Você não viu os lábios dela se mexendo? Certamente<text:line-break/>não! Um sussurro chega aos seus ouvidos, mas você não consegue<text:line-break/>entender a mensagem. Você se inclina para a frente e coloca<text:line-break/>o ouvido nos lábios. Uma voz suave de mulher fala com você: “Estranho, cuidado com este lugar, pois ele é<text:line-break/>amaldiçoado! Muitos sucumbiram ao seu poder, inclusive eu.<text:line-break/>O maligno Lorde Kelnor já deve estar tramando<text:line-break/>sua morte. Não beba seu vinho branco. Ou, se puder, vá embora. Fuja enquanto pode!” Você dá um passo para trás,<text:line-break/>estarrecido! Que tipo de lugar é este? Um prédio antigo, assustador e decadente,<text:line-break/>repleto de antiguidades inestimáveis ​​—<text:line-break/>e pinturas que falam? Um arrepio frio percorre<text:line-break/>sua nuca e você deve adicionar 1 ponto de MEDO. Você correrá agora para a porta (vá para 391) ou esperará para ver o que<text:line-break/>acontece (vá para 277)?</text:p>
      <text:p text:style-name="P144"/>
      <text:list text:style-name="L149">
        <text:list-item>
          <text:p text:style-name="P156"><text:span text:style-name="T4">152</text:span></text:p>
        </text:list-item>
      </text:list>
      <text:p text:style-name="P144">Você tenta a maçaneta. Ela não gira; a porta está<text:line-break/>trancada! Uma onda de ansiedade toma conta de você. Como você sairá deste quarto? Adicione 1 ponto de Medo. Novamente você tenta a maçaneta, mas ela não se move. Um ruído<text:line-break/>vem de trás de você e você se vira bruscamente.<text:line-break/>Aquele farfalhar veio da janela? Você<text:line-break/>se aproxima para investigar. Veja a página 236.</text:p>
      <text:p text:style-name="P144"/>
      <text:list text:style-name="L150">
        <text:list-item>
          <text:p text:style-name="P157">153</text:p>
        </text:list-item>
      </text:list>
      <text:p text:style-name="P144">‘É mesmo?’, ele pergunta. ‘Então por que você está aqui?’ Você vai<text:line-break/>dizer a ele que é um forasteiro tentando escapar<text:line-break/>da casa (veja a página 208) ou vai fingir<text:line-break/>ser um servo do Conde de Drumer (veja a página 268)?</text:p>
      <text:p text:style-name="P144"/>
      <text:list text:style-name="L151">
        <text:list-item>
          <text:p text:style-name="P158">154</text:p>
        </text:list-item>
      </text:list>
      <text:p text:style-name="P144">Você tenta a porta do quarto de Asmodeus. Está trancada,<text:line-break/>mas a chave está na fechadura. Você a gira e entra em um<text:line-break/>quarto pouco iluminado. Uma única vela está acesa sobre uma mesa<text:line-break/>no fundo do quarto, em frente a uma janela.<text:line-break/><text:line-break/><text:soft-page-break/>Duas caixas de embalagem foram viradas de cabeça para baixo<text:line-break/>para fazer assentos de cada lado da mesa e não há<text:line-break/>nenhum outro móvel. Seus ouvidos se aguçam ao ouvir um arrastar<text:line-break/>atrás de você e você se vira bruscamente em direção à<text:line-break/>porta. Um grito alto vem de trás da porta<text:line-break/>e um homem de cabelos brancos e espessos se atira em sua direção<text:line-break/>! Ele está vestido com um longo manto cinza-escuro<text:line-break/>e antes que você possa se esquivar, ele está em cima de<text:line-break/>você! Adicione 1 ponto de MEDO. Resolva sua batalha com<text:line-break/>ele:<text:line-break/>HABILIDADE DO HOMEM DE CABELOS BRANCOS 7 RESISTÊNCIA<text:line-break/>Quando você tiver infligido seu primeiro ferimento nele,<text:line-break/>vá para a página 162.</text:p>
      <text:p text:style-name="P144"/>
      <text:p text:style-name="P144"/>
      <text:list text:style-name="L152">
        <text:list-item>
          <text:p text:style-name="P159">155</text:p>
        </text:list-item>
      </text:list>
      <text:p text:style-name="P144">Você entra no quarto. É um quarto elegante,<text:line-break/>lindamente decorado. Mas uma coisa o incomoda<text:line-break/>imediatamente. As janelas são gradeadas. Talvez, por estarem<text:line-break/>tão longe de qualquer lugar, elas sejam projetadas para manter<text:line-break/>intrusos do lado de fora, em vez de manter os hóspedes dentro! No<text:line-break/>centro do quarto há uma cama com dossel. Você caminha<text:line-break/>até lá e testa o colchão; parece muito confortável.<text:line-break/><text:line-break/>A essa altura, você precisa descansar. Você vai se deitar na<text:line-break/>cama (veja a página 231) ou caminhar até a janela para dar<text:line-break/>uma olhada lá fora (veja a página 27)?</text:p>
      <text:p text:style-name="P144"/>
      <text:list text:style-name="L153">
        <text:list-item>
          <text:p text:style-name="P160">156</text:p>
        </text:list-item>
      </text:list>
      <text:p text:style-name="P144">Você pega um livro da estante intitulado: Símbolos Místicos<text:line-break/>e seu Papel nos Rituais Mágicos. Você abre a<text:line-break/>capa e algo cai do livro no<text:line-break/>chão. Você se abaixa para pegar. É um pentagrama,<text:line-break/>feito de metal e pendurado em uma longa corrente. O<text:line-break/>próprio livro é oco para acomodar o amuleto e um<text:line-break/>pedaço de papel está embaixo dele. O artigo descreve<text:line-break/>o pentagrama como tendo poderes sobre adoradores do diabo.<text:line-break/><text:line-break/>No pentagrama está gravado o número<text:line-break/>66. Se desejar pegar o pentagrama, você pode usá-lo em<text:line-break/>qualquer momento apropriado, consultando a referência<text:line-break/>66. Adicione 2 pontos de Sorte pela sua descoberta. Você agora<text:line-break/>deseja procurar outros livros interessantes (consulte a página 286)<text:line-break/>ou prefere sair da sala (consulte a página 54)?</text:p>
      <text:p text:style-name="P144"/>
      <text:list text:style-name="L154">
        <text:list-item>
          <text:p text:style-name="P161">157</text:p>
        </text:list-item>
      </text:list>
      <text:p text:style-name="P144">"Hummm", resmunga o torturador, "ainda não estou convencido.</text:p>
      <text:p text:style-name="P144"/>
      <text:p text:style-name="P144">No entanto, você pode ser um amigo do</text:p>
      <text:p text:style-name="P144">Mestre." Você prende a respiração enquanto ele faz uma pausa para</text:p>
      <text:p text:style-name="P144">decidir. "Tudo bem, forasteiro, vou lhe dar o</text:p>
      <text:p text:style-name="P144">benefício da dúvida. Solte o cavalete, Dirk." Você é</text:p>
      <text:p text:style-name="P144"><text:soft-page-break/>libertado e autorizado a sair da sala. Vire para 248.</text:p>
      <text:p text:style-name="P144"/>
      <text:list text:style-name="L155">
        <text:list-item>
          <text:p text:style-name="P162">158</text:p>
        </text:list-item>
      </text:list>
      <text:p text:style-name="P144">Você ouve passos lentos se aproximando do seu</text:p>
      <text:p text:style-name="P144">quarto. Eles param do lado de fora e uma chave tilinta</text:p>
      <text:p text:style-name="P144">ao destrancar a porta! Você precisa decidir rapidamente</text:p>
      <text:p text:style-name="P144">se pula na cama e finge estar dormindo</text:p>
      <text:p text:style-name="P144">(vire para 179) ou se esconde atrás da porta para surpreender</text:p>
      <text:p text:style-name="P144">quem estiver prestes a entrar (vire para 373).</text:p>
      <text:p text:style-name="P144"/>
      <text:list text:style-name="L156">
        <text:list-item>
          <text:p text:style-name="P163">159</text:p>
        </text:list-item>
      </text:list>
      <text:p text:style-name="P144">Tendo explorado a maioria dos cômodos no andar de cima, você</text:p>
      <text:p text:style-name="P144">decide arriscar vasculhar o térreo. Você segue</text:p>
      <text:p text:style-name="P144">o patamar de volta para a escada e</text:p>
      <text:p text:style-name="P144">desce as escadas na ponta dos pés. Vire para 132.</text:p>
      <text:p text:style-name="P144"/>
      <text:list text:style-name="L157">
        <text:list-item>
          <text:p text:style-name="P164">160</text:p>
        </text:list-item>
      </text:list>
      <text:p text:style-name="P144">Atrás do espelho há uma pequena câmara, apenas grande o suficiente</text:p>
      <text:p text:style-name="P144">para você se virar. Há duas</text:p>
      <text:p text:style-name="P144">portas na câmara. Você quer tentar a</text:p>
      <text:p text:style-name="P144">porta da esquerda (vire para 92) ou a porta da direita</text:p>
      <text:p text:style-name="P144">(vire para 294)? Ou prefere dar um passo para trás</text:p>
      <text:p text:style-name="P144">através do espelho (vá para 349)?</text:p>
      <text:p text:style-name="P144"/>
      <text:list text:style-name="L158">
        <text:list-item>
          <text:p text:style-name="P165">161</text:p>
        </text:list-item>
      </text:list>
      <text:p text:style-name="P144">Você destampa o frasco e cheira o líquido. Tem cheiro</text:p>
      <text:p text:style-name="P144">de limão. Você leva o gargalo aos lábios e toma um</text:p>
      <text:p text:style-name="P144">gole. Tem gosto de suco de limão! Você engole</text:p>
      <text:p text:style-name="P144">e espera ansiosamente por qualquer efeito. Nada acontece.</text:p>
      <text:p text:style-name="P144">Mas isso é compreensível, pois os efeitos</text:p>
      <text:p text:style-name="P144">deste líquido não se tornarão aparentes até que você tenha</text:p>
      <text:p text:style-name="P144">sua próxima luta. Pois o líquido tem poderes de cura</text:p>
      <text:p text:style-name="P144">e irá protegê-lo de ferimentos. O gole que você tomou</text:p>
      <text:p text:style-name="P144">foi forte o suficiente para curar os próximos dois ferimentos que você</text:p>
      <text:p text:style-name="P144">sofrer; não deduza nenhum ponto de resistência por esses</text:p>
      <text:p text:style-name="P144">ferimentos. Agora vá para 385.</text:p>
      <text:p text:style-name="P144"/>
      <text:list text:style-name="L159">
        <text:list-item>
          <text:p text:style-name="P166">162</text:p>
        </text:list-item>
      </text:list>
      <text:p text:style-name="P144">Seu atacante cambaleia com o golpe e você tem um</text:p>
      <text:p text:style-name="P144">momento para recuperar o fôlego e pensar no que</text:p>
      <text:p text:style-name="P144">fazer a seguir. Você irá:</text:p>
      <text:p text:style-name="P144">Atacar e acabar com ele? Vá para 271</text:p>
      <text:p text:style-name="P144">Levantar as mãos para indicar</text:p>
      <text:p text:style-name="P144">que não pretende fazer mal? Vá para 313</text:p>
      <text:p text:style-name="P144">Correr para a porta oposto? Vá para 378</text:p>
      <text:p text:style-name="P144"/>
      <text:list text:style-name="L160">
        <text:list-item>
          <text:p text:style-name="P167">163</text:p>
        </text:list-item>
      </text:list>
      <text:p text:style-name="P144">Na mesa de cabeceira há uma vela, que ilumina o</text:p>
      <text:p text:style-name="P144">quarto, e uma bandeja de prata. Na bandeja de prata há um</text:p>
      <text:p text:style-name="P144">lanche noturno: pão, geleia e chá. Você pode, se</text:p>
      <text:p text:style-name="P144">desejar, comer este lanche (vá para 226). Caso contrário,</text:p>
      <text:p text:style-name="P144">você pode deixá-lo e investigar os armários</text:p>
      <text:p text:style-name="P144"><text:soft-page-break/>(vá para 43) ou sair do quarto (vá para 243).</text:p>
      <text:p text:style-name="P144"/>
      <text:list text:style-name="L161">
        <text:list-item>
          <text:p text:style-name="P168">164</text:p>
        </text:list-item>
      </text:list>
      <text:p text:style-name="P144">Você o derruba no chão e consegue desferir um</text:p>
      <text:p text:style-name="P144">chute violento antes que o Corcunda se recupere.</text:p>
      <text:p text:style-name="P144"/>
      <text:p text:style-name="P144">Deduza 2 pontos de ENERGIA dele e</text:p>
      <text:p text:style-name="P144">resolva a batalha. Se você vencer, vá para 116.</text:p>
      <text:p text:style-name="P144"/>
      <text:list text:style-name="L162">
        <text:list-item>
          <text:p text:style-name="P169">165</text:p>
        </text:list-item>
      </text:list>
      <text:p text:style-name="P144">Você procura ao redor da esquina, mas não encontra nada</text:p>
      <text:p text:style-name="P144">incomum. Você ouve alguns morcegos guinchando e o</text:p>
      <text:p text:style-name="P144">cheiro insuportável de seus excrementos o força</text:p>
      <text:p text:style-name="P144">a interromper sua busca. Você deve decidir o que</text:p>
      <text:p text:style-name="P144">fará a seguir. Você procurará embaixo da escada</text:p>
      <text:p text:style-name="P144">(vá para 61), olhará ao longo da parede dos fundos, (vá para 356) ou</text:p>
      <text:p text:style-name="P144">suba as escadas (vá para 293)?</text:p>
      <text:p text:style-name="P144"/>
      <text:list text:style-name="L163">
        <text:list-item>
          <text:p text:style-name="P170">166</text:p>
        </text:list-item>
      </text:list>
      <text:p text:style-name="P144">Explorando a área, você não encontra nada particularmente</text:p>
      <text:p text:style-name="P144">incomum. Você vê uma porta de madeira à esquerda da</text:p>
      <text:p text:style-name="P144">passagem, que você pode tentar indo para 221,</text:p>
      <text:p text:style-name="P144">ou você pode caminhar um pouco mais para cima e tentar outra</text:p>
      <text:p text:style-name="P144">porta na parede à direita (vá para 209). Se você</text:p>
      <text:p text:style-name="P144">preferir ignorar as portas e continuar subindo</text:p>
      <text:p text:style-name="P144">a passagem, vá para 91.</text:p>
      <text:p text:style-name="P144"/>
      <text:list text:style-name="L164">
        <text:list-item>
          <text:p text:style-name="P171">167</text:p>
        </text:list-item>
      </text:list>
      <text:p text:style-name="P144">Os lençóis, de fato, cobrem móveis e caixas.</text:p>
      <text:p text:style-name="P144"/>
      <text:p text:style-name="P144">Há várias poltronas e uma elegante chaise-longue,</text:p>
      <text:p text:style-name="P144">e as caixas contêm utensílios domésticos e</text:p>
      <text:p text:style-name="P144">objetos. Uma caixa contém louças ornamentais</text:p>
      <text:p text:style-name="P144">embrulhadas em jornal. Não há nada de incomum</text:p>
      <text:p text:style-name="P144">nisso. Vá para 380.</text:p>
      <text:p text:style-name="P144"/>
      <text:list text:style-name="L165">
        <text:list-item>
          <text:p text:style-name="P172">168</text:p>
        </text:list-item>
      </text:list>
      <text:p text:style-name="P144">Uma voz suave chama seu nome! Você recua</text:p>
      <text:p text:style-name="P144">contra uma parede, enquanto do outro lado da sala uma estranha</text:p>
      <text:p text:style-name="P144">forma se forma. Uma figura humana atravessa</text:p>
      <text:p text:style-name="P144">a própria parede e entra na sala.</text:p>
      <text:p text:style-name="P144"/>
      <text:p text:style-name="P144">A figura é quase humana, mas sua cabeça está</text:p>
      <text:p text:style-name="P144">faltando. Conforme ela se materializa diante de você, a voz</text:p>
      <text:p text:style-name="P144">fica mais clara. Ela vem de uma cabeça que é carregada,</text:p>
      <text:p text:style-name="P144">não nos ombros da aparição, mas em sua</text:p>
      <text:p text:style-name="P144">mão que pende ao lado do corpo! A visão é</text:p>
      <text:p text:style-name="P144">horrível e sangue fantasmagórico pinga no tapete</text:p>
      <text:p text:style-name="P144">da cabeça decepada. Você deve adicionar 2 pontos de MEDO.</text:p>
      <text:p text:style-name="P144"/>
      <text:p text:style-name="P144">Você ficará para ouvir o que o fantasma tem a dizer</text:p>
      <text:p text:style-name="P144">a você (vá para 124), ou fugirá da sala (vá para 382)?</text:p>
      <text:p text:style-name="P144"><text:soft-page-break/></text:p>
      <text:list text:style-name="L166">
        <text:list-item>
          <text:p text:style-name="P173">169</text:p>
        </text:list-item>
      </text:list>
      <text:p text:style-name="P144">Você pega o decantador e derrama conhaque rapidamente</text:p>
      <text:p text:style-name="P144">sobre as duas criaturas, na esperança de apagar suas</text:p>
      <text:p text:style-name="P144">chamas. Mas, para seu desespero, o conhaque queima intensamente!</text:p>
      <text:p text:style-name="P144">Na verdade, parece nutrir os Espíritos do Fogo em vez de enfraquecê-los. Vá para <text:span text:style-name="T2">9</text:span>.</text:p>
      <text:p text:style-name="P144"/>
      <text:list text:style-name="L167">
        <text:list-item>
          <text:p text:style-name="P174">170</text:p>
        </text:list-item>
      </text:list>
      <text:p text:style-name="P144">‘O que você tem a ver com esta casa?’, ela grita.</text:p>
      <text:p text:style-name="P144"/>
      <text:p text:style-name="P144">‘Se você não for embora por conta própria, meus</text:p>
      <text:p text:style-name="P144">cães a expulsarão. E se eles não puderem, eu mesma farei isso!’ Com essas palavras, um painel de madeira se abre</text:p>
      <text:p text:style-name="P144">na parede. Dois enormes DOGUES ALEMÃES saltam</text:p>
      <text:p text:style-name="P144">para fora e atacam. Resolva sua batalha com os cães</text:p>
      <text:p text:style-name="P144">(lute contra um de cada vez):</text:p>
      <text:p text:style-name="P144">Primeiro DOGUE ALEMÃ HABILIDADE 7 RESISTÊNCIA 6</text:p>
      <text:p text:style-name="P144">Segundo DOGUE ALEMÃ HABILIDADE 6 RESISTÊNCIA 6</text:p>
      <text:p text:style-name="P144">Se você derrotar os cães, poderá sair do</text:p>
      <text:p text:style-name="P144">quarto (vá para 159) ou permanecer para revistá-lo (vá para 19).</text:p>
      <text:p text:style-name="P144"/>
      <text:list text:style-name="L168">
        <text:list-item>
          <text:p text:style-name="P175">171</text:p>
        </text:list-item>
      </text:list>
      <text:p text:style-name="P144">Seus esforços são em vão. Você não consegue se libertar</text:p>
      <text:p text:style-name="P144">dos lençóis e do travesseiro, que estão se enrolando</text:p>
      <text:p text:style-name="P144">em seu corpo e rosto. Eventualmente,</text:p>
      <text:p text:style-name="P144">você cai de volta na cama. Você foi vítima</text:p>
      <text:p text:style-name="P144">do mal que habita a Casa de Drumer.</text:p>
      <text:p text:style-name="P144"/>
      <text:list text:style-name="L169">
        <text:list-item>
          <text:p text:style-name="P176">172</text:p>
        </text:list-item>
      </text:list>
      <text:p text:style-name="P144">A cautela deveria ter prevalecido sobre o apetite. Pois na</text:p>
      <text:p text:style-name="P144">Casa de Drumer, queijo e vinho branco</text:p>
      <text:p text:style-name="P144">não são recomendados, pelo simples motivo de que qualquer um</text:p>
      <text:p text:style-name="P144">que comer queijo ou beber vinho branco pagará</text:p>
      <text:p text:style-name="P144">a pena. Eles estão envenenados! Este é o fim da</text:p>
      <text:p text:style-name="P144">sua aventura.</text:p>
      <text:p text:style-name="P144"/>
      <text:list text:style-name="L170">
        <text:list-item>
          <text:p text:style-name="P177">173</text:p>
        </text:list-item>
      </text:list>
      <text:p text:style-name="P144">Você abre os olhos. Sua cabeça está girando e leva</text:p>
      <text:p text:style-name="P144">algum tempo até que você perceba completamente que</text:p>
      <text:p text:style-name="P144">suas mãos e pés estão amarrados. O quarto em que você está</text:p>
      <text:p text:style-name="P144">está vazio, mas você elabora um plano. Você vai pular</text:p>
      <text:p text:style-name="P144">até a janela, quebrar o vidro e usá-lo para se libertar.</text:p>
      <text:p text:style-name="P144">Levantar-se é difícil,</text:p>
      <text:p text:style-name="P144">mas você consegue e, com uma mistura de pulos</text:p>
      <text:p text:style-name="P144">e passos arrastados, chega à janela. Lá fora, o</text:p>
      <text:p text:style-name="P144">vento sopra a chuva contra os vidros da janela.</text:p>
      <text:p text:style-name="P144">Você vai quebrar a janela com as suas</text:p>
      <text:p text:style-name="P144">mãos - uma tarefa um tanto arriscada - ou vai</text:p>
      <text:p text:style-name="P144">testar a sua sorte? Se quiser testar a sua sorte,</text:p>
      <text:p text:style-name="P144">vá para 136. Se não quiser usar a sua sorte</text:p>
      <text:p text:style-name="P144">aqui, vá para 360.</text:p>
      <text:p text:style-name="P144"/>
      <text:list text:style-name="L171">
        <text:list-item>
          <text:p text:style-name="P178"><text:soft-page-break/>174</text:p>
        </text:list-item>
      </text:list>
      <text:p text:style-name="P144">A rocha range e a poeira sobe enquanto a parede ganha</text:p>
      <text:p text:style-name="P144">vida. Uma rachadura aparece na alvenaria e lentamente uma</text:p>
      <text:p text:style-name="P144">porta secreta se abre. Mas, para sua surpresa, a porta</text:p>
      <text:p text:style-name="P144">abre para um dos lados da área oca que você encontrou.</text:p>
      <text:p text:style-name="P144"/>
      <text:p text:style-name="P144">Talvez isso fosse apenas uma isca. Momentos depois, a</text:p>
      <text:p text:style-name="P144">porta se abre o suficiente para que você possa ver o interior.</text:p>
      <text:p text:style-name="P144">Você pode ver uma pequena câmara com uma mesa no</text:p>
      <text:p text:style-name="P144">centro. Sobre a mesa há uma caixa. Se quiser entrar,</text:p>
      <text:p text:style-name="P144">vá para 48. Se preferir sair, você pode subir</text:p>
      <text:p text:style-name="P144">as escadas e passar pela porta no topo (vá para 293).</text:p>
      <text:p text:style-name="P144"/>
      <text:list text:style-name="L172">
        <text:list-item>
          <text:p text:style-name="P179">175</text:p>
        </text:list-item>
      </text:list>
      <text:p text:style-name="P144">Você segue a passagem ao virar a esquina à</text:p>
      <text:p text:style-name="P144">esquerda. Duas portas se enfrentam em lados opostos do corredor.</text:p>
      <text:p text:style-name="P144">Você pode tentar a porta à esquerda, que leva ao</text:p>
      <text:p text:style-name="P144">quarto de Belial, ou a porta à direita, que leva ao</text:p>
      <text:p text:style-name="P144">quarto de Abaddon. Em frente, o corredor</text:p>
      <text:p text:style-name="P144">176-178</text:p>
      <text:p text:style-name="P144">continua por alguns metros antes de terminar em uma</text:p>
      <text:p text:style-name="P144">porta sem identificação. Você irá:</text:p>
      <text:p text:style-name="P144">Tentar a porta do quarto de Belial?</text:p>
      <text:p text:style-name="P144">Vire para 312</text:p>
      <text:p text:style-name="P144">Tentar a porta do quarto de Abaddon?</text:p>
      <text:p text:style-name="P144">Vire para 335</text:p>
      <text:p text:style-name="P144">Tentar a porta sem identificação à frente? Vire para 103</text:p>
      <text:p text:style-name="P144">Voltar e descer as escadas? Vire para 132</text:p>
      <text:p text:style-name="P144"/>
      <text:list text:style-name="L173">
        <text:list-item>
          <text:p text:style-name="P180">176</text:p>
        </text:list-item>
      </text:list>
      <text:p text:style-name="P144">“Chega!”, grita o torturador. “Desfaça as cordas do impostor.</text:p>
      <text:p text:style-name="P144">Nosso amigo não é mais amigo do Mestre do que o Chefe de Polícia!” Você é obrigado a admitir</text:p>
      <text:p text:style-name="P144">que ele está certo e tenta se desculpar dizendo</text:p>
      <text:p text:style-name="P144">que achou que precisava contar essa história, caso contrário,</text:p>
      <text:p text:style-name="P144">você teria sido morto. Você conta a ele a verdadeira</text:p>
      <text:p text:style-name="P144">história de sua chegada. Vá para a página 4.</text:p>
      <text:p text:style-name="P144"/>
      <text:list text:style-name="L174">
        <text:list-item>
          <text:p text:style-name="P181">177</text:p>
        </text:list-item>
      </text:list>
      <text:p text:style-name="P144">Ele franze a testa e considera sua história. ‘É impossível’,</text:p>
      <text:p text:style-name="P144">diz ele, ‘que sua história seja verdadeira. Mas de alguma forma</text:p>
      <text:p text:style-name="P144">você não é como os outros. Talvez haja alguma</text:p>
      <text:p text:style-name="P144">verdade no que você diz — e eu gostaria muito de</text:p>
      <text:p text:style-name="P144">encontrar um amigo nesta casa maligna. Tudo bem, estranho, eu</text:p>
      <text:p text:style-name="P144">acredito em você.’ Você respira aliviado e pode</text:p>
      <text:p text:style-name="P144">agora perguntar a ele como escapar da</text:p>
      <text:p text:style-name="P144">casa (vá para a página 75) ou como derrotar o Mestre</text:p>
      <text:p text:style-name="P144">(vá para a página 105)?</text:p>
      <text:p text:style-name="P144"/>
      <text:list text:style-name="L175">
        <text:list-item>
          <text:p text:style-name="P182">178</text:p>
        </text:list-item>
      </text:list>
      <text:p text:style-name="P144">Você se vira imediatamente para ajudar seu camarada, mas</text:p>
      <text:p text:style-name="P144">é tarde demais. Uma estocada da faca do Adorador do Diabo</text:p>
      <text:p text:style-name="P144">perfura seu peito. Você soca a</text:p>
      <text:p text:style-name="P144"><text:soft-page-break/>nude do homem e ele cai no chão.</text:p>
      <text:p text:style-name="P144"/>
      <text:p text:style-name="P144">Mas você perdeu seu aliado e precisa ir embora sem</text:p>
      <text:p text:style-name="P144">ele. Vá para a página 366.</text:p>
      <text:p text:style-name="P144"/>
      <text:list text:style-name="L176">
        <text:list-item>
          <text:p text:style-name="P183">179</text:p>
        </text:list-item>
      </text:list>
      <text:p text:style-name="P184">Você se joga na cama e se enrola nos lençóis<text:line-break/>mantendo um olho aberto o suficiente para ver<text:line-break/>o que está acontecendo. Uma figura cambaleante entra no<text:line-break/>quarto. Parece um homem curvado<text:line-break/>e ele carrega um copo com um líquido na mão.<text:line-break/>Colocando o copo na sua mesa de cabeceira, ele se vira para<text:line-break/>sair do quarto. Você quer pular da cama e<text:line-break/>atacá-lo (vá para 399) ou vai esperar até que ele<text:line-break/>vá embora e engolir a bebida que ele deixou para você (vá<text:line-break/>para 45)?</text:p>
      <text:p text:style-name="P184"/>
      <text:list text:style-name="L177">
        <text:list-item>
          <text:p text:style-name="P185">180</text:p>
        </text:list-item>
      </text:list>
      <text:p text:style-name="P184">A visão diante de você é a última que você verá. O<text:line-break/>ferimento que você acabou de sofrer e a transformação aterrorizante do mordomo são mais do que você pode<text:line-break/>suportar. Franklins não existe mais. Sua casca humana<text:line-break/>se dissolveu e ele agora está diante de você como seu verdadeiro<text:line-break/>eu - uma forma demoníaca horrenda cercada por uma<text:line-break/>nuvem de vapor. Vapor sibila de sua boca e<text:line-break/>sangue — seu próprio sangue — pinga, não de uma faca,<text:line-break/>mas de uma enorme garra selvagem que é sua mão direita.<text:line-break/>Enquanto você cai moribundo no chão, esta criatura do<text:line-break/>inferno avança para esmagá-lo com seus cascos de cabra.<text:line-break/>Você pode ter derrotado o Conde de Drumer,<text:line-break/>mas não O MESTRE…</text:p>
      <text:p text:style-name="P184"/>
      <text:list text:style-name="L178">
        <text:list-item>
          <text:p text:style-name="P186">181</text:p>
        </text:list-item>
      </text:list>
      <text:p text:style-name="P184">O mordomo grita quando seu golpe o atinge. O<text:line-break/>homem obviamente não é do tipo violento, pois a agonia<text:line-break/>em sua voz certamente não é justificada pelo seu<text:line-break/>golpe modesto. Seu grito continua! Torna-se ensurdecedor<text:line-break/>e você é forçado a recuar e cobrir os ouvidos<text:line-break/>com as mãos. Mas esta não é a angústia de um<text:line-break/>homem ferido...<text:line-break/>Vapor começa a subir do chão e engole o<text:line-break/>mordomo. Sua expressão muda de um grito para um<text:line-break/>rosnado feroz e seus olhos se arregalam. Uma transformação<text:line-break/>está acontecendo! Diante de seus olhos, a forma de Franklins<text:line-break/>desfaz-se e é substituída por uma besta demoníaca horrenda!<text:line-break/>Vapor sibila de sua boca. Sua pele escamosa<text:line-break/>é escura. Suas mãos agora são duas garras cruéis que<text:line-break/>cortam o ar à sua frente. Seus pés se tornaram cascos<text:line-break/>— cascos de cabra. Você deve adicionar 3 pontos de MEDO ao<text:line-break/>testemunhar a criação deste demônio das<text:line-break/>profundezas do inferno. Se você ainda estiver vivo, vá para 109 se<text:line-break/>estiver usando a faca Kris, ou 52 se não estiver.</text:p>
      <text:p text:style-name="P184"><text:soft-page-break/></text:p>
      <text:list text:style-name="L179">
        <text:list-item>
          <text:p text:style-name="P187">182</text:p>
        </text:list-item>
      </text:list>
      <text:p text:style-name="P184">O homem desvia o olhar enquanto você saca sua faca e<text:line-break/>se prepara para atacá-lo. ‘Mais uma vez, obrigado’, ele<text:line-break/>diz. ‘Não terei outra chance de lhe agradecer.’<text:line-break/>Sua mão desce e você precisa fechar<text:line-break/>os olhos ao atacá-lo. Mas sua faca nunca<text:line-break/>atinge o alvo. Uma mão forte agarra seu pulso<text:line-break/>a centímetros do peito do homem e aperta com força. Você<text:line-break/>abre os olhos e vê o homem sorrindo para você<text:line-break/>diabolicamente. Ele te enganou! Ele não tinha intenção de<text:line-break/>tirar a própria vida. Ele simplesmente queria uma arma para usar<text:line-break/>contra seus carcereiros, uma arma que você agora<text:line-break/>forneceu a ele! Ele bate seu pulso contra as<text:line-break/>grades, forçando você a soltar a faca dentro da cela.<text:line-break/><text:line-break/>Sua raiva se transforma em medo quando ele não solta<text:line-break/>a faca, mas, em vez disso, se abaixa para pegá-la<text:line-break/>e a encosta em sua garganta. ‘Sinto muito,<text:line-break/>meu amigo’, diz ele, ‘mas não posso arriscar que você conte<text:line-break/>aos outros que agora estou armado. Meus amigos e eu<text:line-break/>precisamos de nossa liberdade a qualquer custo. Nós a teremos<text:line-break/>quando nosso carcereiro retornar com nossa próxima refeição. Lamento<text:line-break/>profundamente que o preço de nossa liberdade seja tão alto<text:line-break/>— para você.’ E com essas palavras, sua lâmina corta<text:line-break/>fundo. Sua aventura termina aqui.</text:p>
      <text:p text:style-name="P184"/>
      <text:list text:style-name="L180">
        <text:list-item>
          <text:p text:style-name="P188">183</text:p>
        </text:list-item>
      </text:list>
      <text:p text:style-name="P184">A porta se abre lentamente. Um homem pequeno e atarracado entra<text:line-break/>na sala. Ele parece estar curvado e, enquanto<text:line-break/>ele olha para dentro da sala, você salta sobre ele para atacá-lo.<text:line-break/><text:line-break/>Vire para 56 para resolver a batalha, mas como você saltou<text:line-break/>sobre ele imediatamente, você pode causar-lhe 2<text:line-break/>pontos de dano de VIGOR imediatamente pelo seu<text:line-break/>ataque surpresa.</text:p>
      <text:p text:style-name="P184"/>
      <text:list text:style-name="L181">
        <text:list-item>
          <text:p text:style-name="P189">184</text:p>
        </text:list-item>
      </text:list>
      <text:p text:style-name="P184">Você se esconde atrás de cortinas finas, agarrando sua caixa,<text:line-break/>e espera que seus visitantes saiam. A porta se abre<text:line-break/>e você ouve duas vozes conversando. Elas estão<text:line-break/>discutindo uma cerimônia que envolve cabras e<text:line-break/>sacerdotes. Você ouve um clique e, um momento depois, as<text:line-break/>vozes começam a gritar. Elas descobriram que a<text:line-break/>caixa sumiu! Você ouve passos furiosos<text:line-break/>pela sala e sua boca seca enquanto você espera<text:line-break/>ansiosamente para ver se será descoberto.<text:line-break/><text:line-break/>De repente, as cortinas são abertas bruscamente! Envergonhado,<text:line-break/>você fica parado segurando sua caixa enquanto dois homens,<text:line-break/>de cabelos desgrenhados e furiosos, olham para você. Você vai<text:line-break/><text:soft-page-break/>pedir desculpas e devolver a caixa (vá para 17)<text:line-break/>ou avançar e atacá-los (vá para 215)?</text:p>
      <text:p text:style-name="P184"/>
      <text:list text:style-name="L182">
        <text:list-item>
          <text:p text:style-name="P190">185</text:p>
        </text:list-item>
      </text:list>
      <text:p text:style-name="P184">Não há sinais de armadilhas na sala. Se desejar<text:line-break/>verificar novamente, você pode Testar sua Sorte. Se tiver<text:line-break/>sorte, vá para 379. Se não tiver sorte, vá para 206. Se<text:line-break/>não quiser Testar sua Sorte, puxe a corda e<text:line-break/>vá para 318.</text:p>
      <text:p text:style-name="P184"/>
      <text:list text:style-name="L183">
        <text:list-item>
          <text:p text:style-name="P191">186</text:p>
        </text:list-item>
      </text:list>
      <text:p text:style-name="P184">Este Ghoul tem a habilidade de paralisá-lo se conseguir<text:line-break/>infligir quatro ferimentos durante uma luta. Você está<text:line-break/>na metade do caminho e deve ser muito cuidadoso ao<text:line-break/>continuar a batalha; mais dois ferimentos e você<text:line-break/>morrerá. Agora retorne para 126 e termine a luta.</text:p>
      <text:p text:style-name="P184"/>
      <text:list text:style-name="L184">
        <text:list-item>
          <text:p text:style-name="P192"><text:span text:style-name="T5">187</text:span></text:p>
        </text:list-item>
      </text:list>
      <text:p text:style-name="P184">Enquanto você se arrasta pela parede, alguém no grupo<text:line-break/>grita. Você foi avistado. Todos os olhares se voltam<text:line-break/>para você e a reunião profana avança para<text:line-break/>cercá-lo. Você está preso. Você tentará<text:line-break/>lutar para escapar (vá para 365) ou tem<text:line-break/>algo mais que possa usar? Se sim, use.</text:p>
      <text:p text:style-name="P193"/>
      <text:list text:style-name="L185">
        <text:list-item>
          <text:p text:style-name="P194"><text:span text:style-name="T5">188</text:span></text:p>
        </text:list-item>
      </text:list>
      <text:p text:style-name="P193">A rocha range e a poeira sobe enquanto a parede ganha</text:p>
      <text:p text:style-name="P193">vida. Uma rachadura aparece na alvenaria e lentamente uma</text:p>
      <text:p text:style-name="P193">porta secreta se abre. Mas, para sua surpresa, a porta</text:p>
      <text:p text:style-name="P193">abre para um dos lados da área oca que você encontrou.</text:p>
      <text:p text:style-name="P193"/>
      <text:p text:style-name="P193">Talvez isso fosse apenas uma isca. Momentos depois, a</text:p>
      <text:p text:style-name="P193">porta se abre o suficiente para que você possa ver o interior.</text:p>
      <text:p text:style-name="P193"/>
      <text:p text:style-name="P193">Você pode ver uma pequena câmara com uma mesa no</text:p>
      <text:p text:style-name="P193">centro. Sobre a mesa há uma caixa. Se desejar entrar,</text:p>
      <text:p text:style-name="P193">vá para a página 133. Se preferir sair, você pode subir</text:p>
      <text:p text:style-name="P193">as escadas e passar pela porta no topo (vá para a página</text:p>
      <text:p text:style-name="P193">293).</text:p>
      <text:p text:style-name="P193"/>
      <text:list text:style-name="L186">
        <text:list-item>
          <text:p text:style-name="P195"><text:span text:style-name="T5">189</text:span></text:p>
        </text:list-item>
      </text:list>
      <text:p text:style-name="P193">Os olhos do Vampiro brilham quando você abre a porta.<text:line-break/>Embora você não soubesse, era exatamente isso que ele<text:line-break/>esperava! Conforme a luz da sala incide<text:line-break/>sobre os rostos dos dois escravos mortos-vivos do Vampiro,<text:line-break/>seus olhos se abrem e eles saem do armário<text:line-break/>em sua direção. Os rostos horrendos, cinza-esverdeados e em decomposição de dois ZUMBIS seguem você enquanto você se afasta deles. "Ataquem! Ataquem!", grita o Vampiro.<text:line-break/><text:line-break/>Eles obedecem. Resolva seu combate com eles, um de cada vez:<text:line-break/>Primeiro ZUMBI HABILIDADE 7 RESISTÊNCIA 6<text:line-break/><text:soft-page-break/>Seu Segundo ZUMBI HABILIDADE 6 RESISTÊNCIA 6<text:line-break/>Se você derrotar os Zumbis, vá para o turno 20.</text:p>
      <text:p text:style-name="P193"/>
      <text:p text:style-name="P193"/>
      <text:p text:style-name="P193"/>
      <text:p text:style-name="P193"/>
      <text:p text:style-name="P193"/>
      <text:list text:style-name="L187">
        <text:list-header>
          <text:p text:style-name="P196"/>
        </text:list-header>
      </text:list>
      <text:p text:style-name="P193"/>
      <text:list text:continue-numbering="true" text:style-name="L187">
        <text:list-item>
          <text:p text:style-name="P197"><text:span text:style-name="T5">190</text:span></text:p>
        </text:list-item>
      </text:list>
      <text:p text:style-name="P193">Você bate forte e observa a janela. Alguns</text:p>
      <text:p text:style-name="P193">segundos depois, os dois homens reaparecem e acendem as</text:p>
      <text:p text:style-name="P193">velas. O homem mais velho caminha em direção à porta.</text:p>
      <text:p text:style-name="P193">Vá para a página 207.</text:p>
      <text:p text:style-name="P193"/>
      <text:list text:style-name="L188">
        <text:list-item>
          <text:p text:style-name="P198"><text:span text:style-name="T5">191</text:span></text:p>
        </text:list-item>
      </text:list>
      <text:p text:style-name="P193">Ao sacar sua arma, ele recua com</text:p>
      <text:p text:style-name="P193">medo. Você exige que ele lhe conte os segredos dos</text:p>
      <text:p text:style-name="P193">porões. ‘Tudo bem, tudo bem’, ele implora, ‘eu conto.</text:p>
      <text:p text:style-name="P193"/>
      <text:p text:style-name="P193">Mas eu estarei em apuros terríveis se o Mestre descobrir</text:p>
      <text:p text:style-name="P193">que estou revelando seus segredos.’ Você lhe diz que</text:p>
      <text:p text:style-name="P193">ele estará em apuros ainda piores se não lhe disser</text:p>
      <text:p text:style-name="P193">o que você quer saber. ‘Os cômodos do porão’, ele</text:p>
      <text:p text:style-name="P193">começa, ‘são conectados por portas secretas. Algumas delas</text:p>
      <text:p text:style-name="P193">estão simplesmente escondidas, mas algumas — as mais importantes</text:p>
      <text:p text:style-name="P193">— precisam de uma senha para serem abertas. O Mestre</text:p>
      <text:p text:style-name="P193">continua mudando a senha para manter seus segredos</text:p>
      <text:p text:style-name="P193">a salvos.’ Você pergunta qual é a senha atual, mas</text:p>
      <text:p text:style-name="P193">ele diz que não sabe. Você o ameaça novamente,</text:p>
      <text:p text:style-name="P193">e ele começa a lutar:</text:p>
      <text:p text:style-name="P193">CORRUGA HABILIDADE 7 RESISTÊNCIA 7</text:p>
      <text:p text:style-name="P193">Quando você tiver infligido seu primeiro ferimento nele,</text:p>
      <text:p text:style-name="P193">vá para 284.</text:p>
      <text:p text:style-name="P193"/>
      <text:list text:style-name="L189">
        <text:list-item>
          <text:p text:style-name="P199"><text:span text:style-name="T5">192</text:span></text:p>
        </text:list-item>
      </text:list>
      <text:p text:style-name="P193">Há vários itens delicados de cerâmica e algumas</text:p>
      <text:p text:style-name="P193">peças de prata na prateleira. Um dos ornamentos de prata</text:p>
      <text:p text:style-name="P193">é uma adaga curta, e você pode levá-la</text:p>
      <text:p text:style-name="P193">se quiser. Ela é um pouco curta demais para ser uma ARMA realmente</text:p>
      <text:p text:style-name="P193">útil, mas, mesmo assim, você pode adicionar 2</text:p>
      <text:p text:style-name="P193">pontos de HABILIDADE se usá-la em uma luta. Há também um</text:p>
      <text:p text:style-name="P193">cantil de prata. Se você ainda não o fez,</text:p>
      <text:p text:style-name="P193">pode pegar este cantil e enchê-lo com conhaque. Agora você</text:p>
      <text:p text:style-name="P193">pode examinar a lareira (vá para 303) ou</text:p>
      <text:p text:style-name="P193">sair da sala (vá para 218).</text:p>
      <text:p text:style-name="P193"/>
      <text:list text:style-name="L190">
        <text:list-item>
          <text:p text:style-name="P200"><text:span text:style-name="T5">193</text:span></text:p>
        </text:list-item>
      </text:list>
      <text:p text:style-name="P193">Um pouco mais adiante, você chega ao topo da</text:p>
      <text:p text:style-name="P193">escada principal que leva para baixo. Imediatamente</text:p>
      <text:p text:style-name="P193">em frente à escada há uma porta sem identificação.</text:p>
      <text:p text:style-name="P193">Você deseja descer as escadas (vá para a página 132), tentar</text:p>
      <text:p text:style-name="P193"><text:soft-page-break/>a porta sem identificação (vá para a página 377) ou continuar</text:p>
      <text:p text:style-name="P193">pelo patamar (vá para a página 233)?</text:p>
      <text:p text:style-name="P193"/>
      <text:list text:style-name="L191">
        <text:list-item>
          <text:p text:style-name="P201"><text:span text:style-name="T5">194</text:span></text:p>
        </text:list-item>
      </text:list>
      <text:p text:style-name="P193">Marque os pontos conforme indicado se você anotou alguma</text:p>
      <text:p text:style-name="P193">das seguintes palavras:</text:p>
      <text:p text:style-name="P193">Azazel 3 pontos</text:p>
      <text:p text:style-name="P193">Abaddon 5 pontos</text:p>
      <text:p text:style-name="P193">Asmodeus 3 pontos</text:p>
      <text:p text:style-name="P193">Apollyon 3 pontos</text:p>
      <text:p text:style-name="P193">Você não marca pontos por nenhuma outra escolha. Agora vá</text:p>
      <text:p text:style-name="P193">para a página 130.</text:p>
      <text:p text:style-name="P193"/>
      <text:list text:style-name="L192">
        <text:list-item>
          <text:p text:style-name="P202"><text:span text:style-name="T5">195</text:span></text:p>
        </text:list-item>
      </text:list>
      <text:p text:style-name="P193">A sala é um escritório. Livros antigos encadernados em couro alinham</text:p>
      <text:p text:style-name="P193">as paredes e a única fonte de luz vem de uma</text:p>
      <text:p text:style-name="P193">vela acesa sobre uma escrivaninha antiga. Você caminha</text:p>
      <text:p text:style-name="P193">até a escrivaninha para examiná-la. Ela é feita de</text:p>
      <text:p text:style-name="P193">madeira bonita e tem gavetas com puxadores de latão. Um</text:p>
      <text:p text:style-name="P193">pedaço de papel está sobre o mata-borrão. Ao observá-lo,</text:p>
      <text:p text:style-name="P193">você percebe de repente que algo estranho está</text:p>
      <text:p text:style-name="P193">acontecendo. Uma grande letra F marrom está se formando no</text:p>
      <text:p text:style-name="P193">canto superior esquerdo! Você se assusta ao ver a palavra “Encontre”</text:p>
      <text:p text:style-name="P193">aparecer na caligrafia de uma criança no topo</text:p>
      <text:p text:style-name="P193">do papel. Por isso, você deve adicionar 1 ponto de MEDO.</text:p>
      <text:p text:style-name="P193"/>
      <text:p text:style-name="P193">Lentamente, a mensagem completa se forma: “Encontre Shekou”.</text:p>
      <text:p text:style-name="P193">Quem ou o que é Shekou? Você pega o papel e</text:p>
      <text:p text:style-name="P193">gira em volta da mesa para vê-lo mais claramente à luz.</text:p>
      <text:p text:style-name="P193">Mas tão rápido quanto apareceu, a mensagem</text:p>
      <text:p text:style-name="P193">desaparece. Você deseja examinar a coleção</text:p>
      <text:p text:style-name="P193">de livros (vá para a página 62) ou sairá desta sala (vá para a página</text:p>
      <text:p text:style-name="P193">54)?</text:p>
      <text:p text:style-name="P193"/>
      <text:list text:style-name="L193">
        <text:list-item>
          <text:p text:style-name="P203"><text:span text:style-name="T5">196</text:span></text:p>
        </text:list-item>
      </text:list>
      <text:p text:style-name="P193">Um carré de cordeiro é trazido em uma bandeja de prata. O</text:p>
      <text:p text:style-name="P193">cheiro é delicioso! Vocês dois começam a comer e conversar. O</text:p>
      <text:p text:style-name="P193">Conde pergunta sobre seu trabalho e o motivo de</text:p>
      <text:p text:style-name="P193">estar em um lugar tão isolado no meio</text:p>
      <text:p text:style-name="P193">da noite. Em seguida, ele lhe conta sobre si mesmo e</text:p>
      <text:p text:style-name="P193">sua família. Vá para a página 28.</text:p>
      <text:p text:style-name="P193"/>
      <text:list text:style-name="L194">
        <text:list-item>
          <text:p text:style-name="P204"><text:span text:style-name="T5">197</text:span></text:p>
        </text:list-item>
      </text:list>
      <text:p text:style-name="P193">Você caminha até a lareira e pega a caixa.</text:p>
      <text:p text:style-name="P193">Uma trava a mantém fechada. Mas antes de abrir a</text:p>
      <text:p text:style-name="P193">caixa, um farfalhar vindo da janela chama sua atenção.</text:p>
      <text:p text:style-name="P193"/>
      <text:p text:style-name="P193">Algo está acontecendo! Você coloca a caixa de volta</text:p>
      <text:p text:style-name="P193">na lareira e caminha até as cortinas.</text:p>
      <text:p text:style-name="P193"/>
      <text:p text:style-name="P193">Vá para a página 236.</text:p>
      <text:p text:style-name="P193"/>
      <text:list text:style-name="L195">
        <text:list-item>
          <text:p text:style-name="P205"><text:soft-page-break/><text:span text:style-name="T5">198</text:span></text:p>
        </text:list-item>
      </text:list>
      <text:p text:style-name="P193">“O Corcunda de raciocínio lento parece se lembrar vagamente</text:p>
      <text:p text:style-name="P193">do seu rosto. Você começa a conversar com ele e descobre</text:p>
      <text:p text:style-name="P193">que ele está bastante lisonjeado por alguém querer falar com</text:p>
      <text:p text:style-name="P193">ele. Ele lhe diz que seu nome é Shekou e que mora nos</text:p>
      <text:p text:style-name="P193">porões da casa. Você deseja perguntar</text:p>
      <text:p text:style-name="P193">a ele sobre os segredos de seus porões (vá para a página 18) ou, se</text:p>
      <text:p text:style-name="P193">você tiver algum conhaque consigo, pode pegá-lo</text:p>
      <text:p text:style-name="P193">e oferecer-lhe uma bebida (vá para a página 93).</text:p>
      <text:p text:style-name="P193"/>
      <text:list text:style-name="L196">
        <text:list-item>
          <text:p text:style-name="P206"><text:span text:style-name="T5">199</text:span></text:p>
        </text:list-item>
      </text:list>
      <text:p text:style-name="P193">Você se agacha e posa para a foto.</text:p>
      <text:p text:style-name="P193"/>
      <text:p text:style-name="P193">Ao pegá-la, você sente um baque forte</text:p>
      <text:p text:style-name="P193">na cabeça! Você cai no chão, atordoado,</text:p>
      <text:p text:style-name="P193">e o vaso de plantas, que caiu sobre</text:p>
      <text:p text:style-name="P193">sua cabeça, se estilhaça no chão. Você deve perder 3</text:p>
      <text:p text:style-name="P193">tintas de ENERGIA por este acidente. Agora vá para 290.</text:p>
      <text:p text:style-name="P193"/>
      <text:list text:style-name="L197">
        <text:list-item>
          <text:p text:style-name="P207"><text:span text:style-name="T5">200</text:span></text:p>
        </text:list-item>
      </text:list>
      <text:p text:style-name="P193">Você abre a porta e olha ao redor. O quarto é um</text:p>
      <text:p text:style-name="P193">quarto grande e elegantemente decorado, com uma cama de dossel</text:p>
      <text:p text:style-name="P193">em um canto. Há um conjunto de sofá e poltronas</text:p>
      <text:p text:style-name="P193">no centro do quarto, de frente para uma lareira. Há uma fogueira</text:p>
      <text:p text:style-name="P193">que está crepitando, mas o quarto parece estar vazio.</text:p>
      <text:p text:style-name="P193">Do outro lado do quarto, há mais duas portas. Você</text:p>
      <text:p text:style-name="P193">deseja entrar (vá para 69) ou fechar a porta rapidamente</text:p>
      <text:p text:style-name="P193">e sair do quarto (vá para 389)?</text:p>
      <text:p text:style-name="P193"/>
      <text:list text:style-name="L198">
        <text:list-item>
          <text:p text:style-name="P208"><text:span text:style-name="T5">201</text:span></text:p>
        </text:list-item>
      </text:list>
      <text:p text:style-name="P193">Você é colocado dentro da pequena gaiola e içado</text:p>
      <text:p text:style-name="P193">no ar. Que lugar horrível para passar seus</text:p>
      <text:p text:style-name="P193">dias. A gaiola é grande o suficiente para você se sentar dentro,</text:p>
      <text:p text:style-name="P193">com os joelhos quase encostados no peito. Mas você é</text:p>
      <text:p text:style-name="P193">impossível se esticar. Quando a cãibra começar, seu</text:p>
      <text:p text:style-name="P193">destino será longo, lento e doloroso, para o</text:p>
      <text:p text:style-name="P193">deleite do torturador e seus assistentes...</text:p>
      <text:p text:style-name="P193"/>
      <text:list text:style-name="L199">
        <text:list-item>
          <text:p text:style-name="P209"><text:span text:style-name="T5">202</text:span></text:p>
        </text:list-item>
      </text:list>
      <text:p text:style-name="P193">Você diz ao homem que não deseja se juntar a</text:p>
      <text:p text:style-name="P193">ele. A porta está destrancada e ele está livre para ir</text:p>
      <text:p text:style-name="P193">quando quiser. Agora, para onde você irá?</text:p>
      <text:p text:style-name="P193">Veja a página 278.</text:p>
      <text:p text:style-name="P193"/>
      <text:list text:style-name="L200">
        <text:list-item>
          <text:p text:style-name="P210"><text:span text:style-name="T5">203</text:span></text:p>
        </text:list-item>
      </text:list>
      <text:p text:style-name="P193">Há apenas um esconderijo na sala, mas você</text:p>
      <text:p text:style-name="P193">precisará de sorte para encontrá-lo. Teste sua sorte. Se você</text:p>
      <text:p text:style-name="P193">tiver sorte, veja a página 376. Se você não tiver sorte,</text:p>
      <text:p text:style-name="P193">terá que esperar para ver quem - ou o quê - é o seu visitante.</text:p>
      <text:p text:style-name="P193"/>
      <text:p text:style-name="P193">Mas você pode decidir esperar atrás da porta, em vez de</text:p>
      <text:p text:style-name="P193">ficar à vista de todos (veja a página 369).</text:p>
      <text:p text:style-name="P193"><text:soft-page-break/></text:p>
      <text:list text:style-name="L201">
        <text:list-item>
          <text:p text:style-name="P211"><text:span text:style-name="T5">204</text:span></text:p>
        </text:list-item>
      </text:list>
      <text:p text:style-name="P193">Deseja tentar a outra porta (girar para 92) ou</text:p>
      <text:p text:style-name="P193">prefere voltar pelo espelho</text:p>
      <text:p text:style-name="P193">(girar para 349)?</text:p>
      <text:p text:style-name="P193"/>
      <text:p text:style-name="P193"/>
      <text:p text:style-name="P193"/>
      <text:list text:style-name="L202">
        <text:list-item>
          <text:p text:style-name="P212"><text:span text:style-name="T5">205</text:span></text:p>
        </text:list-item>
      </text:list>
      <text:p text:style-name="P193">A porta está firmemente trancada. Tente a porta oposta</text:p>
      <text:p text:style-name="P193">girando para 118.</text:p>
      <text:p text:style-name="P193"/>
      <text:list text:style-name="L203">
        <text:list-item>
          <text:p text:style-name="P213"><text:span text:style-name="T5">206</text:span></text:p>
        </text:list-item>
      </text:list>
      <text:p text:style-name="P193">Não há sinais de armadilhas. Chame o</text:p>
      <text:p text:style-name="P193">mordomo girando para 318.</text:p>
      <text:p text:style-name="P193"/>
      <text:list text:style-name="L204">
        <text:list-item>
          <text:p text:style-name="P214"><text:span text:style-name="T5">207</text:span></text:p>
        </text:list-item>
      </text:list>
      <text:p text:style-name="P193">"O que é isso?", você ouve o homem mais velho perguntar. "Alguém</text:p>
      <text:p text:style-name="P193">batendo na porta a esta hora da noite? Será que</text:p>
      <text:p text:style-name="P193">é um dos irmãos? Pensei que todos estivessem</text:p>
      <text:p text:style-name="P193">aqui." Então os dois homens começam a cochichar um com o outro em vozes baixas demais para você ouvir. Você espera</text:p>
      <text:p text:style-name="P193">pacientemente do lado de fora, na chuva, até que, finalmente, a</text:p>
      <text:p text:style-name="P193">porta se abre e uma voz pergunta: “Quem é?” Você contará</text:p>
      <text:p text:style-name="P193">sobre sua situação e pedirá para usar o</text:p>
      <text:p text:style-name="P193">telefone (vá para a página 95) ou alegará ser um dos</text:p>
      <text:p text:style-name="P193">irmãos de quem você os ouviu falar (vá para a página</text:p>
      <text:p text:style-name="P193">267)?</text:p>
      <text:p text:style-name="P193"/>
      <text:list text:style-name="L205">
        <text:list-item>
          <text:p text:style-name="P215"><text:span text:style-name="T5">208</text:span></text:p>
        </text:list-item>
      </text:list>
      <text:p text:style-name="P193">“Não acredito!”, exclama ele. “Minhas orações</text:p>
      <text:p text:style-name="P193">foram atendidas? Posso me juntar a vocês? Por favor, vocês devem</text:p>
      <text:p text:style-name="P193">me permitir ir com vocês. Posso ser de grande ajuda para</text:p>
      <text:p text:style-name="P193">vocês.” Você diz a ele que ele é certamente bem-vindo para ajudar em</text:p>
      <text:p text:style-name="P193">sua fuga e pergunta como ele foi parar nesta</text:p>
      <text:p text:style-name="P193">área escondida. “Você sabe sobre os sacrifícios?”, ele</text:p>
      <text:p text:style-name="P193">pergunta. “Bem, estou reservado para a próxima cerimônia. Eu</text:p>
      <text:p text:style-name="P193">fazia parte do clã do Mestre, mas minha consciência</text:p>
      <text:p text:style-name="P193">não me permite mais viver com o mal que isso acarreta.</text:p>
      <text:p text:style-name="P193"/>
      <text:p text:style-name="P193">Mas o clã não pode permitir desertores.” Fui condenado</text:p>
      <text:p text:style-name="P193">à morte — morte por sacrifício! Juntos,</text:p>
      <text:p text:style-name="P193">devemos destruir Kelnor, o Mestre. Eu sei como isso pode ser feito! Kelnor só pode ser morto com a adaga Kris,</text:p>
      <text:p text:style-name="P193">que está escondida em algum lugar da casa.</text:p>
      <text:p text:style-name="P193">E ele deve ser invocado em uma sala vermelha. Vamos</text:p>
      <text:p text:style-name="P193">concordar em livrar o mundo deste monstro humano e sua</text:p>
      <text:p text:style-name="P193">seita maligna! Seria tolice recusar a ajuda</text:p>
      <text:p text:style-name="P193">e concordar. Você pode adicionar 1 ponto de Sorte por esta</text:p>
      <text:p text:style-name="P193">informação. Um ruído do lado de fora interrompe a conversa.</text:p>
      <text:p text:style-name="P193"/>
      <text:list text:style-name="L206">
        <text:list-item>
          <text:p text:style-name="P216"><text:span text:style-name="T5">209</text:span></text:p>
        </text:list-item>
      </text:list>
      <text:p text:style-name="P193"><text:soft-page-break/>Esta sala parece ser uma espécie de masmorra, pois</text:p>
      <text:p text:style-name="P193">ao longo de uma parede há quatro celas com pesadas barras de ferro</text:p>
      <text:p text:style-name="P193">trancando seus ocupantes. Ninguém parece estar do seu lado</text:p>
      <text:p text:style-name="P193">das grades, então você entra para dar uma olhada. Um</text:p>
      <text:p text:style-name="P193">galho estala quando você dá um passo à frente e imediatamente</text:p>
      <text:p text:style-name="P193">três corpos ganham vida em três das celas. Eles</text:p>
      <text:p text:style-name="P193">são um bando maltrapilho — roupas em farrapos, cabelos despenteados</text:p>
      <text:p text:style-name="P193">e sujos. Todos estendem as mãos através das</text:p>
      <text:p text:style-name="P193">grades e imploram para que você os liberte. Cada um deles</text:p>
      <text:p text:style-name="P193">foi capturado pelos servos do Conde de Drumer</text:p>
      <text:p text:style-name="P193">e aprisionado para aguardar um destino terrível.</text:p>
      <text:p text:style-name="P193"/>
      <text:p text:style-name="P193">Mais perto de você está uma jovem bonita; seu rosto e</text:p>
      <text:p text:style-name="P193">cabelos loiros estão sujos e ela está em lágrimas. Ela deseja desesperadamente</text:p>
      <text:p text:style-name="P193">ser libertada. Na segunda cela está um homem alto</text:p>
      <text:p text:style-name="P193">com traços fortes. Ele aceitou que está</text:p>
      <text:p text:style-name="P193">prestes a morrer e corajosamente pede que você o mate agora, para</text:p>
      <text:p text:style-name="P193">privar o malvado Conde de seu prazer. Na terceira cela</text:p>
      <text:p text:style-name="P193">está um homem calvo de túnica cinza que não diz nada.</text:p>
      <text:p text:style-name="P193"/>
      <text:p text:style-name="P193">Você deseja tentar ajudar esses prisioneiros? Você pode</text:p>
      <text:p text:style-name="P193">conversar com um deles, se quiser. Gostaria de</text:p>
      <text:p text:style-name="P193">conversar com a jovem (vá para a página 322), o homem moreno</text:p>
      <text:p text:style-name="P193">(vá para a página 266) ou o homem calvo (vá para a página 363)? Se você</text:p>
      <text:p text:style-name="P193">preferir não falar com nenhum deles, pode sair</text:p>
      <text:p text:style-name="P193">da sala e ir embora (consulte a página 91).</text:p>
      <text:p text:style-name="P193"/>
      <text:list text:style-name="L207">
        <text:list-item>
          <text:p text:style-name="P217"><text:span text:style-name="T5">210</text:span></text:p>
        </text:list-item>
      </text:list>
      <text:p text:style-name="P193">Ao sair da sala, o Corcunda manca,</text:p>
      <text:p text:style-name="P193">resmungando para si mesmo: "Quem me dera os amigos do Mestre</text:p>
      <text:p text:style-name="P193">não aparecessem assim de repente", murmura ele,</text:p>
      <text:p text:style-name="P193">"me dando um susto desses. Principalmente numa noite</text:p>
      <text:p text:style-name="P193">como esta..." Ele o guia até</text:p>
      <text:p text:style-name="P193">chegar a uma porta à esquerda. "Continue até</text:p>
      <text:p text:style-name="P193">chegar a uma escada e suba para dentro da casa. Tenho</text:p>
      <text:p text:style-name="P193">trabalho a fazer aqui embaixo." Você reconhece este</text:p>
      <text:p text:style-name="P193">Corcunda? Já o encontrou antes? Se sim,</text:p>
      <text:p text:style-name="P193">você pode ir para a página 230. Caso contrário, você pode seguir as</text:p>
      <text:p text:style-name="P193">instruções dele (vá para a página 3g3) ou esperar até que ele vá embora e</text:p>
      <text:p text:style-name="P193">explorar o porão (vá para a página 166).</text:p>
      <text:p text:style-name="P193"/>
      <text:list text:style-name="L208">
        <text:list-item>
          <text:p text:style-name="P218"><text:span text:style-name="T5">211</text:span></text:p>
        </text:list-item>
      </text:list>
      <text:p text:style-name="P193">A porta está trancada e você não conseguirá abri-la.</text:p>
      <text:p text:style-name="P193">Você se vira e segue pelo corredor (vá para a página</text:p>
      <text:p text:style-name="P193">58).</text:p>
      <text:p text:style-name="P193"/>
      <text:list text:style-name="L209">
        <text:list-item>
          <text:p text:style-name="P219"><text:span text:style-name="T5">212</text:span></text:p>
        </text:list-item>
      </text:list>
      <text:p text:style-name="P193">Sua chave não encaixa na fechadura. A porta permanece</text:p>
      <text:p text:style-name="P193">firmemente fechada. Vire para 47.</text:p>
      <text:p text:style-name="P193"/>
      <text:list text:style-name="L210">
        <text:list-item>
          <text:p text:style-name="P220"><text:span text:style-name="T5">213</text:span></text:p>
        </text:list-item>
      </text:list>
      <text:p text:style-name="P193">A mesa é bem comum. Você apalpa embaixo dela</text:p>
      <text:p text:style-name="P193"><text:soft-page-break/>mas não encontra nada de excepcional. A</text:p>
      <text:p text:style-name="P193">caixa de embalagem à esquerda parece leve. Você a inclina para</text:p>
      <text:p text:style-name="P193">dar uma olhada embaixo e não encontra nada dentro. Mas</text:p>
      <text:p text:style-name="P193">a caixa à direita é pesada. Você a chuta com o pé</text:p>
      <text:p text:style-name="P193">e ela não se move. Você quer levantá-la para</text:p>
      <text:p text:style-name="P193">ver o que está escondido dentro (vire para 134) ou deixá-la</text:p>
      <text:p text:style-name="P193">em paz e voltar para o corredor (vire para 378)?</text:p>
      <text:p text:style-name="P193"/>
      <text:list text:style-name="L211">
        <text:list-item>
          <text:p text:style-name="P221"><text:span text:style-name="T5">214</text:span></text:p>
        </text:list-item>
      </text:list>
      <text:p text:style-name="P193">Você lhe diz quem você é e que deseja</text:p>
      <text:p text:style-name="P193">escapar da casa também, de preferência destruindo</text:p>
      <text:p text:style-name="P193">o culto de terror do Conde de Drumer no caminho. O</text:p>
      <text:p text:style-name="P193">homem começa a ficar bastante animado. ‘Meu nome é Rafferty’,</text:p>
      <text:p text:style-name="P193">ele diz. ‘Já vi mal o suficiente neste</text:p>
      <text:p text:style-name="P193">lugar e desejo eliminá-lo da minha vida para sempre.</text:p>
      <text:p text:style-name="P193"/>
      <text:p text:style-name="P193">Talvez possamos escapar juntos. Há um alçapão secreto no teto, neste canto da sala.</text:p>
      <text:p text:style-name="P193">Se você for tão gentil de se abaixar, eu subirei nas suas costas; e quando eu terminar, posso te içar para cima. Você o ajudará com seu plano de fuga (vá para a página 245) ou suspeita desse personagem e decide que prefere continuar sozinho (vá para a página 202)?</text:p>
      <text:p text:style-name="P193"/>
      <text:list text:style-name="L212">
        <text:list-item>
          <text:p text:style-name="P222"><text:span text:style-name="T5">215</text:span></text:p>
        </text:list-item>
      </text:list>
      <text:p text:style-name="P193">Os dois homens estão tão surpresos quanto você com este encontro, mas você está pronto para atacar. Você larga a caixa de couro e salta para frente. Resolva esta batalha (lute contra os homens um de cada vez):</text:p>
      <text:p text:style-name="P193">Primeiro Homem Habilidade 7 Vigor 8</text:p>
      <text:p text:style-name="P193">Segundo Homem Habilidade 8 Vigor 9Q</text:p>
      <text:p text:style-name="P193">Se desejar escapar a qualquer momento durante a batalha, após as quatro primeiras rodadas de ataque, você só poderá fazê-lo se jogando através do espelho enquanto eles não estiverem olhando (vá para a página 160). Se você derrotar os</text:p>
      <text:p text:style-name="P193">dois homens, vá para 273.</text:p>
      <text:p text:style-name="P193"/>
      <text:list text:style-name="L213">
        <text:list-item>
          <text:p text:style-name="P223"><text:span text:style-name="T5">216</text:span></text:p>
        </text:list-item>
      </text:list>
      <text:p text:style-name="P193">A escada estreita se divide e oferece dois caminhos</text:p>
      <text:p text:style-name="P193">para baixo. Você escolherá a escada da esquerda (vá para</text:p>
      <text:p text:style-name="P193">398) ou a escada da direita (vá para 89)?</text:p>
      <text:p text:style-name="P193"/>
      <text:list text:style-name="L214">
        <text:list-item>
          <text:p text:style-name="P224"><text:span text:style-name="T5">217</text:span></text:p>
        </text:list-item>
      </text:list>
      <text:p text:style-name="P193">A porta se abre no topo de uma escada que leva</text:p>
      <text:p text:style-name="P193">aos porões sob a casa. Você</text:p>
      <text:p text:style-name="P193">desce lentamente para que seus olhos se acostumem</text:p>
      <text:p text:style-name="P193">à escuridão. Ao pé da</text:p>
      <text:p text:style-name="P193">escada, um chilrear chama sua atenção.</text:p>
      <text:p text:style-name="P193"/>
      <text:p text:style-name="P193">De repente, você sente algo pousar em sua cabeça</text:p>
      <text:p text:style-name="P193">e cravar garras afiadas em seu couro cabeludo! Você espanta</text:p>
      <text:p text:style-name="P193">e sua mão toca um pequeno corpo coriáceo.</text:p>
      <text:p text:style-name="P193"/>
      <text:p text:style-name="P193">MORCEGOS! Vários deles estão voando ao redor de sua</text:p>
      <text:p text:style-name="P193">cabeça, se movendo rapidamente e arranhando com suas garras. Você</text:p>
      <text:p text:style-name="P193">deve adicionar 1 ponto de MEDO pelo choque e agora pode:</text:p>
      <text:p text:style-name="P193"/>
      <text:p text:style-name="P193"><text:soft-page-break/>Voltar correndo para o andar de cima (Vire para 370)</text:p>
      <text:p text:style-name="P193">Se esconder embaixo da escada (Vire para 320)</text:p>
      <text:p text:style-name="P193">Lutar contra os morcegos (Vire para 343)</text:p>
      <text:p text:style-name="P193"/>
      <text:list text:style-name="L215">
        <text:list-item>
          <text:p text:style-name="P225"><text:span text:style-name="T5">218</text:span></text:p>
        </text:list-item>
      </text:list>
      <text:p text:style-name="P193">Você entrou nesta sala de estar pelo corredor</text:p>
      <text:p text:style-name="P193">ou pelo escritório? Se você entrou pelo corredor, você</text:p>
      <text:p text:style-name="P193">pega a porta que leva ao escritório — vá para</text:p>
      <text:p text:style-name="P193">195. Se você entrou pelo escritório, você passa pela</text:p>
      <text:p text:style-name="P193">outra porta que dá para o corredor. Vá para 251.</text:p>
      <text:p text:style-name="P193"/>
      <text:list text:style-name="L216">
        <text:list-item>
          <text:p text:style-name="P226"><text:span text:style-name="T5">219</text:span></text:p>
        </text:list-item>
      </text:list>
      <text:p text:style-name="P193">Enquanto os outros seguem pelo corredor, você</text:p>
      <text:p text:style-name="P193">permanece no final da multidão. Quando os últimos</text:p>
      <text:p text:style-name="P193">estão saindo da sala, outro homem irrompe pela</text:p>
      <text:p text:style-name="P193">porta, ofegante e ofegante. “Ótimo, não estou muito atrasado”, ele ofega. “Por um minuto achei que ia perder! Vamos ver. Onde estão meu vestido e minha máscara?” Seu sangue gela quando o homem começa a procurar na área onde você pegou sua fantasia. “Sumiram!”, ele diz.</text:p>
      <text:p text:style-name="P193">“Esperem, irmãos, alguém pegou meu vestido. Ah, aqui está minha máscara. Desculpe, irmão, você deve tê-la pegado por engano. Eu a reconheço muito bem pelo dente quebrado. Aqui, me dê.”</text:p>
      <text:p text:style-name="P193">O homem arranca a máscara da sua cabeça e toda a atenção se volta para você. “Aqui, quem é você?”,</text:p>
      <text:p text:style-name="P193">pergunta alguém. Sua resposta hesitante entrega o jogo. “Recuem, irmãos!”, grita uma voz. “Parece que temos um intruso entre nós.” Uma dúzia de homens volta para a sala e o cerca. Você não tem</text:p>
      <text:p text:style-name="P193">escolha senão ir com eles até a cela onde eles</text:p>
      <text:p text:style-name="P193">o trancam. Esta é uma cela da qual não há</text:p>
      <text:p text:style-name="P193">escapada; sua aventura acabou.</text:p>
      <text:p text:style-name="P193"/>
      <text:list text:style-name="L217">
        <text:list-item>
          <text:p text:style-name="P227"><text:span text:style-name="T5">220</text:span></text:p>
        </text:list-item>
      </text:list>
      <text:p text:style-name="P193">A pobre e miserável criatura implora por misericórdia. Ela é</text:p>
      <text:p text:style-name="P193">uma visão tão lamentável que você recua enquanto ela se arrasta</text:p>
      <text:p text:style-name="P193">no chão. Ela não lhe fará mal algum e agradece</text:p>
      <text:p text:style-name="P193">continuamente por poupar sua vida. Você deseja agora</text:p>
      <text:p text:style-name="P193">sair da sala, trancando-a atrás de você (vá para</text:p>
      <text:p text:style-name="P193">350) ou tentará forçá-la a responder às suas</text:p>
      <text:p text:style-name="P193">perguntas (vá para 234)?</text:p>
      <text:p text:style-name="P193"/>
      <text:list text:style-name="L218">
        <text:list-item>
          <text:p text:style-name="P228"><text:span text:style-name="T5">221</text:span></text:p>
        </text:list-item>
      </text:list>
      <text:p text:style-name="P193">Você pode ouvir ruídos ásperos vindos de dentro da</text:p>
      <text:p text:style-name="P193">sala. Quem quer que esteja lá dentro, ou o que quer que seja, certamente</text:p>
      <text:p text:style-name="P193">não parece muito amigável. Você tentará a porta</text:p>
      <text:p text:style-name="P193">mesmo assim (vá para 344) ou abrirá a porta no</text:p>
      <text:p text:style-name="P193">corredor oposto (vá para 209) ou continuará pelo</text:p>
      <text:p text:style-name="P193">corredor (vá para 91)?</text:p>
      <text:p text:style-name="P193"/>
      <text:list text:style-name="L219">
        <text:list-item>
          <text:p text:style-name="P229"><text:span text:style-name="T5">222</text:span></text:p>
        </text:list-item>
      </text:list>
      <text:p text:style-name="P193">Você segura a maçaneta, gira-a e puxa a porta lentamente</text:p>
      <text:p text:style-name="P193">abre. O barulho da tempestade lá fora fica</text:p>
      <text:p text:style-name="P193">mais alto. Você começa a atravessar a porta,</text:p>
      <text:p text:style-name="P193">mas para e engasga, com os olhos arregalados</text:p>
      <text:p text:style-name="P193">congelados! Diante de você, na porta, está uma</text:p>
      <text:p text:style-name="P193">figura encapuzada! Mas seu rosto não é humano. Em vez disso,</text:p>
      <text:p text:style-name="P193"><text:soft-page-break/>a cabeça é de um bode e sua boca está vermelha de</text:p>
      <text:p text:style-name="P193">sangue, que pinga no chão. Seus olhos mortos</text:p>
      <text:p text:style-name="P193">olham vagamente para cima. A visão é aterrorizante</text:p>
      <text:p text:style-name="P193">e você deve adicionar 3 pontos de MEDO. Você bate a porta</text:p>
      <text:p text:style-name="P193">na cara dela e se vira. Para onde você correrá —</text:p>
      <text:p text:style-name="P193">por uma porta à direita (vá para 353), por uma</text:p>
      <text:p text:style-name="P193">porta à esquerda (vá para 285) ou de volta pelo</text:p>
      <text:p text:style-name="P193">corredor (vá para 108)?</text:p>
      <text:p text:style-name="P193"/>
      <text:list text:style-name="L220">
        <text:list-item>
          <text:p text:style-name="P230"><text:span text:style-name="T5">223</text:span></text:p>
        </text:list-item>
      </text:list>
      <text:p text:style-name="P193">A rocha range e a poeira sobe enquanto a parede começa a</text:p>
      <text:p text:style-name="P193">se mover. Uma rachadura aparece na parede de tijolos</text:p>
      <text:p text:style-name="P193">e lentamente uma porta secreta se abre. Mas, para sua</text:p>
      <text:p text:style-name="P193">surpresa, a porta se abre para um dos lados da área oca</text:p>
      <text:p text:style-name="P193">que você encontrou. Talvez fosse apenas uma isca.</text:p>
      <text:p text:style-name="P193"/>
      <text:p text:style-name="P193">Momentos depois, a porta se abre o suficiente</text:p>
      <text:p text:style-name="P193">para que você possa ver o interior. Você pode ver uma pequena câmara</text:p>
      <text:p text:style-name="P193">com uma mesa no centro. Sobre a mesa há uma</text:p>
      <text:p text:style-name="P193">caixa. Se desejar entrar, vá para a página 133. Se preferir</text:p>
      <text:p text:style-name="P193">sair, você pode subir as escadas e passar</text:p>
      <text:p text:style-name="P193">pela porta no topo (vá para a página 293).</text:p>
      <text:p text:style-name="P193"/>
      <text:list text:style-name="L221">
        <text:list-item>
          <text:p text:style-name="P231"><text:span text:style-name="T5">224</text:span></text:p>
        </text:list-item>
      </text:list>
      <text:p text:style-name="P193">Franklins os traz para você e você termina sua</text:p>
      <text:p text:style-name="P193">refeição. “Bem, meu amigo”, diz o Ouvido, “você deve</text:p>
      <text:p text:style-name="P193">estar bastante cansado agora; já passa da meia-noite. Franklins</text:p>
      <text:p text:style-name="P193">o levará ao seu quarto.” Você o agradece</text:p>
      <text:p text:style-name="P193">e segue o mordomo para fora da sala de jantar. “Por aqui, por favor”, diz ele enquanto o conduz por uma</text:p>
      <text:p text:style-name="P193">magnífica e ampla escadaria com corrimãos de madeira esculpida. Um patamar no topo leva a vários</text:p>
      <text:p text:style-name="P193">quartos diferentes, cada um com uma placa de identificação na</text:p>
      <text:p text:style-name="P193">porta. Ele leva você a um que diz “Quarto Erasmus”</text:p>
      <text:p text:style-name="P193">e abre a porta, desejando-lhe uma boa</text:p>
      <text:p text:style-name="P193">noite de sono. Vire para 5.</text:p>
      <text:p text:style-name="P193"/>
      <text:list text:style-name="L222">
        <text:list-item>
          <text:p text:style-name="P232"><text:span text:style-name="T5">225</text:span></text:p>
        </text:list-item>
      </text:list>
      <text:p text:style-name="P193">Você aperta o botão. Ele faz um clique e você ouve um</text:p>
      <text:p text:style-name="P193">estrondo vindo de trás da estante. Lentamente, a</text:p>
      <text:p text:style-name="P193">estante desliza para o lado, revelando uma passagem atrás</text:p>
      <text:p text:style-name="P193">dela. Se desejar descer pela passagem, vire para 241. Se</text:p>
      <text:p text:style-name="P193">preferir não arriscar explorar a passagem,</text:p>
      <text:p text:style-name="P193">saia do escritório virando para 54.</text:p>
      <text:p text:style-name="P193"/>
      <text:list text:style-name="L223">
        <text:list-item>
          <text:p text:style-name="P233"><text:span text:style-name="T5">226</text:span></text:p>
        </text:list-item>
      </text:list>
      <text:p text:style-name="P193">Você examina a bandeja cuidadosamente, mas não parece haver</text:p>
      <text:p text:style-name="P193">nada suspeito nela. O lanche é exatamente</text:p>
      <text:p text:style-name="P193">o que você precisava! Você pode adicionar 4 pontos de RESISTÊNCIA</text:p>
      <text:p text:style-name="P193">e 1 ponto de SORTE por esta descoberta. Quando estiver pronto,</text:p>
      <text:p text:style-name="P193">você pode sair da sala (vire para 243) ou</text:p>
      <text:p text:style-name="P193">investigar os armários (vire para 43).</text:p>
      <text:p text:style-name="P193"><text:soft-page-break/></text:p>
      <text:list text:style-name="L224">
        <text:list-item>
          <text:p text:style-name="P234"><text:span text:style-name="T5">227</text:span></text:p>
        </text:list-item>
      </text:list>
      <text:p text:style-name="P193">Que comida você pegou? Pão e bolos restauram</text:p>
      <text:p text:style-name="P193">2 pontos de ENERGIA cada; carnes secas,</text:p>
      <text:p text:style-name="P193">peixes secos e queijo restauram 1 ponto de ENERGIA cada;</text:p>
      <text:p text:style-name="P193">frutas e vinho não restauram nenhum. O vinho fará você perder</text:p>
      <text:p text:style-name="P193">1 ponto de HABILIDADE, mas se você bebeu vinho, pode</text:p>
      <text:p text:style-name="P193">deduzir 2 pontos de MEDO (Coragem líquida!). Se você comeu</text:p>
      <text:p text:style-name="P193">queijo ou bebeu vinho branco, vá para 172. Se você não comeu</text:p>
      <text:p text:style-name="P193">nenhum dos dois, mas comeu peixe seco ou bebeu vinho tinto, vá para 84. Se você não comeu nenhum dos dois, vá para 36.</text:p>
      <text:p text:style-name="P193"/>
      <text:list text:style-name="L225">
        <text:list-item>
          <text:p text:style-name="P235"><text:span text:style-name="T5">228</text:span></text:p>
        </text:list-item>
      </text:list>
      <text:p text:style-name="P193">Como você atacará o homem? Usará uma</text:p>
      <text:p text:style-name="P193">arma (vá para 32) ou tem algo mais</text:p>
      <text:p text:style-name="P193">que possa usar (vá para 46)?</text:p>
      <text:p text:style-name="P193"/>
      <text:list text:style-name="L226">
        <text:list-item>
          <text:p text:style-name="P236"><text:span text:style-name="T5">229</text:span></text:p>
        </text:list-item>
      </text:list>
      <text:p text:style-name="P193">Você segue pelo corredor até chegar a</text:p>
      <text:p text:style-name="P193">outra porta à direita. Uma placa com o nome</text:p>
      <text:p text:style-name="P193">a identifica como o quarto de Erasmus. Se desejar</text:p>
      <text:p text:style-name="P193">entrar neste quarto, vá para 140. À sua frente, no</text:p>
      <text:p text:style-name="P193">final do corredor, há outra porta. Se desejar</text:p>
      <text:p text:style-name="P193">ir até lá, vá para 332.</text:p>
      <text:p text:style-name="P193"/>
      <text:list text:style-name="L227">
        <text:list-item>
          <text:p text:style-name="P237"><text:span text:style-name="T5">230</text:span></text:p>
        </text:list-item>
      </text:list>
      <text:p text:style-name="P193">Você reconhece o Corcunda como o homem que</text:p>
      <text:p text:style-name="P193">lhe trouxe uma bebida lá em cima. Você tentará refrescar a memória dele</text:p>
      <text:p text:style-name="P193">(vá para 198) ou prefere se vingar</text:p>
      <text:p text:style-name="P193">e atacá-lo (vá para 302)?</text:p>
      <text:p text:style-name="P193"/>
      <text:list text:style-name="L228">
        <text:list-item>
          <text:p text:style-name="P238"><text:span text:style-name="T5">231</text:span></text:p>
        </text:list-item>
      </text:list>
      <text:p text:style-name="P193">Você se deita na cama e apaga a vela.</text:p>
      <text:p text:style-name="P193"/>
      <text:p text:style-name="P193">Pensamentos ansiosos passam pela sua mente. O velho</text:p>
      <text:p text:style-name="P193">que lhe deu informações erradas, seu acidente,</text:p>
      <text:p text:style-name="P193">a atmosfera sinistra da casa. Logo, o cansaço toma conta de você e você adormece. Em um sono perturbado, você começa a sonhar.</text:p>
      <text:p text:style-name="P193"/>
      <text:p text:style-name="P193">Você está sendo perseguido por uma nuvem giratória de gás. Você tenta fugir dela, mas quanto mais rápido corre, mais lento fica. A nuvem está te alcançando. Enquanto você tenta desesperadamente evitá-la, ela te engole. Você começa a tossir e engasgar. Está sufocando sua respiração! Você acorda assustado. Sua cabeça está enterrada no travesseiro e os lençóis estão te prendendo! Eles parecem pesados ​​e você precisa se esforçar para respirar. Adicione 2 pontos de MEDO ao perceber que algo sobrenatural está acontecendo. Para determinar se você consegue escapar do travesseiro, role dois dados. Se o</text:p>
      <text:p text:style-name="P193">total for menor ou igual à sua pontuação de HABILIDADE, vá para</text:p>
      <text:p text:style-name="P193">348. Se for maior que sua pontuação de HABILIDADE, vá para 171.</text:p>
      <text:p text:style-name="P193"/>
      <text:list text:style-name="L229">
        <text:list-item>
          <text:p text:style-name="P239"><text:span text:style-name="T5">232</text:span></text:p>
        </text:list-item>
      </text:list>
      <text:p text:style-name="P193">A porta se abre para uma pequena sala completamente escura.</text:p>
      <text:p text:style-name="P193"/>
      <text:p text:style-name="P193"><text:soft-page-break/>Parece não haver saída da sala, mas</text:p>
      <text:p text:style-name="P193">você tateia as paredes. Eventualmente, sua mão</text:p>
      <text:p text:style-name="P193">toca um pequeno botão em um canto e você o pressiona.</text:p>
      <text:p text:style-name="P193">Um painel à sua frente desliza para o lado e permite que você</text:p>
      <text:p text:style-name="P193">saia para uma passagem. Há duas portas opostas</text:p>
      <text:p text:style-name="P193">uma à outra, uma à esquerda e outra à direita.</text:p>
      <text:p text:style-name="P193"/>
      <text:p text:style-name="P193">Não há outra saída. Você tentará a porta</text:p>
      <text:p text:style-name="P193">à esquerda (vá para 342) ou a porta à direita (vá para</text:p>
      <text:p text:style-name="P193"/>
      <text:list text:style-name="L230">
        <text:list-item>
          <text:p text:style-name="P240"><text:span text:style-name="T5">233</text:span></text:p>
        </text:list-item>
      </text:list>
      <text:p text:style-name="P193">Alguns passos depois da porta sem identificação, há outra</text:p>
      <text:p text:style-name="P193">porta sem identificação. Se desejar tentar esta, vá para</text:p>
      <text:p text:style-name="P193">98. Se desejar ignorá-la e continuar, vá para 374.</text:p>
      <text:p text:style-name="P193"/>
      <text:list text:style-name="L231">
        <text:list-item>
          <text:p text:style-name="P241"><text:span text:style-name="T5">234</text:span></text:p>
        </text:list-item>
      </text:list>
      <text:p text:style-name="P193">Ele está apavorado com você e concorda em responder às suas</text:p>
      <text:p text:style-name="P193">perguntas em troca de sua vida miserável. Você</text:p>
      <text:p text:style-name="P193">deseja perguntar a ele:</text:p>
      <text:p text:style-name="P193">Como você pode escapar da</text:p>
      <text:p text:style-name="P193">casa? Vá para 258</text:p>
      <text:p text:style-name="P193">Sobre as pessoas na</text:p>
      <text:p text:style-name="P193">casa? Vá para 308</text:p>
      <text:p text:style-name="P193">O que está acontecendo na</text:p>
      <text:p text:style-name="P193">casa? Vá para 325</text:p>
      <text:p text:style-name="P193"/>
      <text:list text:style-name="L232">
        <text:list-item>
          <text:p text:style-name="P242"><text:span text:style-name="T5">235</text:span></text:p>
        </text:list-item>
      </text:list>
      <text:p text:style-name="P193">Se você anotou alguma das seguintes palavras,</text:p>
      <text:p text:style-name="P193">você pode marcar os pontos indicados:</text:p>
      <text:p text:style-name="P193">Diabolus 3 pontos</text:p>
      <text:p text:style-name="P193">Drummer 5 pontos</text:p>
      <text:p text:style-name="P193">Qualquer outra escolha não vale nenhum ponto. Vá para</text:p>
      <text:p text:style-name="P193">194.</text:p>
      <text:p text:style-name="P193"/>
      <text:list text:style-name="L233">
        <text:list-item>
          <text:p text:style-name="P243"><text:span text:style-name="T5">236</text:span></text:p>
        </text:list-item>
      </text:list>
      <text:p text:style-name="P193">Por trás da cortina, um golpe forte atinge você no</text:p>
      <text:p text:style-name="P193">peito e o derruba. cai de costas no chão.</text:p>
      <text:p text:style-name="P193">Perca 2 pontos de RESISTÊNCIA e ganhe 2 pontos de MEDO. Você</text:p>
      <text:p text:style-name="P193">se levanta rapidamente e a cortina desliza para</text:p>
      <text:p text:style-name="P193">um lado. Uma figura humana sai. Sua pele é de uma</text:p>
      <text:p text:style-name="P193">cor verde-suja. Seus olhos arregalados encaram você, mas</text:p>
      <text:p text:style-name="P193">através de você. Sua mandíbula se abre, revelando uma boca</text:p>
      <text:p text:style-name="P193">meio cheia de dentes podres. Ele veste roupas esfarrapadas. E</text:p>
      <text:p text:style-name="P193">está avançando em sua direção! Resolva sua luta com</text:p>
      <text:p text:style-name="P193">este ZUMBI:</text:p>
      <text:p text:style-name="P193">HABILIDADE DE ZUMBI 7 RESISTÊNCIA 6</text:p>
      <text:p text:style-name="P193">Se você derrotar o Zumbi, vá para 114.</text:p>
      <text:p text:style-name="P193"/>
      <text:list text:style-name="L234">
        <text:list-item>
          <text:p text:style-name="P244"><text:span text:style-name="T5">237</text:span></text:p>
        </text:list-item>
      </text:list>
      <text:p text:style-name="P193">Você se afasta da porta secreta e diz sua</text:p>
      <text:p text:style-name="P193">senha. Qual palavra você escolherá?</text:p>
      <text:p text:style-name="P193"/>
      <text:p text:style-name="P193"><text:soft-page-break/>Pravemi Vá para 223</text:p>
      <text:p text:style-name="P193">Cabeça de Cabra Vá para 188</text:p>
      <text:p text:style-name="P193">Assassinato Vá para 174</text:p>
      <text:p text:style-name="P193">Kris Vá para 146</text:p>
      <text:p text:style-name="P193"/>
      <text:p text:style-name="P193"/>
      <text:p text:style-name="P193"/>
      <text:list text:style-name="L235">
        <text:list-item>
          <text:p text:style-name="P245"><text:span text:style-name="T5">238</text:span></text:p>
        </text:list-item>
      </text:list>
      <text:p text:style-name="P193">Não há telefone no corredor e você se sente desconfortável</text:p>
      <text:p text:style-name="P193">em se aventurar em qualquer um dos cômodos. Enquanto você</text:p>
      <text:p text:style-name="P193">pensa no que fazer Você ouve um barulho vindo de trás de uma das portas. Você corre de volta para a cadeira e se senta. Vire para a página 277.</text:p>
      <text:p text:style-name="P193"/>
      <text:list text:style-name="L236">
        <text:list-item>
          <text:p text:style-name="P246"><text:span text:style-name="T5">239</text:span></text:p>
        </text:list-item>
      </text:list>
      <text:p text:style-name="P193">Não há esconderijos no quarto. A cama é</text:p>
      <text:p text:style-name="P193">sólida e vai até o chão. Você parece</text:p>
      <text:p text:style-name="P193">estar seguro. Mas, de repente, seus ouvidos se aguçam ao</text:p>
      <text:p text:style-name="P193">ouvir um ruído de passos do lado de fora. Passos</text:p>
      <text:p text:style-name="P193">estão se aproximando pelo corredor. Com os ouvidos</text:p>
      <text:p text:style-name="P193">em alerta, você escuta. O ruído para do lado de fora da sua</text:p>
      <text:p text:style-name="P193">porta! Você vai esperar para ver quem está lá (vá para a página 369)</text:p>
      <text:p text:style-name="P193">ou fazer outros planos (vá para a página 281)?</text:p>
      <text:p text:style-name="P193"/>
      <text:list text:style-name="L237">
        <text:list-item>
          <text:p text:style-name="P247"><text:span text:style-name="T5">240</text:span></text:p>
        </text:list-item>
      </text:list>
      <text:p text:style-name="P193">Você consegue correr até a porta e fechá-la com força</text:p>
      <text:p text:style-name="P193">antes que os cães possam pular em você. Agora, no</text:p>
      <text:p text:style-name="P193">corredor, você precisa procurar outra maneira de sair</text:p>
      <text:p text:style-name="P193">deste local. Vá para a página 60.</text:p>
      <text:p text:style-name="P193"/>
      <text:list text:style-name="L238">
        <text:list-item>
          <text:p text:style-name="P248"><text:span text:style-name="T5">241</text:span></text:p>
        </text:list-item>
      </text:list>
      <text:p text:style-name="P193">O corredor em que você está tem paredes de pedra rústicas</text:p>
      <text:p text:style-name="P193">e deve seguir pela parte externa da casa. Escadas de pedra</text:p>
      <text:p text:style-name="P193">levam para baixo e você as segue até</text:p>
      <text:p text:style-name="P193">chegar ao fundo. O ar é mais fresco aqui embaixo</text:p>
      <text:p text:style-name="P193">e você percebe que deve estar nos porões</text:p>
      <text:p text:style-name="P193">da casa. Uma porta de madeira meio escondida está entreaberta; você espia por trás dela e dá uma olhada no</text:p>
      <text:p text:style-name="P193">quarto. Do outro lado do quarto há outra porta, mas o que</text:p>
      <text:p text:style-name="P193">você vê à sua frente lhe causa alarme. Vá para</text:p>
      <text:p text:style-name="P193">209.</text:p>
      <text:p text:style-name="P193"/>
      <text:list text:style-name="L239">
        <text:list-item>
          <text:p text:style-name="P249"><text:span text:style-name="T5">242</text:span></text:p>
        </text:list-item>
      </text:list>
      <text:p text:style-name="P193">As caixas contêm joias. A maioria delas é bastante</text:p>
      <text:p text:style-name="P193">chamativa, mas um anel em particular parece que</text:p>
      <text:p text:style-name="P193">pode ser valioso. É uma aliança de ouro com rubis incrustados</text:p>
      <text:p text:style-name="P193">ao redor. Você se inclina e o segura contra a luz de uma vela</text:p>
      <text:p text:style-name="P193">para tentar ler uma inscrição que percorre a</text:p>
      <text:p text:style-name="P193">borda interna. Diz: ‘Para a querida Margaret, de</text:p>
      <text:p text:style-name="P193">George: 1834’. Você pode guardá-lo no bolso, se</text:p>
      <text:p text:style-name="P193">desejar. Em seguida, vá para 290.</text:p>
      <text:p text:style-name="P193"/>
      <text:list text:style-name="L240">
        <text:list-item>
          <text:p text:style-name="P250"><text:span text:style-name="T5">243</text:span></text:p>
        </text:list-item>
      </text:list>
      <text:p text:style-name="P193"><text:soft-page-break/>Alguns passos adiante no corredor, duas</text:p>
      <text:p text:style-name="P193">portas estão frente a frente. À direita fica o Quarto de Belial</text:p>
      <text:p text:style-name="P193">você pode entrar virando para 312.</text:p>
      <text:p text:style-name="P193">À esquerda fica o Quarto de Abaddon e você pode tentar esta porta</text:p>
      <text:p text:style-name="P193">virando para 335. Caso contrário, você pode continuar</text:p>
      <text:p text:style-name="P193">pelo corredor e descer as escadas (vire para</text:p>
      <text:p text:style-name="P193">132).</text:p>
      <text:p text:style-name="P193"/>
      <text:list text:style-name="L241">
        <text:list-item>
          <text:p text:style-name="P251"><text:span text:style-name="T5">244</text:span></text:p>
        </text:list-item>
      </text:list>
      <text:p text:style-name="P193">O Conde está furioso! Como você pôde permitir que ele</text:p>
      <text:p text:style-name="P193">se desse ao trabalho de preparar uma refeição e depois se recusasse</text:p>
      <text:p text:style-name="P193">a comê-la? Você vai se desculpar e aceitar o pato (vire</text:p>
      <text:p text:style-name="P193">para 115) ou o cordeiro (vire para 196), ou vai se desculpar</text:p>
      <text:p text:style-name="P193">pelo inconveniente, mas ainda assim se recusar a comer</text:p>
      <text:p text:style-name="P193">(vire para 96)?</text:p>
      <text:p text:style-name="P193"/>
      <text:list text:style-name="L242">
        <text:list-item>
          <text:p text:style-name="P252"><text:span text:style-name="T5">245</text:span></text:p>
        </text:list-item>
      </text:list>
      <text:p text:style-name="P193">Você se abaixa no canto da sala para permitir que</text:p>
      <text:p text:style-name="P193">ele fique em pé sobre seus ombros. De repente, um</text:p>
      <text:p text:style-name="P193">pensamento lhe ocorre. Por que Rafferty ainda não</text:p>
      <text:p text:style-name="P193">escapou subindo na mesa? Você se vira</text:p>
      <text:p text:style-name="P193">para perguntar a ele — bem a tempo de ver seu punho atingir</text:p>
      <text:p text:style-name="P193">seu queixo! Você cai no chão e Rafferty</text:p>
      <text:p text:style-name="P193">sorri. Capturá-lo lhe renderá o</text:p>
      <text:p text:style-name="P193">favor do Mestre mais uma vez. Ele salvou a própria pele miserável,</text:p>
      <text:p text:style-name="P193">mas você está prestes a ser feito prisioneiro. Você</text:p>
      <text:p text:style-name="P193">Você passará o resto de seus dias sob a Casa<text:line-break/>de Drumer até que o Mestre se canse de você.</text:p>
      <text:p text:style-name="P193"/>
      <text:list text:style-name="L243">
        <text:list-item>
          <text:p text:style-name="P253"><text:span text:style-name="T5">246</text:span></text:p>
        </text:list-item>
      </text:list>
      <text:p text:style-name="P193">Você ouve palavras vindas da velha, mas</text:p>
      <text:p text:style-name="P193">seus lábios não se movem. “Estranho, como ousa</text:p>
      <text:p text:style-name="P193">invadir o quarto particular da dona da casa?”, ela pergunta. Você gagueja uma resposta de desculpas.</text:p>
      <text:p text:style-name="P193">Ela ordena: “Vá embora, intruso. Deixe uma velha</text:p>
      <text:p text:style-name="P193">morrer em paz!” Você a deixará como ela</text:p>
      <text:p text:style-name="P193">deseja (vá para 159) ou pedirá informações sobre</text:p>
      <text:p text:style-name="P193">a casa (vá para 170)?</text:p>
      <text:p text:style-name="P193"/>
      <text:list text:style-name="L244">
        <text:list-item>
          <text:p text:style-name="P254"><text:span text:style-name="T5">247</text:span></text:p>
        </text:list-item>
      </text:list>
      <text:p text:style-name="P193">Do lado de fora do escritório, há duas portas no corredor</text:p>
      <text:p text:style-name="P193">uma em frente à outra. Se desejar tentar a porta</text:p>
      <text:p text:style-name="P193">à esquerda, vá para 217. Se preferir tentar a</text:p>
      <text:p text:style-name="P193">porta à direita, vá para 307. Caso contrário, você pode</text:p>
      <text:p text:style-name="P193">continuar pelo corredor, contornando-o (vá para</text:p>
      <text:p text:style-name="P193">316).</text:p>
      <text:p text:style-name="P193"/>
      <text:list text:style-name="L245">
        <text:list-item>
          <text:p text:style-name="P255"><text:span text:style-name="T5">248</text:span></text:p>
        </text:list-item>
      </text:list>
      <text:p text:style-name="P193">Você sai da sala de tortura e agora pode continuar</text:p>
      <text:p text:style-name="P193">pelo corredor. Vá para a página 393.</text:p>
      <text:p text:style-name="P193"/>
      <text:list text:style-name="L246">
        <text:list-item>
          <text:p text:style-name="P256"><text:span text:style-name="T5">249</text:span></text:p>
        </text:list-item>
      </text:list>
      <text:p text:style-name="P193"><text:soft-page-break/>Você caminha lenta e silenciosamente até a cortina.</text:p>
      <text:p text:style-name="P193">Ela não se move. Você agarra a cortina da esquerda</text:p>
      <text:p text:style-name="P193">e a abre de repente! Há uma janela de corpo inteiro</text:p>
      <text:p text:style-name="P193">atrás dela, que tem grades do lado de fora. Mas</text:p>
      <text:p text:style-name="P193">nada está escondido lá. Você segura a outra cortina</text:p>
      <text:p text:style-name="P193">. Mas antes que você possa movê-la, as protuberâncias que você</text:p>
      <text:p text:style-name="P193">notou ganham vida! Vá para a página 236.</text:p>
      <text:p text:style-name="P193"/>
      <text:list text:style-name="L247">
        <text:list-item>
          <text:p text:style-name="P257"><text:span text:style-name="T5">250</text:span></text:p>
        </text:list-item>
      </text:list>
      <text:p text:style-name="P193">Você se aproxima de um retrato da ‘Duquesa de Brewster:</text:p>
      <text:p text:style-name="P193">1777-1845’. Ela parece uma velha severa, com</text:p>
      <text:p text:style-name="P193">um olhar gélido; uma dama da nobreza, sem dúvida. Mas enquanto</text:p>
      <text:p text:style-name="P193">você a encara, sua imagem parece cintilar. Você pisca,</text:p>
      <text:p text:style-name="P193">e tenta desviar o olhar. Mas você não consegue! Dentro do</text:p>
      <text:p text:style-name="P193">rosto cintilante, você consegue ver pequenos movimentos e</text:p>
      <text:p text:style-name="P193">seu queixo cai quando os olhos do retrato se voltam para</text:p>
      <text:p text:style-name="P193">você. Adicione 1 ponto de MEDO pelo susto. Os lábios da mulher começam a se mover e você ouve uma voz dizendo:</text:p>
      <text:p text:style-name="P193">“Estranho, você inocentemente tropeçou em um lugar amaldiçoado. Quem dera eu pudesse lhe dizer para escapar. Mas, infelizmente, você não pode. Há mal e sofrimento dentro destas paredes e você só pode escapar destruindo-as. Mas isso é quase impossível. Posso lhe dizer o seguinte, porém: você tem um aliado por perto que pode ajudar. Este homem está vestido com um manto cinza. Se você conseguir encontrá-lo, juntos poderão libertar esta casa do mal que a controla.” Com essas palavras, o</text:p>
      <text:p text:style-name="P193">brilho cessa. Você esfrega os olhos e olha</text:p>
      <text:p text:style-name="P193">novamente. A pintura está imóvel. Vire para 277.</text:p>
      <text:p text:style-name="P193"/>
      <text:list text:style-name="L248">
        <text:list-item>
          <text:p text:style-name="P258"><text:span text:style-name="T5">251</text:span></text:p>
        </text:list-item>
      </text:list>
      <text:p text:style-name="P193">Do outro lado do corredor há outra porta. Se desejar</text:p>
      <text:p text:style-name="P193">tentar esta porta, vire para 97. Caso contrário, você pode virar</text:p>
      <text:p text:style-name="P193">à direita e seguir pelo corredor (vire para 42).</text:p>
      <text:p text:style-name="P193"/>
      <text:list text:style-name="L249">
        <text:list-item>
          <text:p text:style-name="P259"><text:span text:style-name="T5">252</text:span></text:p>
        </text:list-item>
      </text:list>
      <text:p text:style-name="P193">O corredor termina em uma porta de madeira maciça com</text:p>
      <text:p text:style-name="P193">Shaitan escrito na placa. À sua direita está</text:p>
      <text:p text:style-name="P193">a Sala de Mammon. E à sua esquerda há outra</text:p>
      <text:p text:style-name="P193">porta, mas esta não tem nome. Deseja tentar</text:p>
      <text:p text:style-name="P193">alguma dessas portas?</text:p>
      <text:p text:style-name="P193"/>
      <text:p text:style-name="P193">A Sala de Shaitan Vire para 200</text:p>
      <text:p text:style-name="P193">A Sala de Mammon Vire para 123</text:p>
      <text:p text:style-name="P193">A porta sem nome Vire para 15</text:p>
      <text:p text:style-name="P193">Volte e siga pelo</text:p>
      <text:p text:style-name="P193">patamar Vire para 272</text:p>
      <text:p text:style-name="P193"/>
      <text:list text:style-name="L250">
        <text:list-item>
          <text:p text:style-name="P260"><text:span text:style-name="T5">253</text:span></text:p>
        </text:list-item>
      </text:list>
      <text:p text:style-name="P193">Por quinze minutos você tenta cada tijolo solto no</text:p>
      <text:p text:style-name="P193">corredor. Mas você não encontra nada que abra a porta secreta.</text:p>
      <text:p text:style-name="P193">Talvez essa porta em particular só possa ser</text:p>
      <text:p text:style-name="P193">aberta pela outra parede. Agora você deve escolher</text:p>
      <text:p text:style-name="P193">seu próximo plano. Você vai Suba as escadas pela</text:p>
      <text:p text:style-name="P193">porta no topo (vá para 293) ou olhe no canto</text:p>
      <text:p text:style-name="P193"><text:soft-page-break/>de onde vieram os morcegos (vá para 165)?</text:p>
      <text:p text:style-name="P193"/>
      <text:list text:style-name="L251">
        <text:list-item>
          <text:p text:style-name="P261"><text:span text:style-name="T5">254</text:span></text:p>
        </text:list-item>
      </text:list>
      <text:p text:style-name="P193">Seus temores se confirmam quando a porta se abre. O</text:p>
      <text:p text:style-name="P193">barulho atraiu a atenção de alguns misteriosos</text:p>
      <text:p text:style-name="P193">amigos do Conde de Drumer. Quatro homens entram na</text:p>
      <text:p text:style-name="P193">sala, todos vestidos com túnicas brancas e usando</text:p>
      <text:p text:style-name="P193">cabeças de cabra para esconder seus rostos. Eles estão armados</text:p>
      <text:p text:style-name="P193">com facas e pedaços de madeira. Seria tolice</text:p>
      <text:p text:style-name="P193">resistir a eles. Agarrando seus pulsos, eles o levam</text:p>
      <text:p text:style-name="P193">para o porão. Lá você entra em uma</text:p>
      <text:p text:style-name="P193">sala com quatro celas. Três já estão</text:p>
      <text:p text:style-name="P193">ocupadas, mas a quarta está vazia. Você será</text:p>
      <text:p text:style-name="P193">detido aqui ao bel-prazer do Conde. Sua aventura</text:p>
      <text:p text:style-name="P193">terminou.</text:p>
      <text:p text:style-name="P193"/>
      <text:list text:style-name="L252">
        <text:list-item>
          <text:p text:style-name="P262"><text:span text:style-name="T5">255</text:span></text:p>
        </text:list-item>
      </text:list>
      <text:p text:style-name="P193">Você sai do depósito para um corredor. À</text:p>
      <text:p text:style-name="P193">sua esquerda, o corredor termina em uma porta que leva à</text:p>
      <text:p text:style-name="P193">sala de Shaitan. Se desejar tentar a porta, vire</text:p>
      <text:p text:style-name="P193">para 200. Quase em frente está a sala de Mammon, na qual</text:p>
      <text:p text:style-name="P193">você pode entrar virando para 123. Se não estiver</text:p>
      <text:p text:style-name="P193">interessado em nenhuma delas, volte ao patamar</text:p>
      <text:p text:style-name="P193">através do depósito (vire para 233).</text:p>
      <text:p text:style-name="P193"/>
      <text:list text:style-name="L253">
        <text:list-item>
          <text:p text:style-name="P263"><text:span text:style-name="T5">256</text:span></text:p>
        </text:list-item>
      </text:list>
      <text:p text:style-name="P193">Você pega o frasco com ousadia, remove a rolha e</text:p>
      <text:p text:style-name="P193">toma um gole do líquido dentro. Você o passa pela</text:p>
      <text:p text:style-name="P193">boca para experimentar o sabor. É espesso e xaroposo;</text:p>
      <text:p text:style-name="P193">nada desagradável. Você engole em seco e espera</text:p>
      <text:p text:style-name="P193">com a respiração suspensa que faça efeito. Por alguns</text:p>
      <text:p text:style-name="P193">momentos, nada acontece. Talvez não faça efeito.</text:p>
      <text:p text:style-name="P193">Você se move em direção aos armários e</text:p>
      <text:p text:style-name="P193">é quando você percebe a diferença pela primeira vez. Cada passo</text:p>
      <text:p text:style-name="P193">que você dá é um esforço! Seus pés parecem pesos de chumbo</text:p>
      <text:p text:style-name="P193">e seus movimentos são lentos. Este líquido é um</text:p>
      <text:p text:style-name="P193">veneno que suga a força de quem o ingere.</text:p>
      <text:p text:style-name="P193"/>
      <text:p text:style-name="P193">Você deve reduzir sua HABILIDADE em 1 ponto e sua</text:p>
      <text:p text:style-name="P193">RESISTÊNCIA em 3. Continue indo para 385.</text:p>
      <text:p text:style-name="P193"/>
      <text:list text:style-name="L254">
        <text:list-item>
          <text:p text:style-name="P264"><text:span text:style-name="T5">257</text:span></text:p>
        </text:list-item>
      </text:list>
      <text:p text:style-name="P193">Você pondera sobre seu melhor plano enquanto caminha pelo</text:p>
      <text:p text:style-name="P193">corredor. Você vira à direita no patamar e</text:p>
      <text:p text:style-name="P193">duas portas estão à sua esquerda. A primeira tem Azazel</text:p>
      <text:p text:style-name="P193">escrito em sua placa e a segunda, Mephisto.</text:p>
      <text:p text:style-name="P193"/>
      <text:p text:style-name="P193">Você quer tentar alguma dessas salas? Se sim,</text:p>
      <text:p text:style-name="P193">você pode entrar na sala de Azazel indo para 358 ou</text:p>
      <text:p text:style-name="P193">na sala de Mephisto indo para 298. Caso contrário,</text:p>
      <text:p text:style-name="P193">você pode passar por ambas as salas e caminhar até</text:p>
      <text:p text:style-name="P193">onde o patamar vira à direita indo para 287.</text:p>
      <text:p text:style-name="P193"><text:soft-page-break/></text:p>
      <text:list text:style-name="L255">
        <text:list-item>
          <text:p text:style-name="P265"><text:span text:style-name="T5">258</text:span></text:p>
        </text:list-item>
      </text:list>
      <text:p text:style-name="P193">‘Escapar?’ ele geme. ‘Você só pode escapar se o</text:p>
      <text:p text:style-name="P193">Mestre permitir. Mas você foi gentil comigo.</text:p>
      <text:p text:style-name="P193"/>
      <text:p text:style-name="P193">Sim, muito gentil. Shekou o ajudará a sair. Mas o</text:p>
      <text:p text:style-name="P193">Mestre não pode saber. Por favor, prometa-me que</text:p>
      <text:p text:style-name="P193">não contará ao Mestre?’ Você concorda e ele o conduz</text:p>
      <text:p text:style-name="P193">para fora do quarto, até um patamar. Ele aponta para uma</text:p>
      <text:p text:style-name="P193">escada do outro lado do Janding. ‘Se você descer por ali,</text:p>
      <text:p text:style-name="P193">chegará à porta da frente’, diz ele. ‘O</text:p>
      <text:p text:style-name="P193">Mestre pode tê-la trancado, mas acho que não. Vá.</text:p>
      <text:p text:style-name="P193">Rápido!’ Você caminha cautelosamente pelo patamar</text:p>
      <text:p text:style-name="P193">em direção à escada. Shekou não consegue andar tão rápido</text:p>
      <text:p text:style-name="P193">quanto você, então você o deixa para trás. Você vira à direita</text:p>
      <text:p text:style-name="P193">e depois à direita novamente. Agora você está do outro lado do patamar</text:p>
      <text:p text:style-name="P193">em relação ao quarto de Erasmus e procura pelo</text:p>
      <text:p text:style-name="P193">Corcunda. Ele desapareceu! Você passou por</text:p>
      <text:p text:style-name="P193">alguns quartos, mas para onde ele foi? Será que ele</text:p>
      <text:p text:style-name="P193">está contando ao Mestre onde você está? Agora</text:p>
      <text:p text:style-name="P193">você precisa decidir o que fazer. Você descerá as escadas</text:p>
      <text:p text:style-name="P193">(vá para a página 132) ou tentará um quarto próximo</text:p>
      <text:p text:style-name="P193">no primeiro andar (vá para a página 282)?</text:p>
      <text:p text:style-name="P193"/>
      <text:list text:style-name="L256">
        <text:list-item>
          <text:p text:style-name="P266"><text:span text:style-name="T5">259</text:span></text:p>
        </text:list-item>
      </text:list>
      <text:p text:style-name="P193">A porta está trancada. Você pode tentar a porta</text:p>
      <text:p text:style-name="P193">do outro lado do corredor (vá para 118) ou voltar pelo</text:p>
      <text:p text:style-name="P193">corredor (vá para 49).</text:p>
      <text:p text:style-name="P193"/>
      <text:list text:style-name="L257">
        <text:list-item>
          <text:p text:style-name="P267"><text:span text:style-name="T5">260</text:span></text:p>
        </text:list-item>
      </text:list>
      <text:p text:style-name="P193">A porta está trancada. Você não poderá entrar. Você</text:p>
      <text:p text:style-name="P193">se vira e segue pelo corredor. Você entrará em um</text:p>
      <text:p text:style-name="P193">quarto à direita (vá para 113) ou continuará</text:p>
      <text:p text:style-name="P193">pelo corredor (vá para 316)?</text:p>
      <text:p text:style-name="P193"/>
      <text:list text:style-name="L258">
        <text:list-item>
          <text:p text:style-name="P268"><text:span text:style-name="T5">261</text:span></text:p>
        </text:list-item>
      </text:list>
      <text:p text:style-name="P193">Você caminha até um canto onde pode observar</text:p>
      <text:p text:style-name="P193">tudo e recuperar o fôlego. Você pode adicionar 4</text:p>
      <text:p text:style-name="P193">pontos de ENERGIA pelo descanso. Agora vá para 380.</text:p>
      <text:p text:style-name="P193"/>
      <text:list text:style-name="L259">
        <text:list-item>
          <text:p text:style-name="P269"><text:span text:style-name="T5">262</text:span></text:p>
        </text:list-item>
      </text:list>
      <text:p text:style-name="P193">Você se deita na cama e fica imóvel. Você não ouve</text:p>
      <text:p text:style-name="P193">nada, mas então há um único clique fraco quando você</text:p>
      <text:p text:style-name="P193">muda o peso do corpo. Você deve ter soltado uma pequena</text:p>
      <text:p text:style-name="P193">trava, porque de repente é arremessado para cima.</text:p>
      <text:p text:style-name="P193"/>
      <text:p text:style-name="P193">Como uma mandíbula gigantesca, a cama se fechou contra a</text:p>
      <text:p text:style-name="P193">parede, engolindo você! Está tudo completamente escuro e os lençóis</text:p>
      <text:p text:style-name="P193">são arrancados de você enquanto você cai</text:p>
      <text:p text:style-name="P193">vários metros antes de pousar em algo duro.</text:p>
      <text:p text:style-name="P193"/>
      <text:p text:style-name="P193">Sofra 2 pontos de dano de RESISTÊNCIA e vá para 241.</text:p>
      <text:p text:style-name="P193"><text:soft-page-break/></text:p>
      <text:list text:style-name="L260">
        <text:list-item>
          <text:p text:style-name="P270"><text:span text:style-name="T5">263</text:span></text:p>
        </text:list-item>
      </text:list>
      <text:p text:style-name="P193">Você entra em um canto do quarto e espera. A</text:p>
      <text:p text:style-name="P193">porta se abre lentamente e um homem pequeno e atarracado entra.</text:p>
      <text:p text:style-name="P193"/>
      <text:p text:style-name="P193">Seu rosto é abatido e sujo e ele parece estar</text:p>
      <text:p text:style-name="P193">curvado. Ele olha para dentro do quarto com os olhos semicerrados. Você dará um passo</text:p>
      <text:p text:style-name="P193">para frente e cumprimentará o homem (vá para 367) ou atravessará</text:p>
      <text:p text:style-name="P193">o quarto e atacará (vá para 56)?</text:p>
      <text:p text:style-name="P193"/>
      <text:list text:style-name="L261">
        <text:list-item>
          <text:p text:style-name="P271"><text:span text:style-name="T5">264</text:span></text:p>
        </text:list-item>
      </text:list>
      <text:p text:style-name="P193">Você cuida dos seus hematomas e olha ao redor. Tudo está</text:p>
      <text:p text:style-name="P193">completamente escuro, exceto por um ponto de luz vindo do</text:p>
      <text:p text:style-name="P193">fim de um longo túnel. Você caminha pelo túnel</text:p>
      <text:p text:style-name="P193">cautelosamente e seu passo diminui ainda mais quando</text:p>
      <text:p text:style-name="P193">você ouve o som de vozes à distância. Vozes humanas</text:p>
      <text:p text:style-name="P193">estão cantando em um longo e monótono</text:p>
      <text:p text:style-name="P193">zumbido. Logo você consegue ver o que está acontecendo.</text:p>
      <text:p text:style-name="P193">Um grupo de pessoas, talvez quarenta, está</text:p>
      <text:p text:style-name="P193">reunido em volta de uma grande fogueira. Do outro lado da</text:p>
      <text:p text:style-name="P193">fogueira há um altar, e estendida sobre o altar está uma</text:p>
      <text:p text:style-name="P193">jovem mulher. Ela está amarrada de pés e mãos.</text:p>
      <text:p text:style-name="P193">Você não consegue distinguir os rostos dos espectadores, pois</text:p>
      <text:p text:style-name="P193">todos usam máscaras com cabeça de bode. No centro,</text:p>
      <text:p text:style-name="P193">de pé sobre o altar, está um homem alto vestido com</text:p>
      <text:p text:style-name="P193">túnicas, cuja máscara de bode foi tingida de roxo. Ele</text:p>
      <text:p text:style-name="P193">segura em suas mãos uma adaga afiada e está se preparando</text:p>
      <text:p text:style-name="P193">para sacrificar sua jovem vítima. Você deseja observar</text:p>
      <text:p text:style-name="P193">o processo (vá para a página 314), tentar encontrar uma saída</text:p>
      <text:p text:style-name="P193">(vá para a página 80) ou tentar resgatar a jovem mulher (vá</text:p>
      <text:p text:style-name="P193">para a página 328)?</text:p>
      <text:p text:style-name="P193"/>
      <text:list text:style-name="L262">
        <text:list-item>
          <text:p text:style-name="P272"><text:span text:style-name="T5">265</text:span></text:p>
        </text:list-item>
      </text:list>
      <text:p text:style-name="P193">"Minhas humildes desculpas", gagueja o torturador. "Eu</text:p>
      <text:p text:style-name="P193">não percebi que você era um dos irmãos do meu Mestre. Posso me redimir?" Pode ajudá-lo a se orientar? Se você recusar a ajuda dele, pode simplesmente sair</text:p>
      <text:p text:style-name="P193">da sala (vá para a página 248). Se quiser perguntar ao</text:p>
      <text:p text:style-name="P193">torturador como voltar para o andar de cima, ele lhe dará</text:p>
      <text:p text:style-name="P193">indicações. Se você as seguir, acabará de volta</text:p>
      <text:p text:style-name="P193">no térreo ou (vá para a página 293).</text:p>
      <text:p text:style-name="P193"/>
      <text:list text:style-name="L263">
        <text:list-item>
          <text:p text:style-name="P273"><text:span text:style-name="T5">266</text:span></text:p>
        </text:list-item>
      </text:list>
      <text:p text:style-name="P193">O homem moreno corajosamente expõe o peito e pede</text:p>
      <text:p text:style-name="P193">que você crave uma faca em seu coração para acabar com seu</text:p>
      <text:p text:style-name="P193">sofrimento. Se você tiver uma faca, pode fazer como ele</text:p>
      <text:p text:style-name="P193">deseja (vá para a página 182) ou pode recusar e conversar com um dos</text:p>
      <text:p text:style-name="P193">outros prisioneiros (vá para a página 143).</text:p>
      <text:p text:style-name="P193"/>
      <text:list text:style-name="L264">
        <text:list-item>
          <text:p text:style-name="P274"><text:span text:style-name="T5">267</text:span></text:p>
        </text:list-item>
      </text:list>
      <text:p text:style-name="P193">A porta se abre de par em par e você é convidado a entrar. “Pensávamos que todos já estivessem aqui”, diz o homem mais velho.</text:p>
      <text:p text:style-name="P193">“Isso é um pouco arriscado. Os outros estão...”</text:p>
      <text:p text:style-name="P193"><text:soft-page-break/>Ele faz uma pausa ao ver seu rosto e os dois homens</text:p>
      <text:p text:style-name="P193">se entreolham. “Hum, ahm... o que o atrasou?” Você se sente um pouco desconfortável com a situação e murmura alguma desculpa sobre seu carro ter quebrado.</text:p>
      <text:p text:style-name="P193">“Seu carro”, diz o homem lentamente. “Que pena... espero que não seja nada grave.” Pelas reações deles,</text:p>
      <text:p text:style-name="P193">você tem a nítida impressão de que</text:p>
      <text:p text:style-name="P193">disse algo errado. Então você percebe que</text:p>
      <text:p text:style-name="P193">não há outros carros perto da casa, embora,</text:p>
      <text:p text:style-name="P193">segundo esses dois, todos já tenham chegado. Você</text:p>
      <text:p text:style-name="P193">tenta desesperadamente pensar no que dizer em seguida e</text:p>
      <text:p text:style-name="P193">não percebe que o homem mais jovem se aproximou sorrateiramente</text:p>
      <text:p text:style-name="P193">por trás de você. Você sente um forte golpe na parte de trás</text:p>
      <text:p text:style-name="P193">da cabeça, que o deixa inconsciente. Perca 4</text:p>
      <text:p text:style-name="P193">pontos de ENERGIA e vá para a página 173.</text:p>
      <text:p text:style-name="P193"/>
      <text:list text:style-name="L265">
        <text:list-item>
          <text:p text:style-name="P275"><text:span text:style-name="T5">268</text:span></text:p>
        </text:list-item>
      </text:list>
      <text:p text:style-name="P193">‘Um dos criados do Conde?’, ele pergunta. ‘Não acredito</text:p>
      <text:p text:style-name="P193">em você. Você não parece um dos seus capangas. Quem</text:p>
      <text:p text:style-name="P193">é você?’ Você admitirá que é um impostor</text:p>
      <text:p text:style-name="P193">(vá para a página 208) ou ficará com raiva e mudará</text:p>
      <text:p text:style-name="P193">sua história, empurrando-o em direção à porta (vá</text:p>
      <text:p text:style-name="P193">para a página 127)?</text:p>
      <text:p text:style-name="P193"/>
      <text:list text:style-name="L266">
        <text:list-item>
          <text:p text:style-name="P276"><text:span text:style-name="T5">269</text:span></text:p>
        </text:list-item>
      </text:list>
      <text:p text:style-name="P193">O vinho é seco e leve; obviamente uma safra muito cara.</text:p>
      <text:p text:style-name="P193">Mas há um gosto residual intrigante que</text:p>
      <text:p text:style-name="P193">você não consegue identificar. Talvez haja um pouco de sedimento</text:p>
      <text:p text:style-name="P193">no decantador. Não, o gosto é mais parecido com... aspirina!</text:p>
      <text:p text:style-name="P193"/>
      <text:p text:style-name="P193">Tarde demais, você percebe que seu vinho foi drogado.</text:p>
      <text:p text:style-name="P193">Você começa a se levantar da mesa, mas</text:p>
      <text:p text:style-name="P193">os efeitos já estão fazendo efeito. Você tropeça, cai</text:p>
      <text:p text:style-name="P193">para trás e desaba no chão. A consciência se esvai.</text:p>
      <text:p text:style-name="P193"/>
      <text:p text:style-name="P193">Vire para 173.</text:p>
      <text:p text:style-name="P193"/>
      <text:list text:style-name="L267">
        <text:list-item>
          <text:p text:style-name="P277"><text:span text:style-name="T5">270</text:span></text:p>
        </text:list-item>
      </text:list>
      <text:p text:style-name="P193">Você atira o alho no Vampiro e corre para a</text:p>
      <text:p text:style-name="P193">porta. Ele grita, tentando se livrar do alho, enquanto</text:p>
      <text:p text:style-name="P193">você a abre com um estrondo. Ela se abre para um armário — mas um</text:p>
      <text:p text:style-name="P193">armário bastante incomum. A parede do fundo deslizou para o lado,</text:p>
      <text:p text:style-name="P193">revelando uma passagem secreta. O Vampiro está se levantando</text:p>
      <text:p text:style-name="P193">novamente, então você decide arriscar o que está por vir</text:p>
      <text:p text:style-name="P193">e entra na passagem, batendo</text:p>
      <text:p text:style-name="P193">as duas portas atrás de você. Vire para 102.</text:p>
      <text:p text:style-name="P193"/>
      <text:list text:style-name="L268">
        <text:list-item>
          <text:p text:style-name="P278"><text:span text:style-name="T5">271</text:span></text:p>
        </text:list-item>
      </text:list>
      <text:p text:style-name="P193">Continue sua batalha com ele. Se você ganhar, poderá</text:p>
      <text:p text:style-name="P193">sair da sala (vá para 378) ou verificar a mesa</text:p>
      <text:p text:style-name="P193">e as caixas (vá para 213).</text:p>
      <text:p text:style-name="P193"/>
      <text:list text:style-name="L269">
        <text:list-item>
          <text:p text:style-name="P279"><text:span text:style-name="T5">272</text:span></text:p>
        </text:list-item>
      </text:list>
      <text:p text:style-name="P193"><text:soft-page-break/>Você segue pelo corredor, passando por uma porta de madeira</text:p>
      <text:p text:style-name="P193">que tem o nome Tuttivillus. Você pode tentar esta</text:p>
      <text:p text:style-name="P193">porta indo para 155. Em frente, o corredor</text:p>
      <text:p text:style-name="P193">termina em uma parede com painéis e a passagem vira à</text:p>
      <text:p text:style-name="P193">esquerda. Para seguir a passagem, vá para 175.</text:p>
      <text:p text:style-name="P193"/>
      <text:list text:style-name="L270">
        <text:list-header>
          <text:p text:style-name="P280"/>
          <text:p text:style-name="P281"/>
        </text:list-header>
        <text:list-item>
          <text:p text:style-name="P280"><text:span text:style-name="T5">273</text:span></text:p>
        </text:list-item>
      </text:list>
      <text:p text:style-name="P193">Você reflete. A caixa! O que há na</text:p>
      <text:p text:style-name="P193">caixa que a tornou tão trabalhosa?</text:p>
      <text:p text:style-name="P193">Você a pega e a abre. Dentro há uma Chave Dourada.</text:p>
      <text:p text:style-name="P193">Você deseja sair da sala (vá para 131) ou</text:p>
      <text:p text:style-name="P193">quer atravessar o espelho para ver o que</text:p>
      <text:p text:style-name="P193">está atrás (vá para 160)?</text:p>
      <text:p text:style-name="P193"/>
      <text:list text:style-name="L271">
        <text:list-item>
          <text:p text:style-name="P282"><text:span text:style-name="T5">274</text:span></text:p>
        </text:list-item>
      </text:list>
      <text:p text:style-name="P193">Você remove a rolha do gargalo do frasco</text:p>
      <text:p text:style-name="P193">e cheira o conteúdo. Um odor forte e acre atinge</text:p>
      <text:p text:style-name="P193">suas narinas e você espirra alto e sacode a</text:p>
      <text:p text:style-name="P193">cabeça para afastar o cheiro. Rapidamente, você coloca a</text:p>
      <text:p text:style-name="P193">rolha de volta no frasco e, tarde demais, vê o</text:p>
      <text:p text:style-name="P193">símbolo gravado no vidro. Uma caveira com ossos cruzados! Você</text:p>
      <text:p text:style-name="P193">cheirou um veneno mortal que agora está se espalhando</text:p>
      <text:p text:style-name="P193">pelo seu organismo. Você sente tontura e o</text:p>
      <text:p text:style-name="P193">quarto começa a girar. Tossindo violentamente, você desaba</text:p>
      <text:p text:style-name="P193">no chão. A consciência se esvai enquanto seus últimos momentos</text:p>
      <text:p text:style-name="P193">passam. Mas talvez esta seja uma fuga misericordiosa</text:p>
      <text:p text:style-name="P193">dos terrores da Casa do Inferno.</text:p>
      <text:p text:style-name="P193"/>
      <text:list text:style-name="L272">
        <text:list-item>
          <text:p text:style-name="P283"><text:span text:style-name="T5">275</text:span></text:p>
        </text:list-item>
      </text:list>
      <text:p text:style-name="P193">Você agarra a corda e puxa. Das profundezas da</text:p>
      <text:p text:style-name="P193">casa você ouve um tilintar e a luz que entrava</text:p>
      <text:p text:style-name="P193">pela janela lateral se apaga. Vá para a página 357.</text:p>
      <text:p text:style-name="P193"/>
      <text:list text:style-name="L273">
        <text:list-item>
          <text:p text:style-name="P284"><text:span text:style-name="T5">276</text:span></text:p>
        </text:list-item>
      </text:list>
      <text:p text:style-name="P193">Você tateia a parede, batendo no tijolo com</text:p>
      <text:p text:style-name="P193">os nós dos dedos. Seu coração dispara ao encontrar uma área oca!</text:p>
      <text:p text:style-name="P193">Você a contorna com os dedos e a área tem</text:p>
      <text:p text:style-name="P193">aproximadamente o formato de uma pequena porta. Você deseja</text:p>
      <text:p text:style-name="P193">procurar uma trava que abra a porta (vá para a página</text:p>
      <text:p text:style-name="P193">253) ou tentará uma senha (vá para a página 237)?</text:p>
      <text:p text:style-name="P193"/>
      <text:p text:style-name="P193"/>
      <text:list text:style-name="L274">
        <text:list-item>
          <text:p text:style-name="P285"><text:span text:style-name="T5">277</text:span></text:p>
        </text:list-item>
      </text:list>
      <text:p text:style-name="P193">Passos! Alguém está vindo! O homem alto que você conheceu</text:p>
      <text:p text:style-name="P193">antes entra, abrindo a porta para outro homem alto</text:p>
      <text:p text:style-name="P193">vestido com um smoking roxo. ‘Permita-me</text:p>
      <text:p text:style-name="P193">apresentar Lorde Kelnor, o Conde de Drumer’, anuncia o mordomo.</text:p>
      <text:p text:style-name="P193">O Conde estende a mão e você</text:p>
      <text:p text:style-name="P193">a aperta. Seu aperto é firme e seus olhos penetram os seus.</text:p>
      <text:p text:style-name="P193"/>
      <text:p text:style-name="P193"><text:soft-page-break/>Seus lábios se alargam em um sorriso suave. Você começa a contar-lhe</text:p>
      <text:p text:style-name="P193">sobre seu dilema, mas ele levanta a mão.</text:p>
      <text:p text:style-name="P193"/>
      <text:p text:style-name="P193">‘Por favor; vejo que você foi pego nesta</text:p>
      <text:p text:style-name="P193">tempestade imunda. Vamos sentar-nos junto à lareira e veremos</text:p>
      <text:p text:style-name="P193">se podemos ajudar. Franklins, diga à cozinheira para</text:p>
      <text:p text:style-name="P193">preparar algo para comer para o nosso visitante.’ Você protesta que</text:p>
      <text:p text:style-name="P193">não quer incomodar, mas seu anfitrião</text:p>
      <text:p text:style-name="P193">o ignora e o conduz a uma sala de estar</text:p>
      <text:p text:style-name="P193">onde há uma lareira acesa. Você tira o casaco e</text:p>
      <text:p text:style-name="P193">senta-se. O calor da lareira faz você se sentir confortável</text:p>
      <text:p text:style-name="P193">mais uma vez. Franklins retorna com dois</text:p>
      <text:p text:style-name="P193">copos de conhaque. Você vai relaxar, beber o conhaque</text:p>
      <text:p text:style-name="P193">e perguntar se pode usar o telefone (vá para 394) ou</text:p>
      <text:p text:style-name="P193">vai esperar para ver o que ele lhe pergunta (vá para 111)?</text:p>
      <text:p text:style-name="P193"/>
      <text:list text:style-name="L275">
        <text:list-item>
          <text:p text:style-name="P286"><text:span text:style-name="T5">278</text:span></text:p>
        </text:list-item>
      </text:list>
      <text:p text:style-name="P193">Onde você tentará agora? A porta em frente (vá para</text:p>
      <text:p text:style-name="P193">342) ou você procurará outra saída deste</text:p>
      <text:p text:style-name="P193">corredor (vá para 60)?</text:p>
      <text:p text:style-name="P193"/>
      <text:list text:style-name="L276">
        <text:list-item>
          <text:p text:style-name="P287"><text:span text:style-name="T5">279</text:span></text:p>
        </text:list-item>
      </text:list>
      <text:p text:style-name="P193">Você se vira para ir para o outro lado, mas para ao ouvir</text:p>
      <text:p text:style-name="P193">passos definidos vindo pelo corredor em sua direção.</text:p>
      <text:p text:style-name="P193">Você precisa decidir rapidamente o que fazer.</text:p>
      <text:p text:style-name="P193">Você voltará e seguirá o Fantasma até a</text:p>
      <text:p text:style-name="P193">sala no final do corredor (vá para 73) ou arriscará e esperará para ver quem está vindo (vá para 142)?</text:p>
      <text:p text:style-name="P193"/>
      <text:list text:style-name="L277">
        <text:list-item>
          <text:p text:style-name="P288"><text:span text:style-name="T5">280</text:span></text:p>
        </text:list-item>
      </text:list>
      <text:p text:style-name="P193">Quantos pontos você marcou no total? Se você</text:p>
      <text:p text:style-name="P193">marcou 12 pontos ou mais, vá para 265. Se você marcou</text:p>
      <text:p text:style-name="P193">de 8 a 11 pontos, vá para 157. Se você marcou menos de 8</text:p>
      <text:p text:style-name="P193">pontos, vá para 176.</text:p>
      <text:p text:style-name="P193"/>
      <text:list text:style-name="L278">
        <text:list-item>
          <text:p text:style-name="P289"><text:span text:style-name="T5">281</text:span></text:p>
        </text:list-item>
      </text:list>
      <text:p text:style-name="P193">Você pode se esconder atrás da porta, pronto para</text:p>
      <text:p text:style-name="P193">atacar qualquer coisa que apareça (vá para</text:p>
      <text:p text:style-name="P193">369), ou pode tentar se esconder do seu visitante (vá para</text:p>
      <text:p text:style-name="P193">203).</text:p>
      <text:p text:style-name="P193"/>
      <text:list text:style-name="L279">
        <text:list-item>
          <text:p text:style-name="P290"><text:span text:style-name="T5">282</text:span></text:p>
        </text:list-item>
      </text:list>
      <text:p text:style-name="P193">Você olha para o patamar e então se vira para</text:p>
      <text:p text:style-name="P193">considerar suas opções. Há duas portas à sua frente</text:p>
      <text:p text:style-name="P193">e ambas sem identificação. Se desejar passar pela porta à esquerda, vire para 377. Se desejar passar pela porta à direita, vire para 98. Se preferir continuar pelo patamar, vire para</text:p>
      <text:p text:style-name="P193">374.</text:p>
      <text:p text:style-name="P193"/>
      <text:list text:style-name="L280">
        <text:list-item>
          <text:p text:style-name="P291"><text:span text:style-name="T5">283</text:span></text:p>
        </text:list-item>
      </text:list>
      <text:p text:style-name="P193">‘Antes de eu responder à sua pergunta’, ela diz, ‘você</text:p>
      <text:p text:style-name="P193">precisa me dizer algo — qual é o meu nome?’ Você</text:p>
      <text:p text:style-name="P193">sabe qual é o nome dela? Se sim, você terá anotado</text:p>
      <text:p text:style-name="P193"><text:soft-page-break/>um número de referência para consultar, caso ela</text:p>
      <text:p text:style-name="P193">lhe faça essa pergunta. Consulte essa referência. Se você não souber o nome dela, ela não responderá à sua</text:p>
      <text:p text:style-name="P193">pergunta, não importa o que você ameace fazer com as plantas dela; você terá que sair da sala virando para</text:p>
      <text:p text:style-name="P193">159.</text:p>
      <text:p text:style-name="P193"/>
      <text:list text:style-name="L281">
        <text:list-item>
          <text:p text:style-name="P292"><text:span text:style-name="T5">284</text:span></text:p>
        </text:list-item>
      </text:list>
      <text:p text:style-name="P193">O Corcunda se encolhe quando você o golpeia. ‘Chega!</text:p>
      <text:p text:style-name="P193"/>
      <text:p text:style-name="P193">Misericórdia! Por favor! Eu vou te dizer a senha!’ É Pravemi. Um membro da família do Conde, ou algo assim.</text:p>
      <text:p text:style-name="P193"/>
      <text:p text:style-name="P193">Agora me deixe em paz. Você se afasta da</text:p>
      <text:p text:style-name="P193">criatura miserável. Shekou sai correndo pela</text:p>
      <text:p text:style-name="P193">porta na parede à esquerda e te deixa sozinho.</text:p>
      <text:p text:style-name="P193">Você vai continuar caminhando pelo corredor (vá para 393) ou</text:p>
      <text:p text:style-name="P193">prefere explorar a área ao redor</text:p>
      <text:p text:style-name="P193">(vá para 166)?</text:p>
      <text:p text:style-name="P193"/>
      <text:list text:style-name="L282">
        <text:list-item>
          <text:p text:style-name="P293"><text:span text:style-name="T5">285</text:span></text:p>
        </text:list-item>
      </text:list>
      <text:p text:style-name="P193">A porta está trancada. Você pode tentar a porta</text:p>
      <text:p text:style-name="P193">em frente (vá para 353) ou voltar sorrateiramente pelo corredor</text:p>
      <text:p text:style-name="P193">(vá para 108).</text:p>
      <text:p text:style-name="P193"/>
      <text:list text:style-name="L283">
        <text:list-item>
          <text:p text:style-name="P294"><text:span text:style-name="T5">286</text:span></text:p>
        </text:list-item>
      </text:list>
      <text:p text:style-name="P193">Outra seção de livros trata de retratos medievais.</text:p>
      <text:p text:style-name="P193">Você puxa um livro grande da</text:p>
      <text:p text:style-name="P193">prateleira. Um livro ao lado cai e revela um pequeno</text:p>
      <text:p text:style-name="P193">botão embutido no fundo da estante. Você deseja</text:p>
      <text:p text:style-name="P193">pressionar este botão? Se sim, vá para 225. Caso contrário, você</text:p>
      <text:p text:style-name="P193">pode consultar o livro que escolheu, indo para</text:p>
      <text:p text:style-name="P193">311.</text:p>
      <text:p text:style-name="P193"/>
      <text:list text:style-name="L284">
        <text:list-item>
          <text:p text:style-name="P295"><text:span text:style-name="T5">287</text:span></text:p>
        </text:list-item>
      </text:list>
      <text:p text:style-name="P193">Você caminha até as duas portas no canto da</text:p>
      <text:p text:style-name="P193">varanda. A da sua esquerda se chama Balthus e</text:p>
      <text:p text:style-name="P193">a da sua frente não tem nome. [Se desejar</text:p>
      <text:p text:style-name="P193">entrar no quarto de Balthus, vá para 299. Se preferir</text:p>
      <text:p text:style-name="P193">passar pela outra porta, vá para 86. Se</text:p>
      <text:p text:style-name="P193">optar por ignorar essas portas e continuar contornando</text:p>
      <text:p text:style-name="P193">o patamar, vá para 193.</text:p>
      <text:p text:style-name="P193"/>
      <text:list text:style-name="L285">
        <text:list-item>
          <text:p text:style-name="P296"><text:span text:style-name="T5">288</text:span></text:p>
        </text:list-item>
      </text:list>
      <text:p text:style-name="P193">O Conde de Drumer cai no chão, morto. Você</text:p>
      <text:p text:style-name="P193">respira fundo, aliviado, pois derrotou</text:p>
      <text:p text:style-name="P193">o maligno Mestre da Casa de Drumer. Mas e quanto a</text:p>
      <text:p text:style-name="P193">Franklins? Você também precisa destruir o mordomo? Vá para</text:p>
      <text:p text:style-name="P193">104.</text:p>
      <text:p text:style-name="P193"/>
      <text:list text:style-name="L286">
        <text:list-item>
          <text:p text:style-name="P297"><text:span text:style-name="T5">289</text:span></text:p>
        </text:list-item>
      </text:list>
      <text:p text:style-name="P193">Você caminha da varanda até a lateral da</text:p>
      <text:p text:style-name="P193"><text:soft-page-break/>casa. Uma luz está acesa, brilhando através de</text:p>
      <text:p text:style-name="P193">uma janela nos fundos do prédio. Deseja</text:p>
      <text:p text:style-name="P193">dar a volta para ver se consegue ver alguma coisa nesta</text:p>
      <text:p text:style-name="P193">janela (vá para 345) ou vai caminhar até uma das</text:p>
      <text:p text:style-name="P193">outras janelas ao longo da parede lateral para ver</text:p>
      <text:p text:style-name="P193">se consegue entrar na casa sem que ninguém</text:p>
      <text:p text:style-name="P193">sabesse (vá para 137)?</text:p>
      <text:list text:style-name="L287">
        <text:list-item>
          <text:p text:style-name="P298"><text:span text:style-name="T5">290</text:span></text:p>
        </text:list-item>
      </text:list>
      <text:p text:style-name="P193">Você ouve um farfalhar vindo das cortinas e se endireita</text:p>
      <text:p text:style-name="P193">para olhar em direção à janela. Você estremece de</text:p>
      <text:p text:style-name="P193">susto quando as cortinas se abrem diante de você! Tão rapidamente quanto se abriram,</text:p>
      <text:p text:style-name="P193">elas se fecham novamente. Então, há silêncio. Você caminha</text:p>
      <text:p text:style-name="P193">lentamente até elas e as agarra! Mas são cortinas perfeitamente</text:p>
      <text:p text:style-name="P193">comuns! Você deve adicionar 1 ponto de MEDO pelo</text:p>
      <text:p text:style-name="P193">choque. Agora, você deseja sair da sala (vá para</text:p>
      <text:p text:style-name="P193">2) ou tentará desvendar o mistério das</text:p>
      <text:p text:style-name="P193">cortinas (vá para 150)?</text:p>
      <text:p text:style-name="P193"/>
      <text:list text:style-name="L288">
        <text:list-item>
          <text:p text:style-name="P299"><text:span text:style-name="T5">291</text:span></text:p>
        </text:list-item>
      </text:list>
      <text:p text:style-name="P193">À sua frente está uma poltrona de encosto alto voltada para a</text:p>
      <text:p text:style-name="P193">lareira, de costas para você. Uma figura se levanta</text:p>
      <text:p text:style-name="P193">da cadeira e se vira para encará-lo. O homem é alto</text:p>
      <text:p text:style-name="P193">e pálido, com cabelos pretos como azeviche. Ele veste uma longa capa preta,</text:p>
      <text:p text:style-name="P193">fechada no pescoço com um fecho de ouro.</text:p>
      <text:p text:style-name="P193"/>
      <text:p text:style-name="P193">‘Sim’, diz ele, ‘até agora você se saiu bem contra os</text:p>
      <text:p text:style-name="P193">ocupantes da casa. Mas acredito que você descobrirá</text:p>
      <text:p text:style-name="P193">que sua sorte chegou ao fim. Dê um passo</text:p>
      <text:p text:style-name="P193">para frente para que eu possa vê-lo.’ Você dará um passo para frente como ele pede (vá para 326) ou se preparará para atacar o</text:p>
      <text:p text:style-name="P193">homem (vá para 228)?</text:p>
      <text:p text:style-name="P193"/>
      <text:list text:style-name="L289">
        <text:list-item>
          <text:p text:style-name="P300"><text:span text:style-name="T5">292</text:span></text:p>
        </text:list-item>
      </text:list>
      <text:p text:style-name="P193">Você despeja uma medida do líquido marrom escuro em</text:p>
      <text:p text:style-name="P193">um dos copos e o ergue. Parece seguro o suficiente</text:p>
      <text:p text:style-name="P193">então você toma um gole. Delicioso! O conhaque</text:p>
      <text:p text:style-name="P193">aquece você por dentro enquanto desce e você pode adicionar</text:p>
      <text:p text:style-name="P193">3 pontos de RESISTÊNCIA. Você avista um frasco de bolso em uma prateleira em</text:p>
      <text:p text:style-name="P193">um canto e pode levar um pouco do conhaque</text:p>
      <text:p text:style-name="P193">com você, se desejar. Agora você pode olhar ao redor da</text:p>
      <text:p text:style-name="P193">sala. Você deseja examinar a prateleira de canto</text:p>
      <text:p text:style-name="P193">onde encontrou o frasco de bolso (vá para 192) ou a</text:p>
      <text:p text:style-name="P193">lareira e a lareira (vá para 303), ou</text:p>
      <text:p text:style-name="P193">você sairá desta sala de estar (vá para 218)?</text:p>
      <text:p text:style-name="P193"/>
      <text:list text:style-name="L290">
        <text:list-item>
          <text:p text:style-name="P301"><text:span text:style-name="T5">293</text:span></text:p>
        </text:list-item>
      </text:list>
      <text:p text:style-name="P193">Você abre a porta no topo da escada. Em frente</text:p>
      <text:p text:style-name="P193">você está uma porta, e à sua direita o corredor termina em</text:p>
      <text:p text:style-name="P193">outra porta. Deseja entrar pela porta oposta</text:p>
      <text:p text:style-name="P193">(gire para 113), pela porta à sua direita (gire para 260)</text:p>
      <text:p text:style-name="P193">ou virar à esquerda para um corredor principal (gire para 316)?</text:p>
      <text:p text:style-name="P193"/>
      <text:list text:style-name="L291">
        <text:list-item>
          <text:p text:style-name="P302"><text:soft-page-break/><text:span text:style-name="T5">294</text:span></text:p>
        </text:list-item>
      </text:list>
      <text:p text:style-name="P193">A porta está trancada. Se você tiver alguma chave,</text:p>
      <text:p text:style-name="P193">pode experimentá-la na fechadura. Você tem uma Chave de Ouro?</text:p>
      <text:p text:style-name="P193">Se sim, pode experimentá-la girando para 10. Caso contrário, gire</text:p>
      <text:p text:style-name="P193">para 204.</text:p>
      <text:p text:style-name="P193"/>
      <text:p text:style-name="P193"/>
      <text:list text:style-name="L292">
        <text:list-item>
          <text:p text:style-name="P303"><text:span text:style-name="T5">295</text:span></text:p>
        </text:list-item>
      </text:list>
      <text:p text:style-name="P193">‘Salas secretas?’, ela ri. ‘Ora, esta casa está</text:p>
      <text:p text:style-name="P193">repleta de passagens secretas e salas secretas.</text:p>
      <text:p text:style-name="P193"/>
      <text:p text:style-name="P193">A maioria fica no porão, mas algumas das</text:p>
      <text:p text:style-name="P193">passagens do andar de cima levam a elas. A sala secreta mais astuta</text:p>
      <text:p text:style-name="P193">é o esconderijo mais confiável do Mestre.</text:p>
      <text:p text:style-name="P193"/>
      <text:p text:style-name="P193">Só se pode chegar a ela de uma maneira, e é</text:p>
      <text:p text:style-name="P193">por baixo da escada no porão. É necessária uma senha</text:p>
      <text:p text:style-name="P193">e eu sabia a antiga, mas ela foi alterada recentemente</text:p>
      <text:p text:style-name="P193">para Shekou. Ele saberá a nova senha.</text:p>
      <text:p text:style-name="P193">...' Os olhos da mulher se fecham, como se a conversa tivesse sido muito cansativa. Você a deixa em paz</text:p>
      <text:p text:style-name="P193">e considera as informações que recebeu.</text:p>
      <text:p text:style-name="P193"/>
      <text:p text:style-name="P193">Quando estiver em posição de encontrar a porta secreta em</text:p>
      <text:p text:style-name="P193">questão (sob a escada do porão), você pode tentar</text:p>
      <text:p text:style-name="P193">encontrá-la subtraindo 10 da referência em que estiver naquele momento</text:p>
      <text:p text:style-name="P193">e consultando a nova referência. Nenhuma outra pista</text:p>
      <text:p text:style-name="P193">sobre sua localização será dada. Mas primeiro você deve</text:p>
      <text:p text:style-name="P193">encontrar a senha! Saia da sala consultando</text:p>
      <text:p text:style-name="P193">159.</text:p>
      <text:p text:style-name="P193"/>
      <text:list text:style-name="L293">
        <text:list-item>
          <text:p text:style-name="P304"><text:span text:style-name="T5">296</text:span></text:p>
        </text:list-item>
      </text:list>
      <text:p text:style-name="P193">A chave gira e a porta se abre. Você entra na</text:p>
      <text:p text:style-name="P193">sala de jantar. A longa mesa está posta para dois com finos</text:p>
      <text:p text:style-name="P193">pratos de prata. Um lustre brilhante, adornado com</text:p>
      <text:p text:style-name="P193">velas, ilumina a sala. As paredes são cobertas com</text:p>
      <text:p text:style-name="P193">papel de parede vermelho aveludado. Cortinas compridas estão fechadas</text:p>
      <text:p text:style-name="P193">em uma das paredes. Você está preparado para sua</text:p>
      <text:p text:style-name="P193">batalha. Uma corda pende das cortinas. Você pode</text:p>
      <text:p text:style-name="P193">puxá-la, se desejar, para chamar o mordomo (vá para</text:p>
      <text:p text:style-name="P193">318). Caso contrário, você pode verificar a sala em busca de</text:p>
      <text:p text:style-name="P193">sinais de armadilhas (vá para 185).</text:p>
      <text:p text:style-name="P193"/>
      <text:list text:style-name="L294">
        <text:list-item>
          <text:p text:style-name="P305"><text:span text:style-name="T5">297</text:span></text:p>
        </text:list-item>
      </text:list>
      <text:p text:style-name="P193">Conte os pontos indicados para qualquer uma das seguintes</text:p>
      <text:p text:style-name="P193">escolhas:</text:p>
      <text:p text:style-name="P193">Mammon 3 pontos</text:p>
      <text:p text:style-name="P193">Homem de branco 2 pontos</text:p>
      <text:p text:style-name="P193">Mordana 5 pontos</text:p>
      <text:p text:style-name="P193">Homem de cinza 2 pontos</text:p>
      <text:p text:style-name="P193">Você não pontua por nenhuma outra seleção. Agora</text:p>
      <text:p text:style-name="P193">vá para 141.</text:p>
      <text:p text:style-name="P193"><text:soft-page-break/></text:p>
      <text:list text:style-name="L295">
        <text:list-item>
          <text:p text:style-name="P306"><text:span text:style-name="T5">298</text:span></text:p>
        </text:list-item>
      </text:list>
      <text:p text:style-name="P193">A maçaneta gira e a porta abre um pouco, mas</text:p>
      <text:p text:style-name="P193">está presa em algo e não abre mais.</text:p>
      <text:p text:style-name="P193"/>
      <text:p text:style-name="P193">Deseja tentar forçar a porta (vá para 390) ou</text:p>
      <text:p text:style-name="P193">pretende deixá-la e continuar pelo corredor</text:p>
      <text:p text:style-name="P193">(vá para 287)?</text:p>
      <text:p text:style-name="P193"/>
      <text:list text:style-name="L296">
        <text:list-item>
          <text:p text:style-name="P307"><text:span text:style-name="T5">299</text:span></text:p>
        </text:list-item>
      </text:list>
      <text:p text:style-name="P193">O cômodo em que você entrou está vazio. Papel de parede listrado</text:p>
      <text:p text:style-name="P193">cobre a parede. Uma lareira está no</text:p>
      <text:p text:style-name="P193">centro de uma parede e sobre a lareira há uma</text:p>
      <text:p text:style-name="P193">pequena caixa de madeira. Cortinas estão juntas</text:p>
      <text:p text:style-name="P193">em outra parede, mas pendem de forma estranha, formando protuberâncias</text:p>
      <text:p text:style-name="P193">em lugares incomuns. Deseja:</text:p>
      <text:p text:style-name="P193">Investigar as cortinas</text:p>
      <text:p text:style-name="P193">protuberantes? Vá para 249</text:p>
      <text:p text:style-name="P193">Abrir a caixa na</text:p>
      <text:p text:style-name="P193">lareira? Vá para 197</text:p>
      <text:p text:style-name="P193">Sair do cômodo? Vá para 152</text:p>
      <text:p text:style-name="P193"/>
      <text:list text:style-name="L297">
        <text:list-item>
          <text:p text:style-name="P308"><text:span text:style-name="T5">300</text:span></text:p>
        </text:list-item>
      </text:list>
      <text:p text:style-name="P193">‘Ha!’ ele ri, continuando a avançar enquanto você recua</text:p>
      <text:p text:style-name="P193">em direção à janela. ‘Muito bem, então. Se você realmente</text:p>
      <text:p text:style-name="P193">não é um dos irmãos do Mestre, faça o sinal da</text:p>
      <text:p text:style-name="P193">cruz!’ Você considera este pedido inofensivo. Você</text:p>
      <text:p text:style-name="P193">toca sua testa, depois seu peito, depois cada</text:p>
      <text:p text:style-name="P193">ombro e olha para ele. Seus olhos se arregalam.</text:p>
      <text:p text:style-name="P193"/>
      <text:p text:style-name="P193">‘É verdade!’, exclama ele. ‘Você realmente é um forasteiro!</text:p>
      <text:p text:style-name="P193"/>
      <text:p text:style-name="P193">Oh, meu amigo, como você pode me perdoar pelo meu</text:p>
      <text:p text:style-name="P193">ataque imperdoável? Como eu poderia saber? Pois nenhum dos</text:p>
      <text:p text:style-name="P193">seguidores do Mestre ousaria fazer o sinal da cruz!’</text:p>
      <text:p text:style-name="P193">Você lhe diz que aceita suas desculpas</text:p>
      <text:p text:style-name="P193">e pergunta se ele pode ajudá-lo. Você deseja</text:p>
      <text:p text:style-name="P193">perguntá-lo como escapar da casa (vá para</text:p>
      <text:p text:style-name="P193">75) ou como derrotar o Mestre (vá para</text:p>
      <text:p text:style-name="P193">105)?</text:p>
      <text:p text:style-name="P193"/>
      <text:list text:style-name="L298">
        <text:list-item>
          <text:p text:style-name="P309"><text:span text:style-name="T5">301</text:span></text:p>
        </text:list-item>
      </text:list>
      <text:p text:style-name="P193">Embora você derrote o líder deles, não consegue conter</text:p>
      <text:p text:style-name="P193">os outros três homens, que o cercam e o capturam.</text:p>
      <text:p text:style-name="P193">Um deles foge para pegar as chaves das celas.</text:p>
      <text:p text:style-name="P193"/>
      <text:p text:style-name="P193">Quando ele retorna, você está trancado na quarta cela.</text:p>
      <text:p text:style-name="P193">Sua aventura termina aqui…</text:p>
      <text:p text:style-name="P193"/>
      <text:list text:style-name="L299">
        <text:list-item>
          <text:p text:style-name="P310"><text:span text:style-name="T5">302</text:span></text:p>
        </text:list-item>
      </text:list>
      <text:p text:style-name="P193">Você ataca o Corcunda. Resolva</text:p>
      <text:p text:style-name="P193">sua batalha:</text:p>
      <text:p text:style-name="P193"><text:soft-page-break/>HABILIDADE DO CORCUNDA 7 RESISTÊNCIA 7</text:p>
      <text:p text:style-name="P193">Se você vencer, pode ir para a escadaria</text:p>
      <text:p text:style-name="P193">(vá para 393) ou explorar o porão (vá para 166).</text:p>
      <text:p text:style-name="P193"/>
      <text:list text:style-name="L300">
        <text:list-item>
          <text:p text:style-name="P311"><text:span text:style-name="T5">303</text:span></text:p>
        </text:list-item>
      </text:list>
      <text:p text:style-name="P193">Um belo relógio de carruagem fica no centro de uma lareira de madeira elaboradamente</text:p>
      <text:p text:style-name="P193">entalhada. Várias</text:p>
      <text:p text:style-name="P193">cartas estão encaixadas atrás do relógio e você</text:p>
      <text:p text:style-name="P193">está tentando alcançá-las. Ao fazer isso, sua manga prende</text:p>
      <text:p text:style-name="P193">em uma das imagens entalhadas na madeira e ela</text:p>
      <text:p text:style-name="P193">se move! Você se inclina para examiná-la. É um pequeno</text:p>
      <text:p text:style-name="P193">rosto demoníaco entalhado que pode ser movido para os lados.</text:p>
      <text:p text:style-name="P193"/>
      <text:p text:style-name="P193">Você deseja ver o que está por trás do rosto de madeira</text:p>
      <text:p text:style-name="P193">(vá para 85) ou lerá as cartas</text:p>
      <text:p text:style-name="P193">(vá para 364)?</text:p>
      <text:p text:style-name="P193"/>
      <text:list text:style-name="L301">
        <text:list-item>
          <text:p text:style-name="P312"><text:span text:style-name="T5">304</text:span></text:p>
        </text:list-item>
      </text:list>
      <text:p text:style-name="P193">Três retratos são particularmente interessantes. Você vai</text:p>
      <text:p text:style-name="P193">olhar para uma bela jovem usando uma tiara</text:p>
      <text:p text:style-name="P193">(vá para a página 151), um cavalheiro corpulento de meia-idade</text:p>
      <text:p text:style-name="P193">usando óculos de meia-lua (vá para a página 37) ou uma senhora idosa</text:p>
      <text:p text:style-name="P193">com cabelos grisalhos e uma expressão fria (vá para a página</text:p>
      <text:p text:style-name="P193">250)?</text:p>
      <text:p text:style-name="P193"/>
      <text:list text:style-name="L302">
        <text:list-item>
          <text:p text:style-name="P313"><text:span text:style-name="T5">305</text:span></text:p>
        </text:list-item>
      </text:list>
      <text:p text:style-name="P193">A porta tem um ferrolho do lado de fora. Você destranca o</text:p>
      <text:p text:style-name="P193">ferrolho e abre a porta, espiando cautelosamente para dentro do</text:p>
      <text:p text:style-name="P193">quarto. As paredes estão nuas e o cômodo é pouco mobiliado,</text:p>
      <text:p text:style-name="P193">com apenas uma mesa e uma cadeira. Sentado em um</text:p>
      <text:p text:style-name="P193">canto, dormindo, está um homem de túnica branca. Ao abrir</text:p>
      <text:p text:style-name="P193">a porta, ele acorda assustado. ‘Oh, olá!’, diz ele.</text:p>
      <text:p text:style-name="P193"/>
      <text:p text:style-name="P193">‘Suponho que você veio me procurar, não é?’ Você vai</text:p>
      <text:p text:style-name="P193">dizer sim (vá para a página 127) ou não (vá para a página 153)?</text:p>
      <text:p text:style-name="P193"/>
      <text:list text:style-name="L303">
        <text:list-item>
          <text:p text:style-name="P314"><text:span text:style-name="T5">306</text:span></text:p>
        </text:list-item>
      </text:list>
      <text:p text:style-name="P193">A porta está firmemente trancada. Você não entrará na</text:p>
      <text:p text:style-name="P193">casa por aqui. Se desejar, você pode bater na</text:p>
      <text:p text:style-name="P193">porta para tentar chamar a atenção dos dois homens</text:p>
      <text:p text:style-name="P193">que estavam conversando. Se decidir fazer isso, você deve</text:p>
      <text:p text:style-name="P193">testar sua sorte. Se tiver sorte, eles o ouvirão</text:p>
      <text:p text:style-name="P193">e virão investigar (vá para 190). Se não tiver sorte, eles estarão fora do alcance da sua voz e você não conseguirá</text:p>
      <text:p text:style-name="P193">passar por aqui. Se decidir não bater na</text:p>
      <text:p text:style-name="P193">porta, ou se não tiver sorte, você terá que</text:p>
      <text:p text:style-name="P193">voltar à porta da frente e bater (vá para</text:p>
      <text:p text:style-name="P193">357) ou puxar a campainha (vá para 275).</text:p>
      <text:p text:style-name="P193"/>
      <text:list text:style-name="L304">
        <text:list-item>
          <text:p text:style-name="P315"><text:span text:style-name="T5">307</text:span></text:p>
        </text:list-item>
      </text:list>
      <text:p text:style-name="P193">Você tenta a maçaneta. Ela gira; a porta está destrancada,</text:p>
      <text:p text:style-name="P193">mas o som de vozes o deixa em alerta. Você</text:p>
      <text:p text:style-name="P193"><text:soft-page-break/>abre a porta lentamente e olha pela fresta. Ela</text:p>
      <text:p text:style-name="P193">revela uma sala elegante com um piso de madeira polida. Em uma das extremidades, há um enorme espelho de corpo inteiro.</text:p>
      <text:p text:style-name="P193"/>
      <text:p text:style-name="P193">Você pode ver o resto da sala refletido neste</text:p>
      <text:p text:style-name="P193">espelho. Um mural, retratando uma cena campestre tranquila,</text:p>
      <text:p text:style-name="P193">cobre a parede em frente ao espelho. O reflexo</text:p>
      <text:p text:style-name="P193">mostra que a sala está vazia, exceto por uma mesa e</text:p>
      <text:p text:style-name="P193">cadeiras no centro do chão, mas você definitivamente pode</text:p>
      <text:p text:style-name="P193">ouvir vozes vindas de dentro da sala. Isso é</text:p>
      <text:p text:style-name="P193">tudo muito intrigante, mas você decide não entrar</text:p>
      <text:p text:style-name="P193">na sala quando uma das vozes grita: “Quem é</text:p>
      <text:p text:style-name="P193">aquele na porta?” Em vez disso, você decide sair rapidamente!</text:p>
      <text:p text:style-name="P193"/>
      <text:p text:style-name="P193">Você vai passar pela porta oposta (vá para</text:p>
      <text:p text:style-name="P193">217) ou atravessar o corredor (vá para 316)?</text:p>
      <text:p text:style-name="P193"/>
      <text:list text:style-name="L305">
        <text:list-item>
          <text:p text:style-name="P316"><text:span text:style-name="T5">308</text:span></text:p>
        </text:list-item>
      </text:list>
      <text:p text:style-name="P193">“As pessoas?”, ele pergunta. 'Ah, sim, as pessoas.</text:p>
      <text:p text:style-name="P193">Claro, esta noite é a noite. Há muitas pessoas</text:p>
      <text:p text:style-name="P193">aqui. O Mestre está realizando uma ocasião especial</text:p>
      <text:p text:style-name="P193">esta noite e seus amigos estão aqui. Todos são amigos do</text:p>
      <text:p text:style-name="P193">Mestre. Isto é, todos, exceto aquele de cinza. Pois ele</text:p>
      <text:p text:style-name="P193">traiu a confiança do Mestre e será</text:p>
      <text:p text:style-name="P193">punido. Sim, punido, antes do fim da noite.</text:p>
      <text:p text:style-name="P193">O Mestre o colocou no quarto de Asmodeus — e</text:p>
      <text:p text:style-name="P193">prometeu me deixar assistir. Mas você não tem nada</text:p>
      <text:p text:style-name="P193">a temer se for amigo do Mestre. Você é</text:p>
      <text:p text:style-name="P193">amigo do Mestre, não é? Talvez ele deixe</text:p>
      <text:p text:style-name="P193">você assistir também!' O Corcunda está rindo de alegria</text:p>
      <text:p text:style-name="P193">ao pensar nas atividades da noite. Você já obteve</text:p>
      <text:p text:style-name="P193">todas as informações úteis que poderia obter dele,</text:p>
      <text:p text:style-name="P193">então você sai da sala, trancando-o lá dentro. Vire para</text:p>
      <text:p text:style-name="P193">350.</text:p>
      <text:p text:style-name="P193"/>
      <text:list text:style-name="L306">
        <text:list-item>
          <text:p text:style-name="P317"><text:span text:style-name="T5">309</text:span></text:p>
        </text:list-item>
      </text:list>
      <text:p text:style-name="P193">A sala de jantar parece magnífica. Uma longa mesa</text:p>
      <text:p text:style-name="P193">estende-se entre duas belas cadeiras e está posta com</text:p>
      <text:p text:style-name="P193">talheres prateados reluzentes. Um rico papel de parede vermelho cobre</text:p>
      <text:p text:style-name="P193">as paredes e a sala é iluminada por dois lustres cintilantes</text:p>
      <text:p text:style-name="P193">repletos de velas, que pendem</text:p>
      <text:p text:style-name="P193">do teto. Você se senta e o mordomo</text:p>
      <text:p text:style-name="P193">move-se atrás de você para lhe oferecer vinho. Você aceitará</text:p>
      <text:p text:style-name="P193">vinho branco (vá para 269) ou tinto (vá para 395)?</text:p>
      <text:p text:style-name="P193"/>
      <text:list text:style-name="L307">
        <text:list-item>
          <text:p text:style-name="P318"><text:span text:style-name="T5">310</text:span></text:p>
        </text:list-item>
      </text:list>
      <text:p text:style-name="P193">Se desejar procurar portas secretas, vá para 276.</text:p>
      <text:p text:style-name="P193">Caso contrário, retorne à última referência e escolha</text:p>
      <text:p text:style-name="P193">novamente.</text:p>
      <text:p text:style-name="P193"/>
      <text:list text:style-name="L308">
        <text:list-item>
          <text:p text:style-name="P319"><text:span text:style-name="T5">311</text:span></text:p>
        </text:list-item>
      </text:list>
      <text:p text:style-name="P193">O livro contém uma coleção de retratos da</text:p>
      <text:p text:style-name="P193"><text:soft-page-break/>nobreza pintados há muitos séculos. Sem dúvida,</text:p>
      <text:p text:style-name="P193">vale uma pequena fortuna. Você pode levá-lo</text:p>
      <text:p text:style-name="P193">consigo, se desejar, e então sair do escritório</text:p>
      <text:p text:style-name="P193">indo para 54.</text:p>
      <text:p text:style-name="P193"/>
      <text:p text:style-name="P193"/>
      <text:p text:style-name="P193"/>
      <text:list text:style-name="L309">
        <text:list-item>
          <text:p text:style-name="P320"><text:span text:style-name="T5">312</text:span></text:p>
        </text:list-item>
      </text:list>
      <text:p text:style-name="P193">Você entra na sala e examina seu conteúdo. Parece</text:p>
      <text:p text:style-name="P193">que esta sala é pouco usada e talvez seja um</text:p>
      <text:p text:style-name="P193">depósito. Lençóis brancos cobrem os móveis</text:p>
      <text:p text:style-name="P193">e várias formas quadradas grandes que parecem</text:p>
      <text:p text:style-name="P193">caixas. Você deseja descansar aqui (vá para a página 261) ou olhar</text:p>
      <text:p text:style-name="P193">sob os lençóis para ver o que eles estão escondendo (vá para a página</text:p>
      <text:p text:style-name="P193">167)?</text:p>
      <text:p text:style-name="P193"/>
      <text:list text:style-name="L310">
        <text:list-item>
          <text:p text:style-name="P321"><text:span text:style-name="T5">313</text:span></text:p>
        </text:list-item>
      </text:list>
      <text:p text:style-name="P193">O homem hesita e olha para você com desconfiança. Você</text:p>
      <text:p text:style-name="P193">diz a ele que não quer lhe fazer mal e que está</text:p>
      <text:p text:style-name="P193">apenas procurando uma saída da casa. ‘Tolo!’, ele</text:p>
      <text:p text:style-name="P193">grita. ‘Você espera que eu acredite em suas mentiras fracas?</text:p>
      <text:p text:style-name="P193">Você é um deles. E se eles quiserem me punir,</text:p>
      <text:p text:style-name="P193">descobrirão que não me renderei sem lutar!’ Com essas palavras, ele avança em sua direção.</text:p>
      <text:p text:style-name="P193"/>
      <text:p text:style-name="P193">Você deseja:</text:p>
      <text:p text:style-name="P193">Tentar convencê-lo de que</text:p>
      <text:p text:style-name="P193">você não é um deles? Vá para a página 34</text:p>
      <text:p text:style-name="P193">Perguntar a ele como você pode convencê-lo</text:p>
      <text:p text:style-name="P193">de que ele está errado? Vá para a página 300</text:p>
      <text:p text:style-name="P193">Atacá-lo rapidamente para</text:p>
      <text:p text:style-name="P193">desferir o primeiro golpe? Vá para 271</text:p>
      <text:p text:style-name="P193"/>
      <text:list text:style-name="L311">
        <text:list-item>
          <text:p text:style-name="P322"><text:span text:style-name="T5">314</text:span></text:p>
        </text:list-item>
      </text:list>
      <text:p text:style-name="P193">O tom aumenta à medida que os espectadores dão as mãos e</text:p>
      <text:p text:style-name="P193">circulam o altar. O sacerdote ergue sua faca no ar</text:p>
      <text:p text:style-name="P193">e solta um grito frenético ao abaixá-la.</text:p>
      <text:p text:style-name="P193"/>
      <text:p text:style-name="P193">Você se força a desviar o olhar e, de repente,</text:p>
      <text:p text:style-name="P193">percebe outra passagem que sai da</text:p>
      <text:p text:style-name="P193">sala. Você olha para trás, para a reunião. Todos estão</text:p>
      <text:p text:style-name="P193">ocupados com o sacrifício, espalhando o sangue da infeliz</text:p>
      <text:p text:style-name="P193">vítima por todo o corpo. Você aproveita a</text:p>
      <text:p text:style-name="P193">oportunidade e corre para a passagem. Teste sua sorte.</text:p>
      <text:p text:style-name="P193">Se tiver sorte, vá para 129. Se não tiver sorte,</text:p>
      <text:p text:style-name="P193">vá para 187.</text:p>
      <text:p text:style-name="P193"/>
      <text:list text:style-name="L312">
        <text:list-item>
          <text:p text:style-name="P323"><text:span text:style-name="T5">315</text:span></text:p>
        </text:list-item>
      </text:list>
      <text:p text:style-name="P193">"Muito bem, Orville, por enquanto basta", diz o</text:p>
      <text:p text:style-name="P193">torturador. Ele se vira para você. Você foi convincente</text:p>
      <text:p text:style-name="P193">o suficiente para ele? Nas próximas cinco referências,</text:p>
      <text:p text:style-name="P193">algumas das respostas que ele esperava</text:p>
      <text:p text:style-name="P193">estão listadas. Cada uma vale uma quantidade de</text:p>
      <text:p text:style-name="P193"><text:soft-page-break/>pontos. Se você escolher uma das palavras listadas, registre</text:p>
      <text:p text:style-name="P193">quantos pontos você marcou. Quando você tiver passado</text:p>
      <text:p text:style-name="P193">por todas as cinco referências, você terá convencido</text:p>
      <text:p text:style-name="P193">o torturador se sua pontuação for alta o suficiente. Agora vá</text:p>
      <text:p text:style-name="P193">para a página 235.</text:p>
      <text:p text:style-name="P193"/>
      <text:p text:style-name="P193"/>
      <text:list text:style-name="L313">
        <text:list-item>
          <text:p text:style-name="P324"><text:span text:style-name="T5">316</text:span></text:p>
        </text:list-item>
      </text:list>
      <text:p text:style-name="P193">Duas portas estão uma de frente para a outra no corredor,</text:p>
      <text:p text:style-name="P193">logo antes de ele terminar em uma parede. Você quer tentar a porta</text:p>
      <text:p text:style-name="P193">à esquerda (vá para a página 205) ou a porta à direita (vá</text:p>
      <text:p text:style-name="P193">para a página 118)?</text:p>
      <text:p text:style-name="P193"/>
      <text:list text:style-name="L314">
        <text:list-item>
          <text:p text:style-name="P325"><text:span text:style-name="T5">317</text:span></text:p>
        </text:list-item>
      </text:list>
      <text:p text:style-name="P193">Você se liberta e massageia os pulsos para</text:p>
      <text:p text:style-name="P193">ativar a circulação novamente. Então você caminha até a</text:p>
      <text:p text:style-name="P193">porta para tentar. Ela não está trancada! Você tenta a maçaneta,</text:p>
      <text:p text:style-name="P193">a abre um pouco e olha para fora. Seu quarto fica em um</text:p>
      <text:p text:style-name="P193">patamar do primeiro andar. Em frente à porta, há uma balaustrada,</text:p>
      <text:p text:style-name="P193">e olhando por cima do corrimão, você pode ver o</text:p>
      <text:p text:style-name="P193">hall de entrada abaixo. À sua esquerda, há duas</text:p>
      <text:p text:style-name="P193">portas no canto do patamar, que segue</text:p>
      <text:p text:style-name="P193">para a direita. Se desejar ir por esse caminho, vire para a página 287.</text:p>
      <text:p text:style-name="P193">Olhando para a direita, o patamar passa por outra</text:p>
      <text:p text:style-name="P193">porta e então vira para a esquerda. Para ir por esse caminho, vire</text:p>
      <text:p text:style-name="P193">para a página 33.</text:p>
      <text:p text:style-name="P193"/>
      <text:list text:style-name="L315">
        <text:list-item>
          <text:p text:style-name="P326"><text:span text:style-name="T5">318</text:span></text:p>
        </text:list-item>
      </text:list>
      <text:p text:style-name="P193">Alguns instantes depois, Franklins, o mordomo, entra</text:p>
      <text:p text:style-name="P193">na sala de jantar. Ele se assusta ao vê-lo. Você</text:p>
      <text:p text:style-name="P193">exige falar com o senhor da casa e ele</text:p>
      <text:p text:style-name="P193">concorda em transmitir seu pedido. Dez minutos depois,</text:p>
      <text:p text:style-name="P193">o Conde de Drumer entra furioso na</text:p>
      <text:p text:style-name="P193">sala, com Franklins logo atrás. Eles</text:p>
      <text:p text:style-name="P193">ficam de pé diante de você do outro lado da mesa, observando-o</text:p>
      <text:p text:style-name="P193">atentamente. ‘Por que fui incomodado no meio</text:p>
      <text:p text:style-name="P193">da noite?’, ele exige. Você lhe diz que</text:p>
      <text:p text:style-name="P193">sabe do mal que acontece na casa e que</text:p>
      <text:p text:style-name="P193">está determinado a destruí-lo. Os dois homens se entreolham, assentem com a cabeça e olham para você, depois se afastam e avançam ao redor da mesa em sua direção,</text:p>
      <text:p text:style-name="P193">com o Conde à sua esquerda e seu mordomo à sua direita. Você deve escolher rapidamente quem atacará</text:p>
      <text:p text:style-name="P193">primeiro. Se lutar contra o Conde primeiro, vá para a página 30. Se atacar Franklin primeiro, vá para a página 351.</text:p>
      <text:p text:style-name="P193"/>
      <text:list text:style-name="L316">
        <text:list-item>
          <text:p text:style-name="P327"><text:span text:style-name="T5">319</text:span></text:p>
        </text:list-item>
      </text:list>
      <text:p text:style-name="P193">O mordomo traz um prato de queijo e uma chaleira fumegante de</text:p>
      <text:p text:style-name="P193">café. Ele lhe corta uma porção de queijo e</text:p>
      <text:p text:style-name="P193">serve seu café em uma xícara de porcelana. A conversa</text:p>
      <text:p text:style-name="P193">continua. Vá para a página 74.</text:p>
      <text:p text:style-name="P193"/>
      <text:list text:style-name="L317">
        <text:list-item>
          <text:p text:style-name="P328"><text:span text:style-name="T5">320</text:span></text:p>
        </text:list-item>
      </text:list>
      <text:p text:style-name="P193"><text:soft-page-break/>Você se abriga embaixo da escada e afasta os morcegos</text:p>
      <text:p text:style-name="P193">com as mãos. Eles logo descobrem que</text:p>
      <text:p text:style-name="P193">não conseguem alcançá-lo enquanto você estiver escondido; e</text:p>
      <text:p text:style-name="P193">voam de volta para o canto de onde</text:p>
      <text:p text:style-name="P193">vieram. Quando tudo estiver calmo novamente, você poderá decidir seu</text:p>
      <text:p text:style-name="P193">próximo movimento. Você subirá as escadas e abrirá a</text:p>
      <text:p text:style-name="P193">porta no topo (vá para 293) ou permanecerá para</text:p>
      <text:p text:style-name="P193">explorar a câmara dos morcegos (vá para 330)?</text:p>
      <text:p text:style-name="P193"/>
      <text:list text:style-name="L318">
        <text:list-item>
          <text:p text:style-name="P329"><text:span text:style-name="T5">321</text:span></text:p>
        </text:list-item>
      </text:list>
      <text:p text:style-name="P193">“Antes de responder à sua pergunta”, ela diz, “você</text:p>
      <text:p text:style-name="P193">precisa me dizer algo — qual é o meu nome?” Você</text:p>
      <text:p text:style-name="P193">sabe qual é o nome dela? Se sim, você terá anotado um</text:p>
      <text:p text:style-name="P193">número de referência para consultar, caso lhe façam</text:p>
      <text:p text:style-name="P193">essa pergunta. Consulte essa referência. Se você não</text:p>
      <text:p text:style-name="P193">sabe o nome dela, ela não responderá à sua pergunta,</text:p>
      <text:p text:style-name="P193">não importa o que você ameace fazer com as plantas dela, e</text:p>
      <text:p text:style-name="P193">você terá que sair da sala, indo para 159.</text:p>
      <text:p text:style-name="P193"/>
      <text:list text:style-name="L319">
        <text:list-item>
          <text:p text:style-name="P330"><text:span text:style-name="T5">322</text:span></text:p>
        </text:list-item>
      </text:list>
      <text:p text:style-name="P193">A garota está histérica. Parece que ela é uma enfermeira distrital</text:p>
      <text:p text:style-name="P193">que acabou de ser designada para a área. Ela</text:p>
      <text:p text:style-name="P193">bateu na porta, foi convidada a entrar e então</text:p>
      <text:p text:style-name="P193">capturada. Ela implora por sua ajuda e sua</text:p>
      <text:p text:style-name="P193">voz se eleva a um grito. Mas o que você pode fazer? As</text:p>
      <text:p text:style-name="P193">chaves das celas não estão em lugar nenhum. Você começa</text:p>
      <text:p text:style-name="P193">a se preocupar que a histeria dela possa atrair a</text:p>
      <text:p text:style-name="P193">atenção dos ocupantes da casa e tenta</text:p>
      <text:p text:style-name="P193">acalmá-la. Você quer falar com algum dos</text:p>
      <text:p text:style-name="P193">outros também (vá para 143) ou vai sair da</text:p>
      <text:p text:style-name="P193">sala rapidamente (vá para 91)?</text:p>
      <text:p text:style-name="P193"/>
      <text:list text:style-name="L320">
        <text:list-item>
          <text:p text:style-name="P331"><text:span text:style-name="T5">323</text:span></text:p>
        </text:list-item>
      </text:list>
      <text:p text:style-name="P193">A porta está trancada. A maçaneta e a fechadura fazem parte de</text:p>
      <text:p text:style-name="P193">uma placa de metal ornamentada. Você tem uma chave de ferro fundido</text:p>
      <text:p text:style-name="P193">com você? Se sim, subtraia o número da chave deste número de referência e consulte a referência resultante</text:p>
      <text:p text:style-name="P193">para abrir a porta. Caso contrário, você deve tentar</text:p>
      <text:p text:style-name="P193">a porta oposta — e rapidamente, porque você pode</text:p>
      <text:p text:style-name="P193">ouvir passos se aproximando do corredor. Vá</text:p>
      <text:p text:style-name="P193">para 118.</text:p>
      <text:p text:style-name="P193"/>
      <text:list text:style-name="L321">
        <text:list-item>
          <text:p text:style-name="P332"><text:span text:style-name="T5">324</text:span></text:p>
        </text:list-item>
      </text:list>
      <text:p text:style-name="P184"><text:span text:style-name="T5">A parte de baixo da mesa forma uma caixa fechada, e</text:span></text:p>
      <text:p text:style-name="P193">isso desperta suas suspeitas. Você bate nela. É</text:p>
      <text:p text:style-name="P193">oca. Talvez seja um compartimento secreto? Você tateia</text:p>
      <text:p text:style-name="P193">por baixo e, com certeza, seus dedos</text:p>
      <text:p text:style-name="P193">encontram uma pequena trava que libera uma gaveta escondida.</text:p>
      <text:p text:style-name="P193">Dentro desta gaveta há uma caixa de couro. Mas espere! Que</text:p>
      <text:p text:style-name="P193">barulho é esse? Você ouve passos do lado de fora da porta.</text:p>
      <text:p text:style-name="P193">Você terá que se esconder rapidamente. Você pegará a caixa</text:p>
      <text:p text:style-name="P193">e a levará com você (vá para a página 147) ou a deixará</text:p>
      <text:p text:style-name="P193"><text:soft-page-break/>para trás e fechará a gaveta (vá para a página 100)?</text:p>
      <text:p text:style-name="P193"/>
      <text:list text:style-name="L322">
        <text:list-item>
          <text:p text:style-name="P333"><text:span text:style-name="T5">325</text:span></text:p>
        </text:list-item>
      </text:list>
      <text:p text:style-name="P193">‘O que está acontecendo?’, ele pergunta. ‘Mas certamente você</text:p>
      <text:p text:style-name="P193">sabe. Não é por isso que você está aqui? Esta noite, o irmão</text:p>
      <text:p text:style-name="P193">Isaacson receberá a bênção do Mestre.’ Seu</text:p>
      <text:p text:style-name="P193">olhar inquisitivo pega o Corcunda de surpresa. Ele</text:p>
      <text:p text:style-name="P193">percebe que disse a coisa errada. ‘Você não é um dos</text:p>
      <text:p text:style-name="P193">amigos do Mestre, é? Que a maldição caia sobre mim. | Castigue-me por isso. Eu preciso avisá-lo! Ele manca</text:p>
      <text:p text:style-name="P193">em direção à porta para tentar escapar, mas você é muito</text:p>
      <text:p text:style-name="P193">rápido para ele. Você o força a sair do caminho e</text:p>
      <text:p text:style-name="P193">salta para fora do quarto, trancando a porta atrás de</text:p>
      <text:p text:style-name="P193">você. Vá para a página 350.</text:p>
      <text:p text:style-name="P193"/>
      <text:list text:style-name="L323">
        <text:list-item>
          <text:p text:style-name="P334"><text:span text:style-name="T5">326</text:span></text:p>
        </text:list-item>
      </text:list>
      <text:p text:style-name="P193">O homem alto abre sua capa. Ele está olhando diretamente</text:p>
      <text:p text:style-name="P193">nos seus olhos e suas pupilas escuras parecem perfurar</text:p>
      <text:p text:style-name="P193">sua mente. No último minuto, você entra em pânico e tenta</text:p>
      <text:p text:style-name="P193">quebrar seu olhar, mas é inútil. Você está sob o controle dele.</text:p>
      <text:p text:style-name="P193">Ele o cobre com sua capa e sua última</text:p>
      <text:p text:style-name="P193">lembrança é uma pontada aguda quando seus dentes cravam em seu</text:p>
      <text:p text:style-name="P193">pescoço.</text:p>
      <text:p text:style-name="P193"/>
      <text:list text:style-name="L324">
        <text:list-item>
          <text:p text:style-name="P335"><text:span text:style-name="T5">327</text:span></text:p>
        </text:list-item>
      </text:list>
      <text:p text:style-name="P193">Você caminha até a porta dos fundos e segura a</text:p>
      <text:p text:style-name="P193">maçaneta. A maçaneta gira, mas a porta não</text:p>
      <text:p text:style-name="P193">abre. Está trancada e a chave não está em lugar nenhum</text:p>
      <text:p text:style-name="P193">— ou será que está? Você quer pegar o molho de chaves no</text:p>
      <text:p text:style-name="P193">fogão (vá para a página 148) ou tentar a outra porta (vá para a página</text:p>
      <text:p text:style-name="P336">126)?</text:p>
      <text:p text:style-name="P336"/>
      <text:list text:style-name="L325">
        <text:list-item>
          <text:p text:style-name="P337"><text:span text:style-name="T5">328</text:span></text:p>
        </text:list-item>
      </text:list>
      <text:p text:style-name="P193">Você salta para o centro da cerimônia com um grito de guerra estridente. A jovem olha para você esperançosa.</text:p>
      <text:p text:style-name="P193"/>
      <text:p text:style-name="P193">Seu resgate ousado é louvável pela bravura, mas inacreditavelmente estúpido. Pois como você pode esperar resistir a quarenta oponentes?</text:p>
      <text:p text:style-name="P193"/>
      <text:p text:style-name="P193">Eles o cercam, o agarram e o sacerdote corta sua garganta com a faca. Você mereceu morrer!</text:p>
      <text:p text:style-name="P193"/>
      <text:list text:style-name="L326">
        <text:list-item>
          <text:p text:style-name="P338"><text:span text:style-name="T5">329</text:span></text:p>
        </text:list-item>
      </text:list>
      <text:p text:style-name="P193">Do lado de fora da sala de Belial, você tem duas opções. Deseja tentar a sala de Abaddon do outro lado?</text:p>
      <text:p text:style-name="P193">(vá para 335) ou prefere ir até a escada e descer furtivamente?</text:p>
      <text:p text:style-name="P193"><text:s/></text:p>
      <text:list text:style-name="L327">
        <text:list-item>
          <text:p text:style-name="P339"><text:span text:style-name="T6">330</text:span></text:p>
        </text:list-item>
      </text:list>
      <text:p text:style-name="P193">Onde você deseja procurar?</text:p>
      <text:p text:style-name="P193">No canto de onde os morcegos vieram? Vá para 165</text:p>
      <text:p text:style-name="P193">Ao longo da parede dos fundos? Vá para 356</text:p>
      <text:p text:style-name="P193">Debaixo da escada? Vire para 61</text:p>
      <text:p text:style-name="P193"/>
      <text:list text:style-name="L328">
        <text:list-item>
          <text:p text:style-name="P340"><text:soft-page-break/><text:span text:style-name="T5">331</text:span></text:p>
        </text:list-item>
      </text:list>
      <text:p text:style-name="P193">Embora você lute contra o poder que o atrai para o</text:p>
      <text:p text:style-name="P193">livro, sua força é maior que sua resistência.</text:p>
      <text:p text:style-name="P193"/>
      <text:p text:style-name="P193">Gradualmente, sua vontade é vencida. Ao desabar no</text:p>
      <text:p text:style-name="P193">chão, seu espírito é sugado para fora do seu corpo e</text:p>
      <text:p text:style-name="P193">para dentro do olho. Como as outras vítimas de vontade fraca que</text:p>
      <text:p text:style-name="P193">já caíram sob o poder do livro, você está</text:p>
      <text:p text:style-name="P193">condenado a uma vida eterna de agonia preso dentro</text:p>
      <text:p text:style-name="P193">da pupila do Olho Hipnótico.</text:p>
      <text:p text:style-name="P193"/>
      <text:list text:style-name="L329">
        <text:list-item>
          <text:p text:style-name="P341"><text:span text:style-name="T5">332</text:span></text:p>
        </text:list-item>
      </text:list>
      <text:p text:style-name="P193">No final do corredor à sua frente, há uma robusta</text:p>
      <text:p text:style-name="P193">porta de madeira. Enquanto você pondera se</text:p>
      <text:p text:style-name="P193">deve ou não tentar entrar nesta sala, um ruído atrás de você o assusta.</text:p>
      <text:p text:style-name="P193">Você se vira, apenas para descobrir que o vento está</text:p>
      <text:p text:style-name="P193">farfalhando tapeçarias; não há nada a temer.</text:p>
      <text:p text:style-name="P193">Você se vira novamente e fica surpreso ao ver uma figura branca e tênue aparecer diante de você!</text:p>
      <text:p text:style-name="P193">Essa aparição é uma jovem de vinte e poucos anos,</text:p>
      <text:p text:style-name="P193">com longos cabelos esvoaçantes. Ela está vestida com um vestido de noiva branco</text:p>
      <text:p text:style-name="P193">que já viu dias melhores; está rasgado</text:p>
      <text:p text:style-name="P193">e esfarrapado. ‘Oh, graças a Deus que te encontrei a tempo!’</text:p>
      <text:p text:style-name="P193">ela diz. ‘Preciso falar com você imediatamente! Venha, vamos</text:p>
      <text:p text:style-name="P193">entrar nesta sala.’ Você a seguirá até a</text:p>
      <text:p text:style-name="P193">sala (vá para 73) ou suspeita de uma armadilha e prefere</text:p>
      <text:p text:style-name="P193">voltar (vá para 279)? Seja qual for a sua</text:p>
      <text:p text:style-name="P193">escolha, você deve adicionar 1 ponto de MEDO para o seu encontro.</text:p>
      <text:p text:style-name="P193"/>
      <text:list text:style-name="L330">
        <text:list-item>
          <text:p text:style-name="P342"><text:span text:style-name="T5">333</text:span></text:p>
        </text:list-item>
      </text:list>
      <text:p text:style-name="P193">Orville agora está pegando o jeito deste jogo e está</text:p>
      <text:p text:style-name="P193">se divertindo. M é a próxima letra dele. Escreva imediatamente</text:p>
      <text:p text:style-name="P193">ou perca outro ponto de RESISTÊNCIA. Então</text:p>
      <text:p text:style-name="P193">vá para 76.</text:p>
      <text:p text:style-name="P193"/>
      <text:list text:style-name="L331">
        <text:list-item>
          <text:p text:style-name="P343"><text:span text:style-name="T5">334</text:span></text:p>
        </text:list-item>
      </text:list>
      <text:p text:style-name="P193">Seu olhar frio assusta o homem. ‘Vejo que você realmente</text:p>
      <text:p text:style-name="P193">é um dos amigos leais do Mestre’, ele murmura.</text:p>
      <text:p text:style-name="P193"/>
      <text:p text:style-name="P193">‘Ler... apenas sugeriu isso para ter certeza de que eu estava</text:p>
      <text:p text:style-name="P193">falando com uma pessoa honrada. | "Espere que minha hora tenha chegado, não é?" Ele olha para você com pena e cai de joelhos. Novamente, você apenas o encara em silêncio. De repente, ele reage! Antes que você possa impedi-lo, ele puxa uma adaga curta de sua túnica e, com as duas mãos, a crava em seu estômago!</text:p>
      <text:p text:style-name="P193"/>
      <text:p text:style-name="P193">Você observa, horrorizado, enquanto o homem desaba no chão, com o rosto para baixo. Qualquer conhecimento que você pudesse ter obtido dele agora foi perdido. Você pragueja silenciosamente e sai da sala. Vá para a página 278.</text:p>
      <text:p text:style-name="P193"/>
      <text:list text:style-name="L332">
        <text:list-item>
          <text:p text:style-name="P344"><text:span text:style-name="T5">335</text:span></text:p>
        </text:list-item>
      </text:list>
      <text:p text:style-name="P193">Você entra em um quarto iluminado por uma única vela</text:p>
      <text:p text:style-name="P193">acender ao lado da cama. Um odor forte e mofado</text:p>
      <text:p text:style-name="P193">impregna no ar, que pode vir de todas as</text:p>
      <text:p text:style-name="P193"><text:soft-page-break/>plantas que estão em vasos na lareira,</text:p>
      <text:p text:style-name="P193">mesa de cabeceira, cômodas e prateleiras. Quem quer que tenha usado este quarto certamente gostava de plantas! Mas outra</text:p>
      <text:p text:style-name="P193">visão chama sua atenção e o paralisa.</text:p>
      <text:p text:style-name="P193">Uma senhora idosa dorme na cama! Parece</text:p>
      <text:p text:style-name="P193">que ela não o ouviu, pois não se moveu</text:p>
      <text:p text:style-name="P193">desde que você entrou no quarto. Você deseja deixá-la</text:p>
      <text:p text:style-name="P193">em paz (vá para a página 159), caminhar até ela e acordá-la</text:p>
      <text:p text:style-name="P193">(vá para a página 139) ou, em vez disso, saltar e</text:p>
      <text:p text:style-name="P193">atacá-la antes que ela acorde (vá para a página 354)?</text:p>
      <text:p text:style-name="P193"/>
      <text:list text:style-name="L333">
        <text:list-item>
          <text:p text:style-name="P345"><text:span text:style-name="T5">336</text:span></text:p>
        </text:list-item>
      </text:list>
      <text:p text:style-name="P193">Você alcança o mordomo no canto do</text:p>
      <text:p text:style-name="P193">quarto. Resolva sua luta com ele e, se você estiver</text:p>
      <text:p text:style-name="P193">atacando com a adaga Kris, adicione 3 pontos à sua</text:p>
      <text:p text:style-name="P193">HABILIDADE durante a batalha:</text:p>
      <text:p text:style-name="P193">FRANKLINS HABILIDADE 8 RESISTÊNCIA 8</text:p>
      <text:p text:style-name="P193">Quando você tiver infligido seu primeiro ferimento em Franklins,</text:p>
      <text:p text:style-name="P193">vá para 181,</text:p>
      <text:p text:style-name="P193"/>
      <text:list text:style-name="L334">
        <text:list-item>
          <text:p text:style-name="P346"><text:span text:style-name="T5">337</text:span></text:p>
        </text:list-item>
      </text:list>
      <text:p text:style-name="P193">Você caminha até a lareira e examina os</text:p>
      <text:p text:style-name="P193">objetos espalhados por ela. Algumas caixas de laca</text:p>
      <text:p text:style-name="P193">e uma moldura (sem foto) flanqueiam um grande</text:p>
      <text:p text:style-name="P193">vaso de plantas com uma planta de folhas largas crescendo nele. Na</text:p>
      <text:p text:style-name="P193">grelha abaixo, há vários pedaços de carvão repousando sobre uma</text:p>
      <text:p text:style-name="P193">camada de papel — um fogo pronto para acender. Mas algo</text:p>
      <text:p text:style-name="P193">mais está na grelha. Uma fotografia em preto e branco</text:p>
      <text:p text:style-name="P193">foi jogada sobre as brasas. Você deseja</text:p>
      <text:p text:style-name="P193">verificar o conteúdo das caixas (vá para 242) ou pegar</text:p>
      <text:p text:style-name="P193">a fotografia para examiná-la (vá para 199)?</text:p>
      <text:p text:style-name="P193"/>
      <text:list text:style-name="L335">
        <text:list-item>
          <text:p text:style-name="P347"><text:span text:style-name="T5">338</text:span></text:p>
        </text:list-item>
      </text:list>
      <text:p text:style-name="P193">A mesa de cabeceira chama sua atenção; particularmente</text:p>
      <text:p text:style-name="P193">a bandeja de prata. Nela está disposto um lanche para dormir de</text:p>
      <text:p text:style-name="P193">pão, geleia e chá. Você o examina cuidadosamente e</text:p>
      <text:p text:style-name="P193">decide que deve ser seguro o suficiente. Você se senta na</text:p>
      <text:p text:style-name="P193">cama e se serve. Está delicioso! Você pode</text:p>
      <text:p text:style-name="P193">adicionar 4 pontos de RESISTÊNCIA e 1 ponto de SORTE por esta</text:p>
      <text:p text:style-name="P193">descoberta. Quando estiver pronto, saia do quarto virando</text:p>
      <text:p text:style-name="P193">para 243.</text:p>
      <text:p text:style-name="P193"/>
      <text:list text:style-name="L336">
        <text:list-item>
          <text:p text:style-name="P348"><text:span text:style-name="T5">339</text:span></text:p>
        </text:list-item>
      </text:list>
      <text:p text:style-name="P193">Você está parado perto de duas portas, e cada uma tem uma</text:p>
      <text:p text:style-name="P193">placa de identificação. À sua frente está o quarto de Asmodeus.</text:p>
      <text:p text:style-name="P193"/>
      <text:p text:style-name="P193">Você pode tentar esta porta virando para 154. À sua</text:p>
      <text:p text:style-name="P193">direita está o quarto de Eblis, no qual você pode entrar virando</text:p>
      <text:p text:style-name="P193">para 125; ou você pode seguir o corredor até que ele</text:p>
      <text:p text:style-name="P193">vire à esquerda virando para 252.</text:p>
      <text:p text:style-name="P193"/>
      <text:list text:style-name="L337">
        <text:list-item>
          <text:p text:style-name="P349"><text:span text:style-name="T5">340</text:span></text:p>
        </text:list-item>
      </text:list>
      <text:p text:style-name="P193"><text:soft-page-break/>Você tateia o chão, mas encontra apenas</text:p>
      <text:p text:style-name="P193">terra e palha. Um arrastar de pés na porta lembra</text:p>
      <text:p text:style-name="P193">você da aproximação do visitante. Vá para a página 263.</text:p>
      <text:p text:style-name="P193"/>
      <text:list text:style-name="L338">
        <text:list-item>
          <text:p text:style-name="P350"><text:span text:style-name="T5">341</text:span></text:p>
        </text:list-item>
      </text:list>
      <text:p text:style-name="P193">Na extremidade da bancada há um suporte com quatro</text:p>
      <text:p text:style-name="P193">frascos de vidro, e cada frasco contém um líquido colorido.</text:p>
      <text:p text:style-name="P193">Eles parecem ser os resultados de um experimento.</text:p>
      <text:p text:style-name="P193">Você estaria disposto a arriscar um gole de um desses</text:p>
      <text:p text:style-name="P193">líquidos? Se sim, qual cor você escolheria:</text:p>
      <text:p text:style-name="P193">Verde? Vá para a página 149</text:p>
      <text:p text:style-name="P193">Vermelho? Vá para a página 274</text:p>
      <text:p text:style-name="P193">Transparente? Vá para a página 256</text:p>
      <text:p text:style-name="P193">Amarelo? Vá para a página 161</text:p>
      <text:p text:style-name="P193">Se isso parecer um pouco perigoso demais, você pode, em vez disso,</text:p>
      <text:p text:style-name="P193">olhar nas gavetas (vá para a página 81) ou nos armários</text:p>
      <text:p text:style-name="P193">(vá para a página 371).</text:p>
      <text:p text:style-name="P193"/>
      <text:list text:style-name="L339">
        <text:list-item>
          <text:p text:style-name="P351"><text:span text:style-name="T5">342</text:span></text:p>
        </text:list-item>
      </text:list>
      <text:p text:style-name="P193">A porta não está trancada, mas os ruídos e</text:p>
      <text:p text:style-name="P193">ganidos que você ouve lá dentro sugerem que você</text:p>
      <text:p text:style-name="P193">deve proceder com cautela. Você decidirá</text:p>
      <text:p text:style-name="P193">não entrar e examinar a passagem em que</text:p>
      <text:p text:style-name="P193">está (vá para 60), ou abrirá a porta</text:p>
      <text:p text:style-name="P193">de par em par e entrará audaciosamente (vá para 14)?</text:p>
      <text:p text:style-name="P193"/>
      <text:list text:style-name="L340">
        <text:list-item>
          <text:p text:style-name="P352"><text:span text:style-name="T5">343</text:span></text:p>
        </text:list-item>
      </text:list>
      <text:p text:style-name="P193">Lute contra os morcegos como uma única criatura:</text:p>
      <text:p text:style-name="P193">MORCEGOS HABILIDADE 4 RESISTÊNCIA 4</text:p>
      <text:p text:style-name="P193">Se você derrotar os morcegos, poderá subir as</text:p>
      <text:p text:style-name="P193">escadas e abrir a porta no topo (vá para 293), ou</text:p>
      <text:p text:style-name="P193">explorar a câmara dos morcegos (vá para 330).</text:p>
      <text:p text:style-name="P193"/>
      <text:list text:style-name="L341">
        <text:list-item>
          <text:p text:style-name="P353"><text:span text:style-name="T5">344</text:span></text:p>
        </text:list-item>
      </text:list>
      <text:p text:style-name="P193">A porta está firmemente trancada. Quem estiver lá dentro</text:p>
      <text:p text:style-name="P193">não quer ser incomodado. Você abrirá agora</text:p>
      <text:p text:style-name="P193">a porta na parede à direita (vá para 209) ou continuará</text:p>
      <text:p text:style-name="P193">em frente (vá para 91)?</text:p>
      <text:p text:style-name="P193"/>
      <text:list text:style-name="L342">
        <text:list-item>
          <text:p text:style-name="P354"><text:span text:style-name="T5">345</text:span></text:p>
        </text:list-item>
      </text:list>
      <text:p text:style-name="P193">A janela iluminada fica ao lado de uma porta dos fundos que dá</text:p>
      <text:p text:style-name="P193">para uma cozinha. Vozes vêm da cozinha,</text:p>
      <text:p text:style-name="P193">mas você não consegue ver ninguém. Quem estiver lá dentro</text:p>
      <text:p text:style-name="P193">deve estar encostado na parede dos fundos, fora de vista. Você</text:p>
      <text:p text:style-name="P193">se esforça para ouvir o que está sendo dito. Parece haver</text:p>
      <text:p text:style-name="P193">duas pessoas na cozinha, e elas estão conversando</text:p>
      <text:p text:style-name="P193">animadas. ‘... O patrão está se preparando. Estou começando</text:p>
      <text:p text:style-name="P193">a ficar animado. Nunca estive em uma visita antes. Você</text:p>
      <text:p text:style-name="P193">acha mesmo que podemos receber uma visita?’ A voz de outro homem,</text:p>
      <text:p text:style-name="P193">com um tom mais controlado, responde: ‘Sabe,</text:p>
      <text:p text:style-name="P193">estou com dúvidas sobre tudo isso. Ela é tão</text:p>
      <text:p text:style-name="P193">jovem e veio aqui com toda a inocência. Eu simplesmente</text:p>
      <text:p text:style-name="P193"><text:soft-page-break/>não sei.’ Os dois homens andam pela cozinha</text:p>
      <text:p text:style-name="P193">e você consegue vê-los com mais clareza. Ambos estão</text:p>
      <text:p text:style-name="P193">vestidos com túnicas brancas. Um é bem mais jovem</text:p>
      <text:p text:style-name="P193">que o outro. Você deseja bater na porta para</text:p>
      <text:p text:style-name="P193">ver se eles o deixarão entrar (vá para 207), ou</text:p>
      <text:p text:style-name="P193">esperará e ouvirá mais um pouco (vá para 68)?</text:p>
      <text:p text:style-name="P193"/>
      <text:list text:style-name="L343">
        <text:list-item>
          <text:p text:style-name="P355"><text:span text:style-name="T5">346</text:span></text:p>
        </text:list-item>
      </text:list>
      <text:p text:style-name="P193">Como você tentará escapar? Você deve voltar pelo</text:p>
      <text:p text:style-name="P193">corredor e virar à direita. Mas você procederá</text:p>
      <text:p text:style-name="P193">com cautela, pronto para entrar nos quartos por onde passar se</text:p>
      <text:p text:style-name="P193">ouvir alguém (vá para 257), ou correrá para</text:p>
      <text:p text:style-name="P193">a escada e descerá correndo (vá para 132)?</text:p>
      <text:p text:style-name="P193"/>
      <text:list text:style-name="L344">
        <text:list-item>
          <text:p text:style-name="P356"><text:span text:style-name="T5">347</text:span></text:p>
        </text:list-item>
      </text:list>
      <text:p text:style-name="P193">O Corcunda já se cansou da sua conversa e</text:p>
      <text:p text:style-name="P193">vira-se para passar pela porta à esquerda. Ele aponta</text:p>
      <text:p text:style-name="P193">para o corredor, dizendo: ‘Siga por aqui</text:p>
      <text:p text:style-name="P193">para as escadas.’ Vá para 91.</text:p>
      <text:p text:style-name="P193"/>
      <text:list text:style-name="L345">
        <text:list-item>
          <text:p text:style-name="P357"><text:span text:style-name="T5">348</text:span></text:p>
        </text:list-item>
      </text:list>
      <text:p text:style-name="P193">Você se liberta do travesseiro e pula da</text:p>
      <text:p text:style-name="P193">cama, ofegante. Foi apenas sua imaginação, ou</text:p>
      <text:p text:style-name="P193">os lençóis estavam realmente tentando sufocá-lo?</text:p>
      <text:p text:style-name="P193"/>
      <text:p text:style-name="P193">De qualquer forma, você decide que definitivamente não é</text:p>
      <text:p text:style-name="P193">bem-vindo neste quarto. Você se veste e sai</text:p>
      <text:p text:style-name="P193">do quarto de volta para o patamar. Veja a página 121.</text:p>
      <text:p text:style-name="P193"/>
      <text:list text:style-name="L346">
        <text:list-item>
          <text:p text:style-name="P358"><text:span text:style-name="T5">349</text:span></text:p>
        </text:list-item>
      </text:list>
      <text:p text:style-name="P193">Você espera até que haja silêncio na sala de estar</text:p>
      <text:p text:style-name="P193">e entra cuidadosamente de volta através do espelho</text:p>
      <text:p text:style-name="P193">no quarto. O caminho está livre. Você caminha até a porta</text:p>
      <text:p text:style-name="P193">e sai do quarto. Veja a página 131.</text:p>
      <text:p text:style-name="P193"/>
      <text:list text:style-name="L347">
        <text:list-item>
          <text:p text:style-name="P359"><text:span text:style-name="T5">350</text:span></text:p>
        </text:list-item>
      </text:list>
      <text:p text:style-name="P193">Você está em um patamar com vista para o hall de entrada.</text:p>
      <text:p text:style-name="P193"/>
      <text:p text:style-name="P193">À sua direita, o corredor termina em uma porta. À</text:p>
      <text:p text:style-name="P193">esquerda, o patamar vira à direita, passando por algumas portas.</text:p>
      <text:p text:style-name="P193"/>
      <text:p text:style-name="P193">Você deseja virar à direita (vá para 332) ou</text:p>
      <text:p text:style-name="P193">prefere seguir o patamar para a</text:p>
      <text:p text:style-name="P193">esquerda (vá para 257)?</text:p>
      <text:p text:style-name="P193"/>
      <text:list text:style-name="L348">
        <text:list-item>
          <text:p text:style-name="P360"><text:span text:style-name="T5">351</text:span></text:p>
        </text:list-item>
      </text:list>
      <text:p text:style-name="P193">Você se vira para o mordomo. Ele para e dá um</text:p>
      <text:p text:style-name="P193">passo para trás; você dá um passo para frente. Franklins corre</text:p>
      <text:p text:style-name="P193">para o outro lado da mesa. ‘Franklins!’</text:p>
      <text:p text:style-name="P193">grita o Conde. ‘Avance, homem! Avance e</text:p>
      <text:p text:style-name="P193">ataque!’ O mordomo se contorce nervosamente. Você continuará</text:p>
      <text:p text:style-name="P193">perseguindo-o (vá para 336) ou deixará o mordomo covarde de lado por enquanto e</text:p>
      <text:p text:style-name="P193"><text:soft-page-break/>se concentrará no Conde (vá para 30)?</text:p>
      <text:p text:style-name="P193"/>
      <text:list text:style-name="L349">
        <text:list-item>
          <text:p text:style-name="P361"><text:span text:style-name="T5">352</text:span></text:p>
        </text:list-item>
      </text:list>
      <text:p text:style-name="P193">‘Próxima carta, Orville!’ grita o torturador. Orville</text:p>
      <text:p text:style-name="P193">pensa e diz: ‘A’. Anote sua resposta</text:p>
      <text:p text:style-name="P193">imediatamente ou perderá um ponto de RESISTÊNCIA. Em seguida, vá</text:p>
      <text:p text:style-name="P193">para a página 57.</text:p>
      <text:list text:style-name="L350">
        <text:list-item>
          <text:p text:style-name="P362"><text:span text:style-name="T5">353</text:span></text:p>
        </text:list-item>
      </text:list>
      <text:p text:style-name="P193">A porta se abre para uma sala de estar grande, mas aconchegante.</text:p>
      <text:p text:style-name="P193"/>
      <text:p text:style-name="P193">As brasas moribundas de uma fogueira quente queimam na</text:p>
      <text:p text:style-name="P193">lareira. Cadeiras confortáveis ​​estão dispostas ao redor da</text:p>
      <text:p text:style-name="P193">lareira. Dois copos e um decantador estão sobre uma</text:p>
      <text:p text:style-name="P193">mesa com tampo de vidro entre as cadeiras. Há</text:p>
      <text:p text:style-name="P193">plantas em suportes altos de cada lado das janelas,</text:p>
      <text:p text:style-name="P193">e há outra porta ao lado daquela por onde você entrou.</text:p>
      <text:p text:style-name="P193">Você deseja explorar mais a sala (vá para a página</text:p>
      <text:p text:style-name="P193">119), sair pela outra porta (vá para a página 218) ou</text:p>
      <text:p text:style-name="P193">vai tomar um pequeno gole do decantador (vá</text:p>
      <text:p text:style-name="P193">para a página 292)?</text:p>
      <text:p text:style-name="P193"/>
      <text:list text:style-name="L351">
        <text:list-item>
          <text:p text:style-name="P363"><text:span text:style-name="T5">354</text:span></text:p>
        </text:list-item>
      </text:list>
      <text:p text:style-name="P193">Você se aproxima sorrateiramente da cama. Ela não se move.</text:p>
      <text:p text:style-name="P193">Você levanta as mãos acima da cabeça, pronto para</text:p>
      <text:p text:style-name="P193">atacar. Você respira fundo e tensiona os</text:p>
      <text:p text:style-name="P193">músculos... Seus olhos se abrem de repente! Ela encara o vazio</text:p>
      <text:p text:style-name="P193">com olhos brancos como leite, e a visão</text:p>
      <text:p text:style-name="P193">faz você estremecer de horror. Seus olhos vazios</text:p>
      <text:p text:style-name="P193">não têm pupilas! Um suor frio brota em sua testa e</text:p>
      <text:p text:style-name="P193">suas mãos caem impotentes ao lado do corpo. Você</text:p>
      <text:p text:style-name="P193">deve adicionar 3 pontos de MEDO pelo choque. Você se virará</text:p>
      <text:p text:style-name="P193">e correrá pela porta de volta para a passagem</text:p>
      <text:p text:style-name="P193">(vá para 159) ou esperará para ver o que acontece a seguir (vá para</text:p>
      <text:p text:style-name="P193">246)?</text:p>
      <text:p text:style-name="P193"/>
      <text:list text:style-name="L352">
        <text:list-item>
          <text:p text:style-name="P364"><text:span text:style-name="T5">355</text:span></text:p>
        </text:list-item>
      </text:list>
      <text:p text:style-name="P193">Você tateia na escuridão e não encontra nada.</text:p>
      <text:p text:style-name="P193"/>
      <text:p text:style-name="P193">Se desejar, você pode Testar sua Sorte — se você</text:p>
      <text:p text:style-name="P193">tiver sorte, vá para 50; se você não tiver sorte, vá para 340.</text:p>
      <text:p text:style-name="P193">Caso contrário, você pode esperar para ver se a</text:p>
      <text:p text:style-name="P193">figura que se aproxima poderá ajudá-lo (vá para</text:p>
      <text:p text:style-name="P193">263).</text:p>
      <text:p text:style-name="P193"/>
      <text:list text:style-name="L353">
        <text:list-item>
          <text:p text:style-name="P365"><text:span text:style-name="T5">356</text:span></text:p>
        </text:list-item>
      </text:list>
      <text:p text:style-name="P193">Você apalpa a parede em busca de qualquer sinal de uma entrada secreta,</text:p>
      <text:p text:style-name="P193">mas não encontra nada. Assim que você começa</text:p>
      <text:p text:style-name="P193">a pensar que está perdendo tempo, sua mão esquerda</text:p>
      <text:p text:style-name="P193">desloca um tijolo. Atrás do tijolo há uma alavanca.</text:p>
      <text:p text:style-name="P193"/>
      <text:p text:style-name="P193">Você puxa a alavanca e um ruído estrondoso vem</text:p>
      <text:p text:style-name="P193">da parede próxima. Uma seção da parede desliza para o lado,</text:p>
      <text:p text:style-name="P193"><text:soft-page-break/>revelando uma pequena entrada, grande o suficiente</text:p>
      <text:p text:style-name="P193">para você passar. Você olha para dentro, mas está</text:p>
      <text:p text:style-name="P193">completamente escuro. Você quer atravessar esta porta</text:p>
      <text:p text:style-name="P193">(vá para a página 387) ou prefere não arriscar e</text:p>
      <text:p text:style-name="P193">subir as escadas (vá para a página 293)?</text:p>
      <text:p text:style-name="P193"/>
      <text:p text:style-name="P193"/>
      <text:list text:style-name="L354">
        <text:list-item>
          <text:p text:style-name="P366"><text:span text:style-name="T5">357</text:span></text:p>
        </text:list-item>
      </text:list>
      <text:p text:style-name="P193">Alguns instantes depois, a maçaneta gira lentamente</text:p>
      <text:p text:style-name="P193">e a porta se abre. Parado na porta está um</text:p>
      <text:p text:style-name="P193">homem alto vestido com um terno escuro de casaca. Seu rosto comprido</text:p>
      <text:p text:style-name="P193">está solene. “Sim?”, pergunta ele, indignado. Você</text:p>
      <text:p text:style-name="P193">sorri nervosamente e explica sua situação. Seu</text:p>
      <text:p text:style-name="P193">carro quebrou, você precisa chegar a um telefone</text:p>
      <text:p text:style-name="P193">e está encharcado até os ossos. O rosto do homem</text:p>
      <text:p text:style-name="P193">permanece inexpressivo. “Entre”, ordena ele. “O</text:p>
      <text:p text:style-name="P193">Mestre está esperando por você. Siga-me.” Ele o conduz</text:p>
      <text:p text:style-name="P193">para um hall de entrada e lhe diz para se sentar enquanto</text:p>
      <text:p text:style-name="P193">ele informa seu mestre sobre sua chegada. Vire para a página 8.</text:p>
      <text:p text:style-name="P193"/>
      <text:list text:style-name="L355">
        <text:list-item>
          <text:p text:style-name="P367"><text:span text:style-name="T5">358</text:span></text:p>
        </text:list-item>
      </text:list>
      <text:p text:style-name="P193">A porta se abre e você espia para dentro da sala. Você</text:p>
      <text:p text:style-name="P193">verifica rapidamente se não há ninguém lá dentro e fica</text:p>
      <text:p text:style-name="P193">aliviado ao constatar que está vazia — mas cheia de bagunça.</text:p>
      <text:p text:style-name="P193">Parece ser um laboratório científico rudimentar de algum</text:p>
      <text:p text:style-name="P193">tipo. Um telescópio de latão aponta pela janela</text:p>
      <text:p text:style-name="P193">para o céu. Gráficos e tabelas matemáticas estão</text:p>
      <text:p text:style-name="P193">presos nas paredes. Um esqueleto humano está pendurado em um</text:p>
      <text:p text:style-name="P193">gancho, e um banco está coberto de frascos de vidro e</text:p>
      <text:p text:style-name="P193">aparelhos. Parecem antiguidades valiosíssimas, e</text:p>
      <text:p text:style-name="P193">provavelmente foram todos feitos no século passado.</text:p>
      <text:p text:style-name="P193"/>
      <text:p text:style-name="P193">Deseja investigar a sala mais a fundo (vá para a página 117) ou prefere sair (vá para a página 11)?</text:p>
      <text:p text:style-name="P193"/>
      <text:list text:style-name="L356">
        <text:list-item>
          <text:p text:style-name="P368"><text:span text:style-name="T5">359</text:span></text:p>
        </text:list-item>
      </text:list>
      <text:p text:style-name="P193">Você explica que não tem intenção de matá-lo e ele</text:p>
      <text:p text:style-name="P193">recua, confuso. ‘Quer dizer que você não é uma</text:p>
      <text:p text:style-name="P193">do clã? Você é uma forasteira?’ Você acena com a cabeça. Uma expressão de euforia</text:p>
      <text:p text:style-name="P193">se espalha pelo rosto dele. Vá para a página 208.</text:p>
      <text:p text:style-name="P193"/>
      <text:list text:style-name="L357">
        <text:list-item>
          <text:p text:style-name="P369"><text:span text:style-name="T5">360</text:span></text:p>
        </text:list-item>
      </text:list>
      <text:p text:style-name="P193">Você range os dentes e empurra suas mãos amarradas</text:p>
      <text:p text:style-name="P193">contra o vidro da janela, com a corda primeiro. Seu primeiro golpe</text:p>
      <text:p text:style-name="P193">não é forte o suficiente para quebrar o vidro, então você tenta</text:p>
      <text:p text:style-name="P193">novamente. Desta vez, o vidro se estilhaça e alguns pedaços grandes</text:p>
      <text:p text:style-name="P193">caem no chão. Mas sua ação desesperada</text:p>
      <text:p text:style-name="P193">não o deixa ileso. Você sofre um corte feio</text:p>
      <text:p text:style-name="P193">no pulso esquerdo. Deduza 2 pontos de resistência e</text:p>
      <text:p text:style-name="P193">vá para 317.</text:p>
      <text:p text:style-name="P193"/>
      <text:list text:style-name="L358">
        <text:list-item>
          <text:p text:style-name="P370"><text:span text:style-name="T5">361</text:span></text:p>
        </text:list-item>
      </text:list>
      <text:p text:style-name="P193">Você tira o alho do bolso e o ergue</text:p>
      <text:p text:style-name="P193"><text:soft-page-break/>diante do homem. Sua expressão muda de</text:p>
      <text:p text:style-name="P193">confiança para um olhar de pavor. Como você suspeitava, este</text:p>
      <text:p text:style-name="P193">VAMPIRO não suporta ficar perto de alho cru. Suor</text:p>
      <text:p text:style-name="P193">brota em sua testa e ele recua em direção à</text:p>
      <text:p text:style-name="P193">cama. Ele está indo para uma das outras portas do</text:p>
      <text:p text:style-name="P193">quarto. Você olha ao redor apressadamente, tentando decidir</text:p>
      <text:p text:style-name="P193">a melhor saída. Você tentará a porta à</text:p>
      <text:p text:style-name="P193">esquerda (vá para 189), a porta à direita, para a qual ele estava</text:p>
      <text:p text:style-name="P193">indo (vá para 270), ou você se virará e</text:p>
      <text:p text:style-name="P193">correrá rapidamente para a porta por onde entrou (vá</text:p>
      <text:p text:style-name="P193">para ir)?</text:p>
      <text:p text:style-name="P193"/>
      <text:list text:style-name="L359">
        <text:list-item>
          <text:p text:style-name="P371"><text:span text:style-name="T5">362</text:span></text:p>
        </text:list-item>
      </text:list>
      <text:p text:style-name="P193">Você prova o líquido. É vinho branco! Você bebe</text:p>
      <text:p text:style-name="P193">mais um pouco e ele o aquece. Você começa a se sentir um pouco</text:p>
      <text:p text:style-name="P193">tonto e com a cabeça leve; então, de repente, sente uma</text:p>
      <text:p text:style-name="P193">pontada de dor no estômago e se curva.</text:p>
      <text:p text:style-name="P193"/>
      <text:p text:style-name="P193">Mas não há alívio para essa dor, porque você</text:p>
      <text:p text:style-name="P193">bebeu uma garrafa de vinho envenenado! Em poucos</text:p>
      <text:p text:style-name="P193">momentos, você perderá a consciência e em cinco</text:p>
      <text:p text:style-name="P193">minutos estará morto. Você nunca chegará</text:p>
      <text:p text:style-name="P193">ao compromisso de amanhã...</text:p>
      <text:p text:style-name="P193"/>
      <text:list text:style-name="L360">
        <text:list-item>
          <text:p text:style-name="P372"><text:span text:style-name="T5">363</text:span></text:p>
        </text:list-item>
      </text:list>
      <text:p text:style-name="P193">Você se aproxima da cela do homem calvo. ‘Não perca</text:p>
      <text:p text:style-name="P193">seu tempo aqui’, diz ele, ‘pois você não pode nos ajudar.</text:p>
      <text:p text:style-name="P193"/>
      <text:p text:style-name="P193">Nossa única esperança é que você possa destruir o mal nesta</text:p>
      <text:p text:style-name="P193">casa antes que ele nos destrua. Mas isso é improvável,</text:p>
      <text:p text:style-name="P193">porque você teria que destruir o Mestre primeiro.</text:p>
      <text:p text:style-name="P193"/>
      <text:p text:style-name="P193">Ele só pode ser morto com a faca Kris e a</text:p>
      <text:p text:style-name="P193">batalha só pode ocorrer em uma sala vermelha — para simbolizar</text:p>
      <text:p text:style-name="P193">uma batalha que ocorre no próprio inferno. A sala de jantar</text:p>
      <text:p text:style-name="P193">no andar de cima tem paredes vermelhas, mas está sempre trancada</text:p>
      <text:p text:style-name="P193">e a chave fica escondida atrás do espelho quando</text:p>
      <text:p text:style-name="P193">cerimônias estão acontecendo. Se você conseguir encontrar a faca Kris</text:p>
      <text:p text:style-name="P193">e a chave, poderá salvar o mundo</text:p>
      <text:p text:style-name="P193">da maldade que está se formando dentro destas paredes.</text:p>
      <text:p text:style-name="P193"/>
      <text:p text:style-name="P193">Mas quanto a nós, todos estaremos mortos antes do fim da noite</text:p>
      <text:p text:style-name="P193">não perca seu tempo conosco.’ Você ouve</text:p>
      <text:p text:style-name="P193">o conselho dele e considera se deve partir</text:p>
      <text:p text:style-name="P193">imediatamente, como ele sugere (vá para a página 91) ou se</text:p>
      <text:p text:style-name="P193">deve conversar com os outros (vá para a página 143).</text:p>
      <text:p text:style-name="P193"/>
      <text:list text:style-name="L361">
        <text:list-item>
          <text:p text:style-name="P373"><text:span text:style-name="T5">364</text:span></text:p>
        </text:list-item>
      </text:list>
      <text:p text:style-name="P193">As cartas não são particularmente interessantes, exceto por</text:p>
      <text:p text:style-name="P193">uma de um endereço estrangeiro, escrita com caligrafia impecável</text:p>
      <text:p text:style-name="P193">com uma caneta preta de ponta larga. Ela é</text:p>
      <text:p text:style-name="P193">endereçada ao Conde de Drumer e parece</text:p>
      <text:p text:style-name="P193"><text:soft-page-break/>alertá-lo sobre possíveis perigos. Começa descrevendo</text:p>
      <text:p text:style-name="P193">um ataque de algum tipo à casa do remetente e como ele</text:p>
      <text:p text:style-name="P193">escapou por pouco de ser pego. Termina com um P.S.</text:p>
      <text:p text:style-name="P193"/>
      <text:p text:style-name="P193">que diz: ‘Sugiro também que se proteja ainda mais</text:p>
      <text:p text:style-name="P193">alterando a senha do seu próprio esconderijo</text:p>
      <text:p text:style-name="P193">sala. Eu, por exemplo, sei que é Cabeça de Cabra. Quantos</text:p>
      <text:p text:style-name="P193">outros sabem o mesmo? Por que não mudá-la para algo</text:p>
      <text:p text:style-name="P193">que lhe lembre o sábio conselho de um</text:p>
      <text:p text:style-name="P193">bom amigo?’ A carta é assinada por ‘Conde</text:p>
      <text:p text:style-name="P193">Pravemi’. Você lê tudo novamente e guarda</text:p>
      <text:p text:style-name="P193">a carta. Deseja agora sair da sala (vá para</text:p>
      <text:p text:style-name="P193">página 218) ou voltará sua atenção para o</text:p>
      <text:p text:style-name="P193">pequeno rosto de madeira na lareira (vá para a página 85)?</text:p>
      <text:p text:style-name="P193"/>
      <text:list text:style-name="L362">
        <text:list-item>
          <text:p text:style-name="P374"><text:span text:style-name="T5">365</text:span></text:p>
        </text:list-item>
      </text:list>
      <text:p text:style-name="P193">Você lutou bravamente, mas a quantidade de</text:p>
      <text:p text:style-name="P193">adoradores do diabo o subjugou. Você foi capturado</text:p>
      <text:p text:style-name="P193">e permanecerá assim até sentir a</text:p>
      <text:p text:style-name="P193">faca do sacerdote no altar de sacrifícios — pois você será a próxima</text:p>
      <text:p text:style-name="P193">vítima.</text:p>
      <text:p text:style-name="P193"/>
      <text:list text:style-name="L363">
        <text:list-item>
          <text:p text:style-name="P375"><text:span text:style-name="T5">366</text:span></text:p>
        </text:list-item>
      </text:list>
      <text:p text:style-name="P193">Você volta pelo corredor até chegar</text:p>
      <text:p text:style-name="P193">às escadas novamente. A passagem passa pelas escadas</text:p>
      <text:p text:style-name="P193">e você decide continuar por ali. Um pouco mais adiante</text:p>
      <text:p text:style-name="P193">você encontra um pequeno lance de escadas; mas a</text:p>
      <text:p text:style-name="P193">passagem está tão escura que você não os vê</text:p>
      <text:p text:style-name="P193">a tempo. Você cai e aterrissa em um monte no</text:p>
      <text:p text:style-name="P193">fundo. Perca 1 ponto de ENERGIA. Vá para a página 264.</text:p>
      <text:p text:style-name="P193"/>
      <text:list text:style-name="L364">
        <text:list-item>
          <text:p text:style-name="P376"><text:span text:style-name="T5">367</text:span></text:p>
        </text:list-item>
      </text:list>
      <text:p text:style-name="P193">Você tosse levemente e dá um passo à frente. O homem se vira</text:p>
      <text:p text:style-name="P193">em sua direção e dá um pulo para trás, assustado. Você se desculpa</text:p>
      <text:p text:style-name="P193">por tê-lo assustado e explica sua situação.</text:p>
      <text:p text:style-name="P193"/>
      <text:p text:style-name="P193">Ele olha para você com desconfiança e se acalma, dizendo:</text:p>
      <text:p text:style-name="P193">“Claro que vou te ajudar! Er, hum... siga-me.” Quando</text:p>
      <text:p text:style-name="P193">ele se vira e atravessa a porta, você percebe</text:p>
      <text:p text:style-name="P193">que ele não está curvado, mas sim com as costas arqueadas.</text:p>
      <text:p text:style-name="P193">Você o segue para fora do quarto. Vire para 210.</text:p>
      <text:p text:style-name="P193"/>
      <text:list text:style-name="L365">
        <text:list-item>
          <text:p text:style-name="P377"><text:span text:style-name="T5">368</text:span></text:p>
        </text:list-item>
      </text:list>
      <text:p text:style-name="P193">Não há nada de interessante nos armários. Você</text:p>
      <text:p text:style-name="P193">pode sair do quarto agora, virando para 243.</text:p>
      <text:p text:style-name="P193"/>
      <text:list text:style-name="L366">
        <text:list-item>
          <text:p text:style-name="P378"><text:span text:style-name="T5">369</text:span></text:p>
        </text:list-item>
      </text:list>
      <text:p text:style-name="P193">Você observa a maçaneta da porta com cautela, preparando-se</text:p>
      <text:p text:style-name="P193">para quem quer que seja ou o que quer que apareça. A</text:p>
      <text:p text:style-name="P193">maçaneta gira... e então é liberada. O barulho de passos</text:p>
      <text:p text:style-name="P193">desaparece pelo corredor. Seu</text:p>
      <text:p text:style-name="P193">visitante decidiu sair deste quarto sozinho! Soltando</text:p>
      <text:p text:style-name="P193"><text:soft-page-break/>um suspiro de alívio, você se senta na cama. Mas</text:p>
      <text:p text:style-name="P193">qual será seu próximo plano? Você gostaria de tirar</text:p>
      <text:p text:style-name="P193">um cochilo rápido e talvez recuperar um pouco de ENERGIA (vá para</text:p>
      <text:p text:style-name="P193">262) ou prefere sair da sala e</text:p>
      <text:p text:style-name="P193">seguir pelo corredor (vá para 252) ou</text:p>
      <text:p text:style-name="P193">voltar ao patamar (vá para 272)?</text:p>
      <text:p text:style-name="P193"/>
      <text:list text:style-name="L367">
        <text:list-item>
          <text:p text:style-name="P379"><text:span text:style-name="T5">370</text:span></text:p>
        </text:list-item>
      </text:list>
      <text:p text:style-name="P193">Os morcegos te arranham enquanto você sobe as escadas, mas</text:p>
      <text:p text:style-name="P193">você consegue chegar ao topo sem ferimentos graves.</text:p>
      <text:p text:style-name="P193">Deduza 1 ponto de ENERGIA pelos cortes e</text:p>
      <text:p text:style-name="P193">arranhões. No topo da escada há uma porta. A luz</text:p>
      <text:p text:style-name="P193">brilha por baixo da porta e espanta os morcegos.</text:p>
      <text:p text:style-name="P193">Você pode abri-la, mas tenha cuidado e faça isso devagar.</text:p>
      <text:p text:style-name="P193"/>
      <text:p text:style-name="P193">Vá para 293.</text:p>
      <text:p text:style-name="P193"/>
      <text:list text:style-name="L368">
        <text:list-item>
          <text:p text:style-name="P380"><text:span text:style-name="T5">371</text:span></text:p>
        </text:list-item>
      </text:list>
      <text:p text:style-name="P193">Você se aproxima dos armários e tenta abrir as portas.</text:p>
      <text:p text:style-name="P193">Elas não estão trancadas. Você segura as maçanetas e</text:p>
      <text:p text:style-name="P193">abre as portas dos armários completamente. Rapidamente, você</text:p>
      <text:p text:style-name="P193">as fecha com força! Tremendo nervosamente, você se afasta,</text:p>
      <text:p text:style-name="P193">levando as mãos à boca aberta. Pois</text:p>
      <text:p text:style-name="P193">a visão lá dentro lhe causou um choque terrível, e</text:p>
      <text:p text:style-name="P193">você deve adicionar 2 pontos de MEDO. Pendurados em ganchos</text:p>
      <text:p text:style-name="P193">dentro dos armários estão dois cadáveres que</text:p>
      <text:p text:style-name="P193">evidentemente foram usados ​​para algum tipo de experimento.</text:p>
      <text:p text:style-name="P193"/>
      <text:p text:style-name="P193">O sangue ainda não secou nesses cadáveres — e</text:p>
      <text:p text:style-name="P193">eles ainda estão quentes! Você se encosta no banco</text:p>
      <text:p text:style-name="P193">para se recompor. Vá para a página 385.</text:p>
      <text:p text:style-name="P193"/>
      <text:list text:style-name="L369">
        <text:list-item>
          <text:p text:style-name="P381"><text:span text:style-name="T5">372</text:span></text:p>
        </text:list-item>
      </text:list>
      <text:p text:style-name="P193">Você se senta na cama, tentando descobrir como diabos</text:p>
      <text:p text:style-name="P193">você pode escapar deste lugar. O quarto em que você está</text:p>
      <text:p text:style-name="P193">agora parece seguro o suficiente e o descanso o revigora</text:p>
      <text:p text:style-name="P193">~ adicione 2 pontos de RESISTÊNCIA. Mas alguns momentos</text:p>
      <text:p text:style-name="P193">depois, o vento assobiando pelas cortinas</text:p>
      <text:p text:style-name="P193">chama sua atenção. Você olha para a</text:p>
      <text:p text:style-name="P193">janela. Vá para a página 168.</text:p>
      <text:p text:style-name="P193"/>
      <text:list text:style-name="L370">
        <text:list-item>
          <text:p text:style-name="P382"><text:span text:style-name="T5">373</text:span></text:p>
        </text:list-item>
      </text:list>
      <text:p text:style-name="P193">A porta se abre lentamente e um homem entra arrastando os pés no</text:p>
      <text:p text:style-name="P193">quarto carregando um copo contendo um líquido transparente. Ele</text:p>
      <text:p text:style-name="P193">parece estar curvado e seus movimentos são</text:p>
      <text:p text:style-name="P193">lentos. Conforme ele se aproxima da cama, você percebe que ele</text:p>
      <text:p text:style-name="P193">logo notará sua ausência. Você quer</text:p>
      <text:p text:style-name="P193">sair rapidamente do quarto e trancar a porta</text:p>
      <text:p text:style-name="P193">atrás de você (vá para 350) ou vai pular em cima do homem</text:p>
      <text:p text:style-name="P193">e atacá-lo (vá para 399)?</text:p>
      <text:p text:style-name="P193"/>
      <text:list text:style-name="L371">
        <text:list-item>
          <text:p text:style-name="P383"><text:span text:style-name="T5">374</text:span></text:p>
        </text:list-item>
      </text:list>
      <text:p text:style-name="P193"><text:soft-page-break/>O patamar vira à direita e uma passagem se ramifica.</text:p>
      <text:p text:style-name="P193">Você pode virar à esquerda no corredor e</text:p>
      <text:p text:style-name="P193">passar por algumas portas antes de virar à esquerda novamente (vá para</text:p>
      <text:p text:style-name="P193">339); ou virar à direita, seguindo o patamar (vá para</text:p>
      <text:p text:style-name="P193">272).</text:p>
      <text:p text:style-name="P193"/>
      <text:p text:style-name="P193"/>
      <text:list text:style-name="L372">
        <text:list-item>
          <text:p text:style-name="P384"><text:span text:style-name="T5">375</text:span></text:p>
        </text:list-item>
      </text:list>
      <text:p text:style-name="P193">Você volta para a lareira e examina o</text:p>
      <text:p text:style-name="P193">botão secreto novamente. Você vai apertá-lo (vá para 392) ou</text:p>
      <text:p text:style-name="P193">vai sair da sala de estar (vá para 218)?</text:p>
      <text:p text:style-name="P193"/>
      <text:list text:style-name="L373">
        <text:list-item>
          <text:p text:style-name="P385"><text:span text:style-name="T5">376</text:span></text:p>
        </text:list-item>
      </text:list>
      <text:p text:style-name="P193">Você olha para a cama e uma ideia lhe ocorre.</text:p>
      <text:p text:style-name="P193">Talvez você possa se esconder debaixo dos cobertores -</text:p>
      <text:p text:style-name="P193">não há outro lugar no quarto para se esconder. Se você</text:p>
      <text:p text:style-name="P193">deseja tentar isso, vá para 262. Caso contrário, vá para 369.</text:p>
      <text:p text:style-name="P193"/>
      <text:list text:style-name="L374">
        <text:list-item>
          <text:p text:style-name="P386"><text:span text:style-name="T5">377</text:span></text:p>
        </text:list-item>
      </text:list>
      <text:p text:style-name="P193">Você entra em um pequeno depósito e fecha a porta</text:p>
      <text:p text:style-name="P193">atrás de você. Há prateleiras nas paredes esquerda e direita</text:p>
      <text:p text:style-name="P193">onde vários objetos domésticos estão</text:p>
      <text:p text:style-name="P193">guardados. À sua frente, na parede oposta à porta, há</text:p>
      <text:p text:style-name="P193">outra porta. O que você quer fazer? Vai</text:p>
      <text:p text:style-name="P193">revirar os objetos nas prateleiras (vá para</text:p>
      <text:p text:style-name="P193">83), tentar a porta oposta (vá para 255) ou retornar</text:p>
      <text:p text:style-name="P193">ao patamar (vá para 233)?</text:p>
      <text:p text:style-name="P193"/>
      <text:list text:style-name="L375">
        <text:list-item>
          <text:p text:style-name="P387"><text:span text:style-name="T5">378</text:span></text:p>
        </text:list-item>
      </text:list>
      <text:p text:style-name="P193">O corredor externo está livre. Você decide não</text:p>
      <text:p text:style-name="P193">virar à direita e seguir pelo corredor, que</text:p>
      <text:p text:style-name="P193">é um beco sem saída. Você pode entrar no quarto Eblis à sua</text:p>
      <text:p text:style-name="P193">esquerda imediata (vá para 125) ou pode continuar</text:p>
      <text:p text:style-name="P193">de volta em direção ao patamar e segui-lo (vá para 272).</text:p>
      <text:p text:style-name="P193"/>
      <text:list text:style-name="L376">
        <text:list-item>
          <text:p text:style-name="P388"><text:span text:style-name="T5">379</text:span></text:p>
        </text:list-item>
      </text:list>
      <text:p text:style-name="P193">Você ainda não encontra sinais de armadilhas. Chame o</text:p>
      <text:p text:style-name="P193">mordomo indo para 318.</text:p>
      <text:p text:style-name="P193"/>
      <text:list text:style-name="L377">
        <text:list-item>
          <text:p text:style-name="P389"><text:span text:style-name="T5">380</text:span></text:p>
        </text:list-item>
      </text:list>
      <text:p text:style-name="P193">Você mantém um olhar desconfiado sobre o cômodo enquanto</text:p>
      <text:p text:style-name="P193">considera seu próximo passo. De repente, um dos</text:p>
      <text:p text:style-name="P193">lençóis se agita. Seria o vento? Não, você pensa, o ar</text:p>
      <text:p text:style-name="P193">está perfeitamente calmo. Você observa o lençol. Lentamente, ele sobe</text:p>
      <text:p text:style-name="P193">no ar como se estivesse sendo puxado por uma corda!</text:p>
      <text:p text:style-name="P193"/>
      <text:p text:style-name="P193">Adicione 1 ponto de MEDO e decida rapidamente o que fazer.</text:p>
      <text:p text:style-name="P193"/>
      <text:p text:style-name="P193">Você vai agarrar o lençol (vá para a página 70) ou sair da sala</text:p>
      <text:p text:style-name="P193">e bater a porta com força atrás de você (vá para a página 329)?</text:p>
      <text:p text:style-name="P193"/>
      <text:list text:style-name="L378">
        <text:list-item>
          <text:p text:style-name="P390"><text:span text:style-name="T5">381</text:span></text:p>
        </text:list-item>
      </text:list>
      <text:p text:style-name="P193"><text:soft-page-break/>“Muito bem, então!” diz o torturador. “Vamos ver se você</text:p>
      <text:p text:style-name="P193">realmente conhece o Mestre ou não. Orville aqui vai</text:p>
      <text:p text:style-name="P193">lhe dar uma carta. Você me diz a primeira palavra que</text:p>
      <text:p text:style-name="P193">vier à sua cabeça começando com essa letra. Se</text:p>
      <text:p text:style-name="P193">você demorar e pensar muito na sua</text:p>
      <text:p text:style-name="P193">resposta, Dirk vai apertar o torno. Entendeu?” Muito bem, vamos começar. Cada vez que o assistente do torturador</text:p>
      <text:p text:style-name="P193">lhe entregar uma letra, você deve anotar em um pedaço de</text:p>
      <text:p text:style-name="P193">papel a primeira palavra que lhe vier à mente que comece</text:p>
      <text:p text:style-name="P193">com essa letra e se relacione com a casa. Após o seu</text:p>
      <text:p text:style-name="P193">teste estar completo, o torturador considerará suas</text:p>
      <text:p text:style-name="P193">respostas e então decidirá se acredita ou não em</text:p>
      <text:p text:style-name="P193">sua história. Para começar (quando tiver lápis e</text:p>
      <text:p text:style-name="P193">papel à mão), vá para a página 38.</text:p>
      <text:p text:style-name="P193"/>
      <text:list text:style-name="L379">
        <text:list-item>
          <text:p text:style-name="P391"><text:span text:style-name="T5">382</text:span></text:p>
        </text:list-item>
      </text:list>
      <text:p text:style-name="P193">Você sai da sala Diabolus e está novamente</text:p>
      <text:p text:style-name="P193">no corredor estreito do lado de fora. Deseja</text:p>
      <text:p text:style-name="P193">virar à esquerda para investigar a janela (vá para a página 110) ou</text:p>
      <text:p text:style-name="P193">prefere retornar ao patamar e segui-lo</text:p>
      <text:p text:style-name="P193">ao redor (vá para a página 193)?</text:p>
      <text:p text:style-name="P193"/>
      <text:list text:style-name="L380">
        <text:list-item>
          <text:p text:style-name="P392"><text:span text:style-name="T5">383</text:span></text:p>
        </text:list-item>
      </text:list>
      <text:p text:style-name="P193">Você se afasta da batalha, cuida de seus ferimentos</text:p>
      <text:p text:style-name="P193">e olha para os oito corpos mortos no chão. Você</text:p>
      <text:p text:style-name="P193">balança a cabeça diante do desperdício de vidas sem sentido.</text:p>
      <text:p text:style-name="P193"/>
      <text:p text:style-name="P193">Procurando pela sala, você não encontra nada de</text:p>
      <text:p text:style-name="P193">valor. Mas se você estiver com sede, há uma jarra de água em</text:p>
      <text:p text:style-name="P193">um canto da sala. Presumivelmente, esta é a água potável</text:p>
      <text:p text:style-name="P193">para os cães. Você pode beber dela se</text:p>
      <text:p text:style-name="P193">desejar. Se o fizer, poderá ganhar 2 pontos de RESISTÊNCIA se</text:p>
      <text:p text:style-name="P193">sua pontuação de RESISTÊNCIA for menor que 12. Se for maior</text:p>
      <text:p text:style-name="P193">que 12, você não ganhará pontos de RESISTÊNCIA, pois</text:p>
      <text:p text:style-name="P193">você não estava com sede. Você decide sair da sala e</text:p>
      <text:p text:style-name="P193">explorar a passagem externa. Vire para a página 60.</text:p>
      <text:p text:style-name="P193"/>
      <text:list text:style-name="L381">
        <text:list-item>
          <text:p text:style-name="P393"><text:span text:style-name="T5">384</text:span></text:p>
        </text:list-item>
      </text:list>
      <text:p text:style-name="P193">Você pega um livro pesado com um grande olho em relevo</text:p>
      <text:p text:style-name="P193">na lombada. A capa não tem título e você</text:p>
      <text:p text:style-name="P193">abre o livro rapidamente. A página de rosto é um desenho elaborado</text:p>
      <text:p text:style-name="P193">detalhado de um olho simbólico. Você não consegue</text:p>
      <text:p text:style-name="P193">parar de olhar fixamente para a ilustração e, enquanto faz isso, a</text:p>
      <text:p text:style-name="P193">pupila escura parece brilhar como se fosse feita de vidro.</text:p>
      <text:p text:style-name="P193"/>
      <text:p text:style-name="P193">Formas começam a aparecer e sons fracos chegam aos seus</text:p>
      <text:p text:style-name="P193">ouvidos. Os sons são gritos de agonia! As formas</text:p>
      <text:p text:style-name="P193">no olho são rostos humanos contorcidos, tomados pela</text:p>
      <text:p text:style-name="P193">dor! Você estremece de medo ao olhar para os pobres</text:p>
      <text:p text:style-name="P193">infelizes e deve adicionar 2 pontos de MEDO. Percebendo</text:p>
      <text:p text:style-name="P193">o que está acontecendo, você tenta fechar o livro, mas</text:p>
      <text:p text:style-name="P193">algo o está compelindo a continuar olhando para</text:p>
      <text:p text:style-name="P193"><text:soft-page-break/>o olho. Role dois dados e compare o total com</text:p>
      <text:p text:style-name="P193">sua pontuação de HABILIDADE. Se o resultado do seu dado for superior à sua habilidade, vire</text:p>
      <text:p text:style-name="P193">para 331. Caso contrário, vire para 39.</text:p>
      <text:p text:style-name="P193"/>
      <text:list text:style-name="L382">
        <text:list-item>
          <text:p text:style-name="P394"><text:span text:style-name="T5">385</text:span></text:p>
        </text:list-item>
      </text:list>
      <text:p text:style-name="P193">De repente, seus ouvidos se aguçam ao som de passos</text:p>
      <text:p text:style-name="P193">se aproximando. Você se esconde nas sombras e</text:p>
      <text:p text:style-name="P193">espera. Os passos param do lado de fora da porta e você</text:p>
      <text:p text:style-name="P193">ouve duas vozes conversando: ‘Não seria melhor pedirmos</text:p>
      <text:p text:style-name="P193">permissão ao Mestre?’, pergunta uma delas. ‘Hum. Talvez</text:p>
      <text:p text:style-name="P193">você tenha razão. E é melhor acendermos as</text:p>
      <text:p text:style-name="P193">lâmpadas.’ Você respira aliviado quando os passos</text:p>
      <text:p text:style-name="P193">desaparecem na direção em que você se aproximou do</text:p>
      <text:p text:style-name="P193">quarto. Você decide que é melhor sair antes que eles</text:p>
      <text:p text:style-name="P193">voltem e abre a porta para o patamar. O</text:p>
      <text:p text:style-name="P193">caminho mais seguro, você percebe, é se afastar dos dois</text:p>
      <text:p text:style-name="P193">visitantes, que podem retornar a qualquer momento. Se você</text:p>
      <text:p text:style-name="P193">se aproximou deste quarto pela esquerda, vire para 229; Se</text:p>
      <text:p text:style-name="P193">você veio da direita, vá para 26.</text:p>
      <text:p text:style-name="P193"/>
      <text:list text:style-name="L383">
        <text:list-item>
          <text:p text:style-name="P395"><text:span text:style-name="T5">386</text:span></text:p>
        </text:list-item>
      </text:list>
      <text:p text:style-name="P193">Você pigarreia e chama baixinho; certamente</text:p>
      <text:p text:style-name="P193">você não quer incomodar ninguém na casa.</text:p>
      <text:p text:style-name="P193"/>
      <text:p text:style-name="P193">Não há resposta. Você dá um passo à frente, tropeça em um</text:p>
      <text:p text:style-name="P193">penico e cai no chão. Que estranho,</text:p>
      <text:p text:style-name="P193">você pensa ~ certamente você teria visto bem na</text:p>
      <text:p text:style-name="P193">sua frente. Você se levanta e faz uma careta. Você</text:p>
      <text:p text:style-name="P193">machucou o joelho feio. Deduza 2 pontos de RESISTÊNCIA</text:p>
      <text:p text:style-name="P193">e vá para 290.</text:p>
      <text:p text:style-name="P193"/>
      <text:list text:style-name="L384">
        <text:list-item>
          <text:p text:style-name="P396"><text:span text:style-name="T5">387</text:span></text:p>
        </text:list-item>
      </text:list>
      <text:p text:style-name="P193">Você se encontra em um túnel escuro. É bem curto,</text:p>
      <text:p text:style-name="P193">e termina em uma porta. Você abre a porta devagar e,</text:p>
      <text:p text:style-name="P193">quando tem certeza de que não há ninguém lá dentro, você entra</text:p>
      <text:p text:style-name="P193">na sala. Parece ser algum tipo de antecâmara cerimonial</text:p>
      <text:p text:style-name="P193">ou camarim. Pendurados em ganchos</text:p>
      <text:p text:style-name="P193">ao redor das paredes estão trinta a quarenta vestidos brancos,</text:p>
      <text:p text:style-name="P193">e repousando em prateleiras embaixo dos vestidos estão</text:p>
      <text:p text:style-name="P193">máscaras macabras, feitas de cabeças de cabra. Um único corredor leva à esquerda. Enquanto você se pergunta para onde ir em seguida, um som lhe causa um arrepio na espinha. Alguém está vindo! Um burburinho de vozes aumenta à medida que um grupo de pessoas se aproxima da sala. Você olha rapidamente ao redor procurando um lugar para se esconder e decide se esgueirar para trás da porta. De repente, a porta se abre e cerca de quarenta pessoas entram na sala, todas conversando animadamente.</text:p>
      <text:p text:style-name="P193"/>
      <text:p text:style-name="P193">Você se mistura a elas e se funde à multidão sem ser notado. Elas estão zombando de um homem chamado Irmão Isaacson. Parece que esta noite é uma noite muito importante para ele. Você imita o que elas estão fazendo, rindo e sorrindo, e até se vestindo com uma túnica e máscara. Finalmente, quando estão vestidas, todas seguem pelo outro corredor.</text:p>
      <text:p text:style-name="P193"/>
      <text:p text:style-name="P397"><text:soft-page-break/>Você irá com elas (vá para a página 122) ou ficará para trás, esperando permanecer na sala sem ser notado (vá para a página 219)?</text:p>
      <text:p text:style-name="P397"/>
      <text:list text:style-name="L385">
        <text:list-item>
          <text:p text:style-name="P398"><text:span text:style-name="T5">388</text:span></text:p>
        </text:list-item>
      </text:list>
      <text:p text:style-name="P193">“Antes de responder à sua pergunta”, ela diz, “você precisa me dizer algo: qual é o meu nome?” Você sabe qual é o nome dela? Se sim, você terá anotado um número de referência para consultar, caso seja questionado novamente. Consulte essa referência. Se você não souber o nome dela, ela não responderá à sua pergunta, não importa o que você ameace fazer com as plantas dela, e você deverá sair da sala consultando a página 159.</text:p>
      <text:p text:style-name="P193"/>
      <text:list text:style-name="L386">
        <text:list-item>
          <text:p text:style-name="P399"><text:span text:style-name="T5">389</text:span></text:p>
        </text:list-item>
      </text:list>
      <text:p text:style-name="P193">Você entra no corredor e segue o corredor à direita, de volta ao ponto onde ele se junta novamente ao patamar. Continue em frente. Consulte a página 272.</text:p>
      <text:p text:style-name="P193"/>
      <text:list text:style-name="L387">
        <text:list-item>
          <text:p text:style-name="P400"><text:span text:style-name="T5">390</text:span></text:p>
        </text:list-item>
      </text:list>
      <text:p text:style-name="P193">Você empurra a porta com o ombro. A madeira</text:p>
      <text:p text:style-name="P193">range e ela se abre um pouco mais; o suficiente para você</text:p>
      <text:p text:style-name="P193">entrar no quarto. É pequeno e vazio; e um vento frio e úmido</text:p>
      <text:p text:style-name="P193">circula por ele, agitando as cortinas. O</text:p>
      <text:p text:style-name="P193">vidro da janela está quebrado e o chão embaixo da</text:p>
      <text:p text:style-name="P193">janela está encharcado pela chuva. Você olha ao redor,</text:p>
      <text:p text:style-name="P193">mas não há nada de incomum no quarto, além de</text:p>
      <text:p text:style-name="P193">um pedaço de corda desgastada e com nós. Você pode levá-la</text:p>
      <text:p text:style-name="P193">com você, se quiser, e ir embora. Ao puxar a porta,</text:p>
      <text:p text:style-name="P193">você encontra um pedaço de vidro preso embaixo dela,</text:p>
      <text:p text:style-name="P193">o que a estava fazendo emperrar. Você vira à esquerda para fora do</text:p>
      <text:p text:style-name="P193">quarto e continua pelo corredor. Vire para 287.</text:p>
      <text:p text:style-name="P193"/>
      <text:list text:style-name="L388">
        <text:list-item>
          <text:p text:style-name="P401"><text:span text:style-name="T5">391</text:span></text:p>
        </text:list-item>
      </text:list>
      <text:p text:style-name="P193">Você corre até a porta e gira a maçaneta.</text:p>
      <text:p text:style-name="P193"/>
      <text:p text:style-name="P193">Aaaadh! Você abafa um grito e solta a maçaneta</text:p>
      <text:p text:style-name="P193">imediatamente enquanto um choque elétrico percorre seu braço.</text:p>
      <text:p text:style-name="P193">Perca 2 pontos de ENERGIA e vá para 277.</text:p>
      <text:p text:style-name="P193"/>
      <text:list text:style-name="L389">
        <text:list-item>
          <text:p text:style-name="P402"><text:span text:style-name="T5">392</text:span></text:p>
        </text:list-item>
      </text:list>
      <text:p text:style-name="P193">Você aperta o botão e ouve um pequeno clique. Então,</text:p>
      <text:p text:style-name="P193">você ouve outro som e se vira para</text:p>
      <text:p text:style-name="P193">ficar de frente para a prateleira de canto. Ao lado desta prateleira, um painel deslizante</text:p>
      <text:p text:style-name="P193">se abriu na parede. Você caminha até lá para</text:p>
      <text:p text:style-name="P193">investigar e se abaixa para olhar a abertura.</text:p>
      <text:p text:style-name="P193"/>
      <text:p text:style-name="P193">Tarde demais, você percebe que o painel revelou, não</text:p>
      <text:p text:style-name="P193">um túnel, mas uma falsa abertura. A parede atrás</text:p>
      <text:p text:style-name="P193">é sólida. Mas cumpriu seu propósito: você foi</text:p>
      <text:p text:style-name="P193">atraído para uma armadilha! Você está em cima de um alçapão</text:p>
      <text:p text:style-name="P193">que se abre sob seus pés e você cai.</text:p>
      <text:p text:style-name="P193"/>
      <text:p text:style-name="P193">Vá para 397.</text:p>
      <text:p text:style-name="P193"/>
      <text:list text:style-name="L390">
        <text:list-item>
          <text:p text:style-name="P403"><text:span text:style-name="T5">393</text:span></text:p>
        </text:list-item>
      </text:list>
      <text:p text:style-name="P193">A passagem se alarga em uma pequena câmara.</text:p>
      <text:p text:style-name="P193"><text:soft-page-break/></text:p>
      <text:p text:style-name="P193">Embora esteja escuro, você pode ver uma escada subindo</text:p>
      <text:p text:style-name="P193">alguns metros à sua frente. À sua direita, a</text:p>
      <text:p text:style-name="P193">câmara se abre para uma área ampla. Você dá um passo</text:p>
      <text:p text:style-name="P193">para frente e, quase imediatamente, um chilrear</text:p>
      <text:p text:style-name="P193">o coloca em alerta. De repente, você sente</text:p>
      <text:p text:style-name="P193">algo pousar em sua cabeça e cravar garras afiadas</text:p>
      <text:p text:style-name="P193">em seu couro cabeludo! Você ofega e tenta espantar. Sua</text:p>
      <text:p text:style-name="P193">mão toca um pequeno corpo coriáceo e um par de</text:p>
      <text:p text:style-name="P193">asas começa a bater enquanto ele se levanta de sua cabeça. MORCEGOS!</text:p>
      <text:p text:style-name="P193"/>
      <text:p text:style-name="P193">Vários deles estão voando ao redor de sua cabeça,</text:p>
      <text:p text:style-name="P193">agindo e arranhando com suas garras. Você deve</text:p>
      <text:p text:style-name="P193">adicionar 1 ponto de MEDO pela cabana. Você deseja:</text:p>
      <text:p text:style-name="P193">Subir correndo as escadas? Vá para 370</text:p>
      <text:p text:style-name="P193">Se esconder embaixo da escada? Vá para 320</text:p>
      <text:p text:style-name="P193">Lutar contra os morcegos? Vá para 343</text:p>
      <text:p text:style-name="P193"/>
      <text:list text:style-name="L391">
        <text:list-item>
          <text:p text:style-name="P404"><text:span text:style-name="T5">394</text:span></text:p>
        </text:list-item>
      </text:list>
      <text:p text:style-name="P193">O fogo e o conhaque te aquecem e você começa a</text:p>
      <text:p text:style-name="P193">se sentir mais relaxado. Você pode deduzir 1 ponto de MEDO se</text:p>
      <text:p text:style-name="P193">tiver algum. Você explica ao Conde o que aconteceu</text:p>
      <text:p text:style-name="P193">na estrada e que gostaria de usar o</text:p>
      <text:p text:style-name="P193">telefone dele para ligar para a oficina mecânica local. ‘Receio que nossa</text:p>
      <text:p text:style-name="P193">linha telefônica tenha caído esta noite durante a tempestade’, ele</text:p>
      <text:p text:style-name="P193">responde. 'Vamos consertar amanhã de manhã.</text:p>
      <text:p text:style-name="P193"/>
      <text:p text:style-name="P193">De qualquer forma, a oficina não viria</text:p>
      <text:p text:style-name="P193">aqui a esta hora. Mas não se preocupe. Você é perfeitamente</text:p>
      <text:p text:style-name="P193">bem-vindo para passar a noite aqui; estou feliz com a</text:p>
      <text:p text:style-name="P193">companhia. Amanhã, Franklins o levará à</text:p>
      <text:p text:style-name="P193">cidade. Ah! Aqui está Franklins agora.' O mordomo volta</text:p>
      <text:p text:style-name="P193">para anunciar que a refeição está pronta. Vocês dois</text:p>
      <text:p text:style-name="P193">se levantam para ir à sala de jantar. Vire para 309.</text:p>
      <text:p text:style-name="P193"/>
      <text:list text:style-name="L392">
        <text:list-item>
          <text:p text:style-name="P405"><text:span text:style-name="T5">395</text:span></text:p>
        </text:list-item>
      </text:list>
      <text:p text:style-name="P193">O vinho é impecável; uma safra excelente. Segue-se a sopa,</text:p>
      <text:p text:style-name="P193">e ​​então você pode escolher cordeiro (vire para</text:p>
      <text:p text:style-name="P193">196) ou pato (vire para 115) como prato principal. Ou</text:p>
      <text:p text:style-name="P193">você pode dizer ao seu anfitrião que já comeu</text:p>
      <text:p text:style-name="P193">e ​​não está com fome (vire para 244).</text:p>
      <text:p text:style-name="P193"/>
      <text:list text:style-name="L393">
        <text:list-item>
          <text:p text:style-name="P406"><text:span text:style-name="T5">396</text:span></text:p>
        </text:list-item>
      </text:list>
      <text:p text:style-name="P193">A gaiola alta é abaixada da parede. A parte de trás</text:p>
      <text:p text:style-name="P193">se abre e você é empurrado para dentro. É apertado e</text:p>
      <text:p text:style-name="P193">você é forçado contra as grades enquanto a porta é</text:p>
      <text:p text:style-name="P193">trancada atrás de você. Um dos assistentes do torturador</text:p>
      <text:p text:style-name="P193">irá você para o ar. Você ficará pendurado, suspenso</text:p>
      <text:p text:style-name="P193">por uma corda até que sua sTaMINA se esgote</text:p>
      <text:p text:style-name="P193">de fome. Se a fome não cobrar seu preço</text:p>
      <text:p text:style-name="P193">rapidamente, as cãibras provavelmente o farão. Pois</text:p>
      <text:p text:style-name="P193">embora você esteja de pé, não pode sentar ou</text:p>
      <text:p text:style-name="P193"><text:soft-page-break/>se apoiar na gaiola. Sua aventura está praticamente</text:p>
      <text:p text:style-name="P193">acabada…</text:p>
      <text:p text:style-name="P193"/>
      <text:list text:style-name="L394">
        <text:list-item>
          <text:p text:style-name="P407"><text:span text:style-name="T5">397</text:span></text:p>
        </text:list-item>
      </text:list>
      <text:p text:style-name="P193">Você cai por vários metros até finalmente</text:p>
      <text:p text:style-name="P193">aterrissar em um monte sobre algo macio. Adicione 1 ponto de MEDO</text:p>
      <text:p text:style-name="P193">pelo susto e teste sua Sorte. Se você tiver Sorte,</text:p>
      <text:p text:style-name="P193">você não se machuca. Se você tiver Azar, você</text:p>
      <text:p text:style-name="P193">torceu o pulso - deduza 1 ponto de HABILIDADE. Você se levanta</text:p>
      <text:p text:style-name="P193">e verifica se não há nenhum dano grave.</text:p>
      <text:p text:style-name="P193"/>
      <text:p text:style-name="P193">Você aterrissou em um monte de terra e feno e</text:p>
      <text:p text:style-name="P193">percebe que está em um porão embaixo da</text:p>
      <text:p text:style-name="P193">casa. O cômodo é bem pequeno, com apenas uma porta.</text:p>
      <text:p text:style-name="P193"/>
      <text:p text:style-name="P193">Do lado de fora, você ouve um ruído de passos se aproximando. Você vai pular atrás da porta para surpreender</text:p>
      <text:p text:style-name="P193">quem estiver se aproximando (vá para 6), ou vai</text:p>
      <text:p text:style-name="P193">buscar rapidamente uma arma no cômodo caso</text:p>
      <text:p text:style-name="P193">precise se defender (vá para 355)?</text:p>
      <text:p text:style-name="P193"/>
      <text:list text:style-name="L395">
        <text:list-item>
          <text:p text:style-name="P408"><text:span text:style-name="T5">398</text:span></text:p>
        </text:list-item>
      </text:list>
      <text:p text:style-name="P193">A escada está muito escura. Você desce alguns degraus,</text:p>
      <text:p text:style-name="P193">tentando desesperadamente enxergar a escada abaixo. De repente,</text:p>
      <text:p text:style-name="P193">seu pé escorrega e você perde o equilíbrio.</text:p>
      <text:p text:style-name="P193"/>
      <text:p text:style-name="P193">Perca 3 pontos de RESISTÊNCIA ao cair escada abaixo,</text:p>
      <text:p text:style-name="P193">acabando no chão. Vá para 264.</text:p>
      <text:p text:style-name="P193"/>
      <text:list text:style-name="L396">
        <text:list-item>
          <text:p text:style-name="P409"><text:span text:style-name="T5">399</text:span></text:p>
        </text:list-item>
      </text:list>
      <text:p text:style-name="P193">Seu visitante é um CORCUNDA e está</text:p>
      <text:p text:style-name="P193">surpreso e assustado quando você pula sobre ele. Resolva</text:p>
      <text:p text:style-name="P193">sua batalha:</text:p>
      <text:p text:style-name="P193">HABILIDADE DE CORCUNDA 7 RESISTÊNCIA 7</text:p>
      <text:p text:style-name="P193">Quando você reduzir a resistência dele para 4 pontos ou</text:p>
      <text:p text:style-name="P193">menos, vá para 220.</text:p>
      <text:p text:style-name="P193"/>
      <text:list text:style-name="L397">
        <text:list-item>
          <text:p text:style-name="P410"><text:span text:style-name="T5">400</text:span></text:p>
        </text:list-item>
      </text:list>
      <text:p text:style-name="P193">A criatura uiva quando você desfere o golpe final. Ela</text:p>
      <text:p text:style-name="P193">cambaleia sobre os cascos e cai sobre a</text:p>
      <text:p text:style-name="P193">mesa. Ao cair, seus braços agitados se chocam contra o</text:p>
      <text:p text:style-name="P193">lustre no centro da sala, espalhando</text:p>
      <text:p text:style-name="P193">velas pelo chão. Atrás de você, outro</text:p>
      <text:p text:style-name="P193">grito se eleva e seu outro atacante, de quem você</text:p>
      <text:p text:style-name="P193">já havia se esquecido completamente, salta até a</text:p>
      <text:p text:style-name="P193">mesa para abraçar a besta lamentavelmente. Você deveria matar</text:p>
      <text:p text:style-name="P193">ambos; mas a criatura patética e soluçante</text:p>
      <text:p text:style-name="P193">encurvada sobre o enorme corpo dificilmente merece consideração.</text:p>
      <text:p text:style-name="P193"/>
      <text:p text:style-name="P193">De qualquer forma, algo mais, muito mais</text:p>
      <text:p text:style-name="P193">perigoso, chamou sua atenção. Uma das</text:p>
      <text:p text:style-name="P193">velas que caiu do lustre</text:p>
      <text:p text:style-name="P193"><text:soft-page-break/>rolou pelo chão e incendiou as pesadas</text:p>
      <text:p text:style-name="P193">cortinas. O fogo está se espalhando rapidamente — você precisa</text:p>
      <text:p text:style-name="P193">escapar depressa!</text:p>
      <text:p text:style-name="P193"/>
      <text:p text:style-name="P193">A fumaça começa a sair da sala enquanto você</text:p>
      <text:p text:style-name="P193">fecha a porta da frente atrás de si. Caminhando pela entrada de carros, você olha para trás e vê o fogo se alastrando rapidamente pelo térreo. As chamas lambem as vigas de madeira. Em cerca de uma hora, o lugar estará irrecuperável. De uma distância segura, você observa o fogo destruir a casa. Um fim apropriado, pensa você, para uma casa infern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11:15:13.341980800</meta:creation-date>
    <dc:date>2026-02-20T13:43:02.832036400</dc:date>
    <meta:editing-duration>PT51M20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86" meta:paragraph-count="3219" meta:word-count="32239" meta:character-count="172507" meta:non-whitespace-character-count="143775"/>
  </office:meta>
</office:document-meta>
</file>